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1.545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6741427342925708</text:span></text:p>
          </table:table-cell>
          <table:table-cell table:number-columns-repeated="2" table:style-name="ce1"/>
          <table:table-cell office:value-type="string" office:string-value="1.6741427342925708" table:formula="of:=RIGHT([.B5];LEN([.B5])-3)" table:style-name="ce3">
            <text:p>1.6741427342925708</text:p>
          </table:table-cell>
          <table:table-cell table:number-columns-repeated="2" table:style-name="ce1"/>
          <table:table-cell office:value-type="float" office:value="1.6741427342925701" table:formula="of:=[.E5]+0" table:style-name="ce3">
            <text:p>1.67</text:p>
          </table:table-cell>
          <table:table-cell office:value-type="float" office:value="4.7635100897921889" table:formula="of:=STDEVP([.H5:.H155])" table:style-name="ce4">
            <text:p>4.76351009</text:p>
          </table:table-cell>
          <table:table-cell table:style-name="ce3">
            <draw:frame draw:z-index="1" draw:id="id0" draw:style-name="a0" draw:name="Chart 2" svg:x="0.60833in" svg:y="0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office:value-type="string" table:style-name="ce1">
            <text:p>top 10</text:p>
          </table:table-cell>
          <table:table-cell office:value-type="string" table:style-name="ce1">
            <text:p>top 1</text:p>
          </table:table-cell>
          <table:table-cell table:number-columns-repeated="16357"/>
        </table:table-row>
        <table:table-row table:style-name="ro2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4.380050064260741</text:span></text:p>
          </table:table-cell>
          <table:table-cell table:number-columns-repeated="2" table:style-name="ce1"/>
          <table:table-cell office:value-type="string" office:string-value="4.380050064260741" table:formula="of:=RIGHT([.B6];LEN([.B6])-3)" table:style-name="ce3">
            <text:p>4.380050064260741</text:p>
          </table:table-cell>
          <table:table-cell table:number-columns-repeated="2" table:style-name="ce1"/>
          <table:table-cell office:value-type="float" office:value="4.3800500642607396" table:formula="of:=[.E6]+0" table:style-name="ce3">
            <text:p>4.38</text:p>
          </table:table-cell>
          <table:table-cell office:value-type="float" office:value="4.7635100897921889" table:formula="of:=STDEVP([.H5:.H155])" table:style-name="ce4">
            <text:p>4.76351009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1.734413126131026</text:span></text:p>
          </table:table-cell>
          <table:table-cell table:number-columns-repeated="2" table:style-name="ce1"/>
          <table:table-cell office:value-type="string" office:string-value="11.734413126131026" table:formula="of:=RIGHT([.B7];LEN([.B7])-3)" table:style-name="ce3">
            <text:p>11.734413126131026</text:p>
          </table:table-cell>
          <table:table-cell table:number-columns-repeated="2" table:style-name="ce1"/>
          <table:table-cell office:value-type="float" office:value="11.734413126131001" table:formula="of:=[.E7]+0" table:style-name="ce3">
            <text:p>11.73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1.499020413659817</text:span></text:p>
          </table:table-cell>
          <table:table-cell table:number-columns-repeated="2" table:style-name="ce1"/>
          <table:table-cell office:value-type="string" office:string-value="11.499020413659817" table:formula="of:=RIGHT([.B8];LEN([.B8])-3)" table:style-name="ce3">
            <text:p>11.499020413659817</text:p>
          </table:table-cell>
          <table:table-cell table:number-columns-repeated="2" table:style-name="ce1"/>
          <table:table-cell office:value-type="float" office:value="11.4990204136598" table:formula="of:=[.E8]+0" table:style-name="ce3">
            <text:p>11.50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9.483706179526672</text:span></text:p>
          </table:table-cell>
          <table:table-cell table:number-columns-repeated="2" table:style-name="ce1"/>
          <table:table-cell office:value-type="string" office:string-value="9.483706179526672" table:formula="of:=RIGHT([.B9];LEN([.B9])-3)" table:style-name="ce3">
            <text:p>9.483706179526672</text:p>
          </table:table-cell>
          <table:table-cell table:number-columns-repeated="2" table:style-name="ce1"/>
          <table:table-cell office:value-type="float" office:value="9.4837061795266706" table:formula="of:=[.E9]+0" table:style-name="ce3">
            <text:p>9.48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3.81432696372678</text:span></text:p>
          </table:table-cell>
          <table:table-cell table:number-columns-repeated="2" table:style-name="ce1"/>
          <table:table-cell office:value-type="string" office:string-value="13.81432696372678" table:formula="of:=RIGHT([.B10];LEN([.B10])-3)" table:style-name="ce3">
            <text:p>13.81432696372678</text:p>
          </table:table-cell>
          <table:table-cell table:number-columns-repeated="2" table:style-name="ce1"/>
          <table:table-cell office:value-type="float" office:value="13.8143269637267" table:formula="of:=[.E10]+0" table:style-name="ce3">
            <text:p>13.81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2.854222431912131</text:span></text:p>
          </table:table-cell>
          <table:table-cell table:number-columns-repeated="2" table:style-name="ce1"/>
          <table:table-cell office:value-type="string" office:string-value="12.854222431912131" table:formula="of:=RIGHT([.B11];LEN([.B11])-3)" table:style-name="ce3">
            <text:p>12.854222431912131</text:p>
          </table:table-cell>
          <table:table-cell table:number-columns-repeated="2" table:style-name="ce1"/>
          <table:table-cell office:value-type="float" office:value="12.854222431912101" table:formula="of:=[.E11]+0" table:style-name="ce3">
            <text:p>12.85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13.405692311223865</text:span></text:p>
          </table:table-cell>
          <table:table-cell table:number-columns-repeated="2" table:style-name="ce1"/>
          <table:table-cell office:value-type="string" office:string-value="13.405692311223865" table:formula="of:=RIGHT([.B12];LEN([.B12])-3)" table:style-name="ce3">
            <text:p>13.405692311223865</text:p>
          </table:table-cell>
          <table:table-cell table:number-columns-repeated="2" table:style-name="ce1"/>
          <table:table-cell office:value-type="float" office:value="13.405692311223801" table:formula="of:=[.E12]+0" table:style-name="ce3">
            <text:p>13.41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0.637543894040137</text:span></text:p>
          </table:table-cell>
          <table:table-cell table:number-columns-repeated="2" table:style-name="ce1"/>
          <table:table-cell office:value-type="string" office:string-value="10.637543894040137" table:formula="of:=RIGHT([.B13];LEN([.B13])-3)" table:style-name="ce3">
            <text:p>10.637543894040137</text:p>
          </table:table-cell>
          <table:table-cell table:number-columns-repeated="2" table:style-name="ce1"/>
          <table:table-cell office:value-type="float" office:value="10.6375438940401" table:formula="of:=[.E13]+0" table:style-name="ce3">
            <text:p>10.64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4.113991881203404</text:span></text:p>
          </table:table-cell>
          <table:table-cell table:number-columns-repeated="2" table:style-name="ce1"/>
          <table:table-cell office:value-type="string" office:string-value="14.113991881203404" table:formula="of:=RIGHT([.B14];LEN([.B14])-3)" table:style-name="ce3">
            <text:p>14.113991881203404</text:p>
          </table:table-cell>
          <table:table-cell table:number-columns-repeated="2" table:style-name="ce1"/>
          <table:table-cell office:value-type="float" office:value="14.1139918812034" table:formula="of:=[.E14]+0" table:style-name="ce3">
            <text:p>14.11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7.31086360900486</text:span></text:p>
          </table:table-cell>
          <table:table-cell table:number-columns-repeated="2" table:style-name="ce1"/>
          <table:table-cell office:value-type="string" office:string-value="17.31086360900486" table:formula="of:=RIGHT([.B15];LEN([.B15])-4)" table:style-name="ce3">
            <text:p>17.31086360900486</text:p>
          </table:table-cell>
          <table:table-cell table:number-columns-repeated="2" table:style-name="ce1"/>
          <table:table-cell office:value-type="float" office:value="17.310863609004802" table:formula="of:=[.E15]+0" table:style-name="ce3">
            <text:p>17.31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16.815752016920776</text:span></text:p>
          </table:table-cell>
          <table:table-cell table:number-columns-repeated="2" table:style-name="ce1"/>
          <table:table-cell office:value-type="string" office:string-value="16.815752016920776" table:formula="of:=RIGHT([.B16];LEN([.B16])-4)" table:style-name="ce3">
            <text:p>16.815752016920776</text:p>
          </table:table-cell>
          <table:table-cell table:number-columns-repeated="2" table:style-name="ce1"/>
          <table:table-cell office:value-type="float" office:value="16.815752016920701" table:formula="of:=[.E16]+0" table:style-name="ce3">
            <text:p>16.82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7.450935355289054</text:span></text:p>
          </table:table-cell>
          <table:table-cell table:number-columns-repeated="2" table:style-name="ce1"/>
          <table:table-cell office:value-type="string" office:string-value="17.450935355289054" table:formula="of:=RIGHT([.B17];LEN([.B17])-4)" table:style-name="ce3">
            <text:p>17.450935355289054</text:p>
          </table:table-cell>
          <table:table-cell table:number-columns-repeated="2" table:style-name="ce1"/>
          <table:table-cell office:value-type="float" office:value="17.450935355289001" table:formula="of:=[.E17]+0" table:style-name="ce3">
            <text:p>17.45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9.438408032415058</text:span></text:p>
          </table:table-cell>
          <table:table-cell table:number-columns-repeated="2" table:style-name="ce1"/>
          <table:table-cell office:value-type="string" office:string-value="19.438408032415058" table:formula="of:=RIGHT([.B18];LEN([.B18])-4)" table:style-name="ce3">
            <text:p>19.438408032415058</text:p>
          </table:table-cell>
          <table:table-cell table:number-columns-repeated="2" table:style-name="ce1"/>
          <table:table-cell office:value-type="float" office:value="19.438408032415001" table:formula="of:=[.E18]+0" table:style-name="ce3">
            <text:p>19.44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2.993561483714934</text:span></text:p>
          </table:table-cell>
          <table:table-cell table:number-columns-repeated="2" table:style-name="ce1"/>
          <table:table-cell office:value-type="string" office:string-value="22.993561483714934" table:formula="of:=RIGHT([.B19];LEN([.B19])-4)" table:style-name="ce3">
            <text:p>22.993561483714934</text:p>
          </table:table-cell>
          <table:table-cell table:number-columns-repeated="2" table:style-name="ce1"/>
          <table:table-cell office:value-type="float" office:value="22.993561483714899" table:formula="of:=[.E19]+0" table:style-name="ce3">
            <text:p>22.99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21.725041096095563</text:span></text:p>
          </table:table-cell>
          <table:table-cell table:number-columns-repeated="2" table:style-name="ce1"/>
          <table:table-cell office:value-type="string" office:string-value="21.725041096095563" table:formula="of:=RIGHT([.B20];LEN([.B20])-4)" table:style-name="ce3">
            <text:p>21.725041096095563</text:p>
          </table:table-cell>
          <table:table-cell table:number-columns-repeated="2" table:style-name="ce1"/>
          <table:table-cell office:value-type="float" office:value="21.725041096095499" table:formula="of:=[.E20]+0" table:style-name="ce3">
            <text:p>21.73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17.846064484988382</text:span></text:p>
          </table:table-cell>
          <table:table-cell table:number-columns-repeated="2" table:style-name="ce1"/>
          <table:table-cell office:value-type="string" office:string-value="17.846064484988382" table:formula="of:=RIGHT([.B21];LEN([.B21])-4)" table:style-name="ce3">
            <text:p>17.846064484988382</text:p>
          </table:table-cell>
          <table:table-cell table:number-columns-repeated="2" table:style-name="ce1"/>
          <table:table-cell office:value-type="float" office:value="17.8460644849883" table:formula="of:=[.E21]+0" table:style-name="ce3">
            <text:p>17.85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20.515389951079587</text:span></text:p>
          </table:table-cell>
          <table:table-cell table:number-columns-repeated="2" table:style-name="ce1"/>
          <table:table-cell office:value-type="string" office:string-value="20.515389951079587" table:formula="of:=RIGHT([.B22];LEN([.B22])-4)" table:style-name="ce3">
            <text:p>20.515389951079587</text:p>
          </table:table-cell>
          <table:table-cell table:number-columns-repeated="2" table:style-name="ce1"/>
          <table:table-cell office:value-type="float" office:value="20.515389951079499" table:formula="of:=[.E22]+0" table:style-name="ce3">
            <text:p>20.52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6.852047101287933</text:span></text:p>
          </table:table-cell>
          <table:table-cell table:number-columns-repeated="2" table:style-name="ce1"/>
          <table:table-cell office:value-type="string" office:string-value="26.852047101287933" table:formula="of:=RIGHT([.B23];LEN([.B23])-4)" table:style-name="ce3">
            <text:p>26.852047101287933</text:p>
          </table:table-cell>
          <table:table-cell table:number-columns-repeated="2" table:style-name="ce1"/>
          <table:table-cell office:value-type="float" office:value="26.852047101287901" table:formula="of:=[.E23]+0" table:style-name="ce3">
            <text:p>26.85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0.64585333729705</text:span></text:p>
          </table:table-cell>
          <table:table-cell table:number-columns-repeated="2" table:style-name="ce1"/>
          <table:table-cell office:value-type="string" office:string-value="20.64585333729705" table:formula="of:=RIGHT([.B24];LEN([.B24])-4)" table:style-name="ce3">
            <text:p>20.64585333729705</text:p>
          </table:table-cell>
          <table:table-cell table:number-columns-repeated="2" table:style-name="ce1"/>
          <table:table-cell office:value-type="float" office:value="20.645853337297002" table:formula="of:=[.E24]+0" table:style-name="ce3">
            <text:p>20.65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20.03916911361763</text:span></text:p>
          </table:table-cell>
          <table:table-cell table:number-columns-repeated="2" table:style-name="ce1"/>
          <table:table-cell office:value-type="string" office:string-value="20.03916911361763" table:formula="of:=RIGHT([.B25];LEN([.B25])-4)" table:style-name="ce3">
            <text:p>20.03916911361763</text:p>
          </table:table-cell>
          <table:table-cell table:number-columns-repeated="2" table:style-name="ce1"/>
          <table:table-cell office:value-type="float" office:value="20.0391691136176" table:formula="of:=[.E25]+0" table:style-name="ce3">
            <text:p>20.04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6.65450476877441</text:span></text:p>
          </table:table-cell>
          <table:table-cell table:number-columns-repeated="2" table:style-name="ce1"/>
          <table:table-cell office:value-type="string" office:string-value="26.65450476877441" table:formula="of:=RIGHT([.B26];LEN([.B26])-4)" table:style-name="ce3">
            <text:p>26.65450476877441</text:p>
          </table:table-cell>
          <table:table-cell table:number-columns-repeated="2" table:style-name="ce1"/>
          <table:table-cell office:value-type="float" office:value="26.654504768774402" table:formula="of:=[.E26]+0" table:style-name="ce3">
            <text:p>26.65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2.031422802649438</text:span></text:p>
          </table:table-cell>
          <table:table-cell table:number-columns-repeated="2" table:style-name="ce1"/>
          <table:table-cell office:value-type="string" office:string-value="22.031422802649438" table:formula="of:=RIGHT([.B27];LEN([.B27])-4)" table:style-name="ce3">
            <text:p>22.031422802649438</text:p>
          </table:table-cell>
          <table:table-cell table:number-columns-repeated="2" table:style-name="ce1"/>
          <table:table-cell office:value-type="float" office:value="22.031422802649399" table:formula="of:=[.E27]+0" table:style-name="ce3">
            <text:p>22.03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23.000391283386644</text:span></text:p>
          </table:table-cell>
          <table:table-cell table:number-columns-repeated="2" table:style-name="ce1"/>
          <table:table-cell office:value-type="string" office:string-value="23.000391283386644" table:formula="of:=RIGHT([.B28];LEN([.B28])-4)" table:style-name="ce3">
            <text:p>23.000391283386644</text:p>
          </table:table-cell>
          <table:table-cell table:number-columns-repeated="2" table:style-name="ce1"/>
          <table:table-cell office:value-type="float" office:value="23.000391283386602" table:formula="of:=[.E28]+0" table:style-name="ce3">
            <text:p>23.00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26.695968566149258</text:span></text:p>
          </table:table-cell>
          <table:table-cell table:number-columns-repeated="2" table:style-name="ce1"/>
          <table:table-cell office:value-type="string" office:string-value="26.695968566149258" table:formula="of:=RIGHT([.B29];LEN([.B29])-4)" table:style-name="ce3">
            <text:p>26.695968566149258</text:p>
          </table:table-cell>
          <table:table-cell table:number-columns-repeated="2" table:style-name="ce1"/>
          <table:table-cell office:value-type="float" office:value="26.695968566149201" table:formula="of:=[.E29]+0" table:style-name="ce3">
            <text:p>26.70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8.830237564516654</text:span></text:p>
          </table:table-cell>
          <table:table-cell table:number-columns-repeated="2" table:style-name="ce1"/>
          <table:table-cell office:value-type="string" office:string-value="28.830237564516654" table:formula="of:=RIGHT([.B30];LEN([.B30])-4)" table:style-name="ce3">
            <text:p>28.830237564516654</text:p>
          </table:table-cell>
          <table:table-cell table:number-columns-repeated="2" table:style-name="ce1"/>
          <table:table-cell office:value-type="float" office:value="28.830237564516601" table:formula="of:=[.E30]+0" table:style-name="ce3">
            <text:p>28.83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31.126966350061736</text:span></text:p>
          </table:table-cell>
          <table:table-cell table:number-columns-repeated="2" table:style-name="ce1"/>
          <table:table-cell office:value-type="string" office:string-value="31.126966350061736" table:formula="of:=RIGHT([.B31];LEN([.B31])-4)" table:style-name="ce3">
            <text:p>31.126966350061736</text:p>
          </table:table-cell>
          <table:table-cell table:number-columns-repeated="2" table:style-name="ce1"/>
          <table:table-cell office:value-type="float" office:value="31.1269663500617" table:formula="of:=[.E31]+0" table:style-name="ce3">
            <text:p>31.13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8.035877360201823</text:span></text:p>
          </table:table-cell>
          <table:table-cell table:number-columns-repeated="2" table:style-name="ce1"/>
          <table:table-cell office:value-type="string" office:string-value="28.035877360201823" table:formula="of:=RIGHT([.B32];LEN([.B32])-4)" table:style-name="ce3">
            <text:p>28.035877360201823</text:p>
          </table:table-cell>
          <table:table-cell table:number-columns-repeated="2" table:style-name="ce1"/>
          <table:table-cell office:value-type="float" office:value="28.035877360201798" table:formula="of:=[.E32]+0" table:style-name="ce3">
            <text:p>28.04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2.289454744244914</text:span></text:p>
          </table:table-cell>
          <table:table-cell table:number-columns-repeated="2" table:style-name="ce1"/>
          <table:table-cell office:value-type="string" office:string-value="22.289454744244914" table:formula="of:=RIGHT([.B33];LEN([.B33])-4)" table:style-name="ce3">
            <text:p>22.289454744244914</text:p>
          </table:table-cell>
          <table:table-cell table:number-columns-repeated="2" table:style-name="ce1"/>
          <table:table-cell office:value-type="float" office:value="22.2894547442449" table:formula="of:=[.E33]+0" table:style-name="ce3">
            <text:p>22.29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7.143885464811813</text:span></text:p>
          </table:table-cell>
          <table:table-cell table:number-columns-repeated="2" table:style-name="ce1"/>
          <table:table-cell office:value-type="string" office:string-value="27.143885464811813" table:formula="of:=RIGHT([.B34];LEN([.B34])-4)" table:style-name="ce3">
            <text:p>27.143885464811813</text:p>
          </table:table-cell>
          <table:table-cell table:number-columns-repeated="2" table:style-name="ce1"/>
          <table:table-cell office:value-type="float" office:value="27.143885464811799" table:formula="of:=[.E34]+0" table:style-name="ce3">
            <text:p>27.1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3.644112399150973</text:span></text:p>
          </table:table-cell>
          <table:table-cell table:number-columns-repeated="2" table:style-name="ce1"/>
          <table:table-cell office:value-type="string" office:string-value="23.644112399150973" table:formula="of:=RIGHT([.B35];LEN([.B35])-4)" table:style-name="ce3">
            <text:p>23.644112399150973</text:p>
          </table:table-cell>
          <table:table-cell table:number-columns-repeated="2" table:style-name="ce1"/>
          <table:table-cell office:value-type="float" office:value="23.644112399150899" table:formula="of:=[.E35]+0" table:style-name="ce3">
            <text:p>23.64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22.19829970500114</text:span></text:p>
          </table:table-cell>
          <table:table-cell table:number-columns-repeated="2" table:style-name="ce1"/>
          <table:table-cell office:value-type="string" office:string-value="22.19829970500114" table:formula="of:=RIGHT([.B36];LEN([.B36])-4)" table:style-name="ce3">
            <text:p>22.19829970500114</text:p>
          </table:table-cell>
          <table:table-cell table:number-columns-repeated="2" table:style-name="ce1"/>
          <table:table-cell office:value-type="float" office:value="22.198299705001102" table:formula="of:=[.E36]+0" table:style-name="ce3">
            <text:p>22.20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2.357929946427593</text:span></text:p>
          </table:table-cell>
          <table:table-cell table:number-columns-repeated="2" table:style-name="ce1"/>
          <table:table-cell office:value-type="string" office:string-value="22.357929946427593" table:formula="of:=RIGHT([.B37];LEN([.B37])-4)" table:style-name="ce3">
            <text:p>22.357929946427593</text:p>
          </table:table-cell>
          <table:table-cell table:number-columns-repeated="2" table:style-name="ce1"/>
          <table:table-cell office:value-type="float" office:value="22.3579299464275" table:formula="of:=[.E37]+0" table:style-name="ce3">
            <text:p>22.36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22.80504264596164</text:span></text:p>
          </table:table-cell>
          <table:table-cell table:number-columns-repeated="2" table:style-name="ce1"/>
          <table:table-cell office:value-type="string" office:string-value="22.80504264596164" table:formula="of:=RIGHT([.B38];LEN([.B38])-4)" table:style-name="ce3">
            <text:p>22.80504264596164</text:p>
          </table:table-cell>
          <table:table-cell table:number-columns-repeated="2" table:style-name="ce1"/>
          <table:table-cell office:value-type="float" office:value="22.805042645961599" table:formula="of:=[.E38]+0" table:style-name="ce3">
            <text:p>22.81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24.589439178778274</text:span></text:p>
          </table:table-cell>
          <table:table-cell table:number-columns-repeated="2" table:style-name="ce1"/>
          <table:table-cell office:value-type="string" office:string-value="24.589439178778274" table:formula="of:=RIGHT([.B39];LEN([.B39])-4)" table:style-name="ce3">
            <text:p>24.589439178778274</text:p>
          </table:table-cell>
          <table:table-cell table:number-columns-repeated="2" table:style-name="ce1"/>
          <table:table-cell office:value-type="float" office:value="24.5894391787782" table:formula="of:=[.E39]+0" table:style-name="ce3">
            <text:p>24.59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27.39246180034174</text:span></text:p>
          </table:table-cell>
          <table:table-cell table:number-columns-repeated="2" table:style-name="ce1"/>
          <table:table-cell office:value-type="string" office:string-value="27.39246180034174" table:formula="of:=RIGHT([.B40];LEN([.B40])-4)" table:style-name="ce3">
            <text:p>27.39246180034174</text:p>
          </table:table-cell>
          <table:table-cell table:number-columns-repeated="2" table:style-name="ce1"/>
          <table:table-cell office:value-type="float" office:value="27.3924618003417" table:formula="of:=[.E40]+0" table:style-name="ce3">
            <text:p>27.39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0.671357371599072</text:span></text:p>
          </table:table-cell>
          <table:table-cell table:number-columns-repeated="2" table:style-name="ce1"/>
          <table:table-cell office:value-type="string" office:string-value="30.671357371599072" table:formula="of:=RIGHT([.B41];LEN([.B41])-4)" table:style-name="ce3">
            <text:p>30.671357371599072</text:p>
          </table:table-cell>
          <table:table-cell table:number-columns-repeated="2" table:style-name="ce1"/>
          <table:table-cell office:value-type="float" office:value="30.671357371599001" table:formula="of:=[.E41]+0" table:style-name="ce3">
            <text:p>30.67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5.246797031955545</text:span></text:p>
          </table:table-cell>
          <table:table-cell table:number-columns-repeated="2" table:style-name="ce1"/>
          <table:table-cell office:value-type="string" office:string-value="25.246797031955545" table:formula="of:=RIGHT([.B42];LEN([.B42])-4)" table:style-name="ce3">
            <text:p>25.246797031955545</text:p>
          </table:table-cell>
          <table:table-cell table:number-columns-repeated="2" table:style-name="ce1"/>
          <table:table-cell office:value-type="float" office:value="25.246797031955499" table:formula="of:=[.E42]+0" table:style-name="ce3">
            <text:p>25.25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5.544012536880903</text:span></text:p>
          </table:table-cell>
          <table:table-cell table:number-columns-repeated="2" table:style-name="ce1"/>
          <table:table-cell office:value-type="string" office:string-value="25.544012536880903" table:formula="of:=RIGHT([.B43];LEN([.B43])-4)" table:style-name="ce3">
            <text:p>25.544012536880903</text:p>
          </table:table-cell>
          <table:table-cell table:number-columns-repeated="2" table:style-name="ce1"/>
          <table:table-cell office:value-type="float" office:value="25.544012536880899" table:formula="of:=[.E43]+0" table:style-name="ce3">
            <text:p>25.54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23.50951339748389</text:span></text:p>
          </table:table-cell>
          <table:table-cell table:number-columns-repeated="2" table:style-name="ce1"/>
          <table:table-cell office:value-type="string" office:string-value="23.50951339748389" table:formula="of:=RIGHT([.B44];LEN([.B44])-4)" table:style-name="ce3">
            <text:p>23.50951339748389</text:p>
          </table:table-cell>
          <table:table-cell table:number-columns-repeated="2" table:style-name="ce1"/>
          <table:table-cell office:value-type="float" office:value="23.509513397483801" table:formula="of:=[.E44]+0" table:style-name="ce3">
            <text:p>23.51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27.8389580642587</text:span></text:p>
          </table:table-cell>
          <table:table-cell table:number-columns-repeated="2" table:style-name="ce1"/>
          <table:table-cell office:value-type="string" office:string-value="27.8389580642587" table:formula="of:=RIGHT([.B45];LEN([.B45])-4)" table:style-name="ce3">
            <text:p>27.8389580642587</text:p>
          </table:table-cell>
          <table:table-cell table:number-columns-repeated="2" table:style-name="ce1"/>
          <table:table-cell office:value-type="float" office:value="27.838958064258701" table:formula="of:=[.E45]+0" table:style-name="ce3">
            <text:p>27.84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0.996536869141462</text:span></text:p>
          </table:table-cell>
          <table:table-cell table:number-columns-repeated="2" table:style-name="ce1"/>
          <table:table-cell office:value-type="string" office:string-value="20.996536869141462" table:formula="of:=RIGHT([.B46];LEN([.B46])-4)" table:style-name="ce3">
            <text:p>20.996536869141462</text:p>
          </table:table-cell>
          <table:table-cell table:number-columns-repeated="2" table:style-name="ce1"/>
          <table:table-cell office:value-type="float" office:value="20.996536869141401" table:formula="of:=[.E46]+0" table:style-name="ce3">
            <text:p>21.00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25.002165935261726</text:span></text:p>
          </table:table-cell>
          <table:table-cell table:number-columns-repeated="2" table:style-name="ce1"/>
          <table:table-cell office:value-type="string" office:string-value="25.002165935261726" table:formula="of:=RIGHT([.B47];LEN([.B47])-4)" table:style-name="ce3">
            <text:p>25.002165935261726</text:p>
          </table:table-cell>
          <table:table-cell table:number-columns-repeated="2" table:style-name="ce1"/>
          <table:table-cell office:value-type="float" office:value="25.002165935261701" table:formula="of:=[.E47]+0" table:style-name="ce3">
            <text:p>25.00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2.098596141085345</text:span></text:p>
          </table:table-cell>
          <table:table-cell table:number-columns-repeated="2" table:style-name="ce1"/>
          <table:table-cell office:value-type="string" office:string-value="22.098596141085345" table:formula="of:=RIGHT([.B48];LEN([.B48])-4)" table:style-name="ce3">
            <text:p>22.098596141085345</text:p>
          </table:table-cell>
          <table:table-cell table:number-columns-repeated="2" table:style-name="ce1"/>
          <table:table-cell office:value-type="float" office:value="22.098596141085299" table:formula="of:=[.E48]+0" table:style-name="ce3">
            <text:p>22.1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4.394315937069514</text:span></text:p>
          </table:table-cell>
          <table:table-cell table:number-columns-repeated="2" table:style-name="ce1"/>
          <table:table-cell office:value-type="string" office:string-value="24.394315937069514" table:formula="of:=RIGHT([.B49];LEN([.B49])-4)" table:style-name="ce3">
            <text:p>24.394315937069514</text:p>
          </table:table-cell>
          <table:table-cell table:number-columns-repeated="2" table:style-name="ce1"/>
          <table:table-cell office:value-type="float" office:value="24.3943159370695" table:formula="of:=[.E49]+0" table:style-name="ce3">
            <text:p>24.39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8.304804647334027</text:span></text:p>
          </table:table-cell>
          <table:table-cell table:number-columns-repeated="2" table:style-name="ce1"/>
          <table:table-cell office:value-type="string" office:string-value="28.304804647334027" table:formula="of:=RIGHT([.B50];LEN([.B50])-4)" table:style-name="ce3">
            <text:p>28.304804647334027</text:p>
          </table:table-cell>
          <table:table-cell table:number-columns-repeated="2" table:style-name="ce1"/>
          <table:table-cell office:value-type="float" office:value="28.304804647333999" table:formula="of:=[.E50]+0" table:style-name="ce3">
            <text:p>28.30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29.457858883867225</text:span></text:p>
          </table:table-cell>
          <table:table-cell table:number-columns-repeated="2" table:style-name="ce1"/>
          <table:table-cell office:value-type="string" office:string-value="29.457858883867225" table:formula="of:=RIGHT([.B51];LEN([.B51])-4)" table:style-name="ce3">
            <text:p>29.457858883867225</text:p>
          </table:table-cell>
          <table:table-cell table:number-columns-repeated="2" table:style-name="ce1"/>
          <table:table-cell office:value-type="float" office:value="29.4578588838672" table:formula="of:=[.E51]+0" table:style-name="ce3">
            <text:p>29.46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28.640310397053526</text:span></text:p>
          </table:table-cell>
          <table:table-cell table:number-columns-repeated="2" table:style-name="ce1"/>
          <table:table-cell office:value-type="string" office:string-value="28.640310397053526" table:formula="of:=RIGHT([.B52];LEN([.B52])-4)" table:style-name="ce3">
            <text:p>28.640310397053526</text:p>
          </table:table-cell>
          <table:table-cell table:number-columns-repeated="2" table:style-name="ce1"/>
          <table:table-cell office:value-type="float" office:value="28.640310397053501" table:formula="of:=[.E52]+0" table:style-name="ce3">
            <text:p>28.64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7.038668031842853</text:span></text:p>
          </table:table-cell>
          <table:table-cell table:number-columns-repeated="2" table:style-name="ce1"/>
          <table:table-cell office:value-type="string" office:string-value="27.038668031842853" table:formula="of:=RIGHT([.B53];LEN([.B53])-4)" table:style-name="ce3">
            <text:p>27.038668031842853</text:p>
          </table:table-cell>
          <table:table-cell table:number-columns-repeated="2" table:style-name="ce1"/>
          <table:table-cell office:value-type="float" office:value="27.0386680318428" table:formula="of:=[.E53]+0" table:style-name="ce3">
            <text:p>27.04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0.91615223063</text:span></text:p>
          </table:table-cell>
          <table:table-cell table:number-columns-repeated="2" table:style-name="ce1"/>
          <table:table-cell office:value-type="string" office:string-value="20.91615223063" table:formula="of:=RIGHT([.B54];LEN([.B54])-4)" table:style-name="ce3">
            <text:p>20.91615223063</text:p>
          </table:table-cell>
          <table:table-cell table:number-columns-repeated="2" table:style-name="ce1"/>
          <table:table-cell office:value-type="float" office:value="20.916152230630001" table:formula="of:=[.E54]+0" table:style-name="ce3">
            <text:p>20.92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62997639507704</text:span></text:p>
          </table:table-cell>
          <table:table-cell table:number-columns-repeated="2" table:style-name="ce1"/>
          <table:table-cell office:value-type="string" office:string-value="24.62997639507704" table:formula="of:=RIGHT([.B55];LEN([.B55])-4)" table:style-name="ce3">
            <text:p>24.62997639507704</text:p>
          </table:table-cell>
          <table:table-cell table:number-columns-repeated="2" table:style-name="ce1"/>
          <table:table-cell office:value-type="float" office:value="24.629976395077001" table:formula="of:=[.E55]+0" table:style-name="ce3">
            <text:p>24.63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7.10203467320117</text:span></text:p>
          </table:table-cell>
          <table:table-cell table:number-columns-repeated="2" table:style-name="ce1"/>
          <table:table-cell office:value-type="string" office:string-value="27.10203467320117" table:formula="of:=RIGHT([.B56];LEN([.B56])-4)" table:style-name="ce3">
            <text:p>27.10203467320117</text:p>
          </table:table-cell>
          <table:table-cell table:number-columns-repeated="2" table:style-name="ce1"/>
          <table:table-cell office:value-type="float" office:value="27.1020346732011" table:formula="of:=[.E56]+0" table:style-name="ce3">
            <text:p>27.10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25.11830397957998</text:span></text:p>
          </table:table-cell>
          <table:table-cell table:number-columns-repeated="2" table:style-name="ce1"/>
          <table:table-cell office:value-type="string" office:string-value="25.11830397957998" table:formula="of:=RIGHT([.B57];LEN([.B57])-4)" table:style-name="ce3">
            <text:p>25.11830397957998</text:p>
          </table:table-cell>
          <table:table-cell table:number-columns-repeated="2" table:style-name="ce1"/>
          <table:table-cell office:value-type="float" office:value="25.118303979579899" table:formula="of:=[.E57]+0" table:style-name="ce3">
            <text:p>25.12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2.010472295792585</text:span></text:p>
          </table:table-cell>
          <table:table-cell table:number-columns-repeated="2" table:style-name="ce1"/>
          <table:table-cell office:value-type="string" office:string-value="22.010472295792585" table:formula="of:=RIGHT([.B58];LEN([.B58])-4)" table:style-name="ce3">
            <text:p>22.010472295792585</text:p>
          </table:table-cell>
          <table:table-cell table:number-columns-repeated="2" table:style-name="ce1"/>
          <table:table-cell office:value-type="float" office:value="22.0104722957925" table:formula="of:=[.E58]+0" table:style-name="ce3">
            <text:p>22.01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8.33548298007947</text:span></text:p>
          </table:table-cell>
          <table:table-cell table:number-columns-repeated="2" table:style-name="ce1"/>
          <table:table-cell office:value-type="string" office:string-value="28.33548298007947" table:formula="of:=RIGHT([.B59];LEN([.B59])-4)" table:style-name="ce3">
            <text:p>28.33548298007947</text:p>
          </table:table-cell>
          <table:table-cell table:number-columns-repeated="2" table:style-name="ce1"/>
          <table:table-cell office:value-type="float" office:value="28.335482980079401" table:formula="of:=[.E59]+0" table:style-name="ce3">
            <text:p>28.34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24.867220680984065</text:span></text:p>
          </table:table-cell>
          <table:table-cell table:number-columns-repeated="2" table:style-name="ce1"/>
          <table:table-cell office:value-type="string" office:string-value="24.867220680984065" table:formula="of:=RIGHT([.B60];LEN([.B60])-4)" table:style-name="ce3">
            <text:p>24.867220680984065</text:p>
          </table:table-cell>
          <table:table-cell table:number-columns-repeated="2" table:style-name="ce1"/>
          <table:table-cell office:value-type="float" office:value="24.867220680984001" table:formula="of:=[.E60]+0" table:style-name="ce3">
            <text:p>24.87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19.30232409167382</text:span></text:p>
          </table:table-cell>
          <table:table-cell table:number-columns-repeated="2" table:style-name="ce1"/>
          <table:table-cell office:value-type="string" office:string-value="19.30232409167382" table:formula="of:=RIGHT([.B61];LEN([.B61])-4)" table:style-name="ce3">
            <text:p>19.30232409167382</text:p>
          </table:table-cell>
          <table:table-cell table:number-columns-repeated="2" table:style-name="ce1"/>
          <table:table-cell office:value-type="float" office:value="19.3023240916738" table:formula="of:=[.E61]+0" table:style-name="ce3">
            <text:p>19.30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1.767206632718125</text:span></text:p>
          </table:table-cell>
          <table:table-cell table:number-columns-repeated="2" table:style-name="ce1"/>
          <table:table-cell office:value-type="string" office:string-value="21.767206632718125" table:formula="of:=RIGHT([.B62];LEN([.B62])-4)" table:style-name="ce3">
            <text:p>21.767206632718125</text:p>
          </table:table-cell>
          <table:table-cell table:number-columns-repeated="2" table:style-name="ce1"/>
          <table:table-cell office:value-type="float" office:value="21.7672066327181" table:formula="of:=[.E62]+0" table:style-name="ce3">
            <text:p>21.77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0.79500978303723</text:span></text:p>
          </table:table-cell>
          <table:table-cell table:number-columns-repeated="2" table:style-name="ce1"/>
          <table:table-cell office:value-type="string" office:string-value="20.79500978303723" table:formula="of:=RIGHT([.B63];LEN([.B63])-4)" table:style-name="ce3">
            <text:p>20.79500978303723</text:p>
          </table:table-cell>
          <table:table-cell table:number-columns-repeated="2" table:style-name="ce1"/>
          <table:table-cell office:value-type="float" office:value="20.795009783037202" table:formula="of:=[.E63]+0" table:style-name="ce3">
            <text:p>20.8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4.481616838733228</text:span></text:p>
          </table:table-cell>
          <table:table-cell table:number-columns-repeated="2" table:style-name="ce1"/>
          <table:table-cell office:value-type="string" office:string-value="24.481616838733228" table:formula="of:=RIGHT([.B64];LEN([.B64])-4)" table:style-name="ce3">
            <text:p>24.481616838733228</text:p>
          </table:table-cell>
          <table:table-cell table:number-columns-repeated="2" table:style-name="ce1"/>
          <table:table-cell office:value-type="float" office:value="24.481616838733199" table:formula="of:=[.E64]+0" table:style-name="ce3">
            <text:p>24.48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3.727767976567606</text:span></text:p>
          </table:table-cell>
          <table:table-cell table:number-columns-repeated="2" table:style-name="ce1"/>
          <table:table-cell office:value-type="string" office:string-value="23.727767976567606" table:formula="of:=RIGHT([.B65];LEN([.B65])-4)" table:style-name="ce3">
            <text:p>23.727767976567606</text:p>
          </table:table-cell>
          <table:table-cell table:number-columns-repeated="2" table:style-name="ce1"/>
          <table:table-cell office:value-type="float" office:value="23.727767976567598" table:formula="of:=[.E65]+0" table:style-name="ce3">
            <text:p>23.73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1.89918232484559</text:span></text:p>
          </table:table-cell>
          <table:table-cell table:number-columns-repeated="2" table:style-name="ce1"/>
          <table:table-cell office:value-type="string" office:string-value="21.89918232484559" table:formula="of:=RIGHT([.B66];LEN([.B66])-4)" table:style-name="ce3">
            <text:p>21.89918232484559</text:p>
          </table:table-cell>
          <table:table-cell table:number-columns-repeated="2" table:style-name="ce1"/>
          <table:table-cell office:value-type="float" office:value="21.899182324845501" table:formula="of:=[.E66]+0" table:style-name="ce3">
            <text:p>21.90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19.234115536886772</text:span></text:p>
          </table:table-cell>
          <table:table-cell table:number-columns-repeated="2" table:style-name="ce1"/>
          <table:table-cell office:value-type="string" office:string-value="19.234115536886772" table:formula="of:=RIGHT([.B67];LEN([.B67])-4)" table:style-name="ce3">
            <text:p>19.234115536886772</text:p>
          </table:table-cell>
          <table:table-cell table:number-columns-repeated="2" table:style-name="ce1"/>
          <table:table-cell office:value-type="float" office:value="19.234115536886701" table:formula="of:=[.E67]+0" table:style-name="ce3">
            <text:p>19.23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5.48409894111761</text:span></text:p>
          </table:table-cell>
          <table:table-cell table:number-columns-repeated="2" table:style-name="ce1"/>
          <table:table-cell office:value-type="string" office:string-value="25.48409894111761" table:formula="of:=RIGHT([.B68];LEN([.B68])-4)" table:style-name="ce3">
            <text:p>25.48409894111761</text:p>
          </table:table-cell>
          <table:table-cell table:number-columns-repeated="2" table:style-name="ce1"/>
          <table:table-cell office:value-type="float" office:value="25.484098941117601" table:formula="of:=[.E68]+0" table:style-name="ce3">
            <text:p>25.48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3.474734254821907</text:span></text:p>
          </table:table-cell>
          <table:table-cell table:number-columns-repeated="2" table:style-name="ce1"/>
          <table:table-cell office:value-type="string" office:string-value="23.474734254821907" table:formula="of:=RIGHT([.B69];LEN([.B69])-4)" table:style-name="ce3">
            <text:p>23.474734254821907</text:p>
          </table:table-cell>
          <table:table-cell table:number-columns-repeated="2" table:style-name="ce1"/>
          <table:table-cell office:value-type="float" office:value="23.4747342548219" table:formula="of:=[.E69]+0" table:style-name="ce3">
            <text:p>23.47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3.35201136693197</text:span></text:p>
          </table:table-cell>
          <table:table-cell table:number-columns-repeated="2" table:style-name="ce1"/>
          <table:table-cell office:value-type="string" office:string-value="23.35201136693197" table:formula="of:=RIGHT([.B70];LEN([.B70])-4)" table:style-name="ce3">
            <text:p>23.35201136693197</text:p>
          </table:table-cell>
          <table:table-cell table:number-columns-repeated="2" table:style-name="ce1"/>
          <table:table-cell office:value-type="float" office:value="23.352011366931901" table:formula="of:=[.E70]+0" table:style-name="ce3">
            <text:p>23.35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3.32452453633373</text:span></text:p>
          </table:table-cell>
          <table:table-cell table:number-columns-repeated="2" table:style-name="ce1"/>
          <table:table-cell office:value-type="string" office:string-value="23.32452453633373" table:formula="of:=RIGHT([.B71];LEN([.B71])-4)" table:style-name="ce3">
            <text:p>23.32452453633373</text:p>
          </table:table-cell>
          <table:table-cell table:number-columns-repeated="2" table:style-name="ce1"/>
          <table:table-cell office:value-type="float" office:value="23.324524536333701" table:formula="of:=[.E71]+0" table:style-name="ce3">
            <text:p>23.32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0.22099554003524</text:span></text:p>
          </table:table-cell>
          <table:table-cell table:number-columns-repeated="2" table:style-name="ce1"/>
          <table:table-cell office:value-type="string" office:string-value="20.22099554003524" table:formula="of:=RIGHT([.B72];LEN([.B72])-4)" table:style-name="ce3">
            <text:p>20.22099554003524</text:p>
          </table:table-cell>
          <table:table-cell table:number-columns-repeated="2" table:style-name="ce1"/>
          <table:table-cell office:value-type="float" office:value="20.220995540035201" table:formula="of:=[.E72]+0" table:style-name="ce3">
            <text:p>20.22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24.249134746568338</text:span></text:p>
          </table:table-cell>
          <table:table-cell table:number-columns-repeated="2" table:style-name="ce1"/>
          <table:table-cell office:value-type="string" office:string-value="24.249134746568338" table:formula="of:=RIGHT([.B73];LEN([.B73])-4)" table:style-name="ce3">
            <text:p>24.249134746568338</text:p>
          </table:table-cell>
          <table:table-cell table:number-columns-repeated="2" table:style-name="ce1"/>
          <table:table-cell office:value-type="float" office:value="24.249134746568298" table:formula="of:=[.E73]+0" table:style-name="ce3">
            <text:p>24.25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2.47703402696299</text:span></text:p>
          </table:table-cell>
          <table:table-cell table:number-columns-repeated="2" table:style-name="ce1"/>
          <table:table-cell office:value-type="string" office:string-value="22.47703402696299" table:formula="of:=RIGHT([.B74];LEN([.B74])-4)" table:style-name="ce3">
            <text:p>22.47703402696299</text:p>
          </table:table-cell>
          <table:table-cell table:number-columns-repeated="2" table:style-name="ce1"/>
          <table:table-cell office:value-type="float" office:value="22.477034026962901" table:formula="of:=[.E74]+0" table:style-name="ce3">
            <text:p>22.48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20.279041969621808</text:span></text:p>
          </table:table-cell>
          <table:table-cell table:number-columns-repeated="2" table:style-name="ce1"/>
          <table:table-cell office:value-type="string" office:string-value="20.279041969621808" table:formula="of:=RIGHT([.B75];LEN([.B75])-4)" table:style-name="ce3">
            <text:p>20.279041969621808</text:p>
          </table:table-cell>
          <table:table-cell table:number-columns-repeated="2" table:style-name="ce1"/>
          <table:table-cell office:value-type="float" office:value="20.279041969621801" table:formula="of:=[.E75]+0" table:style-name="ce3">
            <text:p>20.28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21.448649183317677</text:span></text:p>
          </table:table-cell>
          <table:table-cell table:number-columns-repeated="2" table:style-name="ce1"/>
          <table:table-cell office:value-type="string" office:string-value="21.448649183317677" table:formula="of:=RIGHT([.B76];LEN([.B76])-4)" table:style-name="ce3">
            <text:p>21.448649183317677</text:p>
          </table:table-cell>
          <table:table-cell table:number-columns-repeated="2" table:style-name="ce1"/>
          <table:table-cell office:value-type="float" office:value="21.448649183317599" table:formula="of:=[.E76]+0" table:style-name="ce3">
            <text:p>21.45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28.48724868506569</text:span></text:p>
          </table:table-cell>
          <table:table-cell table:number-columns-repeated="2" table:style-name="ce1"/>
          <table:table-cell office:value-type="string" office:string-value="28.48724868506569" table:formula="of:=RIGHT([.B77];LEN([.B77])-4)" table:style-name="ce3">
            <text:p>28.48724868506569</text:p>
          </table:table-cell>
          <table:table-cell table:number-columns-repeated="2" table:style-name="ce1"/>
          <table:table-cell office:value-type="float" office:value="28.487248685065602" table:formula="of:=[.E77]+0" table:style-name="ce3">
            <text:p>28.49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32.16570025994119</text:span></text:p>
          </table:table-cell>
          <table:table-cell table:number-columns-repeated="2" table:style-name="ce1"/>
          <table:table-cell office:value-type="string" office:string-value="32.16570025994119" table:formula="of:=RIGHT([.B78];LEN([.B78])-4)" table:style-name="ce3">
            <text:p>32.16570025994119</text:p>
          </table:table-cell>
          <table:table-cell table:number-columns-repeated="2" table:style-name="ce1"/>
          <table:table-cell office:value-type="float" office:value="32.165700259941097" table:formula="of:=[.E78]+0" table:style-name="ce3">
            <text:p>32.17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8.990759046017768</text:span></text:p>
          </table:table-cell>
          <table:table-cell table:number-columns-repeated="2" table:style-name="ce1"/>
          <table:table-cell office:value-type="string" office:string-value="28.990759046017768" table:formula="of:=RIGHT([.B79];LEN([.B79])-4)" table:style-name="ce3">
            <text:p>28.990759046017768</text:p>
          </table:table-cell>
          <table:table-cell table:number-columns-repeated="2" table:style-name="ce1"/>
          <table:table-cell office:value-type="float" office:value="28.9907590460177" table:formula="of:=[.E79]+0" table:style-name="ce3">
            <text:p>28.99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25.517954689828922</text:span></text:p>
          </table:table-cell>
          <table:table-cell table:number-columns-repeated="2" table:style-name="ce1"/>
          <table:table-cell office:value-type="string" office:string-value="25.517954689828922" table:formula="of:=RIGHT([.B80];LEN([.B80])-4)" table:style-name="ce3">
            <text:p>25.517954689828922</text:p>
          </table:table-cell>
          <table:table-cell table:number-columns-repeated="2" table:style-name="ce1"/>
          <table:table-cell office:value-type="float" office:value="25.517954689828901" table:formula="of:=[.E80]+0" table:style-name="ce3">
            <text:p>25.52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22.22356649431814</text:span></text:p>
          </table:table-cell>
          <table:table-cell table:number-columns-repeated="2" table:style-name="ce1"/>
          <table:table-cell office:value-type="string" office:string-value="22.22356649431814" table:formula="of:=RIGHT([.B81];LEN([.B81])-4)" table:style-name="ce3">
            <text:p>22.22356649431814</text:p>
          </table:table-cell>
          <table:table-cell table:number-columns-repeated="2" table:style-name="ce1"/>
          <table:table-cell office:value-type="float" office:value="22.223566494318099" table:formula="of:=[.E81]+0" table:style-name="ce3">
            <text:p>22.22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4.67962108288271</text:span></text:p>
          </table:table-cell>
          <table:table-cell table:number-columns-repeated="2" table:style-name="ce1"/>
          <table:table-cell office:value-type="string" office:string-value="24.67962108288271" table:formula="of:=RIGHT([.B82];LEN([.B82])-4)" table:style-name="ce3">
            <text:p>24.67962108288271</text:p>
          </table:table-cell>
          <table:table-cell table:number-columns-repeated="2" table:style-name="ce1"/>
          <table:table-cell office:value-type="float" office:value="24.679621082882701" table:formula="of:=[.E82]+0" table:style-name="ce3">
            <text:p>24.68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6.597943599025506</text:span></text:p>
          </table:table-cell>
          <table:table-cell table:number-columns-repeated="2" table:style-name="ce1"/>
          <table:table-cell office:value-type="string" office:string-value="26.597943599025506" table:formula="of:=RIGHT([.B83];LEN([.B83])-4)" table:style-name="ce3">
            <text:p>26.597943599025506</text:p>
          </table:table-cell>
          <table:table-cell table:number-columns-repeated="2" table:style-name="ce1"/>
          <table:table-cell office:value-type="float" office:value="26.597943599025498" table:formula="of:=[.E83]+0" table:style-name="ce3">
            <text:p>26.60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31.098280359725635</text:span></text:p>
          </table:table-cell>
          <table:table-cell table:number-columns-repeated="2" table:style-name="ce1"/>
          <table:table-cell office:value-type="string" office:string-value="31.098280359725635" table:formula="of:=RIGHT([.B84];LEN([.B84])-4)" table:style-name="ce3">
            <text:p>31.098280359725635</text:p>
          </table:table-cell>
          <table:table-cell table:number-columns-repeated="2" table:style-name="ce1"/>
          <table:table-cell office:value-type="float" office:value="31.098280359725599" table:formula="of:=[.E84]+0" table:style-name="ce3">
            <text:p>31.10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9.320137240174613</text:span></text:p>
          </table:table-cell>
          <table:table-cell table:number-columns-repeated="2" table:style-name="ce1"/>
          <table:table-cell office:value-type="string" office:string-value="29.320137240174613" table:formula="of:=RIGHT([.B85];LEN([.B85])-4)" table:style-name="ce3">
            <text:p>29.320137240174613</text:p>
          </table:table-cell>
          <table:table-cell table:number-columns-repeated="2" table:style-name="ce1"/>
          <table:table-cell office:value-type="float" office:value="29.320137240174599" table:formula="of:=[.E85]+0" table:style-name="ce3">
            <text:p>29.32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24.145942438867213</text:span></text:p>
          </table:table-cell>
          <table:table-cell table:number-columns-repeated="2" table:style-name="ce1"/>
          <table:table-cell office:value-type="string" office:string-value="24.145942438867213" table:formula="of:=RIGHT([.B86];LEN([.B86])-4)" table:style-name="ce3">
            <text:p>24.145942438867213</text:p>
          </table:table-cell>
          <table:table-cell table:number-columns-repeated="2" table:style-name="ce1"/>
          <table:table-cell office:value-type="float" office:value="24.145942438867198" table:formula="of:=[.E86]+0" table:style-name="ce3">
            <text:p>24.15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26.055824958049364</text:span></text:p>
          </table:table-cell>
          <table:table-cell table:number-columns-repeated="2" table:style-name="ce1"/>
          <table:table-cell office:value-type="string" office:string-value="26.055824958049364" table:formula="of:=RIGHT([.B87];LEN([.B87])-4)" table:style-name="ce3">
            <text:p>26.055824958049364</text:p>
          </table:table-cell>
          <table:table-cell table:number-columns-repeated="2" table:style-name="ce1"/>
          <table:table-cell office:value-type="float" office:value="26.0558249580493" table:formula="of:=[.E87]+0" table:style-name="ce3">
            <text:p>26.06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4.96179887287261</text:span></text:p>
          </table:table-cell>
          <table:table-cell table:number-columns-repeated="2" table:style-name="ce1"/>
          <table:table-cell office:value-type="string" office:string-value="24.96179887287261" table:formula="of:=RIGHT([.B88];LEN([.B88])-4)" table:style-name="ce3">
            <text:p>24.96179887287261</text:p>
          </table:table-cell>
          <table:table-cell table:number-columns-repeated="2" table:style-name="ce1"/>
          <table:table-cell office:value-type="float" office:value="24.961798872872599" table:formula="of:=[.E88]+0" table:style-name="ce3">
            <text:p>24.96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7.0333908368157</text:span></text:p>
          </table:table-cell>
          <table:table-cell table:number-columns-repeated="2" table:style-name="ce1"/>
          <table:table-cell office:value-type="string" office:string-value="27.0333908368157" table:formula="of:=RIGHT([.B89];LEN([.B89])-4)" table:style-name="ce3">
            <text:p>27.0333908368157</text:p>
          </table:table-cell>
          <table:table-cell table:number-columns-repeated="2" table:style-name="ce1"/>
          <table:table-cell office:value-type="float" office:value="27.033390836815698" table:formula="of:=[.E89]+0" table:style-name="ce3">
            <text:p>27.03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25.25117938789976</text:span></text:p>
          </table:table-cell>
          <table:table-cell table:number-columns-repeated="2" table:style-name="ce1"/>
          <table:table-cell office:value-type="string" office:string-value="25.25117938789976" table:formula="of:=RIGHT([.B90];LEN([.B90])-4)" table:style-name="ce3">
            <text:p>25.25117938789976</text:p>
          </table:table-cell>
          <table:table-cell table:number-columns-repeated="2" table:style-name="ce1"/>
          <table:table-cell office:value-type="float" office:value="25.2511793878997" table:formula="of:=[.E90]+0" table:style-name="ce3">
            <text:p>25.25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2.29050412948516</text:span></text:p>
          </table:table-cell>
          <table:table-cell table:number-columns-repeated="2" table:style-name="ce1"/>
          <table:table-cell office:value-type="string" office:string-value="22.29050412948516" table:formula="of:=RIGHT([.B91];LEN([.B91])-4)" table:style-name="ce3">
            <text:p>22.29050412948516</text:p>
          </table:table-cell>
          <table:table-cell table:number-columns-repeated="2" table:style-name="ce1"/>
          <table:table-cell office:value-type="float" office:value="22.2905041294851" table:formula="of:=[.E91]+0" table:style-name="ce3">
            <text:p>22.29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8.95510640022557</text:span></text:p>
          </table:table-cell>
          <table:table-cell table:number-columns-repeated="2" table:style-name="ce1"/>
          <table:table-cell office:value-type="string" office:string-value="28.95510640022557" table:formula="of:=RIGHT([.B92];LEN([.B92])-4)" table:style-name="ce3">
            <text:p>28.95510640022557</text:p>
          </table:table-cell>
          <table:table-cell table:number-columns-repeated="2" table:style-name="ce1"/>
          <table:table-cell office:value-type="float" office:value="28.9551064002255" table:formula="of:=[.E92]+0" table:style-name="ce3">
            <text:p>28.96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180702244861408</text:span></text:p>
          </table:table-cell>
          <table:table-cell table:number-columns-repeated="2" table:style-name="ce1"/>
          <table:table-cell office:value-type="string" office:string-value="27.180702244861408" table:formula="of:=RIGHT([.B93];LEN([.B93])-4)" table:style-name="ce3">
            <text:p>27.180702244861408</text:p>
          </table:table-cell>
          <table:table-cell table:number-columns-repeated="2" table:style-name="ce1"/>
          <table:table-cell office:value-type="float" office:value="27.180702244861401" table:formula="of:=[.E93]+0" table:style-name="ce3">
            <text:p>27.18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3.30802327773423</text:span></text:p>
          </table:table-cell>
          <table:table-cell table:number-columns-repeated="2" table:style-name="ce1"/>
          <table:table-cell office:value-type="string" office:string-value="23.30802327773423" table:formula="of:=RIGHT([.B94];LEN([.B94])-4)" table:style-name="ce3">
            <text:p>23.30802327773423</text:p>
          </table:table-cell>
          <table:table-cell table:number-columns-repeated="2" table:style-name="ce1"/>
          <table:table-cell office:value-type="float" office:value="23.3080232777342" table:formula="of:=[.E94]+0" table:style-name="ce3">
            <text:p>23.31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1.369270915620945</text:span></text:p>
          </table:table-cell>
          <table:table-cell table:number-columns-repeated="2" table:style-name="ce1"/>
          <table:table-cell office:value-type="string" office:string-value="21.369270915620945" table:formula="of:=RIGHT([.B95];LEN([.B95])-4)" table:style-name="ce3">
            <text:p>21.369270915620945</text:p>
          </table:table-cell>
          <table:table-cell table:number-columns-repeated="2" table:style-name="ce1"/>
          <table:table-cell office:value-type="float" office:value="21.369270915620898" table:formula="of:=[.E95]+0" table:style-name="ce3">
            <text:p>21.37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16.655480903012467</text:span></text:p>
          </table:table-cell>
          <table:table-cell table:number-columns-repeated="2" table:style-name="ce1"/>
          <table:table-cell office:value-type="string" office:string-value="16.655480903012467" table:formula="of:=RIGHT([.B96];LEN([.B96])-4)" table:style-name="ce3">
            <text:p>16.655480903012467</text:p>
          </table:table-cell>
          <table:table-cell table:number-columns-repeated="2" table:style-name="ce1"/>
          <table:table-cell office:value-type="float" office:value="16.6554809030124" table:formula="of:=[.E96]+0" table:style-name="ce3">
            <text:p>16.6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18.413370804019866</text:span></text:p>
          </table:table-cell>
          <table:table-cell table:number-columns-repeated="2" table:style-name="ce1"/>
          <table:table-cell office:value-type="string" office:string-value="18.413370804019866" table:formula="of:=RIGHT([.B97];LEN([.B97])-4)" table:style-name="ce3">
            <text:p>18.413370804019866</text:p>
          </table:table-cell>
          <table:table-cell table:number-columns-repeated="2" table:style-name="ce1"/>
          <table:table-cell office:value-type="float" office:value="18.413370804019799" table:formula="of:=[.E97]+0" table:style-name="ce3">
            <text:p>18.41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19.94112121233273</text:span></text:p>
          </table:table-cell>
          <table:table-cell table:number-columns-repeated="2" table:style-name="ce1"/>
          <table:table-cell office:value-type="string" office:string-value="19.94112121233273" table:formula="of:=RIGHT([.B98];LEN([.B98])-4)" table:style-name="ce3">
            <text:p>19.94112121233273</text:p>
          </table:table-cell>
          <table:table-cell table:number-columns-repeated="2" table:style-name="ce1"/>
          <table:table-cell office:value-type="float" office:value="19.9411212123327" table:formula="of:=[.E98]+0" table:style-name="ce3">
            <text:p>19.94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16.791301689209266</text:span></text:p>
          </table:table-cell>
          <table:table-cell table:number-columns-repeated="2" table:style-name="ce1"/>
          <table:table-cell office:value-type="string" office:string-value="16.791301689209266" table:formula="of:=RIGHT([.B99];LEN([.B99])-4)" table:style-name="ce3">
            <text:p>16.791301689209266</text:p>
          </table:table-cell>
          <table:table-cell table:number-columns-repeated="2" table:style-name="ce1"/>
          <table:table-cell office:value-type="float" office:value="16.791301689209199" table:formula="of:=[.E99]+0" table:style-name="ce3">
            <text:p>16.79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19.43762136140889</text:span></text:p>
          </table:table-cell>
          <table:table-cell table:number-columns-repeated="2" table:style-name="ce1"/>
          <table:table-cell office:value-type="string" office:string-value="19.43762136140889" table:formula="of:=RIGHT([.B100];LEN([.B100])-4)" table:style-name="ce3">
            <text:p>19.43762136140889</text:p>
          </table:table-cell>
          <table:table-cell table:number-columns-repeated="2" table:style-name="ce1"/>
          <table:table-cell office:value-type="float" office:value="19.437621361408802" table:formula="of:=[.E100]+0" table:style-name="ce3">
            <text:p>19.44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4.16808101608911</text:span></text:p>
          </table:table-cell>
          <table:table-cell table:number-columns-repeated="2" table:style-name="ce1"/>
          <table:table-cell office:value-type="string" office:string-value="24.16808101608911" table:formula="of:=RIGHT([.B101];LEN([.B101])-4)" table:style-name="ce3">
            <text:p>24.16808101608911</text:p>
          </table:table-cell>
          <table:table-cell table:number-columns-repeated="2" table:style-name="ce1"/>
          <table:table-cell office:value-type="float" office:value="24.168081016089101" table:formula="of:=[.E101]+0" table:style-name="ce3">
            <text:p>24.17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19.24855344369825</text:span></text:p>
          </table:table-cell>
          <table:table-cell table:number-columns-repeated="2" table:style-name="ce1"/>
          <table:table-cell office:value-type="string" office:string-value="19.24855344369825" table:formula="of:=RIGHT([.B102];LEN([.B102])-4)" table:style-name="ce3">
            <text:p>19.24855344369825</text:p>
          </table:table-cell>
          <table:table-cell table:number-columns-repeated="2" table:style-name="ce1"/>
          <table:table-cell office:value-type="float" office:value="19.248553443698199" table:formula="of:=[.E102]+0" table:style-name="ce3">
            <text:p>19.25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18.295280612199814</text:span></text:p>
          </table:table-cell>
          <table:table-cell table:number-columns-repeated="2" table:style-name="ce1"/>
          <table:table-cell office:value-type="string" office:string-value="18.295280612199814" table:formula="of:=RIGHT([.B103];LEN([.B103])-4)" table:style-name="ce3">
            <text:p>18.295280612199814</text:p>
          </table:table-cell>
          <table:table-cell table:number-columns-repeated="2" table:style-name="ce1"/>
          <table:table-cell office:value-type="float" office:value="18.2952806121998" table:formula="of:=[.E103]+0" table:style-name="ce3">
            <text:p>18.30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18.4379301143769</text:span></text:p>
          </table:table-cell>
          <table:table-cell table:number-columns-repeated="2" table:style-name="ce1"/>
          <table:table-cell office:value-type="string" office:string-value="18.4379301143769" table:formula="of:=RIGHT([.B104];LEN([.B104])-4)" table:style-name="ce3">
            <text:p>18.4379301143769</text:p>
          </table:table-cell>
          <table:table-cell table:number-columns-repeated="2" table:style-name="ce1"/>
          <table:table-cell office:value-type="float" office:value="18.437930114376901" table:formula="of:=[.E104]+0" table:style-name="ce3">
            <text:p>18.44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22.97014351362174</text:span></text:p>
          </table:table-cell>
          <table:table-cell table:number-columns-repeated="2" table:style-name="ce1"/>
          <table:table-cell office:value-type="string" office:string-value="22.97014351362174" table:formula="of:=RIGHT([.B105];LEN([.B105])-5)" table:style-name="ce3">
            <text:p>22.97014351362174</text:p>
          </table:table-cell>
          <table:table-cell table:number-columns-repeated="2" table:style-name="ce1"/>
          <table:table-cell office:value-type="float" office:value="22.9701435136217" table:formula="of:=[.E105]+0" table:style-name="ce3">
            <text:p>22.97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20.156720214142098</text:span></text:p>
          </table:table-cell>
          <table:table-cell table:number-columns-repeated="2" table:style-name="ce1"/>
          <table:table-cell office:value-type="string" office:string-value="20.156720214142098" table:formula="of:=RIGHT([.B106];LEN([.B106])-5)" table:style-name="ce3">
            <text:p>20.156720214142098</text:p>
          </table:table-cell>
          <table:table-cell table:number-columns-repeated="2" table:style-name="ce1"/>
          <table:table-cell office:value-type="float" office:value="20.156720214141998" table:formula="of:=[.E106]+0" table:style-name="ce3">
            <text:p>20.16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20.129149291364392</text:span></text:p>
          </table:table-cell>
          <table:table-cell table:number-columns-repeated="2" table:style-name="ce1"/>
          <table:table-cell office:value-type="string" office:string-value="20.129149291364392" table:formula="of:=RIGHT([.B107];LEN([.B107])-5)" table:style-name="ce3">
            <text:p>20.129149291364392</text:p>
          </table:table-cell>
          <table:table-cell table:number-columns-repeated="2" table:style-name="ce1"/>
          <table:table-cell office:value-type="float" office:value="20.1291492913643" table:formula="of:=[.E107]+0" table:style-name="ce3">
            <text:p>20.13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20.50839840689186</text:span></text:p>
          </table:table-cell>
          <table:table-cell table:number-columns-repeated="2" table:style-name="ce1"/>
          <table:table-cell office:value-type="string" office:string-value="20.50839840689186" table:formula="of:=RIGHT([.B108];LEN([.B108])-5)" table:style-name="ce3">
            <text:p>20.50839840689186</text:p>
          </table:table-cell>
          <table:table-cell table:number-columns-repeated="2" table:style-name="ce1"/>
          <table:table-cell office:value-type="float" office:value="20.5083984068918" table:formula="of:=[.E108]+0" table:style-name="ce3">
            <text:p>20.51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18.85065087138151</text:span></text:p>
          </table:table-cell>
          <table:table-cell table:number-columns-repeated="2" table:style-name="ce1"/>
          <table:table-cell office:value-type="string" office:string-value="18.85065087138151" table:formula="of:=RIGHT([.B109];LEN([.B109])-5)" table:style-name="ce3">
            <text:p>18.85065087138151</text:p>
          </table:table-cell>
          <table:table-cell table:number-columns-repeated="2" table:style-name="ce1"/>
          <table:table-cell office:value-type="float" office:value="18.8506508713815" table:formula="of:=[.E109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16.6465483774314</text:span></text:p>
          </table:table-cell>
          <table:table-cell table:number-columns-repeated="2" table:style-name="ce1"/>
          <table:table-cell office:value-type="string" office:string-value="16.6465483774314" table:formula="of:=RIGHT([.B110];LEN([.B110])-5)" table:style-name="ce3">
            <text:p>16.6465483774314</text:p>
          </table:table-cell>
          <table:table-cell table:number-columns-repeated="2" table:style-name="ce1"/>
          <table:table-cell office:value-type="float" office:value="16.646548377431401" table:formula="of:=[.E110]+0" table:style-name="ce3">
            <text:p>16.65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20.64910028564842</text:span></text:p>
          </table:table-cell>
          <table:table-cell table:number-columns-repeated="2" table:style-name="ce1"/>
          <table:table-cell office:value-type="string" office:string-value="20.64910028564842" table:formula="of:=RIGHT([.B111];LEN([.B111])-5)" table:style-name="ce3">
            <text:p>20.64910028564842</text:p>
          </table:table-cell>
          <table:table-cell table:number-columns-repeated="2" table:style-name="ce1"/>
          <table:table-cell office:value-type="float" office:value="20.649100285648402" table:formula="of:=[.E111]+0" table:style-name="ce3">
            <text:p>20.6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2.60481952730876</text:span></text:p>
          </table:table-cell>
          <table:table-cell table:number-columns-repeated="2" table:style-name="ce1"/>
          <table:table-cell office:value-type="string" office:string-value="22.60481952730876" table:formula="of:=RIGHT([.B112];LEN([.B112])-5)" table:style-name="ce3">
            <text:p>22.60481952730876</text:p>
          </table:table-cell>
          <table:table-cell table:number-columns-repeated="2" table:style-name="ce1"/>
          <table:table-cell office:value-type="float" office:value="22.604819527308699" table:formula="of:=[.E112]+0" table:style-name="ce3">
            <text:p>22.60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4.277830740672787</text:span></text:p>
          </table:table-cell>
          <table:table-cell table:number-columns-repeated="2" table:style-name="ce1"/>
          <table:table-cell office:value-type="string" office:string-value="24.277830740672787" table:formula="of:=RIGHT([.B113];LEN([.B113])-5)" table:style-name="ce3">
            <text:p>24.277830740672787</text:p>
          </table:table-cell>
          <table:table-cell table:number-columns-repeated="2" table:style-name="ce1"/>
          <table:table-cell office:value-type="float" office:value="24.277830740672702" table:formula="of:=[.E113]+0" table:style-name="ce3">
            <text:p>24.28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2.795791115086725</text:span></text:p>
          </table:table-cell>
          <table:table-cell table:number-columns-repeated="2" table:style-name="ce1"/>
          <table:table-cell office:value-type="string" office:string-value="22.795791115086725" table:formula="of:=RIGHT([.B114];LEN([.B114])-5)" table:style-name="ce3">
            <text:p>22.795791115086725</text:p>
          </table:table-cell>
          <table:table-cell table:number-columns-repeated="2" table:style-name="ce1"/>
          <table:table-cell office:value-type="float" office:value="22.795791115086701" table:formula="of:=[.E114]+0" table:style-name="ce3">
            <text:p>22.8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17.44493005597736</text:span></text:p>
          </table:table-cell>
          <table:table-cell table:number-columns-repeated="2" table:style-name="ce1"/>
          <table:table-cell office:value-type="string" office:string-value="17.44493005597736" table:formula="of:=RIGHT([.B115];LEN([.B115])-5)" table:style-name="ce3">
            <text:p>17.44493005597736</text:p>
          </table:table-cell>
          <table:table-cell table:number-columns-repeated="2" table:style-name="ce1"/>
          <table:table-cell office:value-type="float" office:value="17.444930055977299" table:formula="of:=[.E115]+0" table:style-name="ce3">
            <text:p>17.44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20.09088445033814</text:span></text:p>
          </table:table-cell>
          <table:table-cell table:number-columns-repeated="2" table:style-name="ce1"/>
          <table:table-cell office:value-type="string" office:string-value="20.09088445033814" table:formula="of:=RIGHT([.B116];LEN([.B116])-5)" table:style-name="ce3">
            <text:p>20.09088445033814</text:p>
          </table:table-cell>
          <table:table-cell table:number-columns-repeated="2" table:style-name="ce1"/>
          <table:table-cell office:value-type="float" office:value="20.090884450338098" table:formula="of:=[.E116]+0" table:style-name="ce3">
            <text:p>20.09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20.619438468058974</text:span></text:p>
          </table:table-cell>
          <table:table-cell table:number-columns-repeated="2" table:style-name="ce1"/>
          <table:table-cell office:value-type="string" office:string-value="20.619438468058974" table:formula="of:=RIGHT([.B117];LEN([.B117])-5)" table:style-name="ce3">
            <text:p>20.619438468058974</text:p>
          </table:table-cell>
          <table:table-cell table:number-columns-repeated="2" table:style-name="ce1"/>
          <table:table-cell office:value-type="float" office:value="20.619438468058899" table:formula="of:=[.E117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21.66152623636635</text:span></text:p>
          </table:table-cell>
          <table:table-cell table:number-columns-repeated="2" table:style-name="ce1"/>
          <table:table-cell office:value-type="string" office:string-value="21.66152623636635" table:formula="of:=RIGHT([.B118];LEN([.B118])-5)" table:style-name="ce3">
            <text:p>21.66152623636635</text:p>
          </table:table-cell>
          <table:table-cell table:number-columns-repeated="2" table:style-name="ce1"/>
          <table:table-cell office:value-type="float" office:value="21.661526236366299" table:formula="of:=[.E118]+0" table:style-name="ce3">
            <text:p>21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19.536907979963587</text:span></text:p>
          </table:table-cell>
          <table:table-cell table:number-columns-repeated="2" table:style-name="ce1"/>
          <table:table-cell office:value-type="string" office:string-value="19.536907979963587" table:formula="of:=RIGHT([.B119];LEN([.B119])-5)" table:style-name="ce3">
            <text:p>19.536907979963587</text:p>
          </table:table-cell>
          <table:table-cell table:number-columns-repeated="2" table:style-name="ce1"/>
          <table:table-cell office:value-type="float" office:value="19.536907979963502" table:formula="of:=[.E119]+0" table:style-name="ce3">
            <text:p>19.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16.366843522107708</text:span></text:p>
          </table:table-cell>
          <table:table-cell table:number-columns-repeated="2" table:style-name="ce1"/>
          <table:table-cell office:value-type="string" office:string-value="16.366843522107708" table:formula="of:=RIGHT([.B120];LEN([.B120])-5)" table:style-name="ce3">
            <text:p>16.366843522107708</text:p>
          </table:table-cell>
          <table:table-cell table:number-columns-repeated="2" table:style-name="ce1"/>
          <table:table-cell office:value-type="float" office:value="16.3668435221077" table:formula="of:=[.E120]+0" table:style-name="ce3">
            <text:p>16.3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18.91244011562673</text:span></text:p>
          </table:table-cell>
          <table:table-cell table:number-columns-repeated="2" table:style-name="ce1"/>
          <table:table-cell office:value-type="string" office:string-value="18.91244011562673" table:formula="of:=RIGHT([.B121];LEN([.B121])-5)" table:style-name="ce3">
            <text:p>18.91244011562673</text:p>
          </table:table-cell>
          <table:table-cell table:number-columns-repeated="2" table:style-name="ce1"/>
          <table:table-cell office:value-type="float" office:value="18.912440115626701" table:formula="of:=[.E121]+0" table:style-name="ce3">
            <text:p>18.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19.88832273954099</text:span></text:p>
          </table:table-cell>
          <table:table-cell table:number-columns-repeated="2" table:style-name="ce1"/>
          <table:table-cell office:value-type="string" office:string-value="19.88832273954099" table:formula="of:=RIGHT([.B122];LEN([.B122])-5)" table:style-name="ce3">
            <text:p>19.88832273954099</text:p>
          </table:table-cell>
          <table:table-cell table:number-columns-repeated="2" table:style-name="ce1"/>
          <table:table-cell office:value-type="float" office:value="19.8883227395409" table:formula="of:=[.E122]+0" table:style-name="ce3">
            <text:p>19.8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18.618031619621725</text:span></text:p>
          </table:table-cell>
          <table:table-cell table:number-columns-repeated="2" table:style-name="ce1"/>
          <table:table-cell office:value-type="string" office:string-value="18.618031619621725" table:formula="of:=RIGHT([.B123];LEN([.B123])-5)" table:style-name="ce3">
            <text:p>18.618031619621725</text:p>
          </table:table-cell>
          <table:table-cell table:number-columns-repeated="2" table:style-name="ce1"/>
          <table:table-cell office:value-type="float" office:value="18.6180316196217" table:formula="of:=[.E123]+0" table:style-name="ce3">
            <text:p>18.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18.383795775512834</text:span></text:p>
          </table:table-cell>
          <table:table-cell table:number-columns-repeated="2" table:style-name="ce1"/>
          <table:table-cell office:value-type="string" office:string-value="18.383795775512834" table:formula="of:=RIGHT([.B124];LEN([.B124])-5)" table:style-name="ce3">
            <text:p>18.383795775512834</text:p>
          </table:table-cell>
          <table:table-cell table:number-columns-repeated="2" table:style-name="ce1"/>
          <table:table-cell office:value-type="float" office:value="18.383795775512802" table:formula="of:=[.E124]+0" table:style-name="ce3">
            <text:p>18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17.28943879118425</text:span></text:p>
          </table:table-cell>
          <table:table-cell table:number-columns-repeated="2" table:style-name="ce1"/>
          <table:table-cell office:value-type="string" office:string-value="17.28943879118425" table:formula="of:=RIGHT([.B125];LEN([.B125])-5)" table:style-name="ce3">
            <text:p>17.28943879118425</text:p>
          </table:table-cell>
          <table:table-cell table:number-columns-repeated="2" table:style-name="ce1"/>
          <table:table-cell office:value-type="float" office:value="17.2894387911842" table:formula="of:=[.E125]+0" table:style-name="ce3">
            <text:p>17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19.72622115477138</text:span></text:p>
          </table:table-cell>
          <table:table-cell table:number-columns-repeated="2" table:style-name="ce1"/>
          <table:table-cell office:value-type="string" office:string-value="19.72622115477138" table:formula="of:=RIGHT([.B126];LEN([.B126])-5)" table:style-name="ce3">
            <text:p>19.72622115477138</text:p>
          </table:table-cell>
          <table:table-cell table:number-columns-repeated="2" table:style-name="ce1"/>
          <table:table-cell office:value-type="float" office:value="19.726221154771299" table:formula="of:=[.E126]+0" table:style-name="ce3">
            <text:p>19.7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18.644757705756486</text:span></text:p>
          </table:table-cell>
          <table:table-cell table:number-columns-repeated="2" table:style-name="ce1"/>
          <table:table-cell office:value-type="string" office:string-value="18.644757705756486" table:formula="of:=RIGHT([.B127];LEN([.B127])-5)" table:style-name="ce3">
            <text:p>18.644757705756486</text:p>
          </table:table-cell>
          <table:table-cell table:number-columns-repeated="2" table:style-name="ce1"/>
          <table:table-cell office:value-type="float" office:value="18.644757705756401" table:formula="of:=[.E127]+0" table:style-name="ce3">
            <text:p>18.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3.34986013430401</text:span></text:p>
          </table:table-cell>
          <table:table-cell table:number-columns-repeated="2" table:style-name="ce1"/>
          <table:table-cell office:value-type="string" office:string-value="23.34986013430401" table:formula="of:=RIGHT([.B128];LEN([.B128])-5)" table:style-name="ce3">
            <text:p>23.34986013430401</text:p>
          </table:table-cell>
          <table:table-cell table:number-columns-repeated="2" table:style-name="ce1"/>
          <table:table-cell office:value-type="float" office:value="23.349860134303999" table:formula="of:=[.E128]+0" table:style-name="ce3">
            <text:p>23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17.656901384164808</text:span></text:p>
          </table:table-cell>
          <table:table-cell table:number-columns-repeated="2" table:style-name="ce1"/>
          <table:table-cell office:value-type="string" office:string-value="17.656901384164808" table:formula="of:=RIGHT([.B129];LEN([.B129])-5)" table:style-name="ce3">
            <text:p>17.656901384164808</text:p>
          </table:table-cell>
          <table:table-cell table:number-columns-repeated="2" table:style-name="ce1"/>
          <table:table-cell office:value-type="float" office:value="17.656901384164801" table:formula="of:=[.E129]+0" table:style-name="ce3">
            <text:p>17.6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17.13407618179479</text:span></text:p>
          </table:table-cell>
          <table:table-cell table:number-columns-repeated="2" table:style-name="ce1"/>
          <table:table-cell office:value-type="string" office:string-value="17.13407618179479" table:formula="of:=RIGHT([.B130];LEN([.B130])-5)" table:style-name="ce3">
            <text:p>17.13407618179479</text:p>
          </table:table-cell>
          <table:table-cell table:number-columns-repeated="2" table:style-name="ce1"/>
          <table:table-cell office:value-type="float" office:value="17.1340761817947" table:formula="of:=[.E130]+0" table:style-name="ce3">
            <text:p>17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19.769892140603012</text:span></text:p>
          </table:table-cell>
          <table:table-cell table:number-columns-repeated="2" table:style-name="ce1"/>
          <table:table-cell office:value-type="string" office:string-value="19.769892140603012" table:formula="of:=RIGHT([.B131];LEN([.B131])-5)" table:style-name="ce3">
            <text:p>19.769892140603012</text:p>
          </table:table-cell>
          <table:table-cell table:number-columns-repeated="2" table:style-name="ce1"/>
          <table:table-cell office:value-type="float" office:value="19.769892140603002" table:formula="of:=[.E131]+0" table:style-name="ce3">
            <text:p>19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2.33936394724754</text:span></text:p>
          </table:table-cell>
          <table:table-cell table:number-columns-repeated="2" table:style-name="ce1"/>
          <table:table-cell office:value-type="string" office:string-value="22.33936394724754" table:formula="of:=RIGHT([.B132];LEN([.B132])-5)" table:style-name="ce3">
            <text:p>22.33936394724754</text:p>
          </table:table-cell>
          <table:table-cell table:number-columns-repeated="2" table:style-name="ce1"/>
          <table:table-cell office:value-type="float" office:value="22.339363947247499" table:formula="of:=[.E132]+0" table:style-name="ce3">
            <text:p>22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26.116248093309355</text:span></text:p>
          </table:table-cell>
          <table:table-cell table:number-columns-repeated="2" table:style-name="ce1"/>
          <table:table-cell office:value-type="string" office:string-value="26.116248093309355" table:formula="of:=RIGHT([.B133];LEN([.B133])-5)" table:style-name="ce3">
            <text:p>26.116248093309355</text:p>
          </table:table-cell>
          <table:table-cell table:number-columns-repeated="2" table:style-name="ce1"/>
          <table:table-cell office:value-type="float" office:value="26.116248093309299" table:formula="of:=[.E133]+0" table:style-name="ce3">
            <text:p>26.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1.099848623214832</text:span></text:p>
          </table:table-cell>
          <table:table-cell table:number-columns-repeated="2" table:style-name="ce1"/>
          <table:table-cell office:value-type="string" office:string-value="21.099848623214832" table:formula="of:=RIGHT([.B134];LEN([.B134])-5)" table:style-name="ce3">
            <text:p>21.099848623214832</text:p>
          </table:table-cell>
          <table:table-cell table:number-columns-repeated="2" table:style-name="ce1"/>
          <table:table-cell office:value-type="float" office:value="21.0998486232148" table:formula="of:=[.E134]+0" table:style-name="ce3">
            <text:p>21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15.355984401198764</text:span></text:p>
          </table:table-cell>
          <table:table-cell table:number-columns-repeated="2" table:style-name="ce1"/>
          <table:table-cell office:value-type="string" office:string-value="15.355984401198764" table:formula="of:=RIGHT([.B135];LEN([.B135])-5)" table:style-name="ce3">
            <text:p>15.355984401198764</text:p>
          </table:table-cell>
          <table:table-cell table:number-columns-repeated="2" table:style-name="ce1"/>
          <table:table-cell office:value-type="float" office:value="15.3559844011987" table:formula="of:=[.E135]+0" table:style-name="ce3">
            <text:p>15.3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19.00508575562478</text:span></text:p>
          </table:table-cell>
          <table:table-cell table:number-columns-repeated="2" table:style-name="ce1"/>
          <table:table-cell office:value-type="string" office:string-value="19.00508575562478" table:formula="of:=RIGHT([.B136];LEN([.B136])-5)" table:style-name="ce3">
            <text:p>19.00508575562478</text:p>
          </table:table-cell>
          <table:table-cell table:number-columns-repeated="2" table:style-name="ce1"/>
          <table:table-cell office:value-type="float" office:value="19.005085755624702" table:formula="of:=[.E136]+0" table:style-name="ce3">
            <text:p>19.0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17.518192202743386</text:span></text:p>
          </table:table-cell>
          <table:table-cell table:number-columns-repeated="2" table:style-name="ce1"/>
          <table:table-cell office:value-type="string" office:string-value="17.518192202743386" table:formula="of:=RIGHT([.B137];LEN([.B137])-5)" table:style-name="ce3">
            <text:p>17.518192202743386</text:p>
          </table:table-cell>
          <table:table-cell table:number-columns-repeated="2" table:style-name="ce1"/>
          <table:table-cell office:value-type="float" office:value="17.5181922027433" table:formula="of:=[.E137]+0" table:style-name="ce3">
            <text:p>17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18.638475554131823</text:span></text:p>
          </table:table-cell>
          <table:table-cell table:number-columns-repeated="2" table:style-name="ce1"/>
          <table:table-cell office:value-type="string" office:string-value="18.638475554131823" table:formula="of:=RIGHT([.B138];LEN([.B138])-5)" table:style-name="ce3">
            <text:p>18.638475554131823</text:p>
          </table:table-cell>
          <table:table-cell table:number-columns-repeated="2" table:style-name="ce1"/>
          <table:table-cell office:value-type="float" office:value="18.638475554131801" table:formula="of:=[.E138]+0" table:style-name="ce3">
            <text:p>18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20.982621809365433</text:span></text:p>
          </table:table-cell>
          <table:table-cell table:number-columns-repeated="2" table:style-name="ce1"/>
          <table:table-cell office:value-type="string" office:string-value="20.982621809365433" table:formula="of:=RIGHT([.B139];LEN([.B139])-5)" table:style-name="ce3">
            <text:p>20.982621809365433</text:p>
          </table:table-cell>
          <table:table-cell table:number-columns-repeated="2" table:style-name="ce1"/>
          <table:table-cell office:value-type="float" office:value="20.982621809365401" table:formula="of:=[.E139]+0" table:style-name="ce3">
            <text:p>20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20.922257622028294</text:span></text:p>
          </table:table-cell>
          <table:table-cell table:number-columns-repeated="2" table:style-name="ce1"/>
          <table:table-cell office:value-type="string" office:string-value="20.922257622028294" table:formula="of:=RIGHT([.B140];LEN([.B140])-5)" table:style-name="ce3">
            <text:p>20.922257622028294</text:p>
          </table:table-cell>
          <table:table-cell table:number-columns-repeated="2" table:style-name="ce1"/>
          <table:table-cell office:value-type="float" office:value="20.922257622028201" table:formula="of:=[.E140]+0" table:style-name="ce3">
            <text:p>20.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19.52251919930395</text:span></text:p>
          </table:table-cell>
          <table:table-cell table:number-columns-repeated="2" table:style-name="ce1"/>
          <table:table-cell office:value-type="string" office:string-value="19.52251919930395" table:formula="of:=RIGHT([.B141];LEN([.B141])-5)" table:style-name="ce3">
            <text:p>19.52251919930395</text:p>
          </table:table-cell>
          <table:table-cell table:number-columns-repeated="2" table:style-name="ce1"/>
          <table:table-cell office:value-type="float" office:value="19.5225191993039" table:formula="of:=[.E141]+0" table:style-name="ce3">
            <text:p>19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18.6943192407389</text:span></text:p>
          </table:table-cell>
          <table:table-cell table:number-columns-repeated="2" table:style-name="ce1"/>
          <table:table-cell office:value-type="string" office:string-value="18.6943192407389" table:formula="of:=RIGHT([.B142];LEN([.B142])-5)" table:style-name="ce3">
            <text:p>18.6943192407389</text:p>
          </table:table-cell>
          <table:table-cell table:number-columns-repeated="2" table:style-name="ce1"/>
          <table:table-cell office:value-type="float" office:value="18.694319240738899" table:formula="of:=[.E142]+0" table:style-name="ce3">
            <text:p>18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3.961178528567263</text:span></text:p>
          </table:table-cell>
          <table:table-cell table:number-columns-repeated="2" table:style-name="ce1"/>
          <table:table-cell office:value-type="string" office:string-value="23.961178528567263" table:formula="of:=RIGHT([.B143];LEN([.B143])-5)" table:style-name="ce3">
            <text:p>23.961178528567263</text:p>
          </table:table-cell>
          <table:table-cell table:number-columns-repeated="2" table:style-name="ce1"/>
          <table:table-cell office:value-type="float" office:value="23.961178528567199" table:formula="of:=[.E143]+0" table:style-name="ce3">
            <text:p>23.9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0.182096916276343</text:span></text:p>
          </table:table-cell>
          <table:table-cell table:number-columns-repeated="2" table:style-name="ce1"/>
          <table:table-cell office:value-type="string" office:string-value="20.182096916276343" table:formula="of:=RIGHT([.B144];LEN([.B144])-5)" table:style-name="ce3">
            <text:p>20.182096916276343</text:p>
          </table:table-cell>
          <table:table-cell table:number-columns-repeated="2" table:style-name="ce1"/>
          <table:table-cell office:value-type="float" office:value="20.182096916276301" table:formula="of:=[.E144]+0" table:style-name="ce3">
            <text:p>20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18.23958134293711</text:span></text:p>
          </table:table-cell>
          <table:table-cell table:number-columns-repeated="2" table:style-name="ce1"/>
          <table:table-cell office:value-type="string" office:string-value="18.23958134293711" table:formula="of:=RIGHT([.B145];LEN([.B145])-5)" table:style-name="ce3">
            <text:p>18.23958134293711</text:p>
          </table:table-cell>
          <table:table-cell table:number-columns-repeated="2" table:style-name="ce1"/>
          <table:table-cell office:value-type="float" office:value="18.2395813429371" table:formula="of:=[.E145]+0" table:style-name="ce3">
            <text:p>18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4.33178644568776</text:span></text:p>
          </table:table-cell>
          <table:table-cell table:number-columns-repeated="2" table:style-name="ce1"/>
          <table:table-cell office:value-type="string" office:string-value="24.33178644568776" table:formula="of:=RIGHT([.B146];LEN([.B146])-5)" table:style-name="ce3">
            <text:p>24.33178644568776</text:p>
          </table:table-cell>
          <table:table-cell table:number-columns-repeated="2" table:style-name="ce1"/>
          <table:table-cell office:value-type="float" office:value="24.331786445687701" table:formula="of:=[.E146]+0" table:style-name="ce3">
            <text:p>24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21.35250084928971</text:span></text:p>
          </table:table-cell>
          <table:table-cell table:number-columns-repeated="2" table:style-name="ce1"/>
          <table:table-cell office:value-type="string" office:string-value="21.35250084928971" table:formula="of:=RIGHT([.B147];LEN([.B147])-5)" table:style-name="ce3">
            <text:p>21.35250084928971</text:p>
          </table:table-cell>
          <table:table-cell table:number-columns-repeated="2" table:style-name="ce1"/>
          <table:table-cell office:value-type="float" office:value="21.352500849289701" table:formula="of:=[.E147]+0" table:style-name="ce3">
            <text:p>21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21.67504246919208</text:span></text:p>
          </table:table-cell>
          <table:table-cell table:number-columns-repeated="2" table:style-name="ce1"/>
          <table:table-cell office:value-type="string" office:string-value="21.67504246919208" table:formula="of:=RIGHT([.B148];LEN([.B148])-5)" table:style-name="ce3">
            <text:p>21.67504246919208</text:p>
          </table:table-cell>
          <table:table-cell table:number-columns-repeated="2" table:style-name="ce1"/>
          <table:table-cell office:value-type="float" office:value="21.675042469192" table:formula="of:=[.E148]+0" table:style-name="ce3">
            <text:p>21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4.07236700645135</text:span></text:p>
          </table:table-cell>
          <table:table-cell table:number-columns-repeated="2" table:style-name="ce1"/>
          <table:table-cell office:value-type="string" office:string-value="24.07236700645135" table:formula="of:=RIGHT([.B149];LEN([.B149])-5)" table:style-name="ce3">
            <text:p>24.07236700645135</text:p>
          </table:table-cell>
          <table:table-cell table:number-columns-repeated="2" table:style-name="ce1"/>
          <table:table-cell office:value-type="float" office:value="24.072367006451302" table:formula="of:=[.E149]+0" table:style-name="ce3">
            <text:p>24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3.295100185875782</text:span></text:p>
          </table:table-cell>
          <table:table-cell table:number-columns-repeated="2" table:style-name="ce1"/>
          <table:table-cell office:value-type="string" office:string-value="23.295100185875782" table:formula="of:=RIGHT([.B150];LEN([.B150])-5)" table:style-name="ce3">
            <text:p>23.295100185875782</text:p>
          </table:table-cell>
          <table:table-cell table:number-columns-repeated="2" table:style-name="ce1"/>
          <table:table-cell office:value-type="float" office:value="23.2951001858757" table:formula="of:=[.E150]+0" table:style-name="ce3">
            <text:p>23.3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1.876024978439297</text:span></text:p>
          </table:table-cell>
          <table:table-cell table:number-columns-repeated="2" table:style-name="ce1"/>
          <table:table-cell office:value-type="string" office:string-value="21.876024978439297" table:formula="of:=RIGHT([.B151];LEN([.B151])-5)" table:style-name="ce3">
            <text:p>21.876024978439297</text:p>
          </table:table-cell>
          <table:table-cell table:number-columns-repeated="2" table:style-name="ce1"/>
          <table:table-cell office:value-type="float" office:value="21.876024978439201" table:formula="of:=[.E151]+0" table:style-name="ce3">
            <text:p>21.8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19.678306844377037</text:span></text:p>
          </table:table-cell>
          <table:table-cell table:number-columns-repeated="2" table:style-name="ce1"/>
          <table:table-cell office:value-type="string" office:string-value="19.678306844377037" table:formula="of:=RIGHT([.B152];LEN([.B152])-5)" table:style-name="ce3">
            <text:p>19.678306844377037</text:p>
          </table:table-cell>
          <table:table-cell table:number-columns-repeated="2" table:style-name="ce1"/>
          <table:table-cell office:value-type="float" office:value="19.678306844377001" table:formula="of:=[.E152]+0" table:style-name="ce3">
            <text:p>19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25.306120089109786</text:span></text:p>
          </table:table-cell>
          <table:table-cell table:number-columns-repeated="2" table:style-name="ce1"/>
          <table:table-cell office:value-type="string" office:string-value="25.306120089109786" table:formula="of:=RIGHT([.B153];LEN([.B153])-5)" table:style-name="ce3">
            <text:p>25.306120089109786</text:p>
          </table:table-cell>
          <table:table-cell table:number-columns-repeated="2" table:style-name="ce1"/>
          <table:table-cell office:value-type="float" office:value="25.306120089109701" table:formula="of:=[.E153]+0" table:style-name="ce3">
            <text:p>25.3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9.164209115439057</text:span></text:p>
          </table:table-cell>
          <table:table-cell table:number-columns-repeated="2" table:style-name="ce1"/>
          <table:table-cell office:value-type="string" office:string-value="19.164209115439057" table:formula="of:=RIGHT([.B154];LEN([.B154])-5)" table:style-name="ce3">
            <text:p>19.164209115439057</text:p>
          </table:table-cell>
          <table:table-cell table:number-columns-repeated="2" table:style-name="ce1"/>
          <table:table-cell office:value-type="float" office:value="19.164209115439" table:formula="of:=[.E154]+0" table:style-name="ce3">
            <text:p>19.1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22.429505555468467</text:span></text:p>
          </table:table-cell>
          <table:table-cell table:number-columns-repeated="2" table:style-name="ce1"/>
          <table:table-cell office:value-type="string" office:string-value="22.429505555468467" table:formula="of:=RIGHT([.B155];LEN([.B155])-5)" table:style-name="ce3">
            <text:p>22.429505555468467</text:p>
          </table:table-cell>
          <table:table-cell table:number-columns-repeated="2" table:style-name="ce1"/>
          <table:table-cell office:value-type="float" office:value="22.429505555468399" table:formula="of:=[.E155]+0" table:style-name="ce3">
            <text:p>22.43</text:p>
          </table:table-cell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2.4099803870816534</text:span></text:p>
          </table:table-cell>
          <table:table-cell table:number-columns-repeated="2" table:style-name="ce1"/>
          <table:table-cell office:value-type="string" office:string-value="2.4099803870816534" table:formula="of:=RIGHT([.B5];LEN([.B5])-3)" table:style-name="ce3">
            <text:p>2.4099803870816534</text:p>
          </table:table-cell>
          <table:table-cell table:number-columns-repeated="2" table:style-name="ce1"/>
          <table:table-cell office:value-type="float" office:value="2.4099803870816499" table:formula="of:=[.E5]+0" table:style-name="ce3">
            <text:p>2.41</text:p>
          </table:table-cell>
          <table:table-cell/>
          <table:table-cell table:style-name="ce1">
            <draw:frame draw:z-index="1" draw:id="id1" draw:style-name="a1" draw:name="Chart 1" svg:x="0.65833in" svg:y="0in" svg:width="9.56667in" svg:height="5.2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9.79650037387684</text:span></text:p>
          </table:table-cell>
          <table:table-cell table:number-columns-repeated="2" table:style-name="ce1"/>
          <table:table-cell office:value-type="string" office:string-value="9.79650037387684" table:formula="of:=RIGHT([.B6];LEN([.B6])-3)" table:style-name="ce3">
            <text:p>9.79650037387684</text:p>
          </table:table-cell>
          <table:table-cell table:number-columns-repeated="2" table:style-name="ce1"/>
          <table:table-cell office:value-type="float" office:value="9.7965003738768406" table:formula="of:=[.E6]+0" table:style-name="ce3">
            <text:p>9.80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5.748703616794543</text:span></text:p>
          </table:table-cell>
          <table:table-cell table:number-columns-repeated="2" table:style-name="ce1"/>
          <table:table-cell office:value-type="string" office:string-value="15.748703616794543" table:formula="of:=RIGHT([.B7];LEN([.B7])-3)" table:style-name="ce3">
            <text:p>15.748703616794543</text:p>
          </table:table-cell>
          <table:table-cell table:number-columns-repeated="2" table:style-name="ce1"/>
          <table:table-cell office:value-type="float" office:value="15.748703616794501" table:formula="of:=[.E7]+0" table:style-name="ce3">
            <text:p>15.75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6.959352519066513</text:span></text:p>
          </table:table-cell>
          <table:table-cell table:number-columns-repeated="2" table:style-name="ce1"/>
          <table:table-cell office:value-type="string" office:string-value="16.959352519066513" table:formula="of:=RIGHT([.B8];LEN([.B8])-3)" table:style-name="ce3">
            <text:p>16.959352519066513</text:p>
          </table:table-cell>
          <table:table-cell table:number-columns-repeated="2" table:style-name="ce1"/>
          <table:table-cell office:value-type="float" office:value="16.959352519066499" table:formula="of:=[.E8]+0" table:style-name="ce3">
            <text:p>16.96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0.062207358166248</text:span></text:p>
          </table:table-cell>
          <table:table-cell table:number-columns-repeated="2" table:style-name="ce1"/>
          <table:table-cell office:value-type="string" office:string-value="20.062207358166248" table:formula="of:=RIGHT([.B9];LEN([.B9])-3)" table:style-name="ce3">
            <text:p>20.062207358166248</text:p>
          </table:table-cell>
          <table:table-cell table:number-columns-repeated="2" table:style-name="ce1"/>
          <table:table-cell office:value-type="float" office:value="20.062207358166201" table:formula="of:=[.E9]+0" table:style-name="ce3">
            <text:p>20.06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7.738624480555387</text:span></text:p>
          </table:table-cell>
          <table:table-cell table:number-columns-repeated="2" table:style-name="ce1"/>
          <table:table-cell office:value-type="string" office:string-value="17.738624480555387" table:formula="of:=RIGHT([.B10];LEN([.B10])-3)" table:style-name="ce3">
            <text:p>17.738624480555387</text:p>
          </table:table-cell>
          <table:table-cell table:number-columns-repeated="2" table:style-name="ce1"/>
          <table:table-cell office:value-type="float" office:value="17.738624480555298" table:formula="of:=[.E10]+0" table:style-name="ce3">
            <text:p>17.74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8.542625649110242</text:span></text:p>
          </table:table-cell>
          <table:table-cell table:number-columns-repeated="2" table:style-name="ce1"/>
          <table:table-cell office:value-type="string" office:string-value="18.542625649110242" table:formula="of:=RIGHT([.B11];LEN([.B11])-3)" table:style-name="ce3">
            <text:p>18.542625649110242</text:p>
          </table:table-cell>
          <table:table-cell table:number-columns-repeated="2" table:style-name="ce1"/>
          <table:table-cell office:value-type="float" office:value="18.5426256491102" table:formula="of:=[.E11]+0" table:style-name="ce3">
            <text:p>18.5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4.056212477132284</text:span></text:p>
          </table:table-cell>
          <table:table-cell table:number-columns-repeated="2" table:style-name="ce1"/>
          <table:table-cell office:value-type="string" office:string-value="24.056212477132284" table:formula="of:=RIGHT([.B12];LEN([.B12])-3)" table:style-name="ce3">
            <text:p>24.056212477132284</text:p>
          </table:table-cell>
          <table:table-cell table:number-columns-repeated="2" table:style-name="ce1"/>
          <table:table-cell office:value-type="float" office:value="24.056212477132199" table:formula="of:=[.E12]+0" table:style-name="ce3">
            <text:p>24.06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6.70523041029056</text:span></text:p>
          </table:table-cell>
          <table:table-cell table:number-columns-repeated="2" table:style-name="ce1"/>
          <table:table-cell office:value-type="string" office:string-value="16.70523041029056" table:formula="of:=RIGHT([.B13];LEN([.B13])-3)" table:style-name="ce3">
            <text:p>16.70523041029056</text:p>
          </table:table-cell>
          <table:table-cell table:number-columns-repeated="2" table:style-name="ce1"/>
          <table:table-cell office:value-type="float" office:value="16.7052304102905" table:formula="of:=[.E13]+0" table:style-name="ce3">
            <text:p>16.71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9.64523612059589</text:span></text:p>
          </table:table-cell>
          <table:table-cell table:number-columns-repeated="2" table:style-name="ce1"/>
          <table:table-cell office:value-type="string" office:string-value="19.64523612059589" table:formula="of:=RIGHT([.B14];LEN([.B14])-3)" table:style-name="ce3">
            <text:p>19.64523612059589</text:p>
          </table:table-cell>
          <table:table-cell table:number-columns-repeated="2" table:style-name="ce1"/>
          <table:table-cell office:value-type="float" office:value="19.645236120595801" table:formula="of:=[.E14]+0" table:style-name="ce3">
            <text:p>19.65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7.69573045168684</text:span></text:p>
          </table:table-cell>
          <table:table-cell table:number-columns-repeated="2" table:style-name="ce1"/>
          <table:table-cell office:value-type="string" office:string-value="17.69573045168684" table:formula="of:=RIGHT([.B15];LEN([.B15])-4)" table:style-name="ce3">
            <text:p>17.69573045168684</text:p>
          </table:table-cell>
          <table:table-cell table:number-columns-repeated="2" table:style-name="ce1"/>
          <table:table-cell office:value-type="float" office:value="17.695730451686799" table:formula="of:=[.E15]+0" table:style-name="ce3">
            <text:p>17.7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5.184914364967987</text:span></text:p>
          </table:table-cell>
          <table:table-cell table:number-columns-repeated="2" table:style-name="ce1"/>
          <table:table-cell office:value-type="string" office:string-value="25.184914364967987" table:formula="of:=RIGHT([.B16];LEN([.B16])-4)" table:style-name="ce3">
            <text:p>25.184914364967987</text:p>
          </table:table-cell>
          <table:table-cell table:number-columns-repeated="2" table:style-name="ce1"/>
          <table:table-cell office:value-type="float" office:value="25.184914364967899" table:formula="of:=[.E16]+0" table:style-name="ce3">
            <text:p>25.18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3.15886721474721</text:span></text:p>
          </table:table-cell>
          <table:table-cell table:number-columns-repeated="2" table:style-name="ce1"/>
          <table:table-cell office:value-type="string" office:string-value="13.15886721474721" table:formula="of:=RIGHT([.B17];LEN([.B17])-4)" table:style-name="ce3">
            <text:p>13.15886721474721</text:p>
          </table:table-cell>
          <table:table-cell table:number-columns-repeated="2" table:style-name="ce1"/>
          <table:table-cell office:value-type="float" office:value="13.1588672147472" table:formula="of:=[.E17]+0" table:style-name="ce3">
            <text:p>13.16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4.348808293963696</text:span></text:p>
          </table:table-cell>
          <table:table-cell table:number-columns-repeated="2" table:style-name="ce1"/>
          <table:table-cell office:value-type="string" office:string-value="24.348808293963696" table:formula="of:=RIGHT([.B18];LEN([.B18])-4)" table:style-name="ce3">
            <text:p>24.348808293963696</text:p>
          </table:table-cell>
          <table:table-cell table:number-columns-repeated="2" table:style-name="ce1"/>
          <table:table-cell office:value-type="float" office:value="24.3488082939636" table:formula="of:=[.E18]+0" table:style-name="ce3">
            <text:p>24.35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3.779295414654936</text:span></text:p>
          </table:table-cell>
          <table:table-cell table:number-columns-repeated="2" table:style-name="ce1"/>
          <table:table-cell office:value-type="string" office:string-value="23.779295414654936" table:formula="of:=RIGHT([.B19];LEN([.B19])-4)" table:style-name="ce3">
            <text:p>23.779295414654936</text:p>
          </table:table-cell>
          <table:table-cell table:number-columns-repeated="2" table:style-name="ce1"/>
          <table:table-cell office:value-type="float" office:value="23.7792954146549" table:formula="of:=[.E19]+0" table:style-name="ce3">
            <text:p>23.78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28.302235374071124</text:span></text:p>
          </table:table-cell>
          <table:table-cell table:number-columns-repeated="2" table:style-name="ce1"/>
          <table:table-cell office:value-type="string" office:string-value="28.302235374071124" table:formula="of:=RIGHT([.B20];LEN([.B20])-4)" table:style-name="ce3">
            <text:p>28.302235374071124</text:p>
          </table:table-cell>
          <table:table-cell table:number-columns-repeated="2" table:style-name="ce1"/>
          <table:table-cell office:value-type="float" office:value="28.302235374071099" table:formula="of:=[.E20]+0" table:style-name="ce3">
            <text:p>28.30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33.310240948836494</text:span></text:p>
          </table:table-cell>
          <table:table-cell table:number-columns-repeated="2" table:style-name="ce1"/>
          <table:table-cell office:value-type="string" office:string-value="33.310240948836494" table:formula="of:=RIGHT([.B21];LEN([.B21])-4)" table:style-name="ce3">
            <text:p>33.310240948836494</text:p>
          </table:table-cell>
          <table:table-cell table:number-columns-repeated="2" table:style-name="ce1"/>
          <table:table-cell office:value-type="float" office:value="33.310240948836402" table:formula="of:=[.E21]+0" table:style-name="ce3">
            <text:p>33.31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5.239351638616895</text:span></text:p>
          </table:table-cell>
          <table:table-cell table:number-columns-repeated="2" table:style-name="ce1"/>
          <table:table-cell office:value-type="string" office:string-value="35.239351638616895" table:formula="of:=RIGHT([.B22];LEN([.B22])-4)" table:style-name="ce3">
            <text:p>35.239351638616895</text:p>
          </table:table-cell>
          <table:table-cell table:number-columns-repeated="2" table:style-name="ce1"/>
          <table:table-cell office:value-type="float" office:value="35.239351638616803" table:formula="of:=[.E22]+0" table:style-name="ce3">
            <text:p>35.24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9.887370832318293</text:span></text:p>
          </table:table-cell>
          <table:table-cell table:number-columns-repeated="2" table:style-name="ce1"/>
          <table:table-cell office:value-type="string" office:string-value="29.887370832318293" table:formula="of:=RIGHT([.B23];LEN([.B23])-4)" table:style-name="ce3">
            <text:p>29.887370832318293</text:p>
          </table:table-cell>
          <table:table-cell table:number-columns-repeated="2" table:style-name="ce1"/>
          <table:table-cell office:value-type="float" office:value="29.887370832318201" table:formula="of:=[.E23]+0" table:style-name="ce3">
            <text:p>29.89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7.29201067890579</text:span></text:p>
          </table:table-cell>
          <table:table-cell table:number-columns-repeated="2" table:style-name="ce1"/>
          <table:table-cell office:value-type="string" office:string-value="27.29201067890579" table:formula="of:=RIGHT([.B24];LEN([.B24])-4)" table:style-name="ce3">
            <text:p>27.29201067890579</text:p>
          </table:table-cell>
          <table:table-cell table:number-columns-repeated="2" table:style-name="ce1"/>
          <table:table-cell office:value-type="float" office:value="27.292010678905701" table:formula="of:=[.E24]+0" table:style-name="ce3">
            <text:p>27.29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32.530991771483336</text:span></text:p>
          </table:table-cell>
          <table:table-cell table:number-columns-repeated="2" table:style-name="ce1"/>
          <table:table-cell office:value-type="string" office:string-value="32.530991771483336" table:formula="of:=RIGHT([.B25];LEN([.B25])-4)" table:style-name="ce3">
            <text:p>32.530991771483336</text:p>
          </table:table-cell>
          <table:table-cell table:number-columns-repeated="2" table:style-name="ce1"/>
          <table:table-cell office:value-type="float" office:value="32.530991771483301" table:formula="of:=[.E25]+0" table:style-name="ce3">
            <text:p>32.53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9.190998499124408</text:span></text:p>
          </table:table-cell>
          <table:table-cell table:number-columns-repeated="2" table:style-name="ce1"/>
          <table:table-cell office:value-type="string" office:string-value="29.190998499124408" table:formula="of:=RIGHT([.B26];LEN([.B26])-4)" table:style-name="ce3">
            <text:p>29.190998499124408</text:p>
          </table:table-cell>
          <table:table-cell table:number-columns-repeated="2" table:style-name="ce1"/>
          <table:table-cell office:value-type="float" office:value="29.190998499124401" table:formula="of:=[.E26]+0" table:style-name="ce3">
            <text:p>29.19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30.48532285626198</text:span></text:p>
          </table:table-cell>
          <table:table-cell table:number-columns-repeated="2" table:style-name="ce1"/>
          <table:table-cell office:value-type="string" office:string-value="30.48532285626198" table:formula="of:=RIGHT([.B27];LEN([.B27])-4)" table:style-name="ce3">
            <text:p>30.48532285626198</text:p>
          </table:table-cell>
          <table:table-cell table:number-columns-repeated="2" table:style-name="ce1"/>
          <table:table-cell office:value-type="float" office:value="30.485322856261899" table:formula="of:=[.E27]+0" table:style-name="ce3">
            <text:p>30.49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19.6496863068086</text:span></text:p>
          </table:table-cell>
          <table:table-cell table:number-columns-repeated="2" table:style-name="ce1"/>
          <table:table-cell office:value-type="string" office:string-value="19.6496863068086" table:formula="of:=RIGHT([.B28];LEN([.B28])-4)" table:style-name="ce3">
            <text:p>19.6496863068086</text:p>
          </table:table-cell>
          <table:table-cell table:number-columns-repeated="2" table:style-name="ce1"/>
          <table:table-cell office:value-type="float" office:value="19.649686306808601" table:formula="of:=[.E28]+0" table:style-name="ce3">
            <text:p>19.65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22.1074511762162</text:span></text:p>
          </table:table-cell>
          <table:table-cell table:number-columns-repeated="2" table:style-name="ce1"/>
          <table:table-cell office:value-type="string" office:string-value="22.1074511762162" table:formula="of:=RIGHT([.B29];LEN([.B29])-4)" table:style-name="ce3">
            <text:p>22.1074511762162</text:p>
          </table:table-cell>
          <table:table-cell table:number-columns-repeated="2" table:style-name="ce1"/>
          <table:table-cell office:value-type="float" office:value="22.107451176216198" table:formula="of:=[.E29]+0" table:style-name="ce3">
            <text:p>22.11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6.676810082434663</text:span></text:p>
          </table:table-cell>
          <table:table-cell table:number-columns-repeated="2" table:style-name="ce1"/>
          <table:table-cell office:value-type="string" office:string-value="26.676810082434663" table:formula="of:=RIGHT([.B30];LEN([.B30])-4)" table:style-name="ce3">
            <text:p>26.676810082434663</text:p>
          </table:table-cell>
          <table:table-cell table:number-columns-repeated="2" table:style-name="ce1"/>
          <table:table-cell office:value-type="float" office:value="26.676810082434599" table:formula="of:=[.E30]+0" table:style-name="ce3">
            <text:p>26.68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21.136225718179514</text:span></text:p>
          </table:table-cell>
          <table:table-cell table:number-columns-repeated="2" table:style-name="ce1"/>
          <table:table-cell office:value-type="string" office:string-value="21.136225718179514" table:formula="of:=RIGHT([.B31];LEN([.B31])-4)" table:style-name="ce3">
            <text:p>21.136225718179514</text:p>
          </table:table-cell>
          <table:table-cell table:number-columns-repeated="2" table:style-name="ce1"/>
          <table:table-cell office:value-type="float" office:value="21.136225718179499" table:formula="of:=[.E31]+0" table:style-name="ce3">
            <text:p>21.14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6.66510714227362</text:span></text:p>
          </table:table-cell>
          <table:table-cell table:number-columns-repeated="2" table:style-name="ce1"/>
          <table:table-cell office:value-type="string" office:string-value="26.66510714227362" table:formula="of:=RIGHT([.B32];LEN([.B32])-4)" table:style-name="ce3">
            <text:p>26.66510714227362</text:p>
          </table:table-cell>
          <table:table-cell table:number-columns-repeated="2" table:style-name="ce1"/>
          <table:table-cell office:value-type="float" office:value="26.665107142273602" table:formula="of:=[.E32]+0" table:style-name="ce3">
            <text:p>26.67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2.268178673462465</text:span></text:p>
          </table:table-cell>
          <table:table-cell table:number-columns-repeated="2" table:style-name="ce1"/>
          <table:table-cell office:value-type="string" office:string-value="22.268178673462465" table:formula="of:=RIGHT([.B33];LEN([.B33])-4)" table:style-name="ce3">
            <text:p>22.268178673462465</text:p>
          </table:table-cell>
          <table:table-cell table:number-columns-repeated="2" table:style-name="ce1"/>
          <table:table-cell office:value-type="float" office:value="22.268178673462401" table:formula="of:=[.E33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7.538371370702116</text:span></text:p>
          </table:table-cell>
          <table:table-cell table:number-columns-repeated="2" table:style-name="ce1"/>
          <table:table-cell office:value-type="string" office:string-value="27.538371370702116" table:formula="of:=RIGHT([.B34];LEN([.B34])-4)" table:style-name="ce3">
            <text:p>27.538371370702116</text:p>
          </table:table-cell>
          <table:table-cell table:number-columns-repeated="2" table:style-name="ce1"/>
          <table:table-cell office:value-type="float" office:value="27.538371370702102" table:formula="of:=[.E34]+0" table:style-name="ce3">
            <text:p>27.5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14.81734878564138</text:span></text:p>
          </table:table-cell>
          <table:table-cell table:number-columns-repeated="2" table:style-name="ce1"/>
          <table:table-cell office:value-type="string" office:string-value="14.81734878564138" table:formula="of:=RIGHT([.B35];LEN([.B35])-4)" table:style-name="ce3">
            <text:p>14.81734878564138</text:p>
          </table:table-cell>
          <table:table-cell table:number-columns-repeated="2" table:style-name="ce1"/>
          <table:table-cell office:value-type="float" office:value="14.8173487856413" table:formula="of:=[.E35]+0" table:style-name="ce3">
            <text:p>14.82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7.798558785658372</text:span></text:p>
          </table:table-cell>
          <table:table-cell table:number-columns-repeated="2" table:style-name="ce1"/>
          <table:table-cell office:value-type="string" office:string-value="17.798558785658372" table:formula="of:=RIGHT([.B36];LEN([.B36])-4)" table:style-name="ce3">
            <text:p>17.798558785658372</text:p>
          </table:table-cell>
          <table:table-cell table:number-columns-repeated="2" table:style-name="ce1"/>
          <table:table-cell office:value-type="float" office:value="17.798558785658301" table:formula="of:=[.E36]+0" table:style-name="ce3">
            <text:p>17.80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3.282600074627616</text:span></text:p>
          </table:table-cell>
          <table:table-cell table:number-columns-repeated="2" table:style-name="ce1"/>
          <table:table-cell office:value-type="string" office:string-value="23.282600074627616" table:formula="of:=RIGHT([.B37];LEN([.B37])-4)" table:style-name="ce3">
            <text:p>23.282600074627616</text:p>
          </table:table-cell>
          <table:table-cell table:number-columns-repeated="2" table:style-name="ce1"/>
          <table:table-cell office:value-type="float" office:value="23.282600074627599" table:formula="of:=[.E37]+0" table:style-name="ce3">
            <text:p>23.28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24.41963218314912</text:span></text:p>
          </table:table-cell>
          <table:table-cell table:number-columns-repeated="2" table:style-name="ce1"/>
          <table:table-cell office:value-type="string" office:string-value="24.41963218314912" table:formula="of:=RIGHT([.B38];LEN([.B38])-4)" table:style-name="ce3">
            <text:p>24.41963218314912</text:p>
          </table:table-cell>
          <table:table-cell table:number-columns-repeated="2" table:style-name="ce1"/>
          <table:table-cell office:value-type="float" office:value="24.419632183149101" table:formula="of:=[.E38]+0" table:style-name="ce3">
            <text:p>24.42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26.63681523472858</text:span></text:p>
          </table:table-cell>
          <table:table-cell table:number-columns-repeated="2" table:style-name="ce1"/>
          <table:table-cell office:value-type="string" office:string-value="26.63681523472858" table:formula="of:=RIGHT([.B39];LEN([.B39])-4)" table:style-name="ce3">
            <text:p>26.63681523472858</text:p>
          </table:table-cell>
          <table:table-cell table:number-columns-repeated="2" table:style-name="ce1"/>
          <table:table-cell office:value-type="float" office:value="26.636815234728498" table:formula="of:=[.E39]+0" table:style-name="ce3">
            <text:p>26.64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24.08661464685255</text:span></text:p>
          </table:table-cell>
          <table:table-cell table:number-columns-repeated="2" table:style-name="ce1"/>
          <table:table-cell office:value-type="string" office:string-value="24.08661464685255" table:formula="of:=RIGHT([.B40];LEN([.B40])-4)" table:style-name="ce3">
            <text:p>24.08661464685255</text:p>
          </table:table-cell>
          <table:table-cell table:number-columns-repeated="2" table:style-name="ce1"/>
          <table:table-cell office:value-type="float" office:value="24.0866146468525" table:formula="of:=[.E40]+0" table:style-name="ce3">
            <text:p>24.09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23.443491117838178</text:span></text:p>
          </table:table-cell>
          <table:table-cell table:number-columns-repeated="2" table:style-name="ce1"/>
          <table:table-cell office:value-type="string" office:string-value="23.443491117838178" table:formula="of:=RIGHT([.B41];LEN([.B41])-4)" table:style-name="ce3">
            <text:p>23.443491117838178</text:p>
          </table:table-cell>
          <table:table-cell table:number-columns-repeated="2" table:style-name="ce1"/>
          <table:table-cell office:value-type="float" office:value="23.4434911178381" table:formula="of:=[.E41]+0" table:style-name="ce3">
            <text:p>23.44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4.674708390068208</text:span></text:p>
          </table:table-cell>
          <table:table-cell table:number-columns-repeated="2" table:style-name="ce1"/>
          <table:table-cell office:value-type="string" office:string-value="24.674708390068208" table:formula="of:=RIGHT([.B42];LEN([.B42])-4)" table:style-name="ce3">
            <text:p>24.674708390068208</text:p>
          </table:table-cell>
          <table:table-cell table:number-columns-repeated="2" table:style-name="ce1"/>
          <table:table-cell office:value-type="float" office:value="24.674708390068201" table:formula="of:=[.E42]+0" table:style-name="ce3">
            <text:p>24.67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19.312337097584113</text:span></text:p>
          </table:table-cell>
          <table:table-cell table:number-columns-repeated="2" table:style-name="ce1"/>
          <table:table-cell office:value-type="string" office:string-value="19.312337097584113" table:formula="of:=RIGHT([.B43];LEN([.B43])-4)" table:style-name="ce3">
            <text:p>19.312337097584113</text:p>
          </table:table-cell>
          <table:table-cell table:number-columns-repeated="2" table:style-name="ce1"/>
          <table:table-cell office:value-type="float" office:value="19.312337097584098" table:formula="of:=[.E43]+0" table:style-name="ce3">
            <text:p>19.31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8.764962294470195</text:span></text:p>
          </table:table-cell>
          <table:table-cell table:number-columns-repeated="2" table:style-name="ce1"/>
          <table:table-cell office:value-type="string" office:string-value="18.764962294470195" table:formula="of:=RIGHT([.B44];LEN([.B44])-4)" table:style-name="ce3">
            <text:p>18.764962294470195</text:p>
          </table:table-cell>
          <table:table-cell table:number-columns-repeated="2" table:style-name="ce1"/>
          <table:table-cell office:value-type="float" office:value="18.764962294470099" table:formula="of:=[.E44]+0" table:style-name="ce3">
            <text:p>18.76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18.217366883914174</text:span></text:p>
          </table:table-cell>
          <table:table-cell table:number-columns-repeated="2" table:style-name="ce1"/>
          <table:table-cell office:value-type="string" office:string-value="18.217366883914174" table:formula="of:=RIGHT([.B45];LEN([.B45])-4)" table:style-name="ce3">
            <text:p>18.217366883914174</text:p>
          </table:table-cell>
          <table:table-cell table:number-columns-repeated="2" table:style-name="ce1"/>
          <table:table-cell office:value-type="float" office:value="18.217366883914099" table:formula="of:=[.E45]+0" table:style-name="ce3">
            <text:p>18.22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0.952126338823795</text:span></text:p>
          </table:table-cell>
          <table:table-cell table:number-columns-repeated="2" table:style-name="ce1"/>
          <table:table-cell office:value-type="string" office:string-value="20.952126338823795" table:formula="of:=RIGHT([.B46];LEN([.B46])-4)" table:style-name="ce3">
            <text:p>20.952126338823795</text:p>
          </table:table-cell>
          <table:table-cell table:number-columns-repeated="2" table:style-name="ce1"/>
          <table:table-cell office:value-type="float" office:value="20.9521263388237" table:formula="of:=[.E46]+0" table:style-name="ce3">
            <text:p>20.95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5.88298459448236</text:span></text:p>
          </table:table-cell>
          <table:table-cell table:number-columns-repeated="2" table:style-name="ce1"/>
          <table:table-cell office:value-type="string" office:string-value="15.88298459448236" table:formula="of:=RIGHT([.B47];LEN([.B47])-4)" table:style-name="ce3">
            <text:p>15.88298459448236</text:p>
          </table:table-cell>
          <table:table-cell table:number-columns-repeated="2" table:style-name="ce1"/>
          <table:table-cell office:value-type="float" office:value="15.8829845944823" table:formula="of:=[.E47]+0" table:style-name="ce3">
            <text:p>15.88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5.896257465620796</text:span></text:p>
          </table:table-cell>
          <table:table-cell table:number-columns-repeated="2" table:style-name="ce1"/>
          <table:table-cell office:value-type="string" office:string-value="25.896257465620796" table:formula="of:=RIGHT([.B48];LEN([.B48])-4)" table:style-name="ce3">
            <text:p>25.896257465620796</text:p>
          </table:table-cell>
          <table:table-cell table:number-columns-repeated="2" table:style-name="ce1"/>
          <table:table-cell office:value-type="float" office:value="25.8962574656207" table:formula="of:=[.E48]+0" table:style-name="ce3">
            <text:p>25.9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3.622821464627453</text:span></text:p>
          </table:table-cell>
          <table:table-cell table:number-columns-repeated="2" table:style-name="ce1"/>
          <table:table-cell office:value-type="string" office:string-value="23.622821464627453" table:formula="of:=RIGHT([.B49];LEN([.B49])-4)" table:style-name="ce3">
            <text:p>23.622821464627453</text:p>
          </table:table-cell>
          <table:table-cell table:number-columns-repeated="2" table:style-name="ce1"/>
          <table:table-cell office:value-type="float" office:value="23.6228214646274" table:formula="of:=[.E49]+0" table:style-name="ce3">
            <text:p>23.62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6.260829929535113</text:span></text:p>
          </table:table-cell>
          <table:table-cell table:number-columns-repeated="2" table:style-name="ce1"/>
          <table:table-cell office:value-type="string" office:string-value="26.260829929535113" table:formula="of:=RIGHT([.B50];LEN([.B50])-4)" table:style-name="ce3">
            <text:p>26.260829929535113</text:p>
          </table:table-cell>
          <table:table-cell table:number-columns-repeated="2" table:style-name="ce1"/>
          <table:table-cell office:value-type="float" office:value="26.260829929535099" table:formula="of:=[.E50]+0" table:style-name="ce3">
            <text:p>26.26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18.192788131315663</text:span></text:p>
          </table:table-cell>
          <table:table-cell table:number-columns-repeated="2" table:style-name="ce1"/>
          <table:table-cell office:value-type="string" office:string-value="18.192788131315663" table:formula="of:=RIGHT([.B51];LEN([.B51])-4)" table:style-name="ce3">
            <text:p>18.192788131315663</text:p>
          </table:table-cell>
          <table:table-cell table:number-columns-repeated="2" table:style-name="ce1"/>
          <table:table-cell office:value-type="float" office:value="18.192788131315599" table:formula="of:=[.E51]+0" table:style-name="ce3">
            <text:p>18.19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19.87805403591937</text:span></text:p>
          </table:table-cell>
          <table:table-cell table:number-columns-repeated="2" table:style-name="ce1"/>
          <table:table-cell office:value-type="string" office:string-value="19.87805403591937" table:formula="of:=RIGHT([.B52];LEN([.B52])-4)" table:style-name="ce3">
            <text:p>19.87805403591937</text:p>
          </table:table-cell>
          <table:table-cell table:number-columns-repeated="2" table:style-name="ce1"/>
          <table:table-cell office:value-type="float" office:value="19.878054035919298" table:formula="of:=[.E52]+0" table:style-name="ce3">
            <text:p>19.88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1.183880288287302</text:span></text:p>
          </table:table-cell>
          <table:table-cell table:number-columns-repeated="2" table:style-name="ce1"/>
          <table:table-cell office:value-type="string" office:string-value="21.183880288287302" table:formula="of:=RIGHT([.B53];LEN([.B53])-4)" table:style-name="ce3">
            <text:p>21.183880288287302</text:p>
          </table:table-cell>
          <table:table-cell table:number-columns-repeated="2" table:style-name="ce1"/>
          <table:table-cell office:value-type="float" office:value="21.183880288287298" table:formula="of:=[.E53]+0" table:style-name="ce3">
            <text:p>21.18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3.254784780413026</text:span></text:p>
          </table:table-cell>
          <table:table-cell table:number-columns-repeated="2" table:style-name="ce1"/>
          <table:table-cell office:value-type="string" office:string-value="23.254784780413026" table:formula="of:=RIGHT([.B54];LEN([.B54])-4)" table:style-name="ce3">
            <text:p>23.254784780413026</text:p>
          </table:table-cell>
          <table:table-cell table:number-columns-repeated="2" table:style-name="ce1"/>
          <table:table-cell office:value-type="float" office:value="23.254784780413001" table:formula="of:=[.E54]+0" table:style-name="ce3">
            <text:p>23.25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17.55026705629832</text:span></text:p>
          </table:table-cell>
          <table:table-cell table:number-columns-repeated="2" table:style-name="ce1"/>
          <table:table-cell office:value-type="string" office:string-value="17.55026705629832" table:formula="of:=RIGHT([.B55];LEN([.B55])-4)" table:style-name="ce3">
            <text:p>17.55026705629832</text:p>
          </table:table-cell>
          <table:table-cell table:number-columns-repeated="2" table:style-name="ce1"/>
          <table:table-cell office:value-type="float" office:value="17.550267056298299" table:formula="of:=[.E55]+0" table:style-name="ce3">
            <text:p>17.55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0.149727443180666</text:span></text:p>
          </table:table-cell>
          <table:table-cell table:number-columns-repeated="2" table:style-name="ce1"/>
          <table:table-cell office:value-type="string" office:string-value="20.149727443180666" table:formula="of:=RIGHT([.B56];LEN([.B56])-4)" table:style-name="ce3">
            <text:p>20.149727443180666</text:p>
          </table:table-cell>
          <table:table-cell table:number-columns-repeated="2" table:style-name="ce1"/>
          <table:table-cell office:value-type="float" office:value="20.149727443180598" table:formula="of:=[.E56]+0" table:style-name="ce3">
            <text:p>20.15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17.725852038239193</text:span></text:p>
          </table:table-cell>
          <table:table-cell table:number-columns-repeated="2" table:style-name="ce1"/>
          <table:table-cell office:value-type="string" office:string-value="17.725852038239193" table:formula="of:=RIGHT([.B57];LEN([.B57])-4)" table:style-name="ce3">
            <text:p>17.725852038239193</text:p>
          </table:table-cell>
          <table:table-cell table:number-columns-repeated="2" table:style-name="ce1"/>
          <table:table-cell office:value-type="float" office:value="17.7258520382391" table:formula="of:=[.E57]+0" table:style-name="ce3">
            <text:p>17.73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34.731263225472915</text:span></text:p>
          </table:table-cell>
          <table:table-cell table:number-columns-repeated="2" table:style-name="ce1"/>
          <table:table-cell office:value-type="string" office:string-value="34.731263225472915" table:formula="of:=RIGHT([.B58];LEN([.B58])-4)" table:style-name="ce3">
            <text:p>34.731263225472915</text:p>
          </table:table-cell>
          <table:table-cell table:number-columns-repeated="2" table:style-name="ce1"/>
          <table:table-cell office:value-type="float" office:value="34.731263225472901" table:formula="of:=[.E58]+0" table:style-name="ce3">
            <text:p>34.73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3.02299027677862</text:span></text:p>
          </table:table-cell>
          <table:table-cell table:number-columns-repeated="2" table:style-name="ce1"/>
          <table:table-cell office:value-type="string" office:string-value="23.02299027677862" table:formula="of:=RIGHT([.B59];LEN([.B59])-4)" table:style-name="ce3">
            <text:p>23.02299027677862</text:p>
          </table:table-cell>
          <table:table-cell table:number-columns-repeated="2" table:style-name="ce1"/>
          <table:table-cell office:value-type="float" office:value="23.0229902767786" table:formula="of:=[.E59]+0" table:style-name="ce3">
            <text:p>23.02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23.028529805055715</text:span></text:p>
          </table:table-cell>
          <table:table-cell table:number-columns-repeated="2" table:style-name="ce1"/>
          <table:table-cell office:value-type="string" office:string-value="23.028529805055715" table:formula="of:=RIGHT([.B60];LEN([.B60])-4)" table:style-name="ce3">
            <text:p>23.028529805055715</text:p>
          </table:table-cell>
          <table:table-cell table:number-columns-repeated="2" table:style-name="ce1"/>
          <table:table-cell office:value-type="float" office:value="23.028529805055701" table:formula="of:=[.E60]+0" table:style-name="ce3">
            <text:p>23.03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3.63174473019003</text:span></text:p>
          </table:table-cell>
          <table:table-cell table:number-columns-repeated="2" table:style-name="ce1"/>
          <table:table-cell office:value-type="string" office:string-value="23.63174473019003" table:formula="of:=RIGHT([.B61];LEN([.B61])-4)" table:style-name="ce3">
            <text:p>23.63174473019003</text:p>
          </table:table-cell>
          <table:table-cell table:number-columns-repeated="2" table:style-name="ce1"/>
          <table:table-cell office:value-type="float" office:value="23.63174473019" table:formula="of:=[.E61]+0" table:style-name="ce3">
            <text:p>23.63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4.7508270499814</text:span></text:p>
          </table:table-cell>
          <table:table-cell table:number-columns-repeated="2" table:style-name="ce1"/>
          <table:table-cell office:value-type="string" office:string-value="24.7508270499814" table:formula="of:=RIGHT([.B62];LEN([.B62])-4)" table:style-name="ce3">
            <text:p>24.7508270499814</text:p>
          </table:table-cell>
          <table:table-cell table:number-columns-repeated="2" table:style-name="ce1"/>
          <table:table-cell office:value-type="float" office:value="24.7508270499814" table:formula="of:=[.E62]+0" table:style-name="ce3">
            <text:p>24.75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3.101293544019853</text:span></text:p>
          </table:table-cell>
          <table:table-cell table:number-columns-repeated="2" table:style-name="ce1"/>
          <table:table-cell office:value-type="string" office:string-value="23.101293544019853" table:formula="of:=RIGHT([.B63];LEN([.B63])-4)" table:style-name="ce3">
            <text:p>23.101293544019853</text:p>
          </table:table-cell>
          <table:table-cell table:number-columns-repeated="2" table:style-name="ce1"/>
          <table:table-cell office:value-type="float" office:value="23.1012935440198" table:formula="of:=[.E63]+0" table:style-name="ce3">
            <text:p>23.1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6.974020061592604</text:span></text:p>
          </table:table-cell>
          <table:table-cell table:number-columns-repeated="2" table:style-name="ce1"/>
          <table:table-cell office:value-type="string" office:string-value="26.974020061592604" table:formula="of:=RIGHT([.B64];LEN([.B64])-4)" table:style-name="ce3">
            <text:p>26.974020061592604</text:p>
          </table:table-cell>
          <table:table-cell table:number-columns-repeated="2" table:style-name="ce1"/>
          <table:table-cell office:value-type="float" office:value="26.974020061592601" table:formula="of:=[.E64]+0" table:style-name="ce3">
            <text:p>26.97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6.615112659654294</text:span></text:p>
          </table:table-cell>
          <table:table-cell table:number-columns-repeated="2" table:style-name="ce1"/>
          <table:table-cell office:value-type="string" office:string-value="26.615112659654294" table:formula="of:=RIGHT([.B65];LEN([.B65])-4)" table:style-name="ce3">
            <text:p>26.615112659654294</text:p>
          </table:table-cell>
          <table:table-cell table:number-columns-repeated="2" table:style-name="ce1"/>
          <table:table-cell office:value-type="float" office:value="26.615112659654201" table:formula="of:=[.E65]+0" table:style-name="ce3">
            <text:p>26.62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4.329091961352496</text:span></text:p>
          </table:table-cell>
          <table:table-cell table:number-columns-repeated="2" table:style-name="ce1"/>
          <table:table-cell office:value-type="string" office:string-value="24.329091961352496" table:formula="of:=RIGHT([.B66];LEN([.B66])-4)" table:style-name="ce3">
            <text:p>24.329091961352496</text:p>
          </table:table-cell>
          <table:table-cell table:number-columns-repeated="2" table:style-name="ce1"/>
          <table:table-cell office:value-type="float" office:value="24.3290919613524" table:formula="of:=[.E66]+0" table:style-name="ce3">
            <text:p>24.33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9.226273337593824</text:span></text:p>
          </table:table-cell>
          <table:table-cell table:number-columns-repeated="2" table:style-name="ce1"/>
          <table:table-cell office:value-type="string" office:string-value="29.226273337593824" table:formula="of:=RIGHT([.B67];LEN([.B67])-4)" table:style-name="ce3">
            <text:p>29.226273337593824</text:p>
          </table:table-cell>
          <table:table-cell table:number-columns-repeated="2" table:style-name="ce1"/>
          <table:table-cell office:value-type="float" office:value="29.226273337593799" table:formula="of:=[.E67]+0" table:style-name="ce3">
            <text:p>29.23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5.614186194963917</text:span></text:p>
          </table:table-cell>
          <table:table-cell table:number-columns-repeated="2" table:style-name="ce1"/>
          <table:table-cell office:value-type="string" office:string-value="25.614186194963917" table:formula="of:=RIGHT([.B68];LEN([.B68])-4)" table:style-name="ce3">
            <text:p>25.614186194963917</text:p>
          </table:table-cell>
          <table:table-cell table:number-columns-repeated="2" table:style-name="ce1"/>
          <table:table-cell office:value-type="float" office:value="25.614186194963899" table:formula="of:=[.E68]+0" table:style-name="ce3">
            <text:p>25.61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6.203204369532635</text:span></text:p>
          </table:table-cell>
          <table:table-cell table:number-columns-repeated="2" table:style-name="ce1"/>
          <table:table-cell office:value-type="string" office:string-value="26.203204369532635" table:formula="of:=RIGHT([.B69];LEN([.B69])-4)" table:style-name="ce3">
            <text:p>26.203204369532635</text:p>
          </table:table-cell>
          <table:table-cell table:number-columns-repeated="2" table:style-name="ce1"/>
          <table:table-cell office:value-type="float" office:value="26.2032043695326" table:formula="of:=[.E69]+0" table:style-name="ce3">
            <text:p>26.20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8.765511349743285</text:span></text:p>
          </table:table-cell>
          <table:table-cell table:number-columns-repeated="2" table:style-name="ce1"/>
          <table:table-cell office:value-type="string" office:string-value="28.765511349743285" table:formula="of:=RIGHT([.B70];LEN([.B70])-4)" table:style-name="ce3">
            <text:p>28.765511349743285</text:p>
          </table:table-cell>
          <table:table-cell table:number-columns-repeated="2" table:style-name="ce1"/>
          <table:table-cell office:value-type="float" office:value="28.7655113497432" table:formula="of:=[.E70]+0" table:style-name="ce3">
            <text:p>28.7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7.80712245065398</text:span></text:p>
          </table:table-cell>
          <table:table-cell table:number-columns-repeated="2" table:style-name="ce1"/>
          <table:table-cell office:value-type="string" office:string-value="27.80712245065398" table:formula="of:=RIGHT([.B71];LEN([.B71])-4)" table:style-name="ce3">
            <text:p>27.80712245065398</text:p>
          </table:table-cell>
          <table:table-cell table:number-columns-repeated="2" table:style-name="ce1"/>
          <table:table-cell office:value-type="float" office:value="27.8071224506539" table:formula="of:=[.E71]+0" table:style-name="ce3">
            <text:p>27.81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4.920262573027856</text:span></text:p>
          </table:table-cell>
          <table:table-cell table:number-columns-repeated="2" table:style-name="ce1"/>
          <table:table-cell office:value-type="string" office:string-value="24.920262573027856" table:formula="of:=RIGHT([.B72];LEN([.B72])-4)" table:style-name="ce3">
            <text:p>24.920262573027856</text:p>
          </table:table-cell>
          <table:table-cell table:number-columns-repeated="2" table:style-name="ce1"/>
          <table:table-cell office:value-type="float" office:value="24.920262573027799" table:formula="of:=[.E72]+0" table:style-name="ce3">
            <text:p>24.92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19.769537666052166</text:span></text:p>
          </table:table-cell>
          <table:table-cell table:number-columns-repeated="2" table:style-name="ce1"/>
          <table:table-cell office:value-type="string" office:string-value="19.769537666052166" table:formula="of:=RIGHT([.B73];LEN([.B73])-4)" table:style-name="ce3">
            <text:p>19.769537666052166</text:p>
          </table:table-cell>
          <table:table-cell table:number-columns-repeated="2" table:style-name="ce1"/>
          <table:table-cell office:value-type="float" office:value="19.769537666052099" table:formula="of:=[.E73]+0" table:style-name="ce3">
            <text:p>19.77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7.997875530689885</text:span></text:p>
          </table:table-cell>
          <table:table-cell table:number-columns-repeated="2" table:style-name="ce1"/>
          <table:table-cell office:value-type="string" office:string-value="27.997875530689885" table:formula="of:=RIGHT([.B74];LEN([.B74])-4)" table:style-name="ce3">
            <text:p>27.997875530689885</text:p>
          </table:table-cell>
          <table:table-cell table:number-columns-repeated="2" table:style-name="ce1"/>
          <table:table-cell office:value-type="float" office:value="27.9978755306898" table:formula="of:=[.E74]+0" table:style-name="ce3">
            <text:p>28.00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25.17313310840452</text:span></text:p>
          </table:table-cell>
          <table:table-cell table:number-columns-repeated="2" table:style-name="ce1"/>
          <table:table-cell office:value-type="string" office:string-value="25.17313310840452" table:formula="of:=RIGHT([.B75];LEN([.B75])-4)" table:style-name="ce3">
            <text:p>25.17313310840452</text:p>
          </table:table-cell>
          <table:table-cell table:number-columns-repeated="2" table:style-name="ce1"/>
          <table:table-cell office:value-type="float" office:value="25.1731331084045" table:formula="of:=[.E75]+0" table:style-name="ce3">
            <text:p>25.17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17.50033636913628</text:span></text:p>
          </table:table-cell>
          <table:table-cell table:number-columns-repeated="2" table:style-name="ce1"/>
          <table:table-cell office:value-type="string" office:string-value="17.50033636913628" table:formula="of:=RIGHT([.B76];LEN([.B76])-4)" table:style-name="ce3">
            <text:p>17.50033636913628</text:p>
          </table:table-cell>
          <table:table-cell table:number-columns-repeated="2" table:style-name="ce1"/>
          <table:table-cell office:value-type="float" office:value="17.5003363691362" table:formula="of:=[.E76]+0" table:style-name="ce3">
            <text:p>17.50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19.134361615223696</text:span></text:p>
          </table:table-cell>
          <table:table-cell table:number-columns-repeated="2" table:style-name="ce1"/>
          <table:table-cell office:value-type="string" office:string-value="19.134361615223696" table:formula="of:=RIGHT([.B77];LEN([.B77])-4)" table:style-name="ce3">
            <text:p>19.134361615223696</text:p>
          </table:table-cell>
          <table:table-cell table:number-columns-repeated="2" table:style-name="ce1"/>
          <table:table-cell office:value-type="float" office:value="19.1343616152236" table:formula="of:=[.E77]+0" table:style-name="ce3">
            <text:p>19.13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5.761562547261132</text:span></text:p>
          </table:table-cell>
          <table:table-cell table:number-columns-repeated="2" table:style-name="ce1"/>
          <table:table-cell office:value-type="string" office:string-value="25.761562547261132" table:formula="of:=RIGHT([.B78];LEN([.B78])-4)" table:style-name="ce3">
            <text:p>25.761562547261132</text:p>
          </table:table-cell>
          <table:table-cell table:number-columns-repeated="2" table:style-name="ce1"/>
          <table:table-cell office:value-type="float" office:value="25.7615625472611" table:formula="of:=[.E78]+0" table:style-name="ce3">
            <text:p>25.76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3.372688467329077</text:span></text:p>
          </table:table-cell>
          <table:table-cell table:number-columns-repeated="2" table:style-name="ce1"/>
          <table:table-cell office:value-type="string" office:string-value="23.372688467329077" table:formula="of:=RIGHT([.B79];LEN([.B79])-4)" table:style-name="ce3">
            <text:p>23.372688467329077</text:p>
          </table:table-cell>
          <table:table-cell table:number-columns-repeated="2" table:style-name="ce1"/>
          <table:table-cell office:value-type="float" office:value="23.372688467328999" table:formula="of:=[.E79]+0" table:style-name="ce3">
            <text:p>23.37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34.25224258346701</text:span></text:p>
          </table:table-cell>
          <table:table-cell table:number-columns-repeated="2" table:style-name="ce1"/>
          <table:table-cell office:value-type="string" office:string-value="34.25224258346701" table:formula="of:=RIGHT([.B80];LEN([.B80])-4)" table:style-name="ce3">
            <text:p>34.25224258346701</text:p>
          </table:table-cell>
          <table:table-cell table:number-columns-repeated="2" table:style-name="ce1"/>
          <table:table-cell office:value-type="float" office:value="34.252242583467002" table:formula="of:=[.E80]+0" table:style-name="ce3">
            <text:p>34.25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0.03334656542246</text:span></text:p>
          </table:table-cell>
          <table:table-cell table:number-columns-repeated="2" table:style-name="ce1"/>
          <table:table-cell office:value-type="string" office:string-value="30.03334656542246" table:formula="of:=RIGHT([.B81];LEN([.B81])-4)" table:style-name="ce3">
            <text:p>30.03334656542246</text:p>
          </table:table-cell>
          <table:table-cell table:number-columns-repeated="2" table:style-name="ce1"/>
          <table:table-cell office:value-type="float" office:value="30.033346565422399" table:formula="of:=[.E81]+0" table:style-name="ce3">
            <text:p>30.03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13.503864463194168</text:span></text:p>
          </table:table-cell>
          <table:table-cell table:number-columns-repeated="2" table:style-name="ce1"/>
          <table:table-cell office:value-type="string" office:string-value="13.503864463194168" table:formula="of:=RIGHT([.B82];LEN([.B82])-4)" table:style-name="ce3">
            <text:p>13.503864463194168</text:p>
          </table:table-cell>
          <table:table-cell table:number-columns-repeated="2" table:style-name="ce1"/>
          <table:table-cell office:value-type="float" office:value="13.5038644631941" table:formula="of:=[.E82]+0" table:style-name="ce3">
            <text:p>13.50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18.854601714644645</text:span></text:p>
          </table:table-cell>
          <table:table-cell table:number-columns-repeated="2" table:style-name="ce1"/>
          <table:table-cell office:value-type="string" office:string-value="18.854601714644645" table:formula="of:=RIGHT([.B83];LEN([.B83])-4)" table:style-name="ce3">
            <text:p>18.854601714644645</text:p>
          </table:table-cell>
          <table:table-cell table:number-columns-repeated="2" table:style-name="ce1"/>
          <table:table-cell office:value-type="float" office:value="18.854601714644598" table:formula="of:=[.E83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086490406727496</text:span></text:p>
          </table:table-cell>
          <table:table-cell table:number-columns-repeated="2" table:style-name="ce1"/>
          <table:table-cell office:value-type="string" office:string-value="22.086490406727496" table:formula="of:=RIGHT([.B84];LEN([.B84])-4)" table:style-name="ce3">
            <text:p>22.086490406727496</text:p>
          </table:table-cell>
          <table:table-cell table:number-columns-repeated="2" table:style-name="ce1"/>
          <table:table-cell office:value-type="float" office:value="22.0864904067274" table:formula="of:=[.E84]+0" table:style-name="ce3">
            <text:p>22.09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1.963383271134926</text:span></text:p>
          </table:table-cell>
          <table:table-cell table:number-columns-repeated="2" table:style-name="ce1"/>
          <table:table-cell office:value-type="string" office:string-value="21.963383271134926" table:formula="of:=RIGHT([.B85];LEN([.B85])-4)" table:style-name="ce3">
            <text:p>21.963383271134926</text:p>
          </table:table-cell>
          <table:table-cell table:number-columns-repeated="2" table:style-name="ce1"/>
          <table:table-cell office:value-type="float" office:value="21.963383271134902" table:formula="of:=[.E85]+0" table:style-name="ce3">
            <text:p>21.96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28.551572499481985</text:span></text:p>
          </table:table-cell>
          <table:table-cell table:number-columns-repeated="2" table:style-name="ce1"/>
          <table:table-cell office:value-type="string" office:string-value="28.551572499481985" table:formula="of:=RIGHT([.B86];LEN([.B86])-4)" table:style-name="ce3">
            <text:p>28.551572499481985</text:p>
          </table:table-cell>
          <table:table-cell table:number-columns-repeated="2" table:style-name="ce1"/>
          <table:table-cell office:value-type="float" office:value="28.5515724994819" table:formula="of:=[.E86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18.375610375174748</text:span></text:p>
          </table:table-cell>
          <table:table-cell table:number-columns-repeated="2" table:style-name="ce1"/>
          <table:table-cell office:value-type="string" office:string-value="18.375610375174748" table:formula="of:=RIGHT([.B87];LEN([.B87])-4)" table:style-name="ce3">
            <text:p>18.375610375174748</text:p>
          </table:table-cell>
          <table:table-cell table:number-columns-repeated="2" table:style-name="ce1"/>
          <table:table-cell office:value-type="float" office:value="18.375610375174698" table:formula="of:=[.E87]+0" table:style-name="ce3">
            <text:p>18.38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6.822061735647402</text:span></text:p>
          </table:table-cell>
          <table:table-cell table:number-columns-repeated="2" table:style-name="ce1"/>
          <table:table-cell office:value-type="string" office:string-value="26.822061735647402" table:formula="of:=RIGHT([.B88];LEN([.B88])-4)" table:style-name="ce3">
            <text:p>26.822061735647402</text:p>
          </table:table-cell>
          <table:table-cell table:number-columns-repeated="2" table:style-name="ce1"/>
          <table:table-cell office:value-type="float" office:value="26.822061735647399" table:formula="of:=[.E88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6.053494192298324</text:span></text:p>
          </table:table-cell>
          <table:table-cell table:number-columns-repeated="2" table:style-name="ce1"/>
          <table:table-cell office:value-type="string" office:string-value="26.053494192298324" table:formula="of:=RIGHT([.B89];LEN([.B89])-4)" table:style-name="ce3">
            <text:p>26.053494192298324</text:p>
          </table:table-cell>
          <table:table-cell table:number-columns-repeated="2" table:style-name="ce1"/>
          <table:table-cell office:value-type="float" office:value="26.053494192298299" table:formula="of:=[.E89]+0" table:style-name="ce3">
            <text:p>26.0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25.399405807212407</text:span></text:p>
          </table:table-cell>
          <table:table-cell table:number-columns-repeated="2" table:style-name="ce1"/>
          <table:table-cell office:value-type="string" office:string-value="25.399405807212407" table:formula="of:=RIGHT([.B90];LEN([.B90])-4)" table:style-name="ce3">
            <text:p>25.399405807212407</text:p>
          </table:table-cell>
          <table:table-cell table:number-columns-repeated="2" table:style-name="ce1"/>
          <table:table-cell office:value-type="float" office:value="25.3994058072124" table:formula="of:=[.E90]+0" table:style-name="ce3">
            <text:p>25.40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2.26734688457447</text:span></text:p>
          </table:table-cell>
          <table:table-cell table:number-columns-repeated="2" table:style-name="ce1"/>
          <table:table-cell office:value-type="string" office:string-value="22.26734688457447" table:formula="of:=RIGHT([.B91];LEN([.B91])-4)" table:style-name="ce3">
            <text:p>22.26734688457447</text:p>
          </table:table-cell>
          <table:table-cell table:number-columns-repeated="2" table:style-name="ce1"/>
          <table:table-cell office:value-type="float" office:value="22.267346884574401" table:formula="of:=[.E91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0.5715063537401</text:span></text:p>
          </table:table-cell>
          <table:table-cell table:number-columns-repeated="2" table:style-name="ce1"/>
          <table:table-cell office:value-type="string" office:string-value="20.5715063537401" table:formula="of:=RIGHT([.B92];LEN([.B92])-4)" table:style-name="ce3">
            <text:p>20.5715063537401</text:p>
          </table:table-cell>
          <table:table-cell table:number-columns-repeated="2" table:style-name="ce1"/>
          <table:table-cell office:value-type="float" office:value="20.571506353740102" table:formula="of:=[.E92]+0" table:style-name="ce3">
            <text:p>20.57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770078454968</text:span></text:p>
          </table:table-cell>
          <table:table-cell table:number-columns-repeated="2" table:style-name="ce1"/>
          <table:table-cell office:value-type="string" office:string-value="27.770078454968" table:formula="of:=RIGHT([.B93];LEN([.B93])-4)" table:style-name="ce3">
            <text:p>27.770078454968</text:p>
          </table:table-cell>
          <table:table-cell table:number-columns-repeated="2" table:style-name="ce1"/>
          <table:table-cell office:value-type="float" office:value="27.770078454968001" table:formula="of:=[.E93]+0" table:style-name="ce3">
            <text:p>27.77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33.61129215364453</text:span></text:p>
          </table:table-cell>
          <table:table-cell table:number-columns-repeated="2" table:style-name="ce1"/>
          <table:table-cell office:value-type="string" office:string-value="33.61129215364453" table:formula="of:=RIGHT([.B94];LEN([.B94])-4)" table:style-name="ce3">
            <text:p>33.61129215364453</text:p>
          </table:table-cell>
          <table:table-cell table:number-columns-repeated="2" table:style-name="ce1"/>
          <table:table-cell office:value-type="float" office:value="33.611292153644499" table:formula="of:=[.E94]+0" table:style-name="ce3">
            <text:p>33.61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33.17909425387236</text:span></text:p>
          </table:table-cell>
          <table:table-cell table:number-columns-repeated="2" table:style-name="ce1"/>
          <table:table-cell office:value-type="string" office:string-value="33.17909425387236" table:formula="of:=RIGHT([.B95];LEN([.B95])-4)" table:style-name="ce3">
            <text:p>33.17909425387236</text:p>
          </table:table-cell>
          <table:table-cell table:number-columns-repeated="2" table:style-name="ce1"/>
          <table:table-cell office:value-type="float" office:value="33.1790942538723" table:formula="of:=[.E95]+0" table:style-name="ce3">
            <text:p>33.18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8.385652086336165</text:span></text:p>
          </table:table-cell>
          <table:table-cell table:number-columns-repeated="2" table:style-name="ce1"/>
          <table:table-cell office:value-type="string" office:string-value="28.385652086336165" table:formula="of:=RIGHT([.B96];LEN([.B96])-4)" table:style-name="ce3">
            <text:p>28.385652086336165</text:p>
          </table:table-cell>
          <table:table-cell table:number-columns-repeated="2" table:style-name="ce1"/>
          <table:table-cell office:value-type="float" office:value="28.385652086336101" table:formula="of:=[.E96]+0" table:style-name="ce3">
            <text:p>28.39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19.031603572076556</text:span></text:p>
          </table:table-cell>
          <table:table-cell table:number-columns-repeated="2" table:style-name="ce1"/>
          <table:table-cell office:value-type="string" office:string-value="19.031603572076556" table:formula="of:=RIGHT([.B97];LEN([.B97])-4)" table:style-name="ce3">
            <text:p>19.031603572076556</text:p>
          </table:table-cell>
          <table:table-cell table:number-columns-repeated="2" table:style-name="ce1"/>
          <table:table-cell office:value-type="float" office:value="19.031603572076499" table:formula="of:=[.E97]+0" table:style-name="ce3">
            <text:p>19.0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6.218638815098785</text:span></text:p>
          </table:table-cell>
          <table:table-cell table:number-columns-repeated="2" table:style-name="ce1"/>
          <table:table-cell office:value-type="string" office:string-value="26.218638815098785" table:formula="of:=RIGHT([.B98];LEN([.B98])-4)" table:style-name="ce3">
            <text:p>26.218638815098785</text:p>
          </table:table-cell>
          <table:table-cell table:number-columns-repeated="2" table:style-name="ce1"/>
          <table:table-cell office:value-type="float" office:value="26.2186388150987" table:formula="of:=[.E98]+0" table:style-name="ce3">
            <text:p>26.22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21.09927910277605</text:span></text:p>
          </table:table-cell>
          <table:table-cell table:number-columns-repeated="2" table:style-name="ce1"/>
          <table:table-cell office:value-type="string" office:string-value="21.09927910277605" table:formula="of:=RIGHT([.B99];LEN([.B99])-4)" table:style-name="ce3">
            <text:p>21.09927910277605</text:p>
          </table:table-cell>
          <table:table-cell table:number-columns-repeated="2" table:style-name="ce1"/>
          <table:table-cell office:value-type="float" office:value="21.099279102775998" table:formula="of:=[.E99]+0" table:style-name="ce3">
            <text:p>21.10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14.126586780877663</text:span></text:p>
          </table:table-cell>
          <table:table-cell table:number-columns-repeated="2" table:style-name="ce1"/>
          <table:table-cell office:value-type="string" office:string-value="14.126586780877663" table:formula="of:=RIGHT([.B100];LEN([.B100])-4)" table:style-name="ce3">
            <text:p>14.126586780877663</text:p>
          </table:table-cell>
          <table:table-cell table:number-columns-repeated="2" table:style-name="ce1"/>
          <table:table-cell office:value-type="float" office:value="14.1265867808776" table:formula="of:=[.E100]+0" table:style-name="ce3">
            <text:p>14.13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1.20819421811058</text:span></text:p>
          </table:table-cell>
          <table:table-cell table:number-columns-repeated="2" table:style-name="ce1"/>
          <table:table-cell office:value-type="string" office:string-value="21.20819421811058" table:formula="of:=RIGHT([.B101];LEN([.B101])-4)" table:style-name="ce3">
            <text:p>21.20819421811058</text:p>
          </table:table-cell>
          <table:table-cell table:number-columns-repeated="2" table:style-name="ce1"/>
          <table:table-cell office:value-type="float" office:value="21.208194218110499" table:formula="of:=[.E101]+0" table:style-name="ce3">
            <text:p>21.21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33.90584173684731</text:span></text:p>
          </table:table-cell>
          <table:table-cell table:number-columns-repeated="2" table:style-name="ce1"/>
          <table:table-cell office:value-type="string" office:string-value="33.90584173684731" table:formula="of:=RIGHT([.B102];LEN([.B102])-4)" table:style-name="ce3">
            <text:p>33.90584173684731</text:p>
          </table:table-cell>
          <table:table-cell table:number-columns-repeated="2" table:style-name="ce1"/>
          <table:table-cell office:value-type="float" office:value="33.9058417368473" table:formula="of:=[.E102]+0" table:style-name="ce3">
            <text:p>33.91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6.37484675268764</text:span></text:p>
          </table:table-cell>
          <table:table-cell table:number-columns-repeated="2" table:style-name="ce1"/>
          <table:table-cell office:value-type="string" office:string-value="26.37484675268764" table:formula="of:=RIGHT([.B103];LEN([.B103])-4)" table:style-name="ce3">
            <text:p>26.37484675268764</text:p>
          </table:table-cell>
          <table:table-cell table:number-columns-repeated="2" table:style-name="ce1"/>
          <table:table-cell office:value-type="float" office:value="26.374846752687599" table:formula="of:=[.E103]+0" table:style-name="ce3">
            <text:p>26.37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19.176543968395265</text:span></text:p>
          </table:table-cell>
          <table:table-cell table:number-columns-repeated="2" table:style-name="ce1"/>
          <table:table-cell office:value-type="string" office:string-value="19.176543968395265" table:formula="of:=RIGHT([.B104];LEN([.B104])-4)" table:style-name="ce3">
            <text:p>19.176543968395265</text:p>
          </table:table-cell>
          <table:table-cell table:number-columns-repeated="2" table:style-name="ce1"/>
          <table:table-cell office:value-type="float" office:value="19.176543968395201" table:formula="of:=[.E104]+0" table:style-name="ce3">
            <text:p>19.18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1<text:span text:style-name="T1">: </text:span><text:span text:style-name="T2">21.25936386097665</text:span></text:p>
          </table:table-cell>
          <table:table-cell table:number-columns-repeated="2" table:style-name="ce1"/>
          <table:table-cell office:value-type="string" office:string-value="21.25936386097665" table:formula="of:=RIGHT([.B105];LEN([.B105])-5)" table:style-name="ce3">
            <text:p>21.25936386097665</text:p>
          </table:table-cell>
          <table:table-cell table:number-columns-repeated="2" table:style-name="ce1"/>
          <table:table-cell office:value-type="float" office:value="21.259363860976599" table:formula="of:=[.E105]+0" table:style-name="ce3">
            <text:p>21.26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2<text:span text:style-name="T1">: </text:span><text:span text:style-name="T2">31.839368650933398</text:span></text:p>
          </table:table-cell>
          <table:table-cell table:number-columns-repeated="2" table:style-name="ce1"/>
          <table:table-cell office:value-type="string" office:string-value="31.839368650933398" table:formula="of:=RIGHT([.B106];LEN([.B106])-5)" table:style-name="ce3">
            <text:p>31.839368650933398</text:p>
          </table:table-cell>
          <table:table-cell table:number-columns-repeated="2" table:style-name="ce1"/>
          <table:table-cell office:value-type="float" office:value="31.839368650933299" table:formula="of:=[.E106]+0" table:style-name="ce3">
            <text:p>31.84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3<text:span text:style-name="T1">: </text:span><text:span text:style-name="T2">25.349931711799336</text:span></text:p>
          </table:table-cell>
          <table:table-cell table:number-columns-repeated="2" table:style-name="ce1"/>
          <table:table-cell office:value-type="string" office:string-value="25.349931711799336" table:formula="of:=RIGHT([.B107];LEN([.B107])-5)" table:style-name="ce3">
            <text:p>25.349931711799336</text:p>
          </table:table-cell>
          <table:table-cell table:number-columns-repeated="2" table:style-name="ce1"/>
          <table:table-cell office:value-type="float" office:value="25.3499317117993" table:formula="of:=[.E107]+0" table:style-name="ce3">
            <text:p>25.35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4<text:span text:style-name="T1">: </text:span><text:span text:style-name="T2">14.269818844710386</text:span></text:p>
          </table:table-cell>
          <table:table-cell table:number-columns-repeated="2" table:style-name="ce1"/>
          <table:table-cell office:value-type="string" office:string-value="14.269818844710386" table:formula="of:=RIGHT([.B108];LEN([.B108])-5)" table:style-name="ce3">
            <text:p>14.269818844710386</text:p>
          </table:table-cell>
          <table:table-cell table:number-columns-repeated="2" table:style-name="ce1"/>
          <table:table-cell office:value-type="float" office:value="14.269818844710301" table:formula="of:=[.E108]+0" table:style-name="ce3">
            <text:p>14.27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5<text:span text:style-name="T1">: </text:span><text:span text:style-name="T2">15.179194009965281</text:span></text:p>
          </table:table-cell>
          <table:table-cell table:number-columns-repeated="2" table:style-name="ce1"/>
          <table:table-cell office:value-type="string" office:string-value="15.179194009965281" table:formula="of:=RIGHT([.B109];LEN([.B109])-5)" table:style-name="ce3">
            <text:p>15.179194009965281</text:p>
          </table:table-cell>
          <table:table-cell table:number-columns-repeated="2" table:style-name="ce1"/>
          <table:table-cell office:value-type="float" office:value="15.179194009965199" table:formula="of:=[.E109]+0" table:style-name="ce3">
            <text:p>15.18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6<text:span text:style-name="T1">: </text:span><text:span text:style-name="T2">21.40894142616852</text:span></text:p>
          </table:table-cell>
          <table:table-cell table:number-columns-repeated="2" table:style-name="ce1"/>
          <table:table-cell office:value-type="string" office:string-value="21.40894142616852" table:formula="of:=RIGHT([.B110];LEN([.B110])-5)" table:style-name="ce3">
            <text:p>21.40894142616852</text:p>
          </table:table-cell>
          <table:table-cell table:number-columns-repeated="2" table:style-name="ce1"/>
          <table:table-cell office:value-type="float" office:value="21.4089414261685" table:formula="of:=[.E110]+0" table:style-name="ce3">
            <text:p>21.41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7<text:span text:style-name="T1">: </text:span><text:span text:style-name="T2">16.953034261596457</text:span></text:p>
          </table:table-cell>
          <table:table-cell table:number-columns-repeated="2" table:style-name="ce1"/>
          <table:table-cell office:value-type="string" office:string-value="16.953034261596457" table:formula="of:=RIGHT([.B111];LEN([.B111])-5)" table:style-name="ce3">
            <text:p>16.953034261596457</text:p>
          </table:table-cell>
          <table:table-cell table:number-columns-repeated="2" table:style-name="ce1"/>
          <table:table-cell office:value-type="float" office:value="16.9530342615964" table:formula="of:=[.E111]+0" table:style-name="ce3">
            <text:p>16.9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8<text:span text:style-name="T1">: </text:span><text:span text:style-name="T2">14.090280699758974</text:span></text:p>
          </table:table-cell>
          <table:table-cell table:number-columns-repeated="2" table:style-name="ce1"/>
          <table:table-cell office:value-type="string" office:string-value="14.090280699758974" table:formula="of:=RIGHT([.B112];LEN([.B112])-5)" table:style-name="ce3">
            <text:p>14.090280699758974</text:p>
          </table:table-cell>
          <table:table-cell table:number-columns-repeated="2" table:style-name="ce1"/>
          <table:table-cell office:value-type="float" office:value="14.0902806997589" table:formula="of:=[.E112]+0" table:style-name="ce3">
            <text:p>14.09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9<text:span text:style-name="T1">: </text:span><text:span text:style-name="T2">17.40613548502008</text:span></text:p>
          </table:table-cell>
          <table:table-cell table:number-columns-repeated="2" table:style-name="ce1"/>
          <table:table-cell office:value-type="string" office:string-value="17.40613548502008" table:formula="of:=RIGHT([.B113];LEN([.B113])-5)" table:style-name="ce3">
            <text:p>17.40613548502008</text:p>
          </table:table-cell>
          <table:table-cell table:number-columns-repeated="2" table:style-name="ce1"/>
          <table:table-cell office:value-type="float" office:value="17.406135485019998" table:formula="of:=[.E113]+0" table:style-name="ce3">
            <text:p>17.41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10<text:span text:style-name="T1">: </text:span><text:span text:style-name="T2">16.951427443331177</text:span></text:p>
          </table:table-cell>
          <table:table-cell table:number-columns-repeated="2" table:style-name="ce1"/>
          <table:table-cell office:value-type="string" office:string-value="16.951427443331177" table:formula="of:=RIGHT([.B114];LEN([.B114])-5)" table:style-name="ce3">
            <text:p>16.951427443331177</text:p>
          </table:table-cell>
          <table:table-cell table:number-columns-repeated="2" table:style-name="ce1"/>
          <table:table-cell office:value-type="float" office:value="16.951427443331099" table:formula="of:=[.E114]+0" table:style-name="ce3">
            <text:p>16.95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1<text:span text:style-name="T1">: </text:span><text:span text:style-name="T2">16.174948264115308</text:span></text:p>
          </table:table-cell>
          <table:table-cell table:number-columns-repeated="2" table:style-name="ce1"/>
          <table:table-cell office:value-type="string" office:string-value="16.174948264115308" table:formula="of:=RIGHT([.B115];LEN([.B115])-5)" table:style-name="ce3">
            <text:p>16.174948264115308</text:p>
          </table:table-cell>
          <table:table-cell table:number-columns-repeated="2" table:style-name="ce1"/>
          <table:table-cell office:value-type="float" office:value="16.174948264115301" table:formula="of:=[.E115]+0" table:style-name="ce3">
            <text:p>16.17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2<text:span text:style-name="T1">: </text:span><text:span text:style-name="T2">22.652586291927925</text:span></text:p>
          </table:table-cell>
          <table:table-cell table:number-columns-repeated="2" table:style-name="ce1"/>
          <table:table-cell office:value-type="string" office:string-value="22.652586291927925" table:formula="of:=RIGHT([.B116];LEN([.B116])-5)" table:style-name="ce3">
            <text:p>22.652586291927925</text:p>
          </table:table-cell>
          <table:table-cell table:number-columns-repeated="2" table:style-name="ce1"/>
          <table:table-cell office:value-type="float" office:value="22.6525862919279" table:formula="of:=[.E116]+0" table:style-name="ce3">
            <text:p>22.65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3<text:span text:style-name="T1">: </text:span><text:span text:style-name="T2">29.140469613490787</text:span></text:p>
          </table:table-cell>
          <table:table-cell table:number-columns-repeated="2" table:style-name="ce1"/>
          <table:table-cell office:value-type="string" office:string-value="29.140469613490787" table:formula="of:=RIGHT([.B117];LEN([.B117])-5)" table:style-name="ce3">
            <text:p>29.140469613490787</text:p>
          </table:table-cell>
          <table:table-cell table:number-columns-repeated="2" table:style-name="ce1"/>
          <table:table-cell office:value-type="float" office:value="29.140469613490701" table:formula="of:=[.E117]+0" table:style-name="ce3">
            <text:p>29.14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4<text:span text:style-name="T1">: </text:span><text:span text:style-name="T2">16.451930374266155</text:span></text:p>
          </table:table-cell>
          <table:table-cell table:number-columns-repeated="2" table:style-name="ce1"/>
          <table:table-cell office:value-type="string" office:string-value="16.451930374266155" table:formula="of:=RIGHT([.B118];LEN([.B118])-5)" table:style-name="ce3">
            <text:p>16.451930374266155</text:p>
          </table:table-cell>
          <table:table-cell table:number-columns-repeated="2" table:style-name="ce1"/>
          <table:table-cell office:value-type="float" office:value="16.451930374266102" table:formula="of:=[.E118]+0" table:style-name="ce3">
            <text:p>16.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24.53908363724901</text:span></text:p>
          </table:table-cell>
          <table:table-cell table:number-columns-repeated="2" table:style-name="ce1"/>
          <table:table-cell office:value-type="string" office:string-value="24.53908363724901" table:formula="of:=RIGHT([.B119];LEN([.B119])-5)" table:style-name="ce3">
            <text:p>24.53908363724901</text:p>
          </table:table-cell>
          <table:table-cell table:number-columns-repeated="2" table:style-name="ce1"/>
          <table:table-cell office:value-type="float" office:value="24.539083637249" table:formula="of:=[.E119]+0" table:style-name="ce3">
            <text:p>24.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20.188355948851775</text:span></text:p>
          </table:table-cell>
          <table:table-cell table:number-columns-repeated="2" table:style-name="ce1"/>
          <table:table-cell office:value-type="string" office:string-value="20.188355948851775" table:formula="of:=RIGHT([.B120];LEN([.B120])-5)" table:style-name="ce3">
            <text:p>20.188355948851775</text:p>
          </table:table-cell>
          <table:table-cell table:number-columns-repeated="2" table:style-name="ce1"/>
          <table:table-cell office:value-type="float" office:value="20.188355948851701" table:formula="of:=[.E120]+0" table:style-name="ce3">
            <text:p>20.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23.63346312652544</text:span></text:p>
          </table:table-cell>
          <table:table-cell table:number-columns-repeated="2" table:style-name="ce1"/>
          <table:table-cell office:value-type="string" office:string-value="23.63346312652544" table:formula="of:=RIGHT([.B121];LEN([.B121])-5)" table:style-name="ce3">
            <text:p>23.63346312652544</text:p>
          </table:table-cell>
          <table:table-cell table:number-columns-repeated="2" table:style-name="ce1"/>
          <table:table-cell office:value-type="float" office:value="23.633463126525399" table:formula="of:=[.E121]+0" table:style-name="ce3">
            <text:p>23.6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19.66713570432818</text:span></text:p>
          </table:table-cell>
          <table:table-cell table:number-columns-repeated="2" table:style-name="ce1"/>
          <table:table-cell office:value-type="string" office:string-value="19.66713570432818" table:formula="of:=RIGHT([.B122];LEN([.B122])-5)" table:style-name="ce3">
            <text:p>19.66713570432818</text:p>
          </table:table-cell>
          <table:table-cell table:number-columns-repeated="2" table:style-name="ce1"/>
          <table:table-cell office:value-type="float" office:value="19.6671357043281" table:formula="of:=[.E122]+0" table:style-name="ce3">
            <text:p>19.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24.976542008475572</text:span></text:p>
          </table:table-cell>
          <table:table-cell table:number-columns-repeated="2" table:style-name="ce1"/>
          <table:table-cell office:value-type="string" office:string-value="24.976542008475572" table:formula="of:=RIGHT([.B123];LEN([.B123])-5)" table:style-name="ce3">
            <text:p>24.976542008475572</text:p>
          </table:table-cell>
          <table:table-cell table:number-columns-repeated="2" table:style-name="ce1"/>
          <table:table-cell office:value-type="float" office:value="24.976542008475501" table:formula="of:=[.E123]+0" table:style-name="ce3">
            <text:p>24.9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0.130059410680296</text:span></text:p>
          </table:table-cell>
          <table:table-cell table:number-columns-repeated="2" table:style-name="ce1"/>
          <table:table-cell office:value-type="string" office:string-value="20.130059410680296" table:formula="of:=RIGHT([.B124];LEN([.B124])-5)" table:style-name="ce3">
            <text:p>20.130059410680296</text:p>
          </table:table-cell>
          <table:table-cell table:number-columns-repeated="2" table:style-name="ce1"/>
          <table:table-cell office:value-type="float" office:value="20.1300594106802" table:formula="of:=[.E124]+0" table:style-name="ce3">
            <text:p>20.1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18.546440688824912</text:span></text:p>
          </table:table-cell>
          <table:table-cell table:number-columns-repeated="2" table:style-name="ce1"/>
          <table:table-cell office:value-type="string" office:string-value="18.546440688824912" table:formula="of:=RIGHT([.B125];LEN([.B125])-5)" table:style-name="ce3">
            <text:p>18.546440688824912</text:p>
          </table:table-cell>
          <table:table-cell table:number-columns-repeated="2" table:style-name="ce1"/>
          <table:table-cell office:value-type="float" office:value="18.546440688824902" table:formula="of:=[.E125]+0" table:style-name="ce3">
            <text:p>18.5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19.720374098605767</text:span></text:p>
          </table:table-cell>
          <table:table-cell table:number-columns-repeated="2" table:style-name="ce1"/>
          <table:table-cell office:value-type="string" office:string-value="19.720374098605767" table:formula="of:=RIGHT([.B126];LEN([.B126])-5)" table:style-name="ce3">
            <text:p>19.720374098605767</text:p>
          </table:table-cell>
          <table:table-cell table:number-columns-repeated="2" table:style-name="ce1"/>
          <table:table-cell office:value-type="float" office:value="19.720374098605699" table:formula="of:=[.E126]+0" table:style-name="ce3">
            <text:p>19.7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0.782823971703785</text:span></text:p>
          </table:table-cell>
          <table:table-cell table:number-columns-repeated="2" table:style-name="ce1"/>
          <table:table-cell office:value-type="string" office:string-value="20.782823971703785" table:formula="of:=RIGHT([.B127];LEN([.B127])-5)" table:style-name="ce3">
            <text:p>20.782823971703785</text:p>
          </table:table-cell>
          <table:table-cell table:number-columns-repeated="2" table:style-name="ce1"/>
          <table:table-cell office:value-type="float" office:value="20.782823971703699" table:formula="of:=[.E127]+0" table:style-name="ce3">
            <text:p>20.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4<text:span text:style-name="T1">: </text:span><text:span text:style-name="T2">20.154941847056374</text:span></text:p>
          </table:table-cell>
          <table:table-cell table:number-columns-repeated="2" table:style-name="ce1"/>
          <table:table-cell office:value-type="string" office:string-value="20.154941847056374" table:formula="of:=RIGHT([.B128];LEN([.B128])-5)" table:style-name="ce3">
            <text:p>20.154941847056374</text:p>
          </table:table-cell>
          <table:table-cell table:number-columns-repeated="2" table:style-name="ce1"/>
          <table:table-cell office:value-type="float" office:value="20.1549418470563" table:formula="of:=[.E128]+0" table:style-name="ce3">
            <text:p>20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18.28382023580945</text:span></text:p>
          </table:table-cell>
          <table:table-cell table:number-columns-repeated="2" table:style-name="ce1"/>
          <table:table-cell office:value-type="string" office:string-value="18.28382023580945" table:formula="of:=RIGHT([.B129];LEN([.B129])-5)" table:style-name="ce3">
            <text:p>18.28382023580945</text:p>
          </table:table-cell>
          <table:table-cell table:number-columns-repeated="2" table:style-name="ce1"/>
          <table:table-cell office:value-type="float" office:value="18.283820235809401" table:formula="of:=[.E129]+0" table:style-name="ce3">
            <text:p>18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23.525287699895884</text:span></text:p>
          </table:table-cell>
          <table:table-cell table:number-columns-repeated="2" table:style-name="ce1"/>
          <table:table-cell office:value-type="string" office:string-value="23.525287699895884" table:formula="of:=RIGHT([.B130];LEN([.B130])-5)" table:style-name="ce3">
            <text:p>23.525287699895884</text:p>
          </table:table-cell>
          <table:table-cell table:number-columns-repeated="2" table:style-name="ce1"/>
          <table:table-cell office:value-type="float" office:value="23.525287699895799" table:formula="of:=[.E130]+0" table:style-name="ce3">
            <text:p>23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0.531834573480573</text:span></text:p>
          </table:table-cell>
          <table:table-cell table:number-columns-repeated="2" table:style-name="ce1"/>
          <table:table-cell office:value-type="string" office:string-value="20.531834573480573" table:formula="of:=RIGHT([.B131];LEN([.B131])-5)" table:style-name="ce3">
            <text:p>20.531834573480573</text:p>
          </table:table-cell>
          <table:table-cell table:number-columns-repeated="2" table:style-name="ce1"/>
          <table:table-cell office:value-type="float" office:value="20.531834573480499" table:formula="of:=[.E131]+0" table:style-name="ce3">
            <text:p>20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27.17728841580821</text:span></text:p>
          </table:table-cell>
          <table:table-cell table:number-columns-repeated="2" table:style-name="ce1"/>
          <table:table-cell office:value-type="string" office:string-value="27.17728841580821" table:formula="of:=RIGHT([.B132];LEN([.B132])-5)" table:style-name="ce3">
            <text:p>27.17728841580821</text:p>
          </table:table-cell>
          <table:table-cell table:number-columns-repeated="2" table:style-name="ce1"/>
          <table:table-cell office:value-type="float" office:value="27.177288415808199" table:formula="of:=[.E132]+0" table:style-name="ce3">
            <text:p>27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9.768843711464704</text:span></text:p>
          </table:table-cell>
          <table:table-cell table:number-columns-repeated="2" table:style-name="ce1"/>
          <table:table-cell office:value-type="string" office:string-value="29.768843711464704" table:formula="of:=RIGHT([.B133];LEN([.B133])-5)" table:style-name="ce3">
            <text:p>29.768843711464704</text:p>
          </table:table-cell>
          <table:table-cell table:number-columns-repeated="2" table:style-name="ce1"/>
          <table:table-cell office:value-type="float" office:value="29.768843711464701" table:formula="of:=[.E133]+0" table:style-name="ce3">
            <text:p>29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23.63302901997911</text:span></text:p>
          </table:table-cell>
          <table:table-cell table:number-columns-repeated="2" table:style-name="ce1"/>
          <table:table-cell office:value-type="string" office:string-value="23.63302901997911" table:formula="of:=RIGHT([.B134];LEN([.B134])-5)" table:style-name="ce3">
            <text:p>23.63302901997911</text:p>
          </table:table-cell>
          <table:table-cell table:number-columns-repeated="2" table:style-name="ce1"/>
          <table:table-cell office:value-type="float" office:value="23.633029019979102" table:formula="of:=[.E134]+0" table:style-name="ce3">
            <text:p>23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22.67620876765056</text:span></text:p>
          </table:table-cell>
          <table:table-cell table:number-columns-repeated="2" table:style-name="ce1"/>
          <table:table-cell office:value-type="string" office:string-value="22.67620876765056" table:formula="of:=RIGHT([.B135];LEN([.B135])-5)" table:style-name="ce3">
            <text:p>22.67620876765056</text:p>
          </table:table-cell>
          <table:table-cell table:number-columns-repeated="2" table:style-name="ce1"/>
          <table:table-cell office:value-type="float" office:value="22.6762087676505" table:formula="of:=[.E135]+0" table:style-name="ce3">
            <text:p>22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18.99497797270059</text:span></text:p>
          </table:table-cell>
          <table:table-cell table:number-columns-repeated="2" table:style-name="ce1"/>
          <table:table-cell office:value-type="string" office:string-value="18.99497797270059" table:formula="of:=RIGHT([.B136];LEN([.B136])-5)" table:style-name="ce3">
            <text:p>18.99497797270059</text:p>
          </table:table-cell>
          <table:table-cell table:number-columns-repeated="2" table:style-name="ce1"/>
          <table:table-cell office:value-type="float" office:value="18.9949779727005" table:formula="of:=[.E136]+0" table:style-name="ce3">
            <text:p>18.9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29.372181469606783</text:span></text:p>
          </table:table-cell>
          <table:table-cell table:number-columns-repeated="2" table:style-name="ce1"/>
          <table:table-cell office:value-type="string" office:string-value="29.372181469606783" table:formula="of:=RIGHT([.B137];LEN([.B137])-5)" table:style-name="ce3">
            <text:p>29.372181469606783</text:p>
          </table:table-cell>
          <table:table-cell table:number-columns-repeated="2" table:style-name="ce1"/>
          <table:table-cell office:value-type="float" office:value="29.372181469606701" table:formula="of:=[.E137]+0" table:style-name="ce3">
            <text:p>29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28.482531058437537</text:span></text:p>
          </table:table-cell>
          <table:table-cell table:number-columns-repeated="2" table:style-name="ce1"/>
          <table:table-cell office:value-type="string" office:string-value="28.482531058437537" table:formula="of:=RIGHT([.B138];LEN([.B138])-5)" table:style-name="ce3">
            <text:p>28.482531058437537</text:p>
          </table:table-cell>
          <table:table-cell table:number-columns-repeated="2" table:style-name="ce1"/>
          <table:table-cell office:value-type="float" office:value="28.482531058437502" table:formula="of:=[.E138]+0" table:style-name="ce3">
            <text:p>28.4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25.586962148384107</text:span></text:p>
          </table:table-cell>
          <table:table-cell table:number-columns-repeated="2" table:style-name="ce1"/>
          <table:table-cell office:value-type="string" office:string-value="25.586962148384107" table:formula="of:=RIGHT([.B139];LEN([.B139])-5)" table:style-name="ce3">
            <text:p>25.586962148384107</text:p>
          </table:table-cell>
          <table:table-cell table:number-columns-repeated="2" table:style-name="ce1"/>
          <table:table-cell office:value-type="float" office:value="25.586962148384099" table:formula="of:=[.E139]+0" table:style-name="ce3">
            <text:p>25.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23.09877755276503</text:span></text:p>
          </table:table-cell>
          <table:table-cell table:number-columns-repeated="2" table:style-name="ce1"/>
          <table:table-cell office:value-type="string" office:string-value="23.09877755276503" table:formula="of:=RIGHT([.B140];LEN([.B140])-5)" table:style-name="ce3">
            <text:p>23.09877755276503</text:p>
          </table:table-cell>
          <table:table-cell table:number-columns-repeated="2" table:style-name="ce1"/>
          <table:table-cell office:value-type="float" office:value="23.098777552765" table:formula="of:=[.E140]+0" table:style-name="ce3">
            <text:p>23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8.088156694152485</text:span></text:p>
          </table:table-cell>
          <table:table-cell table:number-columns-repeated="2" table:style-name="ce1"/>
          <table:table-cell office:value-type="string" office:string-value="28.088156694152485" table:formula="of:=RIGHT([.B141];LEN([.B141])-5)" table:style-name="ce3">
            <text:p>28.088156694152485</text:p>
          </table:table-cell>
          <table:table-cell table:number-columns-repeated="2" table:style-name="ce1"/>
          <table:table-cell office:value-type="float" office:value="28.088156694152399" table:formula="of:=[.E141]+0" table:style-name="ce3">
            <text:p>28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5.870471682700988</text:span></text:p>
          </table:table-cell>
          <table:table-cell table:number-columns-repeated="2" table:style-name="ce1"/>
          <table:table-cell office:value-type="string" office:string-value="25.870471682700988" table:formula="of:=RIGHT([.B142];LEN([.B142])-5)" table:style-name="ce3">
            <text:p>25.870471682700988</text:p>
          </table:table-cell>
          <table:table-cell table:number-columns-repeated="2" table:style-name="ce1"/>
          <table:table-cell office:value-type="float" office:value="25.870471682700899" table:formula="of:=[.E142]+0" table:style-name="ce3">
            <text:p>25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5.339635864880073</text:span></text:p>
          </table:table-cell>
          <table:table-cell table:number-columns-repeated="2" table:style-name="ce1"/>
          <table:table-cell office:value-type="string" office:string-value="25.339635864880073" table:formula="of:=RIGHT([.B143];LEN([.B143])-5)" table:style-name="ce3">
            <text:p>25.339635864880073</text:p>
          </table:table-cell>
          <table:table-cell table:number-columns-repeated="2" table:style-name="ce1"/>
          <table:table-cell office:value-type="float" office:value="25.339635864880002" table:formula="of:=[.E143]+0" table:style-name="ce3">
            <text:p>25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25.72630243326945</text:span></text:p>
          </table:table-cell>
          <table:table-cell table:number-columns-repeated="2" table:style-name="ce1"/>
          <table:table-cell office:value-type="string" office:string-value="25.72630243326945" table:formula="of:=RIGHT([.B144];LEN([.B144])-5)" table:style-name="ce3">
            <text:p>25.72630243326945</text:p>
          </table:table-cell>
          <table:table-cell table:number-columns-repeated="2" table:style-name="ce1"/>
          <table:table-cell office:value-type="float" office:value="25.726302433269399" table:formula="of:=[.E144]+0" table:style-name="ce3">
            <text:p>25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3.461994862452773</text:span></text:p>
          </table:table-cell>
          <table:table-cell table:number-columns-repeated="2" table:style-name="ce1"/>
          <table:table-cell office:value-type="string" office:string-value="23.461994862452773" table:formula="of:=RIGHT([.B145];LEN([.B145])-5)" table:style-name="ce3">
            <text:p>23.461994862452773</text:p>
          </table:table-cell>
          <table:table-cell table:number-columns-repeated="2" table:style-name="ce1"/>
          <table:table-cell office:value-type="float" office:value="23.461994862452698" table:formula="of:=[.E145]+0" table:style-name="ce3">
            <text:p>2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26.440866259832045</text:span></text:p>
          </table:table-cell>
          <table:table-cell table:number-columns-repeated="2" table:style-name="ce1"/>
          <table:table-cell office:value-type="string" office:string-value="26.440866259832045" table:formula="of:=RIGHT([.B146];LEN([.B146])-5)" table:style-name="ce3">
            <text:p>26.440866259832045</text:p>
          </table:table-cell>
          <table:table-cell table:number-columns-repeated="2" table:style-name="ce1"/>
          <table:table-cell office:value-type="float" office:value="26.440866259831999" table:formula="of:=[.E146]+0" table:style-name="ce3">
            <text:p>26.4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26.153177940913803</text:span></text:p>
          </table:table-cell>
          <table:table-cell table:number-columns-repeated="2" table:style-name="ce1"/>
          <table:table-cell office:value-type="string" office:string-value="26.153177940913803" table:formula="of:=RIGHT([.B147];LEN([.B147])-5)" table:style-name="ce3">
            <text:p>26.153177940913803</text:p>
          </table:table-cell>
          <table:table-cell table:number-columns-repeated="2" table:style-name="ce1"/>
          <table:table-cell office:value-type="float" office:value="26.1531779409138" table:formula="of:=[.E147]+0" table:style-name="ce3">
            <text:p>26.1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6.128068143987434</text:span></text:p>
          </table:table-cell>
          <table:table-cell table:number-columns-repeated="2" table:style-name="ce1"/>
          <table:table-cell office:value-type="string" office:string-value="26.128068143987434" table:formula="of:=RIGHT([.B148];LEN([.B148])-5)" table:style-name="ce3">
            <text:p>26.128068143987434</text:p>
          </table:table-cell>
          <table:table-cell table:number-columns-repeated="2" table:style-name="ce1"/>
          <table:table-cell office:value-type="float" office:value="26.128068143987399" table:formula="of:=[.E148]+0" table:style-name="ce3">
            <text:p>26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3.634595461010697</text:span></text:p>
          </table:table-cell>
          <table:table-cell table:number-columns-repeated="2" table:style-name="ce1"/>
          <table:table-cell office:value-type="string" office:string-value="23.634595461010697" table:formula="of:=RIGHT([.B149];LEN([.B149])-5)" table:style-name="ce3">
            <text:p>23.634595461010697</text:p>
          </table:table-cell>
          <table:table-cell table:number-columns-repeated="2" table:style-name="ce1"/>
          <table:table-cell office:value-type="float" office:value="23.634595461010601" table:formula="of:=[.E149]+0" table:style-name="ce3">
            <text:p>23.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3.46429922220833</text:span></text:p>
          </table:table-cell>
          <table:table-cell table:number-columns-repeated="2" table:style-name="ce1"/>
          <table:table-cell office:value-type="string" office:string-value="23.46429922220833" table:formula="of:=RIGHT([.B150];LEN([.B150])-5)" table:style-name="ce3">
            <text:p>23.46429922220833</text:p>
          </table:table-cell>
          <table:table-cell table:number-columns-repeated="2" table:style-name="ce1"/>
          <table:table-cell office:value-type="float" office:value="23.4642992222083" table:formula="of:=[.E150]+0" table:style-name="ce3">
            <text:p>2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19.37865797406644</text:span></text:p>
          </table:table-cell>
          <table:table-cell table:number-columns-repeated="2" table:style-name="ce1"/>
          <table:table-cell office:value-type="string" office:string-value="19.37865797406644" table:formula="of:=RIGHT([.B151];LEN([.B151])-5)" table:style-name="ce3">
            <text:p>19.37865797406644</text:p>
          </table:table-cell>
          <table:table-cell table:number-columns-repeated="2" table:style-name="ce1"/>
          <table:table-cell office:value-type="float" office:value="19.3786579740664" table:formula="of:=[.E151]+0" table:style-name="ce3">
            <text:p>19.3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17.078051790200547</text:span></text:p>
          </table:table-cell>
          <table:table-cell table:number-columns-repeated="2" table:style-name="ce1"/>
          <table:table-cell office:value-type="string" office:string-value="17.078051790200547" table:formula="of:=RIGHT([.B152];LEN([.B152])-5)" table:style-name="ce3">
            <text:p>17.078051790200547</text:p>
          </table:table-cell>
          <table:table-cell table:number-columns-repeated="2" table:style-name="ce1"/>
          <table:table-cell office:value-type="float" office:value="17.078051790200501" table:formula="of:=[.E152]+0" table:style-name="ce3">
            <text:p>17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7.734403632733322</text:span></text:p>
          </table:table-cell>
          <table:table-cell table:number-columns-repeated="2" table:style-name="ce1"/>
          <table:table-cell office:value-type="string" office:string-value="17.734403632733322" table:formula="of:=RIGHT([.B153];LEN([.B153])-5)" table:style-name="ce3">
            <text:p>17.734403632733322</text:p>
          </table:table-cell>
          <table:table-cell table:number-columns-repeated="2" table:style-name="ce1"/>
          <table:table-cell office:value-type="float" office:value="17.734403632733301" table:formula="of:=[.E153]+0" table:style-name="ce3">
            <text:p>17.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21.03489369564525</text:span></text:p>
          </table:table-cell>
          <table:table-cell table:number-columns-repeated="2" table:style-name="ce1"/>
          <table:table-cell office:value-type="string" office:string-value="21.03489369564525" table:formula="of:=RIGHT([.B154];LEN([.B154])-5)" table:style-name="ce3">
            <text:p>21.03489369564525</text:p>
          </table:table-cell>
          <table:table-cell table:number-columns-repeated="2" table:style-name="ce1"/>
          <table:table-cell office:value-type="float" office:value="21.034893695645199" table:formula="of:=[.E154]+0" table:style-name="ce3">
            <text:p>21.03</text:p>
          </table:table-cell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4848569483801302</text:span></text:p>
          </table:table-cell>
          <table:table-cell table:number-columns-repeated="2" table:style-name="ce1"/>
          <table:table-cell office:value-type="string" office:string-value="1.4848569483801302" table:formula="of:=RIGHT([.B5];LEN([.B5])-3)" table:style-name="ce3">
            <text:p>1.4848569483801302</text:p>
          </table:table-cell>
          <table:table-cell table:number-columns-repeated="2" table:style-name="ce1"/>
          <table:table-cell office:value-type="float" office:value="1.4848569483801299" table:formula="of:=[.E5]+0" table:style-name="ce3">
            <text:p>1.48</text:p>
          </table:table-cell>
          <table:table-cell/>
          <table:table-cell table:style-name="ce1">
            <draw:frame draw:z-index="1" draw:id="id2" draw:style-name="a2" draw:name="Chart 1" svg:x="0.65833in" svg:y="0in" svg:width="9.56667in" svg:height="5.2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8.506605705797032</text:span></text:p>
          </table:table-cell>
          <table:table-cell table:number-columns-repeated="2" table:style-name="ce1"/>
          <table:table-cell office:value-type="string" office:string-value="8.506605705797032" table:formula="of:=RIGHT([.B6];LEN([.B6])-3)" table:style-name="ce3">
            <text:p>8.506605705797032</text:p>
          </table:table-cell>
          <table:table-cell table:number-columns-repeated="2" table:style-name="ce1"/>
          <table:table-cell office:value-type="float" office:value="8.5066057057970301" table:formula="of:=[.E6]+0" table:style-name="ce3">
            <text:p>8.51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9.816644712533105</text:span></text:p>
          </table:table-cell>
          <table:table-cell table:number-columns-repeated="2" table:style-name="ce1"/>
          <table:table-cell office:value-type="string" office:string-value="19.816644712533105" table:formula="of:=RIGHT([.B7];LEN([.B7])-3)" table:style-name="ce3">
            <text:p>19.816644712533105</text:p>
          </table:table-cell>
          <table:table-cell table:number-columns-repeated="2" table:style-name="ce1"/>
          <table:table-cell office:value-type="float" office:value="19.816644712533101" table:formula="of:=[.E7]+0" table:style-name="ce3">
            <text:p>19.82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8.656288795701613</text:span></text:p>
          </table:table-cell>
          <table:table-cell table:number-columns-repeated="2" table:style-name="ce1"/>
          <table:table-cell office:value-type="string" office:string-value="18.656288795701613" table:formula="of:=RIGHT([.B8];LEN([.B8])-3)" table:style-name="ce3">
            <text:p>18.656288795701613</text:p>
          </table:table-cell>
          <table:table-cell table:number-columns-repeated="2" table:style-name="ce1"/>
          <table:table-cell office:value-type="float" office:value="18.656288795701599" table:formula="of:=[.E8]+0" table:style-name="ce3">
            <text:p>18.66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14.68181244700636</text:span></text:p>
          </table:table-cell>
          <table:table-cell table:number-columns-repeated="2" table:style-name="ce1"/>
          <table:table-cell office:value-type="string" office:string-value="14.68181244700636" table:formula="of:=RIGHT([.B9];LEN([.B9])-3)" table:style-name="ce3">
            <text:p>14.68181244700636</text:p>
          </table:table-cell>
          <table:table-cell table:number-columns-repeated="2" table:style-name="ce1"/>
          <table:table-cell office:value-type="float" office:value="14.681812447006299" table:formula="of:=[.E9]+0" table:style-name="ce3">
            <text:p>14.68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5.414062548510298</text:span></text:p>
          </table:table-cell>
          <table:table-cell table:number-columns-repeated="2" table:style-name="ce1"/>
          <table:table-cell office:value-type="string" office:string-value="15.414062548510298" table:formula="of:=RIGHT([.B10];LEN([.B10])-3)" table:style-name="ce3">
            <text:p>15.414062548510298</text:p>
          </table:table-cell>
          <table:table-cell table:number-columns-repeated="2" table:style-name="ce1"/>
          <table:table-cell office:value-type="float" office:value="15.4140625485102" table:formula="of:=[.E10]+0" table:style-name="ce3">
            <text:p>15.41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21.03856461995978</text:span></text:p>
          </table:table-cell>
          <table:table-cell table:number-columns-repeated="2" table:style-name="ce1"/>
          <table:table-cell office:value-type="string" office:string-value="21.03856461995978" table:formula="of:=RIGHT([.B11];LEN([.B11])-3)" table:style-name="ce3">
            <text:p>21.03856461995978</text:p>
          </table:table-cell>
          <table:table-cell table:number-columns-repeated="2" table:style-name="ce1"/>
          <table:table-cell office:value-type="float" office:value="21.038564619959701" table:formula="of:=[.E11]+0" table:style-name="ce3">
            <text:p>21.0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2.965642340806305</text:span></text:p>
          </table:table-cell>
          <table:table-cell table:number-columns-repeated="2" table:style-name="ce1"/>
          <table:table-cell office:value-type="string" office:string-value="22.965642340806305" table:formula="of:=RIGHT([.B12];LEN([.B12])-3)" table:style-name="ce3">
            <text:p>22.965642340806305</text:p>
          </table:table-cell>
          <table:table-cell table:number-columns-repeated="2" table:style-name="ce1"/>
          <table:table-cell office:value-type="float" office:value="22.965642340806301" table:formula="of:=[.E12]+0" table:style-name="ce3">
            <text:p>22.97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5.912441638988156</text:span></text:p>
          </table:table-cell>
          <table:table-cell table:number-columns-repeated="2" table:style-name="ce1"/>
          <table:table-cell office:value-type="string" office:string-value="25.912441638988156" table:formula="of:=RIGHT([.B13];LEN([.B13])-3)" table:style-name="ce3">
            <text:p>25.912441638988156</text:p>
          </table:table-cell>
          <table:table-cell table:number-columns-repeated="2" table:style-name="ce1"/>
          <table:table-cell office:value-type="float" office:value="25.912441638988099" table:formula="of:=[.E13]+0" table:style-name="ce3">
            <text:p>25.91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31.05701734609961</text:span></text:p>
          </table:table-cell>
          <table:table-cell table:number-columns-repeated="2" table:style-name="ce1"/>
          <table:table-cell office:value-type="string" office:string-value="31.05701734609961" table:formula="of:=RIGHT([.B14];LEN([.B14])-3)" table:style-name="ce3">
            <text:p>31.05701734609961</text:p>
          </table:table-cell>
          <table:table-cell table:number-columns-repeated="2" table:style-name="ce1"/>
          <table:table-cell office:value-type="float" office:value="31.057017346099599" table:formula="of:=[.E14]+0" table:style-name="ce3">
            <text:p>31.06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8.92096221958905</text:span></text:p>
          </table:table-cell>
          <table:table-cell table:number-columns-repeated="2" table:style-name="ce1"/>
          <table:table-cell office:value-type="string" office:string-value="18.92096221958905" table:formula="of:=RIGHT([.B15];LEN([.B15])-4)" table:style-name="ce3">
            <text:p>18.92096221958905</text:p>
          </table:table-cell>
          <table:table-cell table:number-columns-repeated="2" table:style-name="ce1"/>
          <table:table-cell office:value-type="float" office:value="18.920962219589001" table:formula="of:=[.E15]+0" table:style-name="ce3">
            <text:p>18.92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19.432195497367385</text:span></text:p>
          </table:table-cell>
          <table:table-cell table:number-columns-repeated="2" table:style-name="ce1"/>
          <table:table-cell office:value-type="string" office:string-value="19.432195497367385" table:formula="of:=RIGHT([.B16];LEN([.B16])-4)" table:style-name="ce3">
            <text:p>19.432195497367385</text:p>
          </table:table-cell>
          <table:table-cell table:number-columns-repeated="2" table:style-name="ce1"/>
          <table:table-cell office:value-type="float" office:value="19.432195497367299" table:formula="of:=[.E16]+0" table:style-name="ce3">
            <text:p>19.43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8.018781301350685</text:span></text:p>
          </table:table-cell>
          <table:table-cell table:number-columns-repeated="2" table:style-name="ce1"/>
          <table:table-cell office:value-type="string" office:string-value="18.018781301350685" table:formula="of:=RIGHT([.B17];LEN([.B17])-4)" table:style-name="ce3">
            <text:p>18.018781301350685</text:p>
          </table:table-cell>
          <table:table-cell table:number-columns-repeated="2" table:style-name="ce1"/>
          <table:table-cell office:value-type="float" office:value="18.0187813013506" table:formula="of:=[.E17]+0" table:style-name="ce3">
            <text:p>18.02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9.155187106320565</text:span></text:p>
          </table:table-cell>
          <table:table-cell table:number-columns-repeated="2" table:style-name="ce1"/>
          <table:table-cell office:value-type="string" office:string-value="19.155187106320565" table:formula="of:=RIGHT([.B18];LEN([.B18])-4)" table:style-name="ce3">
            <text:p>19.155187106320565</text:p>
          </table:table-cell>
          <table:table-cell table:number-columns-repeated="2" table:style-name="ce1"/>
          <table:table-cell office:value-type="float" office:value="19.155187106320501" table:formula="of:=[.E18]+0" table:style-name="ce3">
            <text:p>19.16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5.59447144275476</text:span></text:p>
          </table:table-cell>
          <table:table-cell table:number-columns-repeated="2" table:style-name="ce1"/>
          <table:table-cell office:value-type="string" office:string-value="25.59447144275476" table:formula="of:=RIGHT([.B19];LEN([.B19])-4)" table:style-name="ce3">
            <text:p>25.59447144275476</text:p>
          </table:table-cell>
          <table:table-cell table:number-columns-repeated="2" table:style-name="ce1"/>
          <table:table-cell office:value-type="float" office:value="25.594471442754699" table:formula="of:=[.E19]+0" table:style-name="ce3">
            <text:p>25.59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18.58920323821831</text:span></text:p>
          </table:table-cell>
          <table:table-cell table:number-columns-repeated="2" table:style-name="ce1"/>
          <table:table-cell office:value-type="string" office:string-value="18.58920323821831" table:formula="of:=RIGHT([.B20];LEN([.B20])-4)" table:style-name="ce3">
            <text:p>18.58920323821831</text:p>
          </table:table-cell>
          <table:table-cell table:number-columns-repeated="2" table:style-name="ce1"/>
          <table:table-cell office:value-type="float" office:value="18.5892032382183" table:formula="of:=[.E20]+0" table:style-name="ce3">
            <text:p>18.59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16.39575760123093</text:span></text:p>
          </table:table-cell>
          <table:table-cell table:number-columns-repeated="2" table:style-name="ce1"/>
          <table:table-cell office:value-type="string" office:string-value="16.39575760123093" table:formula="of:=RIGHT([.B21];LEN([.B21])-4)" table:style-name="ce3">
            <text:p>16.39575760123093</text:p>
          </table:table-cell>
          <table:table-cell table:number-columns-repeated="2" table:style-name="ce1"/>
          <table:table-cell office:value-type="float" office:value="16.395757601230901" table:formula="of:=[.E21]+0" table:style-name="ce3">
            <text:p>16.40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1.46889897064876</text:span></text:p>
          </table:table-cell>
          <table:table-cell table:number-columns-repeated="2" table:style-name="ce1"/>
          <table:table-cell office:value-type="string" office:string-value="31.46889897064876" table:formula="of:=RIGHT([.B22];LEN([.B22])-4)" table:style-name="ce3">
            <text:p>31.46889897064876</text:p>
          </table:table-cell>
          <table:table-cell table:number-columns-repeated="2" table:style-name="ce1"/>
          <table:table-cell office:value-type="float" office:value="31.468898970648699" table:formula="of:=[.E22]+0" table:style-name="ce3">
            <text:p>31.47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4.944984319225554</text:span></text:p>
          </table:table-cell>
          <table:table-cell table:number-columns-repeated="2" table:style-name="ce1"/>
          <table:table-cell office:value-type="string" office:string-value="24.944984319225554" table:formula="of:=RIGHT([.B23];LEN([.B23])-4)" table:style-name="ce3">
            <text:p>24.944984319225554</text:p>
          </table:table-cell>
          <table:table-cell table:number-columns-repeated="2" table:style-name="ce1"/>
          <table:table-cell office:value-type="float" office:value="24.944984319225501" table:formula="of:=[.E23]+0" table:style-name="ce3">
            <text:p>24.94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5.082164382509806</text:span></text:p>
          </table:table-cell>
          <table:table-cell table:number-columns-repeated="2" table:style-name="ce1"/>
          <table:table-cell office:value-type="string" office:string-value="25.082164382509806" table:formula="of:=RIGHT([.B24];LEN([.B24])-4)" table:style-name="ce3">
            <text:p>25.082164382509806</text:p>
          </table:table-cell>
          <table:table-cell table:number-columns-repeated="2" table:style-name="ce1"/>
          <table:table-cell office:value-type="float" office:value="25.082164382509799" table:formula="of:=[.E24]+0" table:style-name="ce3">
            <text:p>25.08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6.565660756604537</text:span></text:p>
          </table:table-cell>
          <table:table-cell table:number-columns-repeated="2" table:style-name="ce1"/>
          <table:table-cell office:value-type="string" office:string-value="16.565660756604537" table:formula="of:=RIGHT([.B25];LEN([.B25])-4)" table:style-name="ce3">
            <text:p>16.565660756604537</text:p>
          </table:table-cell>
          <table:table-cell table:number-columns-repeated="2" table:style-name="ce1"/>
          <table:table-cell office:value-type="float" office:value="16.565660756604501" table:formula="of:=[.E25]+0" table:style-name="ce3">
            <text:p>16.57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2.7737834040585</text:span></text:p>
          </table:table-cell>
          <table:table-cell table:number-columns-repeated="2" table:style-name="ce1"/>
          <table:table-cell office:value-type="string" office:string-value="22.7737834040585" table:formula="of:=RIGHT([.B26];LEN([.B26])-4)" table:style-name="ce3">
            <text:p>22.7737834040585</text:p>
          </table:table-cell>
          <table:table-cell table:number-columns-repeated="2" table:style-name="ce1"/>
          <table:table-cell office:value-type="float" office:value="22.773783404058499" table:formula="of:=[.E26]+0" table:style-name="ce3">
            <text:p>22.7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1.522522582026</text:span></text:p>
          </table:table-cell>
          <table:table-cell table:number-columns-repeated="2" table:style-name="ce1"/>
          <table:table-cell office:value-type="string" office:string-value="21.522522582026" table:formula="of:=RIGHT([.B27];LEN([.B27])-4)" table:style-name="ce3">
            <text:p>21.522522582026</text:p>
          </table:table-cell>
          <table:table-cell table:number-columns-repeated="2" table:style-name="ce1"/>
          <table:table-cell office:value-type="float" office:value="21.522522582025999" table:formula="of:=[.E27]+0" table:style-name="ce3">
            <text:p>21.52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27.407535751867705</text:span></text:p>
          </table:table-cell>
          <table:table-cell table:number-columns-repeated="2" table:style-name="ce1"/>
          <table:table-cell office:value-type="string" office:string-value="27.407535751867705" table:formula="of:=RIGHT([.B28];LEN([.B28])-4)" table:style-name="ce3">
            <text:p>27.407535751867705</text:p>
          </table:table-cell>
          <table:table-cell table:number-columns-repeated="2" table:style-name="ce1"/>
          <table:table-cell office:value-type="float" office:value="27.407535751867702" table:formula="of:=[.E28]+0" table:style-name="ce3">
            <text:p>27.41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19.320563328161846</text:span></text:p>
          </table:table-cell>
          <table:table-cell table:number-columns-repeated="2" table:style-name="ce1"/>
          <table:table-cell office:value-type="string" office:string-value="19.320563328161846" table:formula="of:=RIGHT([.B29];LEN([.B29])-4)" table:style-name="ce3">
            <text:p>19.320563328161846</text:p>
          </table:table-cell>
          <table:table-cell table:number-columns-repeated="2" table:style-name="ce1"/>
          <table:table-cell office:value-type="float" office:value="19.3205633281618" table:formula="of:=[.E29]+0" table:style-name="ce3">
            <text:p>19.32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6.819536720189973</text:span></text:p>
          </table:table-cell>
          <table:table-cell table:number-columns-repeated="2" table:style-name="ce1"/>
          <table:table-cell office:value-type="string" office:string-value="26.819536720189973" table:formula="of:=RIGHT([.B30];LEN([.B30])-4)" table:style-name="ce3">
            <text:p>26.819536720189973</text:p>
          </table:table-cell>
          <table:table-cell table:number-columns-repeated="2" table:style-name="ce1"/>
          <table:table-cell office:value-type="float" office:value="26.819536720189902" table:formula="of:=[.E30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18.472234024559484</text:span></text:p>
          </table:table-cell>
          <table:table-cell table:number-columns-repeated="2" table:style-name="ce1"/>
          <table:table-cell office:value-type="string" office:string-value="18.472234024559484" table:formula="of:=RIGHT([.B31];LEN([.B31])-4)" table:style-name="ce3">
            <text:p>18.472234024559484</text:p>
          </table:table-cell>
          <table:table-cell table:number-columns-repeated="2" table:style-name="ce1"/>
          <table:table-cell office:value-type="float" office:value="18.472234024559398" table:formula="of:=[.E31]+0" table:style-name="ce3">
            <text:p>18.47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0.624854831416165</text:span></text:p>
          </table:table-cell>
          <table:table-cell table:number-columns-repeated="2" table:style-name="ce1"/>
          <table:table-cell office:value-type="string" office:string-value="20.624854831416165" table:formula="of:=RIGHT([.B32];LEN([.B32])-4)" table:style-name="ce3">
            <text:p>20.624854831416165</text:p>
          </table:table-cell>
          <table:table-cell table:number-columns-repeated="2" table:style-name="ce1"/>
          <table:table-cell office:value-type="float" office:value="20.624854831416101" table:formula="of:=[.E32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18.845307986587304</text:span></text:p>
          </table:table-cell>
          <table:table-cell table:number-columns-repeated="2" table:style-name="ce1"/>
          <table:table-cell office:value-type="string" office:string-value="18.845307986587304" table:formula="of:=RIGHT([.B33];LEN([.B33])-4)" table:style-name="ce3">
            <text:p>18.845307986587304</text:p>
          </table:table-cell>
          <table:table-cell table:number-columns-repeated="2" table:style-name="ce1"/>
          <table:table-cell office:value-type="float" office:value="18.845307986587301" table:formula="of:=[.E33]+0" table:style-name="ce3">
            <text:p>18.85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2.836491912281215</text:span></text:p>
          </table:table-cell>
          <table:table-cell table:number-columns-repeated="2" table:style-name="ce1"/>
          <table:table-cell office:value-type="string" office:string-value="22.836491912281215" table:formula="of:=RIGHT([.B34];LEN([.B34])-4)" table:style-name="ce3">
            <text:p>22.836491912281215</text:p>
          </table:table-cell>
          <table:table-cell table:number-columns-repeated="2" table:style-name="ce1"/>
          <table:table-cell office:value-type="float" office:value="22.8364919122812" table:formula="of:=[.E34]+0" table:style-name="ce3">
            <text:p>22.8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5.658713705871996</text:span></text:p>
          </table:table-cell>
          <table:table-cell table:number-columns-repeated="2" table:style-name="ce1"/>
          <table:table-cell office:value-type="string" office:string-value="25.658713705871996" table:formula="of:=RIGHT([.B35];LEN([.B35])-4)" table:style-name="ce3">
            <text:p>25.658713705871996</text:p>
          </table:table-cell>
          <table:table-cell table:number-columns-repeated="2" table:style-name="ce1"/>
          <table:table-cell office:value-type="float" office:value="25.6587137058719" table:formula="of:=[.E35]+0" table:style-name="ce3">
            <text:p>25.66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9.70681037529405</text:span></text:p>
          </table:table-cell>
          <table:table-cell table:number-columns-repeated="2" table:style-name="ce1"/>
          <table:table-cell office:value-type="string" office:string-value="19.70681037529405" table:formula="of:=RIGHT([.B36];LEN([.B36])-4)" table:style-name="ce3">
            <text:p>19.70681037529405</text:p>
          </table:table-cell>
          <table:table-cell table:number-columns-repeated="2" table:style-name="ce1"/>
          <table:table-cell office:value-type="float" office:value="19.706810375294001" table:formula="of:=[.E36]+0" table:style-name="ce3">
            <text:p>19.71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30.214794624573862</text:span></text:p>
          </table:table-cell>
          <table:table-cell table:number-columns-repeated="2" table:style-name="ce1"/>
          <table:table-cell office:value-type="string" office:string-value="30.214794624573862" table:formula="of:=RIGHT([.B37];LEN([.B37])-4)" table:style-name="ce3">
            <text:p>30.214794624573862</text:p>
          </table:table-cell>
          <table:table-cell table:number-columns-repeated="2" table:style-name="ce1"/>
          <table:table-cell office:value-type="float" office:value="30.214794624573798" table:formula="of:=[.E37]+0" table:style-name="ce3">
            <text:p>30.21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15.388913112552567</text:span></text:p>
          </table:table-cell>
          <table:table-cell table:number-columns-repeated="2" table:style-name="ce1"/>
          <table:table-cell office:value-type="string" office:string-value="15.388913112552567" table:formula="of:=RIGHT([.B38];LEN([.B38])-4)" table:style-name="ce3">
            <text:p>15.388913112552567</text:p>
          </table:table-cell>
          <table:table-cell table:number-columns-repeated="2" table:style-name="ce1"/>
          <table:table-cell office:value-type="float" office:value="15.388913112552499" table:formula="of:=[.E38]+0" table:style-name="ce3">
            <text:p>15.39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19.767130356550034</text:span></text:p>
          </table:table-cell>
          <table:table-cell table:number-columns-repeated="2" table:style-name="ce1"/>
          <table:table-cell office:value-type="string" office:string-value="19.767130356550034" table:formula="of:=RIGHT([.B39];LEN([.B39])-4)" table:style-name="ce3">
            <text:p>19.767130356550034</text:p>
          </table:table-cell>
          <table:table-cell table:number-columns-repeated="2" table:style-name="ce1"/>
          <table:table-cell office:value-type="float" office:value="19.767130356549998" table:formula="of:=[.E39]+0" table:style-name="ce3">
            <text:p>19.77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33.01604423773262</text:span></text:p>
          </table:table-cell>
          <table:table-cell table:number-columns-repeated="2" table:style-name="ce1"/>
          <table:table-cell office:value-type="string" office:string-value="33.01604423773262" table:formula="of:=RIGHT([.B40];LEN([.B40])-4)" table:style-name="ce3">
            <text:p>33.01604423773262</text:p>
          </table:table-cell>
          <table:table-cell table:number-columns-repeated="2" table:style-name="ce1"/>
          <table:table-cell office:value-type="float" office:value="33.016044237732601" table:formula="of:=[.E40]+0" table:style-name="ce3">
            <text:p>33.02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2.083375835732426</text:span></text:p>
          </table:table-cell>
          <table:table-cell table:number-columns-repeated="2" table:style-name="ce1"/>
          <table:table-cell office:value-type="string" office:string-value="32.083375835732426" table:formula="of:=RIGHT([.B41];LEN([.B41])-4)" table:style-name="ce3">
            <text:p>32.083375835732426</text:p>
          </table:table-cell>
          <table:table-cell table:number-columns-repeated="2" table:style-name="ce1"/>
          <table:table-cell office:value-type="float" office:value="32.083375835732397" table:formula="of:=[.E41]+0" table:style-name="ce3">
            <text:p>32.0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9.88898476242384</text:span></text:p>
          </table:table-cell>
          <table:table-cell table:number-columns-repeated="2" table:style-name="ce1"/>
          <table:table-cell office:value-type="string" office:string-value="29.88898476242384" table:formula="of:=RIGHT([.B42];LEN([.B42])-4)" table:style-name="ce3">
            <text:p>29.88898476242384</text:p>
          </table:table-cell>
          <table:table-cell table:number-columns-repeated="2" table:style-name="ce1"/>
          <table:table-cell office:value-type="float" office:value="29.888984762423799" table:formula="of:=[.E42]+0" table:style-name="ce3">
            <text:p>29.8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2.793499720442277</text:span></text:p>
          </table:table-cell>
          <table:table-cell table:number-columns-repeated="2" table:style-name="ce1"/>
          <table:table-cell office:value-type="string" office:string-value="22.793499720442277" table:formula="of:=RIGHT([.B43];LEN([.B43])-4)" table:style-name="ce3">
            <text:p>22.793499720442277</text:p>
          </table:table-cell>
          <table:table-cell table:number-columns-repeated="2" table:style-name="ce1"/>
          <table:table-cell office:value-type="float" office:value="22.793499720442199" table:formula="of:=[.E43]+0" table:style-name="ce3">
            <text:p>22.79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8.979941489833003</text:span></text:p>
          </table:table-cell>
          <table:table-cell table:number-columns-repeated="2" table:style-name="ce1"/>
          <table:table-cell office:value-type="string" office:string-value="18.979941489833003" table:formula="of:=RIGHT([.B44];LEN([.B44])-4)" table:style-name="ce3">
            <text:p>18.979941489833003</text:p>
          </table:table-cell>
          <table:table-cell table:number-columns-repeated="2" table:style-name="ce1"/>
          <table:table-cell office:value-type="float" office:value="18.979941489832999" table:formula="of:=[.E44]+0" table:style-name="ce3">
            <text:p>18.98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29.25956345441289</text:span></text:p>
          </table:table-cell>
          <table:table-cell table:number-columns-repeated="2" table:style-name="ce1"/>
          <table:table-cell office:value-type="string" office:string-value="29.25956345441289" table:formula="of:=RIGHT([.B45];LEN([.B45])-4)" table:style-name="ce3">
            <text:p>29.25956345441289</text:p>
          </table:table-cell>
          <table:table-cell table:number-columns-repeated="2" table:style-name="ce1"/>
          <table:table-cell office:value-type="float" office:value="29.259563454412799" table:formula="of:=[.E45]+0" table:style-name="ce3">
            <text:p>29.26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3.994691845812365</text:span></text:p>
          </table:table-cell>
          <table:table-cell table:number-columns-repeated="2" table:style-name="ce1"/>
          <table:table-cell office:value-type="string" office:string-value="23.994691845812365" table:formula="of:=RIGHT([.B46];LEN([.B46])-4)" table:style-name="ce3">
            <text:p>23.994691845812365</text:p>
          </table:table-cell>
          <table:table-cell table:number-columns-repeated="2" table:style-name="ce1"/>
          <table:table-cell office:value-type="float" office:value="23.994691845812302" table:formula="of:=[.E46]+0" table:style-name="ce3">
            <text:p>23.99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9.511585812732815</text:span></text:p>
          </table:table-cell>
          <table:table-cell table:number-columns-repeated="2" table:style-name="ce1"/>
          <table:table-cell office:value-type="string" office:string-value="19.511585812732815" table:formula="of:=RIGHT([.B47];LEN([.B47])-4)" table:style-name="ce3">
            <text:p>19.511585812732815</text:p>
          </table:table-cell>
          <table:table-cell table:number-columns-repeated="2" table:style-name="ce1"/>
          <table:table-cell office:value-type="float" office:value="19.5115858127328" table:formula="of:=[.E47]+0" table:style-name="ce3">
            <text:p>19.51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3.114544108588053</text:span></text:p>
          </table:table-cell>
          <table:table-cell table:number-columns-repeated="2" table:style-name="ce1"/>
          <table:table-cell office:value-type="string" office:string-value="23.114544108588053" table:formula="of:=RIGHT([.B48];LEN([.B48])-4)" table:style-name="ce3">
            <text:p>23.114544108588053</text:p>
          </table:table-cell>
          <table:table-cell table:number-columns-repeated="2" table:style-name="ce1"/>
          <table:table-cell office:value-type="float" office:value="23.114544108587999" table:formula="of:=[.E48]+0" table:style-name="ce3">
            <text:p>23.11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1.593442787143097</text:span></text:p>
          </table:table-cell>
          <table:table-cell table:number-columns-repeated="2" table:style-name="ce1"/>
          <table:table-cell office:value-type="string" office:string-value="21.593442787143097" table:formula="of:=RIGHT([.B49];LEN([.B49])-4)" table:style-name="ce3">
            <text:p>21.593442787143097</text:p>
          </table:table-cell>
          <table:table-cell table:number-columns-repeated="2" table:style-name="ce1"/>
          <table:table-cell office:value-type="float" office:value="21.593442787143001" table:formula="of:=[.E49]+0" table:style-name="ce3">
            <text:p>21.59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5.051742241140015</text:span></text:p>
          </table:table-cell>
          <table:table-cell table:number-columns-repeated="2" table:style-name="ce1"/>
          <table:table-cell office:value-type="string" office:string-value="25.051742241140015" table:formula="of:=RIGHT([.B50];LEN([.B50])-4)" table:style-name="ce3">
            <text:p>25.051742241140015</text:p>
          </table:table-cell>
          <table:table-cell table:number-columns-repeated="2" table:style-name="ce1"/>
          <table:table-cell office:value-type="float" office:value="25.051742241140001" table:formula="of:=[.E50]+0" table:style-name="ce3">
            <text:p>25.05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2.088341078394635</text:span></text:p>
          </table:table-cell>
          <table:table-cell table:number-columns-repeated="2" table:style-name="ce1"/>
          <table:table-cell office:value-type="string" office:string-value="32.088341078394635" table:formula="of:=RIGHT([.B51];LEN([.B51])-4)" table:style-name="ce3">
            <text:p>32.088341078394635</text:p>
          </table:table-cell>
          <table:table-cell table:number-columns-repeated="2" table:style-name="ce1"/>
          <table:table-cell office:value-type="float" office:value="32.088341078394599" table:formula="of:=[.E51]+0" table:style-name="ce3">
            <text:p>32.09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33.54961326699153</text:span></text:p>
          </table:table-cell>
          <table:table-cell table:number-columns-repeated="2" table:style-name="ce1"/>
          <table:table-cell office:value-type="string" office:string-value="33.54961326699153" table:formula="of:=RIGHT([.B52];LEN([.B52])-4)" table:style-name="ce3">
            <text:p>33.54961326699153</text:p>
          </table:table-cell>
          <table:table-cell table:number-columns-repeated="2" table:style-name="ce1"/>
          <table:table-cell office:value-type="float" office:value="33.5496132669915" table:formula="of:=[.E52]+0" table:style-name="ce3">
            <text:p>33.55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3.793745582318145</text:span></text:p>
          </table:table-cell>
          <table:table-cell table:number-columns-repeated="2" table:style-name="ce1"/>
          <table:table-cell office:value-type="string" office:string-value="23.793745582318145" table:formula="of:=RIGHT([.B53];LEN([.B53])-4)" table:style-name="ce3">
            <text:p>23.793745582318145</text:p>
          </table:table-cell>
          <table:table-cell table:number-columns-repeated="2" table:style-name="ce1"/>
          <table:table-cell office:value-type="float" office:value="23.793745582318099" table:formula="of:=[.E53]+0" table:style-name="ce3">
            <text:p>23.79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3.494517797277794</text:span></text:p>
          </table:table-cell>
          <table:table-cell table:number-columns-repeated="2" table:style-name="ce1"/>
          <table:table-cell office:value-type="string" office:string-value="23.494517797277794" table:formula="of:=RIGHT([.B54];LEN([.B54])-4)" table:style-name="ce3">
            <text:p>23.494517797277794</text:p>
          </table:table-cell>
          <table:table-cell table:number-columns-repeated="2" table:style-name="ce1"/>
          <table:table-cell office:value-type="float" office:value="23.494517797277702" table:formula="of:=[.E54]+0" table:style-name="ce3">
            <text:p>23.49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408048248460236</text:span></text:p>
          </table:table-cell>
          <table:table-cell table:number-columns-repeated="2" table:style-name="ce1"/>
          <table:table-cell office:value-type="string" office:string-value="24.408048248460236" table:formula="of:=RIGHT([.B55];LEN([.B55])-4)" table:style-name="ce3">
            <text:p>24.408048248460236</text:p>
          </table:table-cell>
          <table:table-cell table:number-columns-repeated="2" table:style-name="ce1"/>
          <table:table-cell office:value-type="float" office:value="24.408048248460201" table:formula="of:=[.E55]+0" table:style-name="ce3">
            <text:p>24.41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1.838967588013</text:span></text:p>
          </table:table-cell>
          <table:table-cell table:number-columns-repeated="2" table:style-name="ce1"/>
          <table:table-cell office:value-type="string" office:string-value="21.838967588013" table:formula="of:=RIGHT([.B56];LEN([.B56])-4)" table:style-name="ce3">
            <text:p>21.838967588013</text:p>
          </table:table-cell>
          <table:table-cell table:number-columns-repeated="2" table:style-name="ce1"/>
          <table:table-cell office:value-type="float" office:value="21.838967588012999" table:formula="of:=[.E56]+0" table:style-name="ce3">
            <text:p>21.84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18.149943208096335</text:span></text:p>
          </table:table-cell>
          <table:table-cell table:number-columns-repeated="2" table:style-name="ce1"/>
          <table:table-cell office:value-type="string" office:string-value="18.149943208096335" table:formula="of:=RIGHT([.B57];LEN([.B57])-4)" table:style-name="ce3">
            <text:p>18.149943208096335</text:p>
          </table:table-cell>
          <table:table-cell table:number-columns-repeated="2" table:style-name="ce1"/>
          <table:table-cell office:value-type="float" office:value="18.1499432080963" table:formula="of:=[.E57]+0" table:style-name="ce3">
            <text:p>18.15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4.906884466716665</text:span></text:p>
          </table:table-cell>
          <table:table-cell table:number-columns-repeated="2" table:style-name="ce1"/>
          <table:table-cell office:value-type="string" office:string-value="24.906884466716665" table:formula="of:=RIGHT([.B58];LEN([.B58])-4)" table:style-name="ce3">
            <text:p>24.906884466716665</text:p>
          </table:table-cell>
          <table:table-cell table:number-columns-repeated="2" table:style-name="ce1"/>
          <table:table-cell office:value-type="float" office:value="24.906884466716601" table:formula="of:=[.E58]+0" table:style-name="ce3">
            <text:p>24.91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24.57989342048076</text:span></text:p>
          </table:table-cell>
          <table:table-cell table:number-columns-repeated="2" table:style-name="ce1"/>
          <table:table-cell office:value-type="string" office:string-value="24.57989342048076" table:formula="of:=RIGHT([.B59];LEN([.B59])-4)" table:style-name="ce3">
            <text:p>24.57989342048076</text:p>
          </table:table-cell>
          <table:table-cell table:number-columns-repeated="2" table:style-name="ce1"/>
          <table:table-cell office:value-type="float" office:value="24.579893420480701" table:formula="of:=[.E59]+0" table:style-name="ce3">
            <text:p>24.58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18.29455587941854</text:span></text:p>
          </table:table-cell>
          <table:table-cell table:number-columns-repeated="2" table:style-name="ce1"/>
          <table:table-cell office:value-type="string" office:string-value="18.29455587941854" table:formula="of:=RIGHT([.B60];LEN([.B60])-4)" table:style-name="ce3">
            <text:p>18.29455587941854</text:p>
          </table:table-cell>
          <table:table-cell table:number-columns-repeated="2" table:style-name="ce1"/>
          <table:table-cell office:value-type="float" office:value="18.2945558794185" table:formula="of:=[.E60]+0" table:style-name="ce3">
            <text:p>18.29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0.83111950470843</text:span></text:p>
          </table:table-cell>
          <table:table-cell table:number-columns-repeated="2" table:style-name="ce1"/>
          <table:table-cell office:value-type="string" office:string-value="20.83111950470843" table:formula="of:=RIGHT([.B61];LEN([.B61])-4)" table:style-name="ce3">
            <text:p>20.83111950470843</text:p>
          </table:table-cell>
          <table:table-cell table:number-columns-repeated="2" table:style-name="ce1"/>
          <table:table-cell office:value-type="float" office:value="20.831119504708401" table:formula="of:=[.E61]+0" table:style-name="ce3">
            <text:p>20.83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2.20517491927005</text:span></text:p>
          </table:table-cell>
          <table:table-cell table:number-columns-repeated="2" table:style-name="ce1"/>
          <table:table-cell office:value-type="string" office:string-value="22.20517491927005" table:formula="of:=RIGHT([.B62];LEN([.B62])-4)" table:style-name="ce3">
            <text:p>22.20517491927005</text:p>
          </table:table-cell>
          <table:table-cell table:number-columns-repeated="2" table:style-name="ce1"/>
          <table:table-cell office:value-type="float" office:value="22.20517491927" table:formula="of:=[.E62]+0" table:style-name="ce3">
            <text:p>22.21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5.471315815193925</text:span></text:p>
          </table:table-cell>
          <table:table-cell table:number-columns-repeated="2" table:style-name="ce1"/>
          <table:table-cell office:value-type="string" office:string-value="25.471315815193925" table:formula="of:=RIGHT([.B63];LEN([.B63])-4)" table:style-name="ce3">
            <text:p>25.471315815193925</text:p>
          </table:table-cell>
          <table:table-cell table:number-columns-repeated="2" table:style-name="ce1"/>
          <table:table-cell office:value-type="float" office:value="25.471315815193901" table:formula="of:=[.E63]+0" table:style-name="ce3">
            <text:p>25.47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8.240173563079082</text:span></text:p>
          </table:table-cell>
          <table:table-cell table:number-columns-repeated="2" table:style-name="ce1"/>
          <table:table-cell office:value-type="string" office:string-value="28.240173563079082" table:formula="of:=RIGHT([.B64];LEN([.B64])-4)" table:style-name="ce3">
            <text:p>28.240173563079082</text:p>
          </table:table-cell>
          <table:table-cell table:number-columns-repeated="2" table:style-name="ce1"/>
          <table:table-cell office:value-type="float" office:value="28.240173563079001" table:formula="of:=[.E64]+0" table:style-name="ce3">
            <text:p>28.24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3.95442401568258</text:span></text:p>
          </table:table-cell>
          <table:table-cell table:number-columns-repeated="2" table:style-name="ce1"/>
          <table:table-cell office:value-type="string" office:string-value="23.95442401568258" table:formula="of:=RIGHT([.B65];LEN([.B65])-4)" table:style-name="ce3">
            <text:p>23.95442401568258</text:p>
          </table:table-cell>
          <table:table-cell table:number-columns-repeated="2" table:style-name="ce1"/>
          <table:table-cell office:value-type="float" office:value="23.954424015682498" table:formula="of:=[.E65]+0" table:style-name="ce3">
            <text:p>23.95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30.3183809018956</text:span></text:p>
          </table:table-cell>
          <table:table-cell table:number-columns-repeated="2" table:style-name="ce1"/>
          <table:table-cell office:value-type="string" office:string-value="30.3183809018956" table:formula="of:=RIGHT([.B66];LEN([.B66])-4)" table:style-name="ce3">
            <text:p>30.3183809018956</text:p>
          </table:table-cell>
          <table:table-cell table:number-columns-repeated="2" table:style-name="ce1"/>
          <table:table-cell office:value-type="float" office:value="30.318380901895601" table:formula="of:=[.E66]+0" table:style-name="ce3">
            <text:p>30.32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0.846959056676408</text:span></text:p>
          </table:table-cell>
          <table:table-cell table:number-columns-repeated="2" table:style-name="ce1"/>
          <table:table-cell office:value-type="string" office:string-value="20.846959056676408" table:formula="of:=RIGHT([.B67];LEN([.B67])-4)" table:style-name="ce3">
            <text:p>20.846959056676408</text:p>
          </table:table-cell>
          <table:table-cell table:number-columns-repeated="2" table:style-name="ce1"/>
          <table:table-cell office:value-type="float" office:value="20.8469590566764" table:formula="of:=[.E67]+0" table:style-name="ce3">
            <text:p>20.85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8.327288101219835</text:span></text:p>
          </table:table-cell>
          <table:table-cell table:number-columns-repeated="2" table:style-name="ce1"/>
          <table:table-cell office:value-type="string" office:string-value="28.327288101219835" table:formula="of:=RIGHT([.B68];LEN([.B68])-4)" table:style-name="ce3">
            <text:p>28.327288101219835</text:p>
          </table:table-cell>
          <table:table-cell table:number-columns-repeated="2" table:style-name="ce1"/>
          <table:table-cell office:value-type="float" office:value="28.3272881012198" table:formula="of:=[.E68]+0" table:style-name="ce3">
            <text:p>28.33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5.98658695988694</text:span></text:p>
          </table:table-cell>
          <table:table-cell table:number-columns-repeated="2" table:style-name="ce1"/>
          <table:table-cell office:value-type="string" office:string-value="25.98658695988694" table:formula="of:=RIGHT([.B69];LEN([.B69])-4)" table:style-name="ce3">
            <text:p>25.98658695988694</text:p>
          </table:table-cell>
          <table:table-cell table:number-columns-repeated="2" table:style-name="ce1"/>
          <table:table-cell office:value-type="float" office:value="25.9865869598869" table:formula="of:=[.E69]+0" table:style-name="ce3">
            <text:p>25.99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2.265025043279554</text:span></text:p>
          </table:table-cell>
          <table:table-cell table:number-columns-repeated="2" table:style-name="ce1"/>
          <table:table-cell office:value-type="string" office:string-value="22.265025043279554" table:formula="of:=RIGHT([.B70];LEN([.B70])-4)" table:style-name="ce3">
            <text:p>22.265025043279554</text:p>
          </table:table-cell>
          <table:table-cell table:number-columns-repeated="2" table:style-name="ce1"/>
          <table:table-cell office:value-type="float" office:value="22.2650250432795" table:formula="of:=[.E70]+0" table:style-name="ce3">
            <text:p>22.27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0.624507488130693</text:span></text:p>
          </table:table-cell>
          <table:table-cell table:number-columns-repeated="2" table:style-name="ce1"/>
          <table:table-cell office:value-type="string" office:string-value="20.624507488130693" table:formula="of:=RIGHT([.B71];LEN([.B71])-4)" table:style-name="ce3">
            <text:p>20.624507488130693</text:p>
          </table:table-cell>
          <table:table-cell table:number-columns-repeated="2" table:style-name="ce1"/>
          <table:table-cell office:value-type="float" office:value="20.6245074881306" table:formula="of:=[.E71]+0" table:style-name="ce3">
            <text:p>20.62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4.68051709546356</text:span></text:p>
          </table:table-cell>
          <table:table-cell table:number-columns-repeated="2" table:style-name="ce1"/>
          <table:table-cell office:value-type="string" office:string-value="24.68051709546356" table:formula="of:=RIGHT([.B72];LEN([.B72])-4)" table:style-name="ce3">
            <text:p>24.68051709546356</text:p>
          </table:table-cell>
          <table:table-cell table:number-columns-repeated="2" table:style-name="ce1"/>
          <table:table-cell office:value-type="float" office:value="24.6805170954635" table:formula="of:=[.E72]+0" table:style-name="ce3">
            <text:p>24.68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23.81193345855014</text:span></text:p>
          </table:table-cell>
          <table:table-cell table:number-columns-repeated="2" table:style-name="ce1"/>
          <table:table-cell office:value-type="string" office:string-value="23.81193345855014" table:formula="of:=RIGHT([.B73];LEN([.B73])-4)" table:style-name="ce3">
            <text:p>23.81193345855014</text:p>
          </table:table-cell>
          <table:table-cell table:number-columns-repeated="2" table:style-name="ce1"/>
          <table:table-cell office:value-type="float" office:value="23.811933458550101" table:formula="of:=[.E73]+0" table:style-name="ce3">
            <text:p>23.81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22.160283191049132</text:span></text:p>
          </table:table-cell>
          <table:table-cell table:number-columns-repeated="2" table:style-name="ce1"/>
          <table:table-cell office:value-type="string" office:string-value="22.160283191049132" table:formula="of:=RIGHT([.B74];LEN([.B74])-4)" table:style-name="ce3">
            <text:p>22.160283191049132</text:p>
          </table:table-cell>
          <table:table-cell table:number-columns-repeated="2" table:style-name="ce1"/>
          <table:table-cell office:value-type="float" office:value="22.1602831910491" table:formula="of:=[.E74]+0" table:style-name="ce3">
            <text:p>22.16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17.68056920197562</text:span></text:p>
          </table:table-cell>
          <table:table-cell table:number-columns-repeated="2" table:style-name="ce1"/>
          <table:table-cell office:value-type="string" office:string-value="17.68056920197562" table:formula="of:=RIGHT([.B75];LEN([.B75])-4)" table:style-name="ce3">
            <text:p>17.68056920197562</text:p>
          </table:table-cell>
          <table:table-cell table:number-columns-repeated="2" table:style-name="ce1"/>
          <table:table-cell office:value-type="float" office:value="17.680569201975601" table:formula="of:=[.E75]+0" table:style-name="ce3">
            <text:p>17.68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21.44424290906427</text:span></text:p>
          </table:table-cell>
          <table:table-cell table:number-columns-repeated="2" table:style-name="ce1"/>
          <table:table-cell office:value-type="string" office:string-value="21.44424290906427" table:formula="of:=RIGHT([.B76];LEN([.B76])-4)" table:style-name="ce3">
            <text:p>21.44424290906427</text:p>
          </table:table-cell>
          <table:table-cell table:number-columns-repeated="2" table:style-name="ce1"/>
          <table:table-cell office:value-type="float" office:value="21.444242909064201" table:formula="of:=[.E76]+0" table:style-name="ce3">
            <text:p>21.44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23.322647823918956</text:span></text:p>
          </table:table-cell>
          <table:table-cell table:number-columns-repeated="2" table:style-name="ce1"/>
          <table:table-cell office:value-type="string" office:string-value="23.322647823918956" table:formula="of:=RIGHT([.B77];LEN([.B77])-4)" table:style-name="ce3">
            <text:p>23.322647823918956</text:p>
          </table:table-cell>
          <table:table-cell table:number-columns-repeated="2" table:style-name="ce1"/>
          <table:table-cell office:value-type="float" office:value="23.322647823918899" table:formula="of:=[.E77]+0" table:style-name="ce3">
            <text:p>23.32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7.48847568578348</text:span></text:p>
          </table:table-cell>
          <table:table-cell table:number-columns-repeated="2" table:style-name="ce1"/>
          <table:table-cell office:value-type="string" office:string-value="27.48847568578348" table:formula="of:=RIGHT([.B78];LEN([.B78])-4)" table:style-name="ce3">
            <text:p>27.48847568578348</text:p>
          </table:table-cell>
          <table:table-cell table:number-columns-repeated="2" table:style-name="ce1"/>
          <table:table-cell office:value-type="float" office:value="27.488475685783399" table:formula="of:=[.E78]+0" table:style-name="ce3">
            <text:p>27.49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4.706955618226665</text:span></text:p>
          </table:table-cell>
          <table:table-cell table:number-columns-repeated="2" table:style-name="ce1"/>
          <table:table-cell office:value-type="string" office:string-value="24.706955618226665" table:formula="of:=RIGHT([.B79];LEN([.B79])-4)" table:style-name="ce3">
            <text:p>24.706955618226665</text:p>
          </table:table-cell>
          <table:table-cell table:number-columns-repeated="2" table:style-name="ce1"/>
          <table:table-cell office:value-type="float" office:value="24.706955618226601" table:formula="of:=[.E79]+0" table:style-name="ce3">
            <text:p>24.71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27.12719519275607</text:span></text:p>
          </table:table-cell>
          <table:table-cell table:number-columns-repeated="2" table:style-name="ce1"/>
          <table:table-cell office:value-type="string" office:string-value="27.12719519275607" table:formula="of:=RIGHT([.B80];LEN([.B80])-4)" table:style-name="ce3">
            <text:p>27.12719519275607</text:p>
          </table:table-cell>
          <table:table-cell table:number-columns-repeated="2" table:style-name="ce1"/>
          <table:table-cell office:value-type="float" office:value="27.127195192756002" table:formula="of:=[.E80]+0" table:style-name="ce3">
            <text:p>27.13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1.76674967688904</text:span></text:p>
          </table:table-cell>
          <table:table-cell table:number-columns-repeated="2" table:style-name="ce1"/>
          <table:table-cell office:value-type="string" office:string-value="31.76674967688904" table:formula="of:=RIGHT([.B81];LEN([.B81])-4)" table:style-name="ce3">
            <text:p>31.76674967688904</text:p>
          </table:table-cell>
          <table:table-cell table:number-columns-repeated="2" table:style-name="ce1"/>
          <table:table-cell office:value-type="float" office:value="31.766749676888999" table:formula="of:=[.E81]+0" table:style-name="ce3">
            <text:p>31.77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0.475873281992115</text:span></text:p>
          </table:table-cell>
          <table:table-cell table:number-columns-repeated="2" table:style-name="ce1"/>
          <table:table-cell office:value-type="string" office:string-value="20.475873281992115" table:formula="of:=RIGHT([.B82];LEN([.B82])-4)" table:style-name="ce3">
            <text:p>20.475873281992115</text:p>
          </table:table-cell>
          <table:table-cell table:number-columns-repeated="2" table:style-name="ce1"/>
          <table:table-cell office:value-type="float" office:value="20.475873281992101" table:formula="of:=[.E82]+0" table:style-name="ce3">
            <text:p>20.48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7.03485695108453</text:span></text:p>
          </table:table-cell>
          <table:table-cell table:number-columns-repeated="2" table:style-name="ce1"/>
          <table:table-cell office:value-type="string" office:string-value="27.03485695108453" table:formula="of:=RIGHT([.B83];LEN([.B83])-4)" table:style-name="ce3">
            <text:p>27.03485695108453</text:p>
          </table:table-cell>
          <table:table-cell table:number-columns-repeated="2" table:style-name="ce1"/>
          <table:table-cell office:value-type="float" office:value="27.0348569510845" table:formula="of:=[.E83]+0" table:style-name="ce3">
            <text:p>27.03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6.028571103674388</text:span></text:p>
          </table:table-cell>
          <table:table-cell table:number-columns-repeated="2" table:style-name="ce1"/>
          <table:table-cell office:value-type="string" office:string-value="26.028571103674388" table:formula="of:=RIGHT([.B84];LEN([.B84])-4)" table:style-name="ce3">
            <text:p>26.028571103674388</text:p>
          </table:table-cell>
          <table:table-cell table:number-columns-repeated="2" table:style-name="ce1"/>
          <table:table-cell office:value-type="float" office:value="26.028571103674299" table:formula="of:=[.E84]+0" table:style-name="ce3">
            <text:p>26.03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3.58906950211467</text:span></text:p>
          </table:table-cell>
          <table:table-cell table:number-columns-repeated="2" table:style-name="ce1"/>
          <table:table-cell office:value-type="string" office:string-value="23.58906950211467" table:formula="of:=RIGHT([.B85];LEN([.B85])-4)" table:style-name="ce3">
            <text:p>23.58906950211467</text:p>
          </table:table-cell>
          <table:table-cell table:number-columns-repeated="2" table:style-name="ce1"/>
          <table:table-cell office:value-type="float" office:value="23.589069502114601" table:formula="of:=[.E85]+0" table:style-name="ce3">
            <text:p>23.59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5.99727600959899</text:span></text:p>
          </table:table-cell>
          <table:table-cell table:number-columns-repeated="2" table:style-name="ce1"/>
          <table:table-cell office:value-type="string" office:string-value="35.99727600959899" table:formula="of:=RIGHT([.B86];LEN([.B86])-4)" table:style-name="ce3">
            <text:p>35.99727600959899</text:p>
          </table:table-cell>
          <table:table-cell table:number-columns-repeated="2" table:style-name="ce1"/>
          <table:table-cell office:value-type="float" office:value="35.997276009598899" table:formula="of:=[.E86]+0" table:style-name="ce3">
            <text:p>36.00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18.097848594831646</text:span></text:p>
          </table:table-cell>
          <table:table-cell table:number-columns-repeated="2" table:style-name="ce1"/>
          <table:table-cell office:value-type="string" office:string-value="18.097848594831646" table:formula="of:=RIGHT([.B87];LEN([.B87])-4)" table:style-name="ce3">
            <text:p>18.097848594831646</text:p>
          </table:table-cell>
          <table:table-cell table:number-columns-repeated="2" table:style-name="ce1"/>
          <table:table-cell office:value-type="float" office:value="18.0978485948316" table:formula="of:=[.E87]+0" table:style-name="ce3">
            <text:p>18.10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27.373151869461985</text:span></text:p>
          </table:table-cell>
          <table:table-cell table:number-columns-repeated="2" table:style-name="ce1"/>
          <table:table-cell office:value-type="string" office:string-value="27.373151869461985" table:formula="of:=RIGHT([.B88];LEN([.B88])-4)" table:style-name="ce3">
            <text:p>27.373151869461985</text:p>
          </table:table-cell>
          <table:table-cell table:number-columns-repeated="2" table:style-name="ce1"/>
          <table:table-cell office:value-type="float" office:value="27.3731518694619" table:formula="of:=[.E88]+0" table:style-name="ce3">
            <text:p>27.37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4.953102189200557</text:span></text:p>
          </table:table-cell>
          <table:table-cell table:number-columns-repeated="2" table:style-name="ce1"/>
          <table:table-cell office:value-type="string" office:string-value="24.953102189200557" table:formula="of:=RIGHT([.B89];LEN([.B89])-4)" table:style-name="ce3">
            <text:p>24.953102189200557</text:p>
          </table:table-cell>
          <table:table-cell table:number-columns-repeated="2" table:style-name="ce1"/>
          <table:table-cell office:value-type="float" office:value="24.9531021892005" table:formula="of:=[.E89]+0" table:style-name="ce3">
            <text:p>24.9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2.88799812519598</text:span></text:p>
          </table:table-cell>
          <table:table-cell table:number-columns-repeated="2" table:style-name="ce1"/>
          <table:table-cell office:value-type="string" office:string-value="32.88799812519598" table:formula="of:=RIGHT([.B90];LEN([.B90])-4)" table:style-name="ce3">
            <text:p>32.88799812519598</text:p>
          </table:table-cell>
          <table:table-cell table:number-columns-repeated="2" table:style-name="ce1"/>
          <table:table-cell office:value-type="float" office:value="32.887998125195899" table:formula="of:=[.E90]+0" table:style-name="ce3">
            <text:p>32.89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4.969571442901973</text:span></text:p>
          </table:table-cell>
          <table:table-cell table:number-columns-repeated="2" table:style-name="ce1"/>
          <table:table-cell office:value-type="string" office:string-value="24.969571442901973" table:formula="of:=RIGHT([.B91];LEN([.B91])-4)" table:style-name="ce3">
            <text:p>24.969571442901973</text:p>
          </table:table-cell>
          <table:table-cell table:number-columns-repeated="2" table:style-name="ce1"/>
          <table:table-cell office:value-type="float" office:value="24.969571442901898" table:formula="of:=[.E91]+0" table:style-name="ce3">
            <text:p>24.97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31.246995546551762</text:span></text:p>
          </table:table-cell>
          <table:table-cell table:number-columns-repeated="2" table:style-name="ce1"/>
          <table:table-cell office:value-type="string" office:string-value="31.246995546551762" table:formula="of:=RIGHT([.B92];LEN([.B92])-4)" table:style-name="ce3">
            <text:p>31.246995546551762</text:p>
          </table:table-cell>
          <table:table-cell table:number-columns-repeated="2" table:style-name="ce1"/>
          <table:table-cell office:value-type="float" office:value="31.246995546551702" table:formula="of:=[.E92]+0" table:style-name="ce3">
            <text:p>31.2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7.78657579969491</text:span></text:p>
          </table:table-cell>
          <table:table-cell table:number-columns-repeated="2" table:style-name="ce1"/>
          <table:table-cell office:value-type="string" office:string-value="27.78657579969491" table:formula="of:=RIGHT([.B93];LEN([.B93])-4)" table:style-name="ce3">
            <text:p>27.78657579969491</text:p>
          </table:table-cell>
          <table:table-cell table:number-columns-repeated="2" table:style-name="ce1"/>
          <table:table-cell office:value-type="float" office:value="27.786575799694901" table:formula="of:=[.E93]+0" table:style-name="ce3">
            <text:p>27.79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8.790806606288548</text:span></text:p>
          </table:table-cell>
          <table:table-cell table:number-columns-repeated="2" table:style-name="ce1"/>
          <table:table-cell office:value-type="string" office:string-value="28.790806606288548" table:formula="of:=RIGHT([.B94];LEN([.B94])-4)" table:style-name="ce3">
            <text:p>28.790806606288548</text:p>
          </table:table-cell>
          <table:table-cell table:number-columns-repeated="2" table:style-name="ce1"/>
          <table:table-cell office:value-type="float" office:value="28.790806606288498" table:formula="of:=[.E94]+0" table:style-name="ce3">
            <text:p>28.79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6.7167245844335</text:span></text:p>
          </table:table-cell>
          <table:table-cell table:number-columns-repeated="2" table:style-name="ce1"/>
          <table:table-cell office:value-type="string" office:string-value="26.7167245844335" table:formula="of:=RIGHT([.B95];LEN([.B95])-4)" table:style-name="ce3">
            <text:p>26.7167245844335</text:p>
          </table:table-cell>
          <table:table-cell table:number-columns-repeated="2" table:style-name="ce1"/>
          <table:table-cell office:value-type="float" office:value="26.7167245844335" table:formula="of:=[.E95]+0" table:style-name="ce3">
            <text:p>26.72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7.556098645825273</text:span></text:p>
          </table:table-cell>
          <table:table-cell table:number-columns-repeated="2" table:style-name="ce1"/>
          <table:table-cell office:value-type="string" office:string-value="27.556098645825273" table:formula="of:=RIGHT([.B96];LEN([.B96])-4)" table:style-name="ce3">
            <text:p>27.556098645825273</text:p>
          </table:table-cell>
          <table:table-cell table:number-columns-repeated="2" table:style-name="ce1"/>
          <table:table-cell office:value-type="float" office:value="27.556098645825202" table:formula="of:=[.E96]+0" table:style-name="ce3">
            <text:p>27.5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28.554019259073605</text:span></text:p>
          </table:table-cell>
          <table:table-cell table:number-columns-repeated="2" table:style-name="ce1"/>
          <table:table-cell office:value-type="string" office:string-value="28.554019259073605" table:formula="of:=RIGHT([.B97];LEN([.B97])-4)" table:style-name="ce3">
            <text:p>28.554019259073605</text:p>
          </table:table-cell>
          <table:table-cell table:number-columns-repeated="2" table:style-name="ce1"/>
          <table:table-cell office:value-type="float" office:value="28.554019259073598" table:formula="of:=[.E97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3.26426988877082</text:span></text:p>
          </table:table-cell>
          <table:table-cell table:number-columns-repeated="2" table:style-name="ce1"/>
          <table:table-cell office:value-type="string" office:string-value="23.26426988877082" table:formula="of:=RIGHT([.B98];LEN([.B98])-4)" table:style-name="ce3">
            <text:p>23.26426988877082</text:p>
          </table:table-cell>
          <table:table-cell table:number-columns-repeated="2" table:style-name="ce1"/>
          <table:table-cell office:value-type="float" office:value="23.264269888770801" table:formula="of:=[.E98]+0" table:style-name="ce3">
            <text:p>23.26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17.79255643874629</text:span></text:p>
          </table:table-cell>
          <table:table-cell table:number-columns-repeated="2" table:style-name="ce1"/>
          <table:table-cell office:value-type="string" office:string-value="17.79255643874629" table:formula="of:=RIGHT([.B99];LEN([.B99])-4)" table:style-name="ce3">
            <text:p>17.79255643874629</text:p>
          </table:table-cell>
          <table:table-cell table:number-columns-repeated="2" table:style-name="ce1"/>
          <table:table-cell office:value-type="float" office:value="17.7925564387462" table:formula="of:=[.E99]+0" table:style-name="ce3">
            <text:p>17.79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24.570439490442734</text:span></text:p>
          </table:table-cell>
          <table:table-cell table:number-columns-repeated="2" table:style-name="ce1"/>
          <table:table-cell office:value-type="string" office:string-value="24.570439490442734" table:formula="of:=RIGHT([.B100];LEN([.B100])-4)" table:style-name="ce3">
            <text:p>24.570439490442734</text:p>
          </table:table-cell>
          <table:table-cell table:number-columns-repeated="2" table:style-name="ce1"/>
          <table:table-cell office:value-type="float" office:value="24.570439490442698" table:formula="of:=[.E100]+0" table:style-name="ce3">
            <text:p>24.57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7.496163089755846</text:span></text:p>
          </table:table-cell>
          <table:table-cell table:number-columns-repeated="2" table:style-name="ce1"/>
          <table:table-cell office:value-type="string" office:string-value="27.496163089755846" table:formula="of:=RIGHT([.B101];LEN([.B101])-4)" table:style-name="ce3">
            <text:p>27.496163089755846</text:p>
          </table:table-cell>
          <table:table-cell table:number-columns-repeated="2" table:style-name="ce1"/>
          <table:table-cell office:value-type="float" office:value="27.4961630897558" table:formula="of:=[.E101]+0" table:style-name="ce3">
            <text:p>27.50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23.3972530689464</text:span></text:p>
          </table:table-cell>
          <table:table-cell table:number-columns-repeated="2" table:style-name="ce1"/>
          <table:table-cell office:value-type="string" office:string-value="23.3972530689464" table:formula="of:=RIGHT([.B102];LEN([.B102])-4)" table:style-name="ce3">
            <text:p>23.3972530689464</text:p>
          </table:table-cell>
          <table:table-cell table:number-columns-repeated="2" table:style-name="ce1"/>
          <table:table-cell office:value-type="float" office:value="23.397253068946402" table:formula="of:=[.E102]+0" table:style-name="ce3">
            <text:p>23.40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8.19200390577879</text:span></text:p>
          </table:table-cell>
          <table:table-cell table:number-columns-repeated="2" table:style-name="ce1"/>
          <table:table-cell office:value-type="string" office:string-value="28.19200390577879" table:formula="of:=RIGHT([.B103];LEN([.B103])-4)" table:style-name="ce3">
            <text:p>28.19200390577879</text:p>
          </table:table-cell>
          <table:table-cell table:number-columns-repeated="2" table:style-name="ce1"/>
          <table:table-cell office:value-type="float" office:value="28.192003905778702" table:formula="of:=[.E103]+0" table:style-name="ce3">
            <text:p>28.19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21.909682022870022</text:span></text:p>
          </table:table-cell>
          <table:table-cell table:number-columns-repeated="2" table:style-name="ce1"/>
          <table:table-cell office:value-type="string" office:string-value="21.909682022870022" table:formula="of:=RIGHT([.B104];LEN([.B104])-4)" table:style-name="ce3">
            <text:p>21.909682022870022</text:p>
          </table:table-cell>
          <table:table-cell table:number-columns-repeated="2" table:style-name="ce1"/>
          <table:table-cell office:value-type="float" office:value="21.909682022870001" table:formula="of:=[.E104]+0" table:style-name="ce3">
            <text:p>21.91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28.92132229936462</text:span></text:p>
          </table:table-cell>
          <table:table-cell table:number-columns-repeated="2" table:style-name="ce1"/>
          <table:table-cell office:value-type="string" office:string-value="28.92132229936462" table:formula="of:=RIGHT([.B105];LEN([.B105])-5)" table:style-name="ce3">
            <text:p>28.92132229936462</text:p>
          </table:table-cell>
          <table:table-cell table:number-columns-repeated="2" table:style-name="ce1"/>
          <table:table-cell office:value-type="float" office:value="28.921322299364601" table:formula="of:=[.E105]+0" table:style-name="ce3">
            <text:p>28.92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25.883047063015745</text:span></text:p>
          </table:table-cell>
          <table:table-cell table:number-columns-repeated="2" table:style-name="ce1"/>
          <table:table-cell office:value-type="string" office:string-value="25.883047063015745" table:formula="of:=RIGHT([.B106];LEN([.B106])-5)" table:style-name="ce3">
            <text:p>25.883047063015745</text:p>
          </table:table-cell>
          <table:table-cell table:number-columns-repeated="2" table:style-name="ce1"/>
          <table:table-cell office:value-type="float" office:value="25.883047063015699" table:formula="of:=[.E106]+0" table:style-name="ce3">
            <text:p>25.88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28.077854418514306</text:span></text:p>
          </table:table-cell>
          <table:table-cell table:number-columns-repeated="2" table:style-name="ce1"/>
          <table:table-cell office:value-type="string" office:string-value="28.077854418514306" table:formula="of:=RIGHT([.B107];LEN([.B107])-5)" table:style-name="ce3">
            <text:p>28.077854418514306</text:p>
          </table:table-cell>
          <table:table-cell table:number-columns-repeated="2" table:style-name="ce1"/>
          <table:table-cell office:value-type="float" office:value="28.077854418514299" table:formula="of:=[.E107]+0" table:style-name="ce3">
            <text:p>28.08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21.824583025155597</text:span></text:p>
          </table:table-cell>
          <table:table-cell table:number-columns-repeated="2" table:style-name="ce1"/>
          <table:table-cell office:value-type="string" office:string-value="21.824583025155597" table:formula="of:=RIGHT([.B108];LEN([.B108])-5)" table:style-name="ce3">
            <text:p>21.824583025155597</text:p>
          </table:table-cell>
          <table:table-cell table:number-columns-repeated="2" table:style-name="ce1"/>
          <table:table-cell office:value-type="float" office:value="21.824583025155501" table:formula="of:=[.E108]+0" table:style-name="ce3">
            <text:p>21.82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29.532466702018628</text:span></text:p>
          </table:table-cell>
          <table:table-cell table:number-columns-repeated="2" table:style-name="ce1"/>
          <table:table-cell office:value-type="string" office:string-value="29.532466702018628" table:formula="of:=RIGHT([.B109];LEN([.B109])-5)" table:style-name="ce3">
            <text:p>29.532466702018628</text:p>
          </table:table-cell>
          <table:table-cell table:number-columns-repeated="2" table:style-name="ce1"/>
          <table:table-cell office:value-type="float" office:value="29.532466702018599" table:formula="of:=[.E109]+0" table:style-name="ce3">
            <text:p>29.53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27.04598907152854</text:span></text:p>
          </table:table-cell>
          <table:table-cell table:number-columns-repeated="2" table:style-name="ce1"/>
          <table:table-cell office:value-type="string" office:string-value="27.04598907152854" table:formula="of:=RIGHT([.B110];LEN([.B110])-5)" table:style-name="ce3">
            <text:p>27.04598907152854</text:p>
          </table:table-cell>
          <table:table-cell table:number-columns-repeated="2" table:style-name="ce1"/>
          <table:table-cell office:value-type="float" office:value="27.045989071528499" table:formula="of:=[.E110]+0" table:style-name="ce3">
            <text:p>27.05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0.2543785575866</text:span></text:p>
          </table:table-cell>
          <table:table-cell table:number-columns-repeated="2" table:style-name="ce1"/>
          <table:table-cell office:value-type="string" office:string-value="30.2543785575866" table:formula="of:=RIGHT([.B111];LEN([.B111])-5)" table:style-name="ce3">
            <text:p>30.2543785575866</text:p>
          </table:table-cell>
          <table:table-cell table:number-columns-repeated="2" table:style-name="ce1"/>
          <table:table-cell office:value-type="float" office:value="30.254378557586602" table:formula="of:=[.E111]+0" table:style-name="ce3">
            <text:p>30.25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7.870051463967048</text:span></text:p>
          </table:table-cell>
          <table:table-cell table:number-columns-repeated="2" table:style-name="ce1"/>
          <table:table-cell office:value-type="string" office:string-value="27.870051463967048" table:formula="of:=RIGHT([.B112];LEN([.B112])-5)" table:style-name="ce3">
            <text:p>27.870051463967048</text:p>
          </table:table-cell>
          <table:table-cell table:number-columns-repeated="2" table:style-name="ce1"/>
          <table:table-cell office:value-type="float" office:value="27.870051463966998" table:formula="of:=[.E112]+0" table:style-name="ce3">
            <text:p>27.87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8.59087658527709</text:span></text:p>
          </table:table-cell>
          <table:table-cell table:number-columns-repeated="2" table:style-name="ce1"/>
          <table:table-cell office:value-type="string" office:string-value="28.59087658527709" table:formula="of:=RIGHT([.B113];LEN([.B113])-5)" table:style-name="ce3">
            <text:p>28.59087658527709</text:p>
          </table:table-cell>
          <table:table-cell table:number-columns-repeated="2" table:style-name="ce1"/>
          <table:table-cell office:value-type="float" office:value="28.590876585277002" table:formula="of:=[.E113]+0" table:style-name="ce3">
            <text:p>28.59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2.02911389221157</text:span></text:p>
          </table:table-cell>
          <table:table-cell table:number-columns-repeated="2" table:style-name="ce1"/>
          <table:table-cell office:value-type="string" office:string-value="22.02911389221157" table:formula="of:=RIGHT([.B114];LEN([.B114])-5)" table:style-name="ce3">
            <text:p>22.02911389221157</text:p>
          </table:table-cell>
          <table:table-cell table:number-columns-repeated="2" table:style-name="ce1"/>
          <table:table-cell office:value-type="float" office:value="22.029113892211502" table:formula="of:=[.E114]+0" table:style-name="ce3">
            <text:p>22.03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27.349583469866843</text:span></text:p>
          </table:table-cell>
          <table:table-cell table:number-columns-repeated="2" table:style-name="ce1"/>
          <table:table-cell office:value-type="string" office:string-value="27.349583469866843" table:formula="of:=RIGHT([.B115];LEN([.B115])-5)" table:style-name="ce3">
            <text:p>27.349583469866843</text:p>
          </table:table-cell>
          <table:table-cell table:number-columns-repeated="2" table:style-name="ce1"/>
          <table:table-cell office:value-type="float" office:value="27.349583469866801" table:formula="of:=[.E115]+0" table:style-name="ce3">
            <text:p>27.35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27.53132657780019</text:span></text:p>
          </table:table-cell>
          <table:table-cell table:number-columns-repeated="2" table:style-name="ce1"/>
          <table:table-cell office:value-type="string" office:string-value="27.53132657780019" table:formula="of:=RIGHT([.B116];LEN([.B116])-5)" table:style-name="ce3">
            <text:p>27.53132657780019</text:p>
          </table:table-cell>
          <table:table-cell table:number-columns-repeated="2" table:style-name="ce1"/>
          <table:table-cell office:value-type="float" office:value="27.531326577800101" table:formula="of:=[.E116]+0" table:style-name="ce3">
            <text:p>27.53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1.02439722052881</text:span></text:p>
          </table:table-cell>
          <table:table-cell table:number-columns-repeated="2" table:style-name="ce1"/>
          <table:table-cell office:value-type="string" office:string-value="31.02439722052881" table:formula="of:=RIGHT([.B117];LEN([.B117])-5)" table:style-name="ce3">
            <text:p>31.02439722052881</text:p>
          </table:table-cell>
          <table:table-cell table:number-columns-repeated="2" table:style-name="ce1"/>
          <table:table-cell office:value-type="float" office:value="31.024397220528801" table:formula="of:=[.E117]+0" table:style-name="ce3">
            <text:p>31.0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31.614165650493096</text:span></text:p>
          </table:table-cell>
          <table:table-cell table:number-columns-repeated="2" table:style-name="ce1"/>
          <table:table-cell office:value-type="string" office:string-value="31.614165650493096" table:formula="of:=RIGHT([.B118];LEN([.B118])-5)" table:style-name="ce3">
            <text:p>31.614165650493096</text:p>
          </table:table-cell>
          <table:table-cell table:number-columns-repeated="2" table:style-name="ce1"/>
          <table:table-cell office:value-type="float" office:value="31.614165650493" table:formula="of:=[.E118]+0" table:style-name="ce3">
            <text:p>31.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25.824884270052273</text:span></text:p>
          </table:table-cell>
          <table:table-cell table:number-columns-repeated="2" table:style-name="ce1"/>
          <table:table-cell office:value-type="string" office:string-value="25.824884270052273" table:formula="of:=RIGHT([.B119];LEN([.B119])-5)" table:style-name="ce3">
            <text:p>25.824884270052273</text:p>
          </table:table-cell>
          <table:table-cell table:number-columns-repeated="2" table:style-name="ce1"/>
          <table:table-cell office:value-type="float" office:value="25.824884270052198" table:formula="of:=[.E119]+0" table:style-name="ce3">
            <text:p>25.8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28.56878770622104</text:span></text:p>
          </table:table-cell>
          <table:table-cell table:number-columns-repeated="2" table:style-name="ce1"/>
          <table:table-cell office:value-type="string" office:string-value="28.56878770622104" table:formula="of:=RIGHT([.B120];LEN([.B120])-5)" table:style-name="ce3">
            <text:p>28.56878770622104</text:p>
          </table:table-cell>
          <table:table-cell table:number-columns-repeated="2" table:style-name="ce1"/>
          <table:table-cell office:value-type="float" office:value="28.568787706220999" table:formula="of:=[.E120]+0" table:style-name="ce3">
            <text:p>28.5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24.1628316189152</text:span></text:p>
          </table:table-cell>
          <table:table-cell table:number-columns-repeated="2" table:style-name="ce1"/>
          <table:table-cell office:value-type="string" office:string-value="24.1628316189152" table:formula="of:=RIGHT([.B121];LEN([.B121])-5)" table:style-name="ce3">
            <text:p>24.1628316189152</text:p>
          </table:table-cell>
          <table:table-cell table:number-columns-repeated="2" table:style-name="ce1"/>
          <table:table-cell office:value-type="float" office:value="24.162831618915199" table:formula="of:=[.E121]+0" table:style-name="ce3">
            <text:p>24.1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25.10795349346458</text:span></text:p>
          </table:table-cell>
          <table:table-cell table:number-columns-repeated="2" table:style-name="ce1"/>
          <table:table-cell office:value-type="string" office:string-value="25.10795349346458" table:formula="of:=RIGHT([.B122];LEN([.B122])-5)" table:style-name="ce3">
            <text:p>25.10795349346458</text:p>
          </table:table-cell>
          <table:table-cell table:number-columns-repeated="2" table:style-name="ce1"/>
          <table:table-cell office:value-type="float" office:value="25.1079534934645" table:formula="of:=[.E122]+0" table:style-name="ce3">
            <text:p>25.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23.73184190916539</text:span></text:p>
          </table:table-cell>
          <table:table-cell table:number-columns-repeated="2" table:style-name="ce1"/>
          <table:table-cell office:value-type="string" office:string-value="23.73184190916539" table:formula="of:=RIGHT([.B123];LEN([.B123])-5)" table:style-name="ce3">
            <text:p>23.73184190916539</text:p>
          </table:table-cell>
          <table:table-cell table:number-columns-repeated="2" table:style-name="ce1"/>
          <table:table-cell office:value-type="float" office:value="23.731841909165301" table:formula="of:=[.E123]+0" table:style-name="ce3">
            <text:p>23.7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27.890800520733926</text:span></text:p>
          </table:table-cell>
          <table:table-cell table:number-columns-repeated="2" table:style-name="ce1"/>
          <table:table-cell office:value-type="string" office:string-value="27.890800520733926" table:formula="of:=RIGHT([.B124];LEN([.B124])-5)" table:style-name="ce3">
            <text:p>27.890800520733926</text:p>
          </table:table-cell>
          <table:table-cell table:number-columns-repeated="2" table:style-name="ce1"/>
          <table:table-cell office:value-type="float" office:value="27.890800520733901" table:formula="of:=[.E124]+0" table:style-name="ce3">
            <text:p>27.8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4.380234150125027</text:span></text:p>
          </table:table-cell>
          <table:table-cell table:number-columns-repeated="2" table:style-name="ce1"/>
          <table:table-cell office:value-type="string" office:string-value="24.380234150125027" table:formula="of:=RIGHT([.B125];LEN([.B125])-5)" table:style-name="ce3">
            <text:p>24.380234150125027</text:p>
          </table:table-cell>
          <table:table-cell table:number-columns-repeated="2" table:style-name="ce1"/>
          <table:table-cell office:value-type="float" office:value="24.380234150124998" table:formula="of:=[.E125]+0" table:style-name="ce3">
            <text:p>24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22.201868419647134</text:span></text:p>
          </table:table-cell>
          <table:table-cell table:number-columns-repeated="2" table:style-name="ce1"/>
          <table:table-cell office:value-type="string" office:string-value="22.201868419647134" table:formula="of:=RIGHT([.B126];LEN([.B126])-5)" table:style-name="ce3">
            <text:p>22.201868419647134</text:p>
          </table:table-cell>
          <table:table-cell table:number-columns-repeated="2" table:style-name="ce1"/>
          <table:table-cell office:value-type="float" office:value="22.201868419647099" table:formula="of:=[.E126]+0" table:style-name="ce3">
            <text:p>22.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1.69545322681551</text:span></text:p>
          </table:table-cell>
          <table:table-cell table:number-columns-repeated="2" table:style-name="ce1"/>
          <table:table-cell office:value-type="string" office:string-value="21.69545322681551" table:formula="of:=RIGHT([.B127];LEN([.B127])-5)" table:style-name="ce3">
            <text:p>21.69545322681551</text:p>
          </table:table-cell>
          <table:table-cell table:number-columns-repeated="2" table:style-name="ce1"/>
          <table:table-cell office:value-type="float" office:value="21.695453226815498" table:formula="of:=[.E127]+0" table:style-name="ce3">
            <text:p>21.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23.513004470427155</text:span></text:p>
          </table:table-cell>
          <table:table-cell table:number-columns-repeated="2" table:style-name="ce1"/>
          <table:table-cell office:value-type="string" office:string-value="23.513004470427155" table:formula="of:=RIGHT([.B128];LEN([.B128])-5)" table:style-name="ce3">
            <text:p>23.513004470427155</text:p>
          </table:table-cell>
          <table:table-cell table:number-columns-repeated="2" table:style-name="ce1"/>
          <table:table-cell office:value-type="float" office:value="23.513004470427099" table:formula="of:=[.E128]+0" table:style-name="ce3">
            <text:p>23.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28.5508644140652</text:span></text:p>
          </table:table-cell>
          <table:table-cell table:number-columns-repeated="2" table:style-name="ce1"/>
          <table:table-cell office:value-type="string" office:string-value="28.5508644140652" table:formula="of:=RIGHT([.B129];LEN([.B129])-5)" table:style-name="ce3">
            <text:p>28.5508644140652</text:p>
          </table:table-cell>
          <table:table-cell table:number-columns-repeated="2" table:style-name="ce1"/>
          <table:table-cell office:value-type="float" office:value="28.550864414065199" table:formula="of:=[.E129]+0" table:style-name="ce3">
            <text:p>28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25.27572770413479</text:span></text:p>
          </table:table-cell>
          <table:table-cell table:number-columns-repeated="2" table:style-name="ce1"/>
          <table:table-cell office:value-type="string" office:string-value="25.27572770413479" table:formula="of:=RIGHT([.B130];LEN([.B130])-5)" table:style-name="ce3">
            <text:p>25.27572770413479</text:p>
          </table:table-cell>
          <table:table-cell table:number-columns-repeated="2" table:style-name="ce1"/>
          <table:table-cell office:value-type="float" office:value="25.275727704134699" table:formula="of:=[.E130]+0" table:style-name="ce3">
            <text:p>25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31.16604010590687</text:span></text:p>
          </table:table-cell>
          <table:table-cell table:number-columns-repeated="2" table:style-name="ce1"/>
          <table:table-cell office:value-type="string" office:string-value="31.16604010590687" table:formula="of:=RIGHT([.B131];LEN([.B131])-5)" table:style-name="ce3">
            <text:p>31.16604010590687</text:p>
          </table:table-cell>
          <table:table-cell table:number-columns-repeated="2" table:style-name="ce1"/>
          <table:table-cell office:value-type="float" office:value="31.166040105906799" table:formula="of:=[.E131]+0" table:style-name="ce3">
            <text:p>31.1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7.049408978181912</text:span></text:p>
          </table:table-cell>
          <table:table-cell table:number-columns-repeated="2" table:style-name="ce1"/>
          <table:table-cell office:value-type="string" office:string-value="27.049408978181912" table:formula="of:=RIGHT([.B132];LEN([.B132])-5)" table:style-name="ce3">
            <text:p>27.049408978181912</text:p>
          </table:table-cell>
          <table:table-cell table:number-columns-repeated="2" table:style-name="ce1"/>
          <table:table-cell office:value-type="float" office:value="27.049408978181901" table:formula="of:=[.E132]+0" table:style-name="ce3">
            <text:p>27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5.234458437421765</text:span></text:p>
          </table:table-cell>
          <table:table-cell table:number-columns-repeated="2" table:style-name="ce1"/>
          <table:table-cell office:value-type="string" office:string-value="35.234458437421765" table:formula="of:=RIGHT([.B133];LEN([.B133])-5)" table:style-name="ce3">
            <text:p>35.234458437421765</text:p>
          </table:table-cell>
          <table:table-cell table:number-columns-repeated="2" table:style-name="ce1"/>
          <table:table-cell office:value-type="float" office:value="35.234458437421701" table:formula="of:=[.E133]+0" table:style-name="ce3">
            <text:p>35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9.932978681502856</text:span></text:p>
          </table:table-cell>
          <table:table-cell table:number-columns-repeated="2" table:style-name="ce1"/>
          <table:table-cell office:value-type="string" office:string-value="29.932978681502856" table:formula="of:=RIGHT([.B134];LEN([.B134])-5)" table:style-name="ce3">
            <text:p>29.932978681502856</text:p>
          </table:table-cell>
          <table:table-cell table:number-columns-repeated="2" table:style-name="ce1"/>
          <table:table-cell office:value-type="float" office:value="29.932978681502799" table:formula="of:=[.E134]+0" table:style-name="ce3">
            <text:p>29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28.936773504629777</text:span></text:p>
          </table:table-cell>
          <table:table-cell table:number-columns-repeated="2" table:style-name="ce1"/>
          <table:table-cell office:value-type="string" office:string-value="28.936773504629777" table:formula="of:=RIGHT([.B135];LEN([.B135])-5)" table:style-name="ce3">
            <text:p>28.936773504629777</text:p>
          </table:table-cell>
          <table:table-cell table:number-columns-repeated="2" table:style-name="ce1"/>
          <table:table-cell office:value-type="float" office:value="28.936773504629699" table:formula="of:=[.E135]+0" table:style-name="ce3">
            <text:p>28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32.09141756845672</text:span></text:p>
          </table:table-cell>
          <table:table-cell table:number-columns-repeated="2" table:style-name="ce1"/>
          <table:table-cell office:value-type="string" office:string-value="32.09141756845672" table:formula="of:=RIGHT([.B136];LEN([.B136])-5)" table:style-name="ce3">
            <text:p>32.09141756845672</text:p>
          </table:table-cell>
          <table:table-cell table:number-columns-repeated="2" table:style-name="ce1"/>
          <table:table-cell office:value-type="float" office:value="32.091417568456698" table:formula="of:=[.E136]+0" table:style-name="ce3">
            <text:p>32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24.978042607627316</text:span></text:p>
          </table:table-cell>
          <table:table-cell table:number-columns-repeated="2" table:style-name="ce1"/>
          <table:table-cell office:value-type="string" office:string-value="24.978042607627316" table:formula="of:=RIGHT([.B137];LEN([.B137])-5)" table:style-name="ce3">
            <text:p>24.978042607627316</text:p>
          </table:table-cell>
          <table:table-cell table:number-columns-repeated="2" table:style-name="ce1"/>
          <table:table-cell office:value-type="float" office:value="24.978042607627302" table:formula="of:=[.E137]+0" table:style-name="ce3">
            <text:p>24.9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31.791421113443494</text:span></text:p>
          </table:table-cell>
          <table:table-cell table:number-columns-repeated="2" table:style-name="ce1"/>
          <table:table-cell office:value-type="string" office:string-value="31.791421113443494" table:formula="of:=RIGHT([.B138];LEN([.B138])-5)" table:style-name="ce3">
            <text:p>31.791421113443494</text:p>
          </table:table-cell>
          <table:table-cell table:number-columns-repeated="2" table:style-name="ce1"/>
          <table:table-cell office:value-type="float" office:value="31.791421113443398" table:formula="of:=[.E138]+0" table:style-name="ce3">
            <text:p>31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34.68567995451704</text:span></text:p>
          </table:table-cell>
          <table:table-cell table:number-columns-repeated="2" table:style-name="ce1"/>
          <table:table-cell office:value-type="string" office:string-value="34.68567995451704" table:formula="of:=RIGHT([.B139];LEN([.B139])-5)" table:style-name="ce3">
            <text:p>34.68567995451704</text:p>
          </table:table-cell>
          <table:table-cell table:number-columns-repeated="2" table:style-name="ce1"/>
          <table:table-cell office:value-type="float" office:value="34.685679954516999" table:formula="of:=[.E139]+0" table:style-name="ce3">
            <text:p>34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1.351919142967546</text:span></text:p>
          </table:table-cell>
          <table:table-cell table:number-columns-repeated="2" table:style-name="ce1"/>
          <table:table-cell office:value-type="string" office:string-value="31.351919142967546" table:formula="of:=RIGHT([.B140];LEN([.B140])-5)" table:style-name="ce3">
            <text:p>31.351919142967546</text:p>
          </table:table-cell>
          <table:table-cell table:number-columns-repeated="2" table:style-name="ce1"/>
          <table:table-cell office:value-type="float" office:value="31.3519191429675" table:formula="of:=[.E140]+0" table:style-name="ce3">
            <text:p>31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24.891406716174483</text:span></text:p>
          </table:table-cell>
          <table:table-cell table:number-columns-repeated="2" table:style-name="ce1"/>
          <table:table-cell office:value-type="string" office:string-value="24.891406716174483" table:formula="of:=RIGHT([.B141];LEN([.B141])-5)" table:style-name="ce3">
            <text:p>24.891406716174483</text:p>
          </table:table-cell>
          <table:table-cell table:number-columns-repeated="2" table:style-name="ce1"/>
          <table:table-cell office:value-type="float" office:value="24.891406716174401" table:formula="of:=[.E141]+0" table:style-name="ce3">
            <text:p>24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9.252854804715895</text:span></text:p>
          </table:table-cell>
          <table:table-cell table:number-columns-repeated="2" table:style-name="ce1"/>
          <table:table-cell office:value-type="string" office:string-value="29.252854804715895" table:formula="of:=RIGHT([.B142];LEN([.B142])-5)" table:style-name="ce3">
            <text:p>29.252854804715895</text:p>
          </table:table-cell>
          <table:table-cell table:number-columns-repeated="2" table:style-name="ce1"/>
          <table:table-cell office:value-type="float" office:value="29.252854804715799" table:formula="of:=[.E142]+0" table:style-name="ce3">
            <text:p>29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4.066480565880177</text:span></text:p>
          </table:table-cell>
          <table:table-cell table:number-columns-repeated="2" table:style-name="ce1"/>
          <table:table-cell office:value-type="string" office:string-value="24.066480565880177" table:formula="of:=RIGHT([.B143];LEN([.B143])-5)" table:style-name="ce3">
            <text:p>24.066480565880177</text:p>
          </table:table-cell>
          <table:table-cell table:number-columns-repeated="2" table:style-name="ce1"/>
          <table:table-cell office:value-type="float" office:value="24.066480565880099" table:formula="of:=[.E143]+0" table:style-name="ce3">
            <text:p>24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1.773633090238484</text:span></text:p>
          </table:table-cell>
          <table:table-cell table:number-columns-repeated="2" table:style-name="ce1"/>
          <table:table-cell office:value-type="string" office:string-value="21.773633090238484" table:formula="of:=RIGHT([.B144];LEN([.B144])-5)" table:style-name="ce3">
            <text:p>21.773633090238484</text:p>
          </table:table-cell>
          <table:table-cell table:number-columns-repeated="2" table:style-name="ce1"/>
          <table:table-cell office:value-type="float" office:value="21.773633090238398" table:formula="of:=[.E144]+0" table:style-name="ce3">
            <text:p>21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18.049958259475613</text:span></text:p>
          </table:table-cell>
          <table:table-cell table:number-columns-repeated="2" table:style-name="ce1"/>
          <table:table-cell office:value-type="string" office:string-value="18.049958259475613" table:formula="of:=RIGHT([.B145];LEN([.B145])-5)" table:style-name="ce3">
            <text:p>18.049958259475613</text:p>
          </table:table-cell>
          <table:table-cell table:number-columns-repeated="2" table:style-name="ce1"/>
          <table:table-cell office:value-type="float" office:value="18.049958259475599" table:formula="of:=[.E145]+0" table:style-name="ce3">
            <text:p>18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6.49262193846249</text:span></text:p>
          </table:table-cell>
          <table:table-cell table:number-columns-repeated="2" table:style-name="ce1"/>
          <table:table-cell office:value-type="string" office:string-value="26.49262193846249" table:formula="of:=RIGHT([.B146];LEN([.B146])-5)" table:style-name="ce3">
            <text:p>26.49262193846249</text:p>
          </table:table-cell>
          <table:table-cell table:number-columns-repeated="2" table:style-name="ce1"/>
          <table:table-cell office:value-type="float" office:value="26.492621938462399" table:formula="of:=[.E146]+0" table:style-name="ce3">
            <text:p>26.4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36.501389713535886</text:span></text:p>
          </table:table-cell>
          <table:table-cell table:number-columns-repeated="2" table:style-name="ce1"/>
          <table:table-cell office:value-type="string" office:string-value="36.501389713535886" table:formula="of:=RIGHT([.B147];LEN([.B147])-5)" table:style-name="ce3">
            <text:p>36.501389713535886</text:p>
          </table:table-cell>
          <table:table-cell table:number-columns-repeated="2" table:style-name="ce1"/>
          <table:table-cell office:value-type="float" office:value="36.501389713535801" table:formula="of:=[.E147]+0" table:style-name="ce3">
            <text:p>36.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30.25488890417936</text:span></text:p>
          </table:table-cell>
          <table:table-cell table:number-columns-repeated="2" table:style-name="ce1"/>
          <table:table-cell office:value-type="string" office:string-value="30.25488890417936" table:formula="of:=RIGHT([.B148];LEN([.B148])-5)" table:style-name="ce3">
            <text:p>30.25488890417936</text:p>
          </table:table-cell>
          <table:table-cell table:number-columns-repeated="2" table:style-name="ce1"/>
          <table:table-cell office:value-type="float" office:value="30.2548889041793" table:formula="of:=[.E148]+0" table:style-name="ce3">
            <text:p>30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4.866729482491742</text:span></text:p>
          </table:table-cell>
          <table:table-cell table:number-columns-repeated="2" table:style-name="ce1"/>
          <table:table-cell office:value-type="string" office:string-value="24.866729482491742" table:formula="of:=RIGHT([.B149];LEN([.B149])-5)" table:style-name="ce3">
            <text:p>24.866729482491742</text:p>
          </table:table-cell>
          <table:table-cell table:number-columns-repeated="2" table:style-name="ce1"/>
          <table:table-cell office:value-type="float" office:value="24.866729482491699" table:formula="of:=[.E149]+0" table:style-name="ce3">
            <text:p>24.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0.46744950481679</text:span></text:p>
          </table:table-cell>
          <table:table-cell table:number-columns-repeated="2" table:style-name="ce1"/>
          <table:table-cell office:value-type="string" office:string-value="20.46744950481679" table:formula="of:=RIGHT([.B150];LEN([.B150])-5)" table:style-name="ce3">
            <text:p>20.46744950481679</text:p>
          </table:table-cell>
          <table:table-cell table:number-columns-repeated="2" table:style-name="ce1"/>
          <table:table-cell office:value-type="float" office:value="20.467449504816699" table:formula="of:=[.E150]+0" table:style-name="ce3">
            <text:p>20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2.573650564635177</text:span></text:p>
          </table:table-cell>
          <table:table-cell table:number-columns-repeated="2" table:style-name="ce1"/>
          <table:table-cell office:value-type="string" office:string-value="22.573650564635177" table:formula="of:=RIGHT([.B151];LEN([.B151])-5)" table:style-name="ce3">
            <text:p>22.573650564635177</text:p>
          </table:table-cell>
          <table:table-cell table:number-columns-repeated="2" table:style-name="ce1"/>
          <table:table-cell office:value-type="float" office:value="22.573650564635098" table:formula="of:=[.E151]+0" table:style-name="ce3">
            <text:p>22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22.19396679903958</text:span></text:p>
          </table:table-cell>
          <table:table-cell table:number-columns-repeated="2" table:style-name="ce1"/>
          <table:table-cell office:value-type="string" office:string-value="22.19396679903958" table:formula="of:=RIGHT([.B152];LEN([.B152])-5)" table:style-name="ce3">
            <text:p>22.19396679903958</text:p>
          </table:table-cell>
          <table:table-cell table:number-columns-repeated="2" table:style-name="ce1"/>
          <table:table-cell office:value-type="float" office:value="22.193966799039501" table:formula="of:=[.E152]+0" table:style-name="ce3">
            <text:p>22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21.893364484060232</text:span></text:p>
          </table:table-cell>
          <table:table-cell table:number-columns-repeated="2" table:style-name="ce1"/>
          <table:table-cell office:value-type="string" office:string-value="21.893364484060232" table:formula="of:=RIGHT([.B153];LEN([.B153])-5)" table:style-name="ce3">
            <text:p>21.893364484060232</text:p>
          </table:table-cell>
          <table:table-cell table:number-columns-repeated="2" table:style-name="ce1"/>
          <table:table-cell office:value-type="float" office:value="21.8933644840602" table:formula="of:=[.E153]+0" table:style-name="ce3">
            <text:p>21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18.25045591205781</text:span></text:p>
          </table:table-cell>
          <table:table-cell table:number-columns-repeated="2" table:style-name="ce1"/>
          <table:table-cell office:value-type="string" office:string-value="18.25045591205781" table:formula="of:=RIGHT([.B154];LEN([.B154])-5)" table:style-name="ce3">
            <text:p>18.25045591205781</text:p>
          </table:table-cell>
          <table:table-cell table:number-columns-repeated="2" table:style-name="ce1"/>
          <table:table-cell office:value-type="float" office:value="18.250455912057799" table:formula="of:=[.E154]+0" table:style-name="ce3">
            <text:p>18.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19.180208537689346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70545702308485</text:span></text:p>
          </table:table-cell>
          <table:table-cell table:number-columns-repeated="2" table:style-name="ce1"/>
          <table:table-cell office:value-type="string" office:string-value="1.70545702308485" table:formula="of:=RIGHT([.B5];LEN([.B5])-3)" table:style-name="ce3">
            <text:p>1.70545702308485</text:p>
          </table:table-cell>
          <table:table-cell table:number-columns-repeated="2" table:style-name="ce1"/>
          <table:table-cell office:value-type="float" office:value="1.70545702308485" table:formula="of:=[.E5]+0" table:style-name="ce3">
            <text:p>1.71</text:p>
          </table:table-cell>
          <table:table-cell/>
          <table:table-cell table:style-name="ce1">
            <draw:frame draw:z-index="1" draw:id="id3" draw:style-name="a3" draw:name="Chart 1" svg:x="0.65833in" svg:y="0in" svg:width="9.56667in" svg:height="5.2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8.782336946480301</text:span></text:p>
          </table:table-cell>
          <table:table-cell table:number-columns-repeated="2" table:style-name="ce1"/>
          <table:table-cell office:value-type="string" office:string-value="8.782336946480301" table:formula="of:=RIGHT([.B6];LEN([.B6])-3)" table:style-name="ce3">
            <text:p>8.782336946480301</text:p>
          </table:table-cell>
          <table:table-cell table:number-columns-repeated="2" table:style-name="ce1"/>
          <table:table-cell office:value-type="float" office:value="8.7823369464802994" table:formula="of:=[.E6]+0" table:style-name="ce3">
            <text:p>8.78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16.20117319973253</text:span></text:p>
          </table:table-cell>
          <table:table-cell table:number-columns-repeated="2" table:style-name="ce1"/>
          <table:table-cell office:value-type="string" office:string-value="16.20117319973253" table:formula="of:=RIGHT([.B7];LEN([.B7])-3)" table:style-name="ce3">
            <text:p>16.20117319973253</text:p>
          </table:table-cell>
          <table:table-cell table:number-columns-repeated="2" table:style-name="ce1"/>
          <table:table-cell office:value-type="float" office:value="16.201173199732501" table:formula="of:=[.E7]+0" table:style-name="ce3">
            <text:p>16.20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25.226788056496485</text:span></text:p>
          </table:table-cell>
          <table:table-cell table:number-columns-repeated="2" table:style-name="ce1"/>
          <table:table-cell office:value-type="string" office:string-value="25.226788056496485" table:formula="of:=RIGHT([.B8];LEN([.B8])-3)" table:style-name="ce3">
            <text:p>25.226788056496485</text:p>
          </table:table-cell>
          <table:table-cell table:number-columns-repeated="2" table:style-name="ce1"/>
          <table:table-cell office:value-type="float" office:value="25.2267880564964" table:formula="of:=[.E8]+0" table:style-name="ce3">
            <text:p>25.23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16.33615080545055</text:span></text:p>
          </table:table-cell>
          <table:table-cell table:number-columns-repeated="2" table:style-name="ce1"/>
          <table:table-cell office:value-type="string" office:string-value="16.33615080545055" table:formula="of:=RIGHT([.B9];LEN([.B9])-3)" table:style-name="ce3">
            <text:p>16.33615080545055</text:p>
          </table:table-cell>
          <table:table-cell table:number-columns-repeated="2" table:style-name="ce1"/>
          <table:table-cell office:value-type="float" office:value="16.336150805450501" table:formula="of:=[.E9]+0" table:style-name="ce3">
            <text:p>16.34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26.903883021341937</text:span></text:p>
          </table:table-cell>
          <table:table-cell table:number-columns-repeated="2" table:style-name="ce1"/>
          <table:table-cell office:value-type="string" office:string-value="26.903883021341937" table:formula="of:=RIGHT([.B10];LEN([.B10])-3)" table:style-name="ce3">
            <text:p>26.903883021341937</text:p>
          </table:table-cell>
          <table:table-cell table:number-columns-repeated="2" table:style-name="ce1"/>
          <table:table-cell office:value-type="float" office:value="26.903883021341901" table:formula="of:=[.E10]+0" table:style-name="ce3">
            <text:p>26.90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6.07543820420676</text:span></text:p>
          </table:table-cell>
          <table:table-cell table:number-columns-repeated="2" table:style-name="ce1"/>
          <table:table-cell office:value-type="string" office:string-value="16.07543820420676" table:formula="of:=RIGHT([.B11];LEN([.B11])-3)" table:style-name="ce3">
            <text:p>16.07543820420676</text:p>
          </table:table-cell>
          <table:table-cell table:number-columns-repeated="2" table:style-name="ce1"/>
          <table:table-cell office:value-type="float" office:value="16.075438204206701" table:formula="of:=[.E11]+0" table:style-name="ce3">
            <text:p>16.08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2.351597387929615</text:span></text:p>
          </table:table-cell>
          <table:table-cell table:number-columns-repeated="2" table:style-name="ce1"/>
          <table:table-cell office:value-type="string" office:string-value="22.351597387929615" table:formula="of:=RIGHT([.B12];LEN([.B12])-3)" table:style-name="ce3">
            <text:p>22.351597387929615</text:p>
          </table:table-cell>
          <table:table-cell table:number-columns-repeated="2" table:style-name="ce1"/>
          <table:table-cell office:value-type="float" office:value="22.351597387929601" table:formula="of:=[.E12]+0" table:style-name="ce3">
            <text:p>22.35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2.976753016712742</text:span></text:p>
          </table:table-cell>
          <table:table-cell table:number-columns-repeated="2" table:style-name="ce1"/>
          <table:table-cell office:value-type="string" office:string-value="22.976753016712742" table:formula="of:=RIGHT([.B13];LEN([.B13])-3)" table:style-name="ce3">
            <text:p>22.976753016712742</text:p>
          </table:table-cell>
          <table:table-cell table:number-columns-repeated="2" table:style-name="ce1"/>
          <table:table-cell office:value-type="float" office:value="22.976753016712699" table:formula="of:=[.E13]+0" table:style-name="ce3">
            <text:p>22.98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26.768992594683322</text:span></text:p>
          </table:table-cell>
          <table:table-cell table:number-columns-repeated="2" table:style-name="ce1"/>
          <table:table-cell office:value-type="string" office:string-value="26.768992594683322" table:formula="of:=RIGHT([.B14];LEN([.B14])-3)" table:style-name="ce3">
            <text:p>26.768992594683322</text:p>
          </table:table-cell>
          <table:table-cell table:number-columns-repeated="2" table:style-name="ce1"/>
          <table:table-cell office:value-type="float" office:value="26.768992594683301" table:formula="of:=[.E14]+0" table:style-name="ce3">
            <text:p>26.77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21.79854530602619</text:span></text:p>
          </table:table-cell>
          <table:table-cell table:number-columns-repeated="2" table:style-name="ce1"/>
          <table:table-cell office:value-type="string" office:string-value="21.79854530602619" table:formula="of:=RIGHT([.B15];LEN([.B15])-4)" table:style-name="ce3">
            <text:p>21.79854530602619</text:p>
          </table:table-cell>
          <table:table-cell table:number-columns-repeated="2" table:style-name="ce1"/>
          <table:table-cell office:value-type="float" office:value="21.798545306026099" table:formula="of:=[.E15]+0" table:style-name="ce3">
            <text:p>21.8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2.84863466083447</text:span></text:p>
          </table:table-cell>
          <table:table-cell table:number-columns-repeated="2" table:style-name="ce1"/>
          <table:table-cell office:value-type="string" office:string-value="22.84863466083447" table:formula="of:=RIGHT([.B16];LEN([.B16])-4)" table:style-name="ce3">
            <text:p>22.84863466083447</text:p>
          </table:table-cell>
          <table:table-cell table:number-columns-repeated="2" table:style-name="ce1"/>
          <table:table-cell office:value-type="float" office:value="22.848634660834399" table:formula="of:=[.E16]+0" table:style-name="ce3">
            <text:p>22.85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24.6562879907488</text:span></text:p>
          </table:table-cell>
          <table:table-cell table:number-columns-repeated="2" table:style-name="ce1"/>
          <table:table-cell office:value-type="string" office:string-value="24.6562879907488" table:formula="of:=RIGHT([.B17];LEN([.B17])-4)" table:style-name="ce3">
            <text:p>24.6562879907488</text:p>
          </table:table-cell>
          <table:table-cell table:number-columns-repeated="2" table:style-name="ce1"/>
          <table:table-cell office:value-type="float" office:value="24.656287990748801" table:formula="of:=[.E17]+0" table:style-name="ce3">
            <text:p>24.66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9.58731802164691</text:span></text:p>
          </table:table-cell>
          <table:table-cell table:number-columns-repeated="2" table:style-name="ce1"/>
          <table:table-cell office:value-type="string" office:string-value="29.58731802164691" table:formula="of:=RIGHT([.B18];LEN([.B18])-4)" table:style-name="ce3">
            <text:p>29.58731802164691</text:p>
          </table:table-cell>
          <table:table-cell table:number-columns-repeated="2" table:style-name="ce1"/>
          <table:table-cell office:value-type="float" office:value="29.587318021646901" table:formula="of:=[.E18]+0" table:style-name="ce3">
            <text:p>29.59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9.373186638534747</text:span></text:p>
          </table:table-cell>
          <table:table-cell table:number-columns-repeated="2" table:style-name="ce1"/>
          <table:table-cell office:value-type="string" office:string-value="29.373186638534747" table:formula="of:=RIGHT([.B19];LEN([.B19])-4)" table:style-name="ce3">
            <text:p>29.373186638534747</text:p>
          </table:table-cell>
          <table:table-cell table:number-columns-repeated="2" table:style-name="ce1"/>
          <table:table-cell office:value-type="float" office:value="29.373186638534701" table:formula="of:=[.E19]+0" table:style-name="ce3">
            <text:p>29.37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28.81385400529171</text:span></text:p>
          </table:table-cell>
          <table:table-cell table:number-columns-repeated="2" table:style-name="ce1"/>
          <table:table-cell office:value-type="string" office:string-value="28.81385400529171" table:formula="of:=RIGHT([.B20];LEN([.B20])-4)" table:style-name="ce3">
            <text:p>28.81385400529171</text:p>
          </table:table-cell>
          <table:table-cell table:number-columns-repeated="2" table:style-name="ce1"/>
          <table:table-cell office:value-type="float" office:value="28.813854005291699" table:formula="of:=[.E20]+0" table:style-name="ce3">
            <text:p>28.81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21.428985924356223</text:span></text:p>
          </table:table-cell>
          <table:table-cell table:number-columns-repeated="2" table:style-name="ce1"/>
          <table:table-cell office:value-type="string" office:string-value="21.428985924356223" table:formula="of:=RIGHT([.B21];LEN([.B21])-4)" table:style-name="ce3">
            <text:p>21.428985924356223</text:p>
          </table:table-cell>
          <table:table-cell table:number-columns-repeated="2" table:style-name="ce1"/>
          <table:table-cell office:value-type="float" office:value="21.428985924356201" table:formula="of:=[.E21]+0" table:style-name="ce3">
            <text:p>21.43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25.73371772255544</text:span></text:p>
          </table:table-cell>
          <table:table-cell table:number-columns-repeated="2" table:style-name="ce1"/>
          <table:table-cell office:value-type="string" office:string-value="25.73371772255544" table:formula="of:=RIGHT([.B22];LEN([.B22])-4)" table:style-name="ce3">
            <text:p>25.73371772255544</text:p>
          </table:table-cell>
          <table:table-cell table:number-columns-repeated="2" table:style-name="ce1"/>
          <table:table-cell office:value-type="float" office:value="25.733717722555401" table:formula="of:=[.E22]+0" table:style-name="ce3">
            <text:p>25.73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2.134734210387702</text:span></text:p>
          </table:table-cell>
          <table:table-cell table:number-columns-repeated="2" table:style-name="ce1"/>
          <table:table-cell office:value-type="string" office:string-value="22.134734210387702" table:formula="of:=RIGHT([.B23];LEN([.B23])-4)" table:style-name="ce3">
            <text:p>22.134734210387702</text:p>
          </table:table-cell>
          <table:table-cell table:number-columns-repeated="2" table:style-name="ce1"/>
          <table:table-cell office:value-type="float" office:value="22.134734210387698" table:formula="of:=[.E23]+0" table:style-name="ce3">
            <text:p>22.13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22.422427802029592</text:span></text:p>
          </table:table-cell>
          <table:table-cell table:number-columns-repeated="2" table:style-name="ce1"/>
          <table:table-cell office:value-type="string" office:string-value="22.422427802029592" table:formula="of:=RIGHT([.B24];LEN([.B24])-4)" table:style-name="ce3">
            <text:p>22.422427802029592</text:p>
          </table:table-cell>
          <table:table-cell table:number-columns-repeated="2" table:style-name="ce1"/>
          <table:table-cell office:value-type="float" office:value="22.4224278020295" table:formula="of:=[.E24]+0" table:style-name="ce3">
            <text:p>22.42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24.41159358315526</text:span></text:p>
          </table:table-cell>
          <table:table-cell table:number-columns-repeated="2" table:style-name="ce1"/>
          <table:table-cell office:value-type="string" office:string-value="24.41159358315526" table:formula="of:=RIGHT([.B25];LEN([.B25])-4)" table:style-name="ce3">
            <text:p>24.41159358315526</text:p>
          </table:table-cell>
          <table:table-cell table:number-columns-repeated="2" table:style-name="ce1"/>
          <table:table-cell office:value-type="float" office:value="24.411593583155199" table:formula="of:=[.E25]+0" table:style-name="ce3">
            <text:p>24.41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6.492339143742974</text:span></text:p>
          </table:table-cell>
          <table:table-cell table:number-columns-repeated="2" table:style-name="ce1"/>
          <table:table-cell office:value-type="string" office:string-value="26.492339143742974" table:formula="of:=RIGHT([.B26];LEN([.B26])-4)" table:style-name="ce3">
            <text:p>26.492339143742974</text:p>
          </table:table-cell>
          <table:table-cell table:number-columns-repeated="2" table:style-name="ce1"/>
          <table:table-cell office:value-type="float" office:value="26.4923391437429" table:formula="of:=[.E26]+0" table:style-name="ce3">
            <text:p>26.49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8.186918519876492</text:span></text:p>
          </table:table-cell>
          <table:table-cell table:number-columns-repeated="2" table:style-name="ce1"/>
          <table:table-cell office:value-type="string" office:string-value="28.186918519876492" table:formula="of:=RIGHT([.B27];LEN([.B27])-4)" table:style-name="ce3">
            <text:p>28.186918519876492</text:p>
          </table:table-cell>
          <table:table-cell table:number-columns-repeated="2" table:style-name="ce1"/>
          <table:table-cell office:value-type="float" office:value="28.1869185198764" table:formula="of:=[.E27]+0" table:style-name="ce3">
            <text:p>28.19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24.603417792591134</text:span></text:p>
          </table:table-cell>
          <table:table-cell table:number-columns-repeated="2" table:style-name="ce1"/>
          <table:table-cell office:value-type="string" office:string-value="24.603417792591134" table:formula="of:=RIGHT([.B28];LEN([.B28])-4)" table:style-name="ce3">
            <text:p>24.603417792591134</text:p>
          </table:table-cell>
          <table:table-cell table:number-columns-repeated="2" table:style-name="ce1"/>
          <table:table-cell office:value-type="float" office:value="24.603417792591099" table:formula="of:=[.E28]+0" table:style-name="ce3">
            <text:p>24.60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32.646417386020936</text:span></text:p>
          </table:table-cell>
          <table:table-cell table:number-columns-repeated="2" table:style-name="ce1"/>
          <table:table-cell office:value-type="string" office:string-value="32.646417386020936" table:formula="of:=RIGHT([.B29];LEN([.B29])-4)" table:style-name="ce3">
            <text:p>32.646417386020936</text:p>
          </table:table-cell>
          <table:table-cell table:number-columns-repeated="2" table:style-name="ce1"/>
          <table:table-cell office:value-type="float" office:value="32.6464173860209" table:formula="of:=[.E29]+0" table:style-name="ce3">
            <text:p>32.65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31.709225892541753</text:span></text:p>
          </table:table-cell>
          <table:table-cell table:number-columns-repeated="2" table:style-name="ce1"/>
          <table:table-cell office:value-type="string" office:string-value="31.709225892541753" table:formula="of:=RIGHT([.B30];LEN([.B30])-4)" table:style-name="ce3">
            <text:p>31.709225892541753</text:p>
          </table:table-cell>
          <table:table-cell table:number-columns-repeated="2" table:style-name="ce1"/>
          <table:table-cell office:value-type="float" office:value="31.709225892541699" table:formula="of:=[.E30]+0" table:style-name="ce3">
            <text:p>31.71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32.98469823785217</text:span></text:p>
          </table:table-cell>
          <table:table-cell table:number-columns-repeated="2" table:style-name="ce1"/>
          <table:table-cell office:value-type="string" office:string-value="32.98469823785217" table:formula="of:=RIGHT([.B31];LEN([.B31])-4)" table:style-name="ce3">
            <text:p>32.98469823785217</text:p>
          </table:table-cell>
          <table:table-cell table:number-columns-repeated="2" table:style-name="ce1"/>
          <table:table-cell office:value-type="float" office:value="32.984698237852101" table:formula="of:=[.E31]+0" table:style-name="ce3">
            <text:p>32.98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6.138502539298326</text:span></text:p>
          </table:table-cell>
          <table:table-cell table:number-columns-repeated="2" table:style-name="ce1"/>
          <table:table-cell office:value-type="string" office:string-value="26.138502539298326" table:formula="of:=RIGHT([.B32];LEN([.B32])-4)" table:style-name="ce3">
            <text:p>26.138502539298326</text:p>
          </table:table-cell>
          <table:table-cell table:number-columns-repeated="2" table:style-name="ce1"/>
          <table:table-cell office:value-type="float" office:value="26.138502539298301" table:formula="of:=[.E32]+0" table:style-name="ce3">
            <text:p>26.14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6.93774738238946</text:span></text:p>
          </table:table-cell>
          <table:table-cell table:number-columns-repeated="2" table:style-name="ce1"/>
          <table:table-cell office:value-type="string" office:string-value="26.93774738238946" table:formula="of:=RIGHT([.B33];LEN([.B33])-4)" table:style-name="ce3">
            <text:p>26.93774738238946</text:p>
          </table:table-cell>
          <table:table-cell table:number-columns-repeated="2" table:style-name="ce1"/>
          <table:table-cell office:value-type="float" office:value="26.9377473823894" table:formula="of:=[.E33]+0" table:style-name="ce3">
            <text:p>26.94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28.443507932537916</text:span></text:p>
          </table:table-cell>
          <table:table-cell table:number-columns-repeated="2" table:style-name="ce1"/>
          <table:table-cell office:value-type="string" office:string-value="28.443507932537916" table:formula="of:=RIGHT([.B34];LEN([.B34])-4)" table:style-name="ce3">
            <text:p>28.443507932537916</text:p>
          </table:table-cell>
          <table:table-cell table:number-columns-repeated="2" table:style-name="ce1"/>
          <table:table-cell office:value-type="float" office:value="28.443507932537901" table:formula="of:=[.E34]+0" table:style-name="ce3">
            <text:p>28.44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7.220978651935418</text:span></text:p>
          </table:table-cell>
          <table:table-cell table:number-columns-repeated="2" table:style-name="ce1"/>
          <table:table-cell office:value-type="string" office:string-value="27.220978651935418" table:formula="of:=RIGHT([.B35];LEN([.B35])-4)" table:style-name="ce3">
            <text:p>27.220978651935418</text:p>
          </table:table-cell>
          <table:table-cell table:number-columns-repeated="2" table:style-name="ce1"/>
          <table:table-cell office:value-type="float" office:value="27.2209786519354" table:formula="of:=[.E35]+0" table:style-name="ce3">
            <text:p>27.22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24.517465539386347</text:span></text:p>
          </table:table-cell>
          <table:table-cell table:number-columns-repeated="2" table:style-name="ce1"/>
          <table:table-cell office:value-type="string" office:string-value="24.517465539386347" table:formula="of:=RIGHT([.B36];LEN([.B36])-4)" table:style-name="ce3">
            <text:p>24.517465539386347</text:p>
          </table:table-cell>
          <table:table-cell table:number-columns-repeated="2" table:style-name="ce1"/>
          <table:table-cell office:value-type="float" office:value="24.517465539386301" table:formula="of:=[.E36]+0" table:style-name="ce3">
            <text:p>24.52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2.19847321828978</text:span></text:p>
          </table:table-cell>
          <table:table-cell table:number-columns-repeated="2" table:style-name="ce1"/>
          <table:table-cell office:value-type="string" office:string-value="22.19847321828978" table:formula="of:=RIGHT([.B37];LEN([.B37])-4)" table:style-name="ce3">
            <text:p>22.19847321828978</text:p>
          </table:table-cell>
          <table:table-cell table:number-columns-repeated="2" table:style-name="ce1"/>
          <table:table-cell office:value-type="float" office:value="22.198473218289699" table:formula="of:=[.E37]+0" table:style-name="ce3">
            <text:p>22.20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22.18656912456542</text:span></text:p>
          </table:table-cell>
          <table:table-cell table:number-columns-repeated="2" table:style-name="ce1"/>
          <table:table-cell office:value-type="string" office:string-value="22.18656912456542" table:formula="of:=RIGHT([.B38];LEN([.B38])-4)" table:style-name="ce3">
            <text:p>22.18656912456542</text:p>
          </table:table-cell>
          <table:table-cell table:number-columns-repeated="2" table:style-name="ce1"/>
          <table:table-cell office:value-type="float" office:value="22.186569124565398" table:formula="of:=[.E38]+0" table:style-name="ce3">
            <text:p>22.19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33.46925335027825</text:span></text:p>
          </table:table-cell>
          <table:table-cell table:number-columns-repeated="2" table:style-name="ce1"/>
          <table:table-cell office:value-type="string" office:string-value="33.46925335027825" table:formula="of:=RIGHT([.B39];LEN([.B39])-4)" table:style-name="ce3">
            <text:p>33.46925335027825</text:p>
          </table:table-cell>
          <table:table-cell table:number-columns-repeated="2" table:style-name="ce1"/>
          <table:table-cell office:value-type="float" office:value="33.469253350278201" table:formula="of:=[.E39]+0" table:style-name="ce3">
            <text:p>33.47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33.10164293869985</text:span></text:p>
          </table:table-cell>
          <table:table-cell table:number-columns-repeated="2" table:style-name="ce1"/>
          <table:table-cell office:value-type="string" office:string-value="33.10164293869985" table:formula="of:=RIGHT([.B40];LEN([.B40])-4)" table:style-name="ce3">
            <text:p>33.10164293869985</text:p>
          </table:table-cell>
          <table:table-cell table:number-columns-repeated="2" table:style-name="ce1"/>
          <table:table-cell office:value-type="float" office:value="33.101642938699797" table:formula="of:=[.E40]+0" table:style-name="ce3">
            <text:p>33.10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25.08942846641371</text:span></text:p>
          </table:table-cell>
          <table:table-cell table:number-columns-repeated="2" table:style-name="ce1"/>
          <table:table-cell office:value-type="string" office:string-value="25.08942846641371" table:formula="of:=RIGHT([.B41];LEN([.B41])-4)" table:style-name="ce3">
            <text:p>25.08942846641371</text:p>
          </table:table-cell>
          <table:table-cell table:number-columns-repeated="2" table:style-name="ce1"/>
          <table:table-cell office:value-type="float" office:value="25.0894284664137" table:formula="of:=[.E41]+0" table:style-name="ce3">
            <text:p>25.09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9.584181615378203</text:span></text:p>
          </table:table-cell>
          <table:table-cell table:number-columns-repeated="2" table:style-name="ce1"/>
          <table:table-cell office:value-type="string" office:string-value="29.584181615378203" table:formula="of:=RIGHT([.B42];LEN([.B42])-4)" table:style-name="ce3">
            <text:p>29.584181615378203</text:p>
          </table:table-cell>
          <table:table-cell table:number-columns-repeated="2" table:style-name="ce1"/>
          <table:table-cell office:value-type="float" office:value="29.584181615378199" table:formula="of:=[.E42]+0" table:style-name="ce3">
            <text:p>29.58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9.978228752842835</text:span></text:p>
          </table:table-cell>
          <table:table-cell table:number-columns-repeated="2" table:style-name="ce1"/>
          <table:table-cell office:value-type="string" office:string-value="29.978228752842835" table:formula="of:=RIGHT([.B43];LEN([.B43])-4)" table:style-name="ce3">
            <text:p>29.978228752842835</text:p>
          </table:table-cell>
          <table:table-cell table:number-columns-repeated="2" table:style-name="ce1"/>
          <table:table-cell office:value-type="float" office:value="29.978228752842799" table:formula="of:=[.E43]+0" table:style-name="ce3">
            <text:p>29.98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32.763485076930586</text:span></text:p>
          </table:table-cell>
          <table:table-cell table:number-columns-repeated="2" table:style-name="ce1"/>
          <table:table-cell office:value-type="string" office:string-value="32.763485076930586" table:formula="of:=RIGHT([.B44];LEN([.B44])-4)" table:style-name="ce3">
            <text:p>32.763485076930586</text:p>
          </table:table-cell>
          <table:table-cell table:number-columns-repeated="2" table:style-name="ce1"/>
          <table:table-cell office:value-type="float" office:value="32.7634850769305" table:formula="of:=[.E44]+0" table:style-name="ce3">
            <text:p>32.76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33.810360407332944</text:span></text:p>
          </table:table-cell>
          <table:table-cell table:number-columns-repeated="2" table:style-name="ce1"/>
          <table:table-cell office:value-type="string" office:string-value="33.810360407332944" table:formula="of:=RIGHT([.B45];LEN([.B45])-4)" table:style-name="ce3">
            <text:p>33.810360407332944</text:p>
          </table:table-cell>
          <table:table-cell table:number-columns-repeated="2" table:style-name="ce1"/>
          <table:table-cell office:value-type="float" office:value="33.810360407332901" table:formula="of:=[.E45]+0" table:style-name="ce3">
            <text:p>33.81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8.434990360567316</text:span></text:p>
          </table:table-cell>
          <table:table-cell table:number-columns-repeated="2" table:style-name="ce1"/>
          <table:table-cell office:value-type="string" office:string-value="28.434990360567316" table:formula="of:=RIGHT([.B46];LEN([.B46])-4)" table:style-name="ce3">
            <text:p>28.434990360567316</text:p>
          </table:table-cell>
          <table:table-cell table:number-columns-repeated="2" table:style-name="ce1"/>
          <table:table-cell office:value-type="float" office:value="28.434990360567301" table:formula="of:=[.E46]+0" table:style-name="ce3">
            <text:p>28.43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34.208791660337454</text:span></text:p>
          </table:table-cell>
          <table:table-cell table:number-columns-repeated="2" table:style-name="ce1"/>
          <table:table-cell office:value-type="string" office:string-value="34.208791660337454" table:formula="of:=RIGHT([.B47];LEN([.B47])-4)" table:style-name="ce3">
            <text:p>34.208791660337454</text:p>
          </table:table-cell>
          <table:table-cell table:number-columns-repeated="2" table:style-name="ce1"/>
          <table:table-cell office:value-type="float" office:value="34.208791660337397" table:formula="of:=[.E47]+0" table:style-name="ce3">
            <text:p>34.21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8.311062734497927</text:span></text:p>
          </table:table-cell>
          <table:table-cell table:number-columns-repeated="2" table:style-name="ce1"/>
          <table:table-cell office:value-type="string" office:string-value="28.311062734497927" table:formula="of:=RIGHT([.B48];LEN([.B48])-4)" table:style-name="ce3">
            <text:p>28.311062734497927</text:p>
          </table:table-cell>
          <table:table-cell table:number-columns-repeated="2" table:style-name="ce1"/>
          <table:table-cell office:value-type="float" office:value="28.311062734497899" table:formula="of:=[.E48]+0" table:style-name="ce3">
            <text:p>28.31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5.552797314585796</text:span></text:p>
          </table:table-cell>
          <table:table-cell table:number-columns-repeated="2" table:style-name="ce1"/>
          <table:table-cell office:value-type="string" office:string-value="25.552797314585796" table:formula="of:=RIGHT([.B49];LEN([.B49])-4)" table:style-name="ce3">
            <text:p>25.552797314585796</text:p>
          </table:table-cell>
          <table:table-cell table:number-columns-repeated="2" table:style-name="ce1"/>
          <table:table-cell office:value-type="float" office:value="25.5527973145857" table:formula="of:=[.E49]+0" table:style-name="ce3">
            <text:p>25.55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8.140398182780757</text:span></text:p>
          </table:table-cell>
          <table:table-cell table:number-columns-repeated="2" table:style-name="ce1"/>
          <table:table-cell office:value-type="string" office:string-value="28.140398182780757" table:formula="of:=RIGHT([.B50];LEN([.B50])-4)" table:style-name="ce3">
            <text:p>28.140398182780757</text:p>
          </table:table-cell>
          <table:table-cell table:number-columns-repeated="2" table:style-name="ce1"/>
          <table:table-cell office:value-type="float" office:value="28.1403981827807" table:formula="of:=[.E50]+0" table:style-name="ce3">
            <text:p>28.14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0.301461963372777</text:span></text:p>
          </table:table-cell>
          <table:table-cell table:number-columns-repeated="2" table:style-name="ce1"/>
          <table:table-cell office:value-type="string" office:string-value="30.301461963372777" table:formula="of:=RIGHT([.B51];LEN([.B51])-4)" table:style-name="ce3">
            <text:p>30.301461963372777</text:p>
          </table:table-cell>
          <table:table-cell table:number-columns-repeated="2" table:style-name="ce1"/>
          <table:table-cell office:value-type="float" office:value="30.301461963372699" table:formula="of:=[.E51]+0" table:style-name="ce3">
            <text:p>30.30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29.719514374630528</text:span></text:p>
          </table:table-cell>
          <table:table-cell table:number-columns-repeated="2" table:style-name="ce1"/>
          <table:table-cell office:value-type="string" office:string-value="29.719514374630528" table:formula="of:=RIGHT([.B52];LEN([.B52])-4)" table:style-name="ce3">
            <text:p>29.719514374630528</text:p>
          </table:table-cell>
          <table:table-cell table:number-columns-repeated="2" table:style-name="ce1"/>
          <table:table-cell office:value-type="float" office:value="29.719514374630499" table:formula="of:=[.E52]+0" table:style-name="ce3">
            <text:p>29.72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26.12847108105995</text:span></text:p>
          </table:table-cell>
          <table:table-cell table:number-columns-repeated="2" table:style-name="ce1"/>
          <table:table-cell office:value-type="string" office:string-value="26.12847108105995" table:formula="of:=RIGHT([.B53];LEN([.B53])-4)" table:style-name="ce3">
            <text:p>26.12847108105995</text:p>
          </table:table-cell>
          <table:table-cell table:number-columns-repeated="2" table:style-name="ce1"/>
          <table:table-cell office:value-type="float" office:value="26.128471081059899" table:formula="of:=[.E53]+0" table:style-name="ce3">
            <text:p>26.13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30.469811992523557</text:span></text:p>
          </table:table-cell>
          <table:table-cell table:number-columns-repeated="2" table:style-name="ce1"/>
          <table:table-cell office:value-type="string" office:string-value="30.469811992523557" table:formula="of:=RIGHT([.B54];LEN([.B54])-4)" table:style-name="ce3">
            <text:p>30.469811992523557</text:p>
          </table:table-cell>
          <table:table-cell table:number-columns-repeated="2" table:style-name="ce1"/>
          <table:table-cell office:value-type="float" office:value="30.4698119925235" table:formula="of:=[.E54]+0" table:style-name="ce3">
            <text:p>30.47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8.410597572410705</text:span></text:p>
          </table:table-cell>
          <table:table-cell table:number-columns-repeated="2" table:style-name="ce1"/>
          <table:table-cell office:value-type="string" office:string-value="28.410597572410705" table:formula="of:=RIGHT([.B55];LEN([.B55])-4)" table:style-name="ce3">
            <text:p>28.410597572410705</text:p>
          </table:table-cell>
          <table:table-cell table:number-columns-repeated="2" table:style-name="ce1"/>
          <table:table-cell office:value-type="float" office:value="28.410597572410701" table:formula="of:=[.E55]+0" table:style-name="ce3">
            <text:p>28.41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6.209479158416848</text:span></text:p>
          </table:table-cell>
          <table:table-cell table:number-columns-repeated="2" table:style-name="ce1"/>
          <table:table-cell office:value-type="string" office:string-value="26.209479158416848" table:formula="of:=RIGHT([.B56];LEN([.B56])-4)" table:style-name="ce3">
            <text:p>26.209479158416848</text:p>
          </table:table-cell>
          <table:table-cell table:number-columns-repeated="2" table:style-name="ce1"/>
          <table:table-cell office:value-type="float" office:value="26.209479158416801" table:formula="of:=[.E56]+0" table:style-name="ce3">
            <text:p>26.21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20.63443652972068</text:span></text:p>
          </table:table-cell>
          <table:table-cell table:number-columns-repeated="2" table:style-name="ce1"/>
          <table:table-cell office:value-type="string" office:string-value="20.63443652972068" table:formula="of:=RIGHT([.B57];LEN([.B57])-4)" table:style-name="ce3">
            <text:p>20.63443652972068</text:p>
          </table:table-cell>
          <table:table-cell table:number-columns-repeated="2" table:style-name="ce1"/>
          <table:table-cell office:value-type="float" office:value="20.634436529720599" table:formula="of:=[.E57]+0" table:style-name="ce3">
            <text:p>20.63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3.325169052743533</text:span></text:p>
          </table:table-cell>
          <table:table-cell table:number-columns-repeated="2" table:style-name="ce1"/>
          <table:table-cell office:value-type="string" office:string-value="23.325169052743533" table:formula="of:=RIGHT([.B58];LEN([.B58])-4)" table:style-name="ce3">
            <text:p>23.325169052743533</text:p>
          </table:table-cell>
          <table:table-cell table:number-columns-repeated="2" table:style-name="ce1"/>
          <table:table-cell office:value-type="float" office:value="23.325169052743501" table:formula="of:=[.E58]+0" table:style-name="ce3">
            <text:p>23.33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30.744194424122874</text:span></text:p>
          </table:table-cell>
          <table:table-cell table:number-columns-repeated="2" table:style-name="ce1"/>
          <table:table-cell office:value-type="string" office:string-value="30.744194424122874" table:formula="of:=RIGHT([.B59];LEN([.B59])-4)" table:style-name="ce3">
            <text:p>30.744194424122874</text:p>
          </table:table-cell>
          <table:table-cell table:number-columns-repeated="2" table:style-name="ce1"/>
          <table:table-cell office:value-type="float" office:value="30.744194424122799" table:formula="of:=[.E59]+0" table:style-name="ce3">
            <text:p>30.74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37.9704925496372</text:span></text:p>
          </table:table-cell>
          <table:table-cell table:number-columns-repeated="2" table:style-name="ce1"/>
          <table:table-cell office:value-type="string" office:string-value="37.9704925496372" table:formula="of:=RIGHT([.B60];LEN([.B60])-4)" table:style-name="ce3">
            <text:p>37.9704925496372</text:p>
          </table:table-cell>
          <table:table-cell table:number-columns-repeated="2" table:style-name="ce1"/>
          <table:table-cell office:value-type="float" office:value="37.9704925496372" table:formula="of:=[.E60]+0" table:style-name="ce3">
            <text:p>37.97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7.74407537313408</text:span></text:p>
          </table:table-cell>
          <table:table-cell table:number-columns-repeated="2" table:style-name="ce1"/>
          <table:table-cell office:value-type="string" office:string-value="27.74407537313408" table:formula="of:=RIGHT([.B61];LEN([.B61])-4)" table:style-name="ce3">
            <text:p>27.74407537313408</text:p>
          </table:table-cell>
          <table:table-cell table:number-columns-repeated="2" table:style-name="ce1"/>
          <table:table-cell office:value-type="float" office:value="27.744075373133999" table:formula="of:=[.E61]+0" table:style-name="ce3">
            <text:p>27.74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31.370731004572086</text:span></text:p>
          </table:table-cell>
          <table:table-cell table:number-columns-repeated="2" table:style-name="ce1"/>
          <table:table-cell office:value-type="string" office:string-value="31.370731004572086" table:formula="of:=RIGHT([.B62];LEN([.B62])-4)" table:style-name="ce3">
            <text:p>31.370731004572086</text:p>
          </table:table-cell>
          <table:table-cell table:number-columns-repeated="2" table:style-name="ce1"/>
          <table:table-cell office:value-type="float" office:value="31.370731004572001" table:formula="of:=[.E62]+0" table:style-name="ce3">
            <text:p>31.37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27.91059569332351</text:span></text:p>
          </table:table-cell>
          <table:table-cell table:number-columns-repeated="2" table:style-name="ce1"/>
          <table:table-cell office:value-type="string" office:string-value="27.91059569332351" table:formula="of:=RIGHT([.B63];LEN([.B63])-4)" table:style-name="ce3">
            <text:p>27.91059569332351</text:p>
          </table:table-cell>
          <table:table-cell table:number-columns-repeated="2" table:style-name="ce1"/>
          <table:table-cell office:value-type="float" office:value="27.910595693323501" table:formula="of:=[.E63]+0" table:style-name="ce3">
            <text:p>27.91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3.525699716393966</text:span></text:p>
          </table:table-cell>
          <table:table-cell table:number-columns-repeated="2" table:style-name="ce1"/>
          <table:table-cell office:value-type="string" office:string-value="23.525699716393966" table:formula="of:=RIGHT([.B64];LEN([.B64])-4)" table:style-name="ce3">
            <text:p>23.525699716393966</text:p>
          </table:table-cell>
          <table:table-cell table:number-columns-repeated="2" table:style-name="ce1"/>
          <table:table-cell office:value-type="float" office:value="23.525699716393898" table:formula="of:=[.E64]+0" table:style-name="ce3">
            <text:p>23.53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5.21141100299572</text:span></text:p>
          </table:table-cell>
          <table:table-cell table:number-columns-repeated="2" table:style-name="ce1"/>
          <table:table-cell office:value-type="string" office:string-value="25.21141100299572" table:formula="of:=RIGHT([.B65];LEN([.B65])-4)" table:style-name="ce3">
            <text:p>25.21141100299572</text:p>
          </table:table-cell>
          <table:table-cell table:number-columns-repeated="2" table:style-name="ce1"/>
          <table:table-cell office:value-type="float" office:value="25.2114110029957" table:formula="of:=[.E65]+0" table:style-name="ce3">
            <text:p>25.21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8.091494539965304</text:span></text:p>
          </table:table-cell>
          <table:table-cell table:number-columns-repeated="2" table:style-name="ce1"/>
          <table:table-cell office:value-type="string" office:string-value="28.091494539965304" table:formula="of:=RIGHT([.B66];LEN([.B66])-4)" table:style-name="ce3">
            <text:p>28.091494539965304</text:p>
          </table:table-cell>
          <table:table-cell table:number-columns-repeated="2" table:style-name="ce1"/>
          <table:table-cell office:value-type="float" office:value="28.0914945399653" table:formula="of:=[.E66]+0" table:style-name="ce3">
            <text:p>28.09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26.195738752936943</text:span></text:p>
          </table:table-cell>
          <table:table-cell table:number-columns-repeated="2" table:style-name="ce1"/>
          <table:table-cell office:value-type="string" office:string-value="26.195738752936943" table:formula="of:=RIGHT([.B67];LEN([.B67])-4)" table:style-name="ce3">
            <text:p>26.195738752936943</text:p>
          </table:table-cell>
          <table:table-cell table:number-columns-repeated="2" table:style-name="ce1"/>
          <table:table-cell office:value-type="float" office:value="26.195738752936901" table:formula="of:=[.E67]+0" table:style-name="ce3">
            <text:p>26.20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7.675758874570676</text:span></text:p>
          </table:table-cell>
          <table:table-cell table:number-columns-repeated="2" table:style-name="ce1"/>
          <table:table-cell office:value-type="string" office:string-value="27.675758874570676" table:formula="of:=RIGHT([.B68];LEN([.B68])-4)" table:style-name="ce3">
            <text:p>27.675758874570676</text:p>
          </table:table-cell>
          <table:table-cell table:number-columns-repeated="2" table:style-name="ce1"/>
          <table:table-cell office:value-type="float" office:value="27.675758874570601" table:formula="of:=[.E68]+0" table:style-name="ce3">
            <text:p>27.68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4.988713965683388</text:span></text:p>
          </table:table-cell>
          <table:table-cell table:number-columns-repeated="2" table:style-name="ce1"/>
          <table:table-cell office:value-type="string" office:string-value="24.988713965683388" table:formula="of:=RIGHT([.B69];LEN([.B69])-4)" table:style-name="ce3">
            <text:p>24.988713965683388</text:p>
          </table:table-cell>
          <table:table-cell table:number-columns-repeated="2" table:style-name="ce1"/>
          <table:table-cell office:value-type="float" office:value="24.988713965683299" table:formula="of:=[.E69]+0" table:style-name="ce3">
            <text:p>24.99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36.49196385606789</text:span></text:p>
          </table:table-cell>
          <table:table-cell table:number-columns-repeated="2" table:style-name="ce1"/>
          <table:table-cell office:value-type="string" office:string-value="36.49196385606789" table:formula="of:=RIGHT([.B70];LEN([.B70])-4)" table:style-name="ce3">
            <text:p>36.49196385606789</text:p>
          </table:table-cell>
          <table:table-cell table:number-columns-repeated="2" table:style-name="ce1"/>
          <table:table-cell office:value-type="float" office:value="36.491963856067798" table:formula="of:=[.E70]+0" table:style-name="ce3">
            <text:p>36.49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3.45708258519212</text:span></text:p>
          </table:table-cell>
          <table:table-cell table:number-columns-repeated="2" table:style-name="ce1"/>
          <table:table-cell office:value-type="string" office:string-value="33.45708258519212" table:formula="of:=RIGHT([.B71];LEN([.B71])-4)" table:style-name="ce3">
            <text:p>33.45708258519212</text:p>
          </table:table-cell>
          <table:table-cell table:number-columns-repeated="2" table:style-name="ce1"/>
          <table:table-cell office:value-type="float" office:value="33.457082585192097" table:formula="of:=[.E71]+0" table:style-name="ce3">
            <text:p>33.46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30.28958159898624</text:span></text:p>
          </table:table-cell>
          <table:table-cell table:number-columns-repeated="2" table:style-name="ce1"/>
          <table:table-cell office:value-type="string" office:string-value="30.28958159898624" table:formula="of:=RIGHT([.B72];LEN([.B72])-4)" table:style-name="ce3">
            <text:p>30.28958159898624</text:p>
          </table:table-cell>
          <table:table-cell table:number-columns-repeated="2" table:style-name="ce1"/>
          <table:table-cell office:value-type="float" office:value="30.289581598986199" table:formula="of:=[.E72]+0" table:style-name="ce3">
            <text:p>30.29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28.706922580852</text:span></text:p>
          </table:table-cell>
          <table:table-cell table:number-columns-repeated="2" table:style-name="ce1"/>
          <table:table-cell office:value-type="string" office:string-value="28.706922580852" table:formula="of:=RIGHT([.B73];LEN([.B73])-4)" table:style-name="ce3">
            <text:p>28.706922580852</text:p>
          </table:table-cell>
          <table:table-cell table:number-columns-repeated="2" table:style-name="ce1"/>
          <table:table-cell office:value-type="float" office:value="28.706922580852002" table:formula="of:=[.E73]+0" table:style-name="ce3">
            <text:p>28.71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30.428299366382237</text:span></text:p>
          </table:table-cell>
          <table:table-cell table:number-columns-repeated="2" table:style-name="ce1"/>
          <table:table-cell office:value-type="string" office:string-value="30.428299366382237" table:formula="of:=RIGHT([.B74];LEN([.B74])-4)" table:style-name="ce3">
            <text:p>30.428299366382237</text:p>
          </table:table-cell>
          <table:table-cell table:number-columns-repeated="2" table:style-name="ce1"/>
          <table:table-cell office:value-type="float" office:value="30.428299366382198" table:formula="of:=[.E74]+0" table:style-name="ce3">
            <text:p>30.43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26.651381969284284</text:span></text:p>
          </table:table-cell>
          <table:table-cell table:number-columns-repeated="2" table:style-name="ce1"/>
          <table:table-cell office:value-type="string" office:string-value="26.651381969284284" table:formula="of:=RIGHT([.B75];LEN([.B75])-4)" table:style-name="ce3">
            <text:p>26.651381969284284</text:p>
          </table:table-cell>
          <table:table-cell table:number-columns-repeated="2" table:style-name="ce1"/>
          <table:table-cell office:value-type="float" office:value="26.651381969284198" table:formula="of:=[.E75]+0" table:style-name="ce3">
            <text:p>26.65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26.698861324269124</text:span></text:p>
          </table:table-cell>
          <table:table-cell table:number-columns-repeated="2" table:style-name="ce1"/>
          <table:table-cell office:value-type="string" office:string-value="26.698861324269124" table:formula="of:=RIGHT([.B76];LEN([.B76])-4)" table:style-name="ce3">
            <text:p>26.698861324269124</text:p>
          </table:table-cell>
          <table:table-cell table:number-columns-repeated="2" table:style-name="ce1"/>
          <table:table-cell office:value-type="float" office:value="26.6988613242691" table:formula="of:=[.E76]+0" table:style-name="ce3">
            <text:p>26.70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29.030951069512422</text:span></text:p>
          </table:table-cell>
          <table:table-cell table:number-columns-repeated="2" table:style-name="ce1"/>
          <table:table-cell office:value-type="string" office:string-value="29.030951069512422" table:formula="of:=RIGHT([.B77];LEN([.B77])-4)" table:style-name="ce3">
            <text:p>29.030951069512422</text:p>
          </table:table-cell>
          <table:table-cell table:number-columns-repeated="2" table:style-name="ce1"/>
          <table:table-cell office:value-type="float" office:value="29.030951069512401" table:formula="of:=[.E77]+0" table:style-name="ce3">
            <text:p>29.03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26.262609255809412</text:span></text:p>
          </table:table-cell>
          <table:table-cell table:number-columns-repeated="2" table:style-name="ce1"/>
          <table:table-cell office:value-type="string" office:string-value="26.262609255809412" table:formula="of:=RIGHT([.B78];LEN([.B78])-4)" table:style-name="ce3">
            <text:p>26.262609255809412</text:p>
          </table:table-cell>
          <table:table-cell table:number-columns-repeated="2" table:style-name="ce1"/>
          <table:table-cell office:value-type="float" office:value="26.262609255809402" table:formula="of:=[.E78]+0" table:style-name="ce3">
            <text:p>26.26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25.42982344548643</text:span></text:p>
          </table:table-cell>
          <table:table-cell table:number-columns-repeated="2" table:style-name="ce1"/>
          <table:table-cell office:value-type="string" office:string-value="25.42982344548643" table:formula="of:=RIGHT([.B79];LEN([.B79])-4)" table:style-name="ce3">
            <text:p>25.42982344548643</text:p>
          </table:table-cell>
          <table:table-cell table:number-columns-repeated="2" table:style-name="ce1"/>
          <table:table-cell office:value-type="float" office:value="25.429823445486399" table:formula="of:=[.E79]+0" table:style-name="ce3">
            <text:p>25.43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23.551041445465394</text:span></text:p>
          </table:table-cell>
          <table:table-cell table:number-columns-repeated="2" table:style-name="ce1"/>
          <table:table-cell office:value-type="string" office:string-value="23.551041445465394" table:formula="of:=RIGHT([.B80];LEN([.B80])-4)" table:style-name="ce3">
            <text:p>23.551041445465394</text:p>
          </table:table-cell>
          <table:table-cell table:number-columns-repeated="2" table:style-name="ce1"/>
          <table:table-cell office:value-type="float" office:value="23.551041445465302" table:formula="of:=[.E80]+0" table:style-name="ce3">
            <text:p>23.55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26.105012237587783</text:span></text:p>
          </table:table-cell>
          <table:table-cell table:number-columns-repeated="2" table:style-name="ce1"/>
          <table:table-cell office:value-type="string" office:string-value="26.105012237587783" table:formula="of:=RIGHT([.B81];LEN([.B81])-4)" table:style-name="ce3">
            <text:p>26.105012237587783</text:p>
          </table:table-cell>
          <table:table-cell table:number-columns-repeated="2" table:style-name="ce1"/>
          <table:table-cell office:value-type="float" office:value="26.105012237587701" table:formula="of:=[.E81]+0" table:style-name="ce3">
            <text:p>26.11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3.75935019085721</text:span></text:p>
          </table:table-cell>
          <table:table-cell table:number-columns-repeated="2" table:style-name="ce1"/>
          <table:table-cell office:value-type="string" office:string-value="23.75935019085721" table:formula="of:=RIGHT([.B82];LEN([.B82])-4)" table:style-name="ce3">
            <text:p>23.75935019085721</text:p>
          </table:table-cell>
          <table:table-cell table:number-columns-repeated="2" table:style-name="ce1"/>
          <table:table-cell office:value-type="float" office:value="23.759350190857202" table:formula="of:=[.E82]+0" table:style-name="ce3">
            <text:p>23.76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30.188502844325114</text:span></text:p>
          </table:table-cell>
          <table:table-cell table:number-columns-repeated="2" table:style-name="ce1"/>
          <table:table-cell office:value-type="string" office:string-value="30.188502844325114" table:formula="of:=RIGHT([.B83];LEN([.B83])-4)" table:style-name="ce3">
            <text:p>30.188502844325114</text:p>
          </table:table-cell>
          <table:table-cell table:number-columns-repeated="2" table:style-name="ce1"/>
          <table:table-cell office:value-type="float" office:value="30.1885028443251" table:formula="of:=[.E83]+0" table:style-name="ce3">
            <text:p>30.19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489741390536715</text:span></text:p>
          </table:table-cell>
          <table:table-cell table:number-columns-repeated="2" table:style-name="ce1"/>
          <table:table-cell office:value-type="string" office:string-value="22.489741390536715" table:formula="of:=RIGHT([.B84];LEN([.B84])-4)" table:style-name="ce3">
            <text:p>22.489741390536715</text:p>
          </table:table-cell>
          <table:table-cell table:number-columns-repeated="2" table:style-name="ce1"/>
          <table:table-cell office:value-type="float" office:value="22.4897413905367" table:formula="of:=[.E84]+0" table:style-name="ce3">
            <text:p>22.49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7.621281232649544</text:span></text:p>
          </table:table-cell>
          <table:table-cell table:number-columns-repeated="2" table:style-name="ce1"/>
          <table:table-cell office:value-type="string" office:string-value="27.621281232649544" table:formula="of:=RIGHT([.B85];LEN([.B85])-4)" table:style-name="ce3">
            <text:p>27.621281232649544</text:p>
          </table:table-cell>
          <table:table-cell table:number-columns-repeated="2" table:style-name="ce1"/>
          <table:table-cell office:value-type="float" office:value="27.621281232649501" table:formula="of:=[.E85]+0" table:style-name="ce3">
            <text:p>27.62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26.828840040256683</text:span></text:p>
          </table:table-cell>
          <table:table-cell table:number-columns-repeated="2" table:style-name="ce1"/>
          <table:table-cell office:value-type="string" office:string-value="26.828840040256683" table:formula="of:=RIGHT([.B86];LEN([.B86])-4)" table:style-name="ce3">
            <text:p>26.828840040256683</text:p>
          </table:table-cell>
          <table:table-cell table:number-columns-repeated="2" table:style-name="ce1"/>
          <table:table-cell office:value-type="float" office:value="26.828840040256601" table:formula="of:=[.E86]+0" table:style-name="ce3">
            <text:p>26.83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29.62759825126027</text:span></text:p>
          </table:table-cell>
          <table:table-cell table:number-columns-repeated="2" table:style-name="ce1"/>
          <table:table-cell office:value-type="string" office:string-value="29.62759825126027" table:formula="of:=RIGHT([.B87];LEN([.B87])-4)" table:style-name="ce3">
            <text:p>29.62759825126027</text:p>
          </table:table-cell>
          <table:table-cell table:number-columns-repeated="2" table:style-name="ce1"/>
          <table:table-cell office:value-type="float" office:value="29.627598251260199" table:formula="of:=[.E87]+0" table:style-name="ce3">
            <text:p>29.63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31.57974174018583</text:span></text:p>
          </table:table-cell>
          <table:table-cell table:number-columns-repeated="2" table:style-name="ce1"/>
          <table:table-cell office:value-type="string" office:string-value="31.57974174018583" table:formula="of:=RIGHT([.B88];LEN([.B88])-4)" table:style-name="ce3">
            <text:p>31.57974174018583</text:p>
          </table:table-cell>
          <table:table-cell table:number-columns-repeated="2" table:style-name="ce1"/>
          <table:table-cell office:value-type="float" office:value="31.579741740185799" table:formula="of:=[.E88]+0" table:style-name="ce3">
            <text:p>31.58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26.23079915426886</text:span></text:p>
          </table:table-cell>
          <table:table-cell table:number-columns-repeated="2" table:style-name="ce1"/>
          <table:table-cell office:value-type="string" office:string-value="26.23079915426886" table:formula="of:=RIGHT([.B89];LEN([.B89])-4)" table:style-name="ce3">
            <text:p>26.23079915426886</text:p>
          </table:table-cell>
          <table:table-cell table:number-columns-repeated="2" table:style-name="ce1"/>
          <table:table-cell office:value-type="float" office:value="26.230799154268801" table:formula="of:=[.E89]+0" table:style-name="ce3">
            <text:p>26.23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3.865794334480924</text:span></text:p>
          </table:table-cell>
          <table:table-cell table:number-columns-repeated="2" table:style-name="ce1"/>
          <table:table-cell office:value-type="string" office:string-value="33.865794334480924" table:formula="of:=RIGHT([.B90];LEN([.B90])-4)" table:style-name="ce3">
            <text:p>33.865794334480924</text:p>
          </table:table-cell>
          <table:table-cell table:number-columns-repeated="2" table:style-name="ce1"/>
          <table:table-cell office:value-type="float" office:value="33.865794334480903" table:formula="of:=[.E90]+0" table:style-name="ce3">
            <text:p>33.87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7.824501526141507</text:span></text:p>
          </table:table-cell>
          <table:table-cell table:number-columns-repeated="2" table:style-name="ce1"/>
          <table:table-cell office:value-type="string" office:string-value="27.824501526141507" table:formula="of:=RIGHT([.B91];LEN([.B91])-4)" table:style-name="ce3">
            <text:p>27.824501526141507</text:p>
          </table:table-cell>
          <table:table-cell table:number-columns-repeated="2" table:style-name="ce1"/>
          <table:table-cell office:value-type="float" office:value="27.8245015261415" table:formula="of:=[.E91]+0" table:style-name="ce3">
            <text:p>27.82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31.96613418296809</text:span></text:p>
          </table:table-cell>
          <table:table-cell table:number-columns-repeated="2" table:style-name="ce1"/>
          <table:table-cell office:value-type="string" office:string-value="31.96613418296809" table:formula="of:=RIGHT([.B92];LEN([.B92])-4)" table:style-name="ce3">
            <text:p>31.96613418296809</text:p>
          </table:table-cell>
          <table:table-cell table:number-columns-repeated="2" table:style-name="ce1"/>
          <table:table-cell office:value-type="float" office:value="31.966134182967998" table:formula="of:=[.E92]+0" table:style-name="ce3">
            <text:p>31.97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5.145462479427035</text:span></text:p>
          </table:table-cell>
          <table:table-cell table:number-columns-repeated="2" table:style-name="ce1"/>
          <table:table-cell office:value-type="string" office:string-value="25.145462479427035" table:formula="of:=RIGHT([.B93];LEN([.B93])-4)" table:style-name="ce3">
            <text:p>25.145462479427035</text:p>
          </table:table-cell>
          <table:table-cell table:number-columns-repeated="2" table:style-name="ce1"/>
          <table:table-cell office:value-type="float" office:value="25.145462479427" table:formula="of:=[.E93]+0" table:style-name="ce3">
            <text:p>25.15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8.545029268401958</text:span></text:p>
          </table:table-cell>
          <table:table-cell table:number-columns-repeated="2" table:style-name="ce1"/>
          <table:table-cell office:value-type="string" office:string-value="28.545029268401958" table:formula="of:=RIGHT([.B94];LEN([.B94])-4)" table:style-name="ce3">
            <text:p>28.545029268401958</text:p>
          </table:table-cell>
          <table:table-cell table:number-columns-repeated="2" table:style-name="ce1"/>
          <table:table-cell office:value-type="float" office:value="28.545029268401901" table:formula="of:=[.E94]+0" table:style-name="ce3">
            <text:p>28.55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5.209256403242915</text:span></text:p>
          </table:table-cell>
          <table:table-cell table:number-columns-repeated="2" table:style-name="ce1"/>
          <table:table-cell office:value-type="string" office:string-value="25.209256403242915" table:formula="of:=RIGHT([.B95];LEN([.B95])-4)" table:style-name="ce3">
            <text:p>25.209256403242915</text:p>
          </table:table-cell>
          <table:table-cell table:number-columns-repeated="2" table:style-name="ce1"/>
          <table:table-cell office:value-type="float" office:value="25.2092564032429" table:formula="of:=[.E95]+0" table:style-name="ce3">
            <text:p>25.21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31.053998136128836</text:span></text:p>
          </table:table-cell>
          <table:table-cell table:number-columns-repeated="2" table:style-name="ce1"/>
          <table:table-cell office:value-type="string" office:string-value="31.053998136128836" table:formula="of:=RIGHT([.B96];LEN([.B96])-4)" table:style-name="ce3">
            <text:p>31.053998136128836</text:p>
          </table:table-cell>
          <table:table-cell table:number-columns-repeated="2" table:style-name="ce1"/>
          <table:table-cell office:value-type="float" office:value="31.053998136128801" table:formula="of:=[.E96]+0" table:style-name="ce3">
            <text:p>31.05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34.4924806455473</text:span></text:p>
          </table:table-cell>
          <table:table-cell table:number-columns-repeated="2" table:style-name="ce1"/>
          <table:table-cell office:value-type="string" office:string-value="34.4924806455473" table:formula="of:=RIGHT([.B97];LEN([.B97])-4)" table:style-name="ce3">
            <text:p>34.4924806455473</text:p>
          </table:table-cell>
          <table:table-cell table:number-columns-repeated="2" table:style-name="ce1"/>
          <table:table-cell office:value-type="float" office:value="34.492480645547303" table:formula="of:=[.E97]+0" table:style-name="ce3">
            <text:p>34.49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28.70650109661421</text:span></text:p>
          </table:table-cell>
          <table:table-cell table:number-columns-repeated="2" table:style-name="ce1"/>
          <table:table-cell office:value-type="string" office:string-value="28.70650109661421" table:formula="of:=RIGHT([.B98];LEN([.B98])-4)" table:style-name="ce3">
            <text:p>28.70650109661421</text:p>
          </table:table-cell>
          <table:table-cell table:number-columns-repeated="2" table:style-name="ce1"/>
          <table:table-cell office:value-type="float" office:value="28.7065010966142" table:formula="of:=[.E98]+0" table:style-name="ce3">
            <text:p>28.71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29.94946501685921</text:span></text:p>
          </table:table-cell>
          <table:table-cell table:number-columns-repeated="2" table:style-name="ce1"/>
          <table:table-cell office:value-type="string" office:string-value="29.94946501685921" table:formula="of:=RIGHT([.B99];LEN([.B99])-4)" table:style-name="ce3">
            <text:p>29.94946501685921</text:p>
          </table:table-cell>
          <table:table-cell table:number-columns-repeated="2" table:style-name="ce1"/>
          <table:table-cell office:value-type="float" office:value="29.9494650168592" table:formula="of:=[.E99]+0" table:style-name="ce3">
            <text:p>29.95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36.32565901841323</text:span></text:p>
          </table:table-cell>
          <table:table-cell table:number-columns-repeated="2" table:style-name="ce1"/>
          <table:table-cell office:value-type="string" office:string-value="36.32565901841323" table:formula="of:=RIGHT([.B100];LEN([.B100])-4)" table:style-name="ce3">
            <text:p>36.32565901841323</text:p>
          </table:table-cell>
          <table:table-cell table:number-columns-repeated="2" table:style-name="ce1"/>
          <table:table-cell office:value-type="float" office:value="36.325659018413198" table:formula="of:=[.E100]+0" table:style-name="ce3">
            <text:p>36.33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30.89277658731653</text:span></text:p>
          </table:table-cell>
          <table:table-cell table:number-columns-repeated="2" table:style-name="ce1"/>
          <table:table-cell office:value-type="string" office:string-value="30.89277658731653" table:formula="of:=RIGHT([.B101];LEN([.B101])-4)" table:style-name="ce3">
            <text:p>30.89277658731653</text:p>
          </table:table-cell>
          <table:table-cell table:number-columns-repeated="2" table:style-name="ce1"/>
          <table:table-cell office:value-type="float" office:value="30.892776587316501" table:formula="of:=[.E101]+0" table:style-name="ce3">
            <text:p>30.89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33.97108726552224</text:span></text:p>
          </table:table-cell>
          <table:table-cell table:number-columns-repeated="2" table:style-name="ce1"/>
          <table:table-cell office:value-type="string" office:string-value="33.97108726552224" table:formula="of:=RIGHT([.B102];LEN([.B102])-4)" table:style-name="ce3">
            <text:p>33.97108726552224</text:p>
          </table:table-cell>
          <table:table-cell table:number-columns-repeated="2" table:style-name="ce1"/>
          <table:table-cell office:value-type="float" office:value="33.9710872655222" table:formula="of:=[.E102]+0" table:style-name="ce3">
            <text:p>33.97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28.01426470749103</text:span></text:p>
          </table:table-cell>
          <table:table-cell table:number-columns-repeated="2" table:style-name="ce1"/>
          <table:table-cell office:value-type="string" office:string-value="28.01426470749103" table:formula="of:=RIGHT([.B103];LEN([.B103])-4)" table:style-name="ce3">
            <text:p>28.01426470749103</text:p>
          </table:table-cell>
          <table:table-cell table:number-columns-repeated="2" table:style-name="ce1"/>
          <table:table-cell office:value-type="float" office:value="28.014264707491002" table:formula="of:=[.E103]+0" table:style-name="ce3">
            <text:p>28.01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39.82670397364628</text:span></text:p>
          </table:table-cell>
          <table:table-cell table:number-columns-repeated="2" table:style-name="ce1"/>
          <table:table-cell office:value-type="string" office:string-value="39.82670397364628" table:formula="of:=RIGHT([.B104];LEN([.B104])-4)" table:style-name="ce3">
            <text:p>39.82670397364628</text:p>
          </table:table-cell>
          <table:table-cell table:number-columns-repeated="2" table:style-name="ce1"/>
          <table:table-cell office:value-type="float" office:value="39.826703973646197" table:formula="of:=[.E104]+0" table:style-name="ce3">
            <text:p>39.83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3.23124278093552</text:span></text:p>
          </table:table-cell>
          <table:table-cell table:number-columns-repeated="2" table:style-name="ce1"/>
          <table:table-cell office:value-type="string" office:string-value="33.23124278093552" table:formula="of:=RIGHT([.B105];LEN([.B105])-5)" table:style-name="ce3">
            <text:p>33.23124278093552</text:p>
          </table:table-cell>
          <table:table-cell table:number-columns-repeated="2" table:style-name="ce1"/>
          <table:table-cell office:value-type="float" office:value="33.231242780935503" table:formula="of:=[.E105]+0" table:style-name="ce3">
            <text:p>33.23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3.505839472953234</text:span></text:p>
          </table:table-cell>
          <table:table-cell table:number-columns-repeated="2" table:style-name="ce1"/>
          <table:table-cell office:value-type="string" office:string-value="33.505839472953234" table:formula="of:=RIGHT([.B106];LEN([.B106])-5)" table:style-name="ce3">
            <text:p>33.505839472953234</text:p>
          </table:table-cell>
          <table:table-cell table:number-columns-repeated="2" table:style-name="ce1"/>
          <table:table-cell office:value-type="float" office:value="33.505839472953198" table:formula="of:=[.E106]+0" table:style-name="ce3">
            <text:p>33.51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28.4946281982565</text:span></text:p>
          </table:table-cell>
          <table:table-cell table:number-columns-repeated="2" table:style-name="ce1"/>
          <table:table-cell office:value-type="string" office:string-value="28.4946281982565" table:formula="of:=RIGHT([.B107];LEN([.B107])-5)" table:style-name="ce3">
            <text:p>28.4946281982565</text:p>
          </table:table-cell>
          <table:table-cell table:number-columns-repeated="2" table:style-name="ce1"/>
          <table:table-cell office:value-type="float" office:value="28.4946281982565" table:formula="of:=[.E107]+0" table:style-name="ce3">
            <text:p>28.49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23.025661984444152</text:span></text:p>
          </table:table-cell>
          <table:table-cell table:number-columns-repeated="2" table:style-name="ce1"/>
          <table:table-cell office:value-type="string" office:string-value="23.025661984444152" table:formula="of:=RIGHT([.B108];LEN([.B108])-5)" table:style-name="ce3">
            <text:p>23.025661984444152</text:p>
          </table:table-cell>
          <table:table-cell table:number-columns-repeated="2" table:style-name="ce1"/>
          <table:table-cell office:value-type="float" office:value="23.025661984444099" table:formula="of:=[.E108]+0" table:style-name="ce3">
            <text:p>23.03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26.81954834547812</text:span></text:p>
          </table:table-cell>
          <table:table-cell table:number-columns-repeated="2" table:style-name="ce1"/>
          <table:table-cell office:value-type="string" office:string-value="26.81954834547812" table:formula="of:=RIGHT([.B109];LEN([.B109])-5)" table:style-name="ce3">
            <text:p>26.81954834547812</text:p>
          </table:table-cell>
          <table:table-cell table:number-columns-repeated="2" table:style-name="ce1"/>
          <table:table-cell office:value-type="float" office:value="26.819548345478101" table:formula="of:=[.E109]+0" table:style-name="ce3">
            <text:p>26.82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33.1889060469803</text:span></text:p>
          </table:table-cell>
          <table:table-cell table:number-columns-repeated="2" table:style-name="ce1"/>
          <table:table-cell office:value-type="string" office:string-value="33.1889060469803" table:formula="of:=RIGHT([.B110];LEN([.B110])-5)" table:style-name="ce3">
            <text:p>33.1889060469803</text:p>
          </table:table-cell>
          <table:table-cell table:number-columns-repeated="2" table:style-name="ce1"/>
          <table:table-cell office:value-type="float" office:value="33.1889060469803" table:formula="of:=[.E110]+0" table:style-name="ce3">
            <text:p>33.19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0.42989549062538</text:span></text:p>
          </table:table-cell>
          <table:table-cell table:number-columns-repeated="2" table:style-name="ce1"/>
          <table:table-cell office:value-type="string" office:string-value="30.42989549062538" table:formula="of:=RIGHT([.B111];LEN([.B111])-5)" table:style-name="ce3">
            <text:p>30.42989549062538</text:p>
          </table:table-cell>
          <table:table-cell table:number-columns-repeated="2" table:style-name="ce1"/>
          <table:table-cell office:value-type="float" office:value="30.429895490625299" table:formula="of:=[.E111]+0" table:style-name="ce3">
            <text:p>30.43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33.100189985256876</text:span></text:p>
          </table:table-cell>
          <table:table-cell table:number-columns-repeated="2" table:style-name="ce1"/>
          <table:table-cell office:value-type="string" office:string-value="33.100189985256876" table:formula="of:=RIGHT([.B112];LEN([.B112])-5)" table:style-name="ce3">
            <text:p>33.100189985256876</text:p>
          </table:table-cell>
          <table:table-cell table:number-columns-repeated="2" table:style-name="ce1"/>
          <table:table-cell office:value-type="float" office:value="33.100189985256797" table:formula="of:=[.E112]+0" table:style-name="ce3">
            <text:p>33.10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7.058362711927355</text:span></text:p>
          </table:table-cell>
          <table:table-cell table:number-columns-repeated="2" table:style-name="ce1"/>
          <table:table-cell office:value-type="string" office:string-value="27.058362711927355" table:formula="of:=RIGHT([.B113];LEN([.B113])-5)" table:style-name="ce3">
            <text:p>27.058362711927355</text:p>
          </table:table-cell>
          <table:table-cell table:number-columns-repeated="2" table:style-name="ce1"/>
          <table:table-cell office:value-type="float" office:value="27.058362711927298" table:formula="of:=[.E113]+0" table:style-name="ce3">
            <text:p>27.06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31.47547726633971</text:span></text:p>
          </table:table-cell>
          <table:table-cell table:number-columns-repeated="2" table:style-name="ce1"/>
          <table:table-cell office:value-type="string" office:string-value="31.47547726633971" table:formula="of:=RIGHT([.B114];LEN([.B114])-5)" table:style-name="ce3">
            <text:p>31.47547726633971</text:p>
          </table:table-cell>
          <table:table-cell table:number-columns-repeated="2" table:style-name="ce1"/>
          <table:table-cell office:value-type="float" office:value="31.475477266339698" table:formula="of:=[.E114]+0" table:style-name="ce3">
            <text:p>31.48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1.86484922431482</text:span></text:p>
          </table:table-cell>
          <table:table-cell table:number-columns-repeated="2" table:style-name="ce1"/>
          <table:table-cell office:value-type="string" office:string-value="31.86484922431482" table:formula="of:=RIGHT([.B115];LEN([.B115])-5)" table:style-name="ce3">
            <text:p>31.86484922431482</text:p>
          </table:table-cell>
          <table:table-cell table:number-columns-repeated="2" table:style-name="ce1"/>
          <table:table-cell office:value-type="float" office:value="31.864849224314799" table:formula="of:=[.E115]+0" table:style-name="ce3">
            <text:p>31.86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33.192147797568325</text:span></text:p>
          </table:table-cell>
          <table:table-cell table:number-columns-repeated="2" table:style-name="ce1"/>
          <table:table-cell office:value-type="string" office:string-value="33.192147797568325" table:formula="of:=RIGHT([.B116];LEN([.B116])-5)" table:style-name="ce3">
            <text:p>33.192147797568325</text:p>
          </table:table-cell>
          <table:table-cell table:number-columns-repeated="2" table:style-name="ce1"/>
          <table:table-cell office:value-type="float" office:value="33.192147797568303" table:formula="of:=[.E116]+0" table:style-name="ce3">
            <text:p>33.19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1.803689091144832</text:span></text:p>
          </table:table-cell>
          <table:table-cell table:number-columns-repeated="2" table:style-name="ce1"/>
          <table:table-cell office:value-type="string" office:string-value="31.803689091144832" table:formula="of:=RIGHT([.B117];LEN([.B117])-5)" table:style-name="ce3">
            <text:p>31.803689091144832</text:p>
          </table:table-cell>
          <table:table-cell table:number-columns-repeated="2" table:style-name="ce1"/>
          <table:table-cell office:value-type="float" office:value="31.8036890911448" table:formula="of:=[.E117]+0" table:style-name="ce3">
            <text:p>31.80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25.30347762991334</text:span></text:p>
          </table:table-cell>
          <table:table-cell table:number-columns-repeated="2" table:style-name="ce1"/>
          <table:table-cell office:value-type="string" office:string-value="25.30347762991334" table:formula="of:=RIGHT([.B118];LEN([.B118])-5)" table:style-name="ce3">
            <text:p>25.30347762991334</text:p>
          </table:table-cell>
          <table:table-cell table:number-columns-repeated="2" table:style-name="ce1"/>
          <table:table-cell office:value-type="float" office:value="25.303477629913299" table:formula="of:=[.E118]+0" table:style-name="ce3">
            <text:p>25.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27.823633705768668</text:span></text:p>
          </table:table-cell>
          <table:table-cell table:number-columns-repeated="2" table:style-name="ce1"/>
          <table:table-cell office:value-type="string" office:string-value="27.823633705768668" table:formula="of:=RIGHT([.B119];LEN([.B119])-5)" table:style-name="ce3">
            <text:p>27.823633705768668</text:p>
          </table:table-cell>
          <table:table-cell table:number-columns-repeated="2" table:style-name="ce1"/>
          <table:table-cell office:value-type="float" office:value="27.8236337057686" table:formula="of:=[.E119]+0" table:style-name="ce3">
            <text:p>27.8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2.872571884765264</text:span></text:p>
          </table:table-cell>
          <table:table-cell table:number-columns-repeated="2" table:style-name="ce1"/>
          <table:table-cell office:value-type="string" office:string-value="32.872571884765264" table:formula="of:=RIGHT([.B120];LEN([.B120])-5)" table:style-name="ce3">
            <text:p>32.872571884765264</text:p>
          </table:table-cell>
          <table:table-cell table:number-columns-repeated="2" table:style-name="ce1"/>
          <table:table-cell office:value-type="float" office:value="32.8725718847652" table:formula="of:=[.E120]+0" table:style-name="ce3">
            <text:p>32.8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1.60803729038394</text:span></text:p>
          </table:table-cell>
          <table:table-cell table:number-columns-repeated="2" table:style-name="ce1"/>
          <table:table-cell office:value-type="string" office:string-value="31.60803729038394" table:formula="of:=RIGHT([.B121];LEN([.B121])-5)" table:style-name="ce3">
            <text:p>31.60803729038394</text:p>
          </table:table-cell>
          <table:table-cell table:number-columns-repeated="2" table:style-name="ce1"/>
          <table:table-cell office:value-type="float" office:value="31.608037290383901" table:formula="of:=[.E121]+0" table:style-name="ce3">
            <text:p>31.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7.61442104727724</text:span></text:p>
          </table:table-cell>
          <table:table-cell table:number-columns-repeated="2" table:style-name="ce1"/>
          <table:table-cell office:value-type="string" office:string-value="37.61442104727724" table:formula="of:=RIGHT([.B122];LEN([.B122])-5)" table:style-name="ce3">
            <text:p>37.61442104727724</text:p>
          </table:table-cell>
          <table:table-cell table:number-columns-repeated="2" table:style-name="ce1"/>
          <table:table-cell office:value-type="float" office:value="37.614421047277197" table:formula="of:=[.E122]+0" table:style-name="ce3">
            <text:p>37.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1.33588755111674</text:span></text:p>
          </table:table-cell>
          <table:table-cell table:number-columns-repeated="2" table:style-name="ce1"/>
          <table:table-cell office:value-type="string" office:string-value="31.33588755111674" table:formula="of:=RIGHT([.B123];LEN([.B123])-5)" table:style-name="ce3">
            <text:p>31.33588755111674</text:p>
          </table:table-cell>
          <table:table-cell table:number-columns-repeated="2" table:style-name="ce1"/>
          <table:table-cell office:value-type="float" office:value="31.335887551116699" table:formula="of:=[.E123]+0" table:style-name="ce3">
            <text:p>31.3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31.0896958737047</text:span></text:p>
          </table:table-cell>
          <table:table-cell table:number-columns-repeated="2" table:style-name="ce1"/>
          <table:table-cell office:value-type="string" office:string-value="31.0896958737047" table:formula="of:=RIGHT([.B124];LEN([.B124])-5)" table:style-name="ce3">
            <text:p>31.0896958737047</text:p>
          </table:table-cell>
          <table:table-cell table:number-columns-repeated="2" table:style-name="ce1"/>
          <table:table-cell office:value-type="float" office:value="31.089695873704699" table:formula="of:=[.E124]+0" table:style-name="ce3">
            <text:p>31.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8.379295801322826</text:span></text:p>
          </table:table-cell>
          <table:table-cell table:number-columns-repeated="2" table:style-name="ce1"/>
          <table:table-cell office:value-type="string" office:string-value="38.379295801322826" table:formula="of:=RIGHT([.B125];LEN([.B125])-5)" table:style-name="ce3">
            <text:p>38.379295801322826</text:p>
          </table:table-cell>
          <table:table-cell table:number-columns-repeated="2" table:style-name="ce1"/>
          <table:table-cell office:value-type="float" office:value="38.379295801322797" table:formula="of:=[.E125]+0" table:style-name="ce3">
            <text:p>38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6.79073158701045</text:span></text:p>
          </table:table-cell>
          <table:table-cell table:number-columns-repeated="2" table:style-name="ce1"/>
          <table:table-cell office:value-type="string" office:string-value="36.79073158701045" table:formula="of:=RIGHT([.B126];LEN([.B126])-5)" table:style-name="ce3">
            <text:p>36.79073158701045</text:p>
          </table:table-cell>
          <table:table-cell table:number-columns-repeated="2" table:style-name="ce1"/>
          <table:table-cell office:value-type="float" office:value="36.790731587010399" table:formula="of:=[.E126]+0" table:style-name="ce3">
            <text:p>36.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30.19135838639208</text:span></text:p>
          </table:table-cell>
          <table:table-cell table:number-columns-repeated="2" table:style-name="ce1"/>
          <table:table-cell office:value-type="string" office:string-value="30.19135838639208" table:formula="of:=RIGHT([.B127];LEN([.B127])-5)" table:style-name="ce3">
            <text:p>30.19135838639208</text:p>
          </table:table-cell>
          <table:table-cell table:number-columns-repeated="2" table:style-name="ce1"/>
          <table:table-cell office:value-type="float" office:value="30.191358386392" table:formula="of:=[.E127]+0" table:style-name="ce3">
            <text:p>30.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31.918280337885488</text:span></text:p>
          </table:table-cell>
          <table:table-cell table:number-columns-repeated="2" table:style-name="ce1"/>
          <table:table-cell office:value-type="string" office:string-value="31.918280337885488" table:formula="of:=RIGHT([.B128];LEN([.B128])-5)" table:style-name="ce3">
            <text:p>31.918280337885488</text:p>
          </table:table-cell>
          <table:table-cell table:number-columns-repeated="2" table:style-name="ce1"/>
          <table:table-cell office:value-type="float" office:value="31.918280337885399" table:formula="of:=[.E128]+0" table:style-name="ce3">
            <text:p>31.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31.457452400187737</text:span></text:p>
          </table:table-cell>
          <table:table-cell table:number-columns-repeated="2" table:style-name="ce1"/>
          <table:table-cell office:value-type="string" office:string-value="31.457452400187737" table:formula="of:=RIGHT([.B129];LEN([.B129])-5)" table:style-name="ce3">
            <text:p>31.457452400187737</text:p>
          </table:table-cell>
          <table:table-cell table:number-columns-repeated="2" table:style-name="ce1"/>
          <table:table-cell office:value-type="float" office:value="31.457452400187702" table:formula="of:=[.E129]+0" table:style-name="ce3">
            <text:p>31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22.635575015587737</text:span></text:p>
          </table:table-cell>
          <table:table-cell table:number-columns-repeated="2" table:style-name="ce1"/>
          <table:table-cell office:value-type="string" office:string-value="22.635575015587737" table:formula="of:=RIGHT([.B130];LEN([.B130])-5)" table:style-name="ce3">
            <text:p>22.635575015587737</text:p>
          </table:table-cell>
          <table:table-cell table:number-columns-repeated="2" table:style-name="ce1"/>
          <table:table-cell office:value-type="float" office:value="22.635575015587701" table:formula="of:=[.E130]+0" table:style-name="ce3">
            <text:p>22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29.63989930586643</text:span></text:p>
          </table:table-cell>
          <table:table-cell table:number-columns-repeated="2" table:style-name="ce1"/>
          <table:table-cell office:value-type="string" office:string-value="29.63989930586643" table:formula="of:=RIGHT([.B131];LEN([.B131])-5)" table:style-name="ce3">
            <text:p>29.63989930586643</text:p>
          </table:table-cell>
          <table:table-cell table:number-columns-repeated="2" table:style-name="ce1"/>
          <table:table-cell office:value-type="float" office:value="29.6398993058664" table:formula="of:=[.E131]+0" table:style-name="ce3">
            <text:p>29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25.34974735484979</text:span></text:p>
          </table:table-cell>
          <table:table-cell table:number-columns-repeated="2" table:style-name="ce1"/>
          <table:table-cell office:value-type="string" office:string-value="25.34974735484979" table:formula="of:=RIGHT([.B132];LEN([.B132])-5)" table:style-name="ce3">
            <text:p>25.34974735484979</text:p>
          </table:table-cell>
          <table:table-cell table:number-columns-repeated="2" table:style-name="ce1"/>
          <table:table-cell office:value-type="float" office:value="25.349747354849701" table:formula="of:=[.E132]+0" table:style-name="ce3">
            <text:p>25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25.066344720078877</text:span></text:p>
          </table:table-cell>
          <table:table-cell table:number-columns-repeated="2" table:style-name="ce1"/>
          <table:table-cell office:value-type="string" office:string-value="25.066344720078877" table:formula="of:=RIGHT([.B133];LEN([.B133])-5)" table:style-name="ce3">
            <text:p>25.066344720078877</text:p>
          </table:table-cell>
          <table:table-cell table:number-columns-repeated="2" table:style-name="ce1"/>
          <table:table-cell office:value-type="float" office:value="25.066344720078799" table:formula="of:=[.E133]+0" table:style-name="ce3">
            <text:p>25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28.686449807250522</text:span></text:p>
          </table:table-cell>
          <table:table-cell table:number-columns-repeated="2" table:style-name="ce1"/>
          <table:table-cell office:value-type="string" office:string-value="28.686449807250522" table:formula="of:=RIGHT([.B134];LEN([.B134])-5)" table:style-name="ce3">
            <text:p>28.686449807250522</text:p>
          </table:table-cell>
          <table:table-cell table:number-columns-repeated="2" table:style-name="ce1"/>
          <table:table-cell office:value-type="float" office:value="28.686449807250501" table:formula="of:=[.E134]+0" table:style-name="ce3">
            <text:p>28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2.78852344090788</text:span></text:p>
          </table:table-cell>
          <table:table-cell table:number-columns-repeated="2" table:style-name="ce1"/>
          <table:table-cell office:value-type="string" office:string-value="32.78852344090788" table:formula="of:=RIGHT([.B135];LEN([.B135])-5)" table:style-name="ce3">
            <text:p>32.78852344090788</text:p>
          </table:table-cell>
          <table:table-cell table:number-columns-repeated="2" table:style-name="ce1"/>
          <table:table-cell office:value-type="float" office:value="32.788523440907802" table:formula="of:=[.E135]+0" table:style-name="ce3">
            <text:p>32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23.408204117746237</text:span></text:p>
          </table:table-cell>
          <table:table-cell table:number-columns-repeated="2" table:style-name="ce1"/>
          <table:table-cell office:value-type="string" office:string-value="23.408204117746237" table:formula="of:=RIGHT([.B136];LEN([.B136])-5)" table:style-name="ce3">
            <text:p>23.408204117746237</text:p>
          </table:table-cell>
          <table:table-cell table:number-columns-repeated="2" table:style-name="ce1"/>
          <table:table-cell office:value-type="float" office:value="23.408204117746202" table:formula="of:=[.E136]+0" table:style-name="ce3">
            <text:p>23.4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30.052159047040597</text:span></text:p>
          </table:table-cell>
          <table:table-cell table:number-columns-repeated="2" table:style-name="ce1"/>
          <table:table-cell office:value-type="string" office:string-value="30.052159047040597" table:formula="of:=RIGHT([.B137];LEN([.B137])-5)" table:style-name="ce3">
            <text:p>30.052159047040597</text:p>
          </table:table-cell>
          <table:table-cell table:number-columns-repeated="2" table:style-name="ce1"/>
          <table:table-cell office:value-type="float" office:value="30.052159047040501" table:formula="of:=[.E137]+0" table:style-name="ce3">
            <text:p>30.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27.469710153453043</text:span></text:p>
          </table:table-cell>
          <table:table-cell table:number-columns-repeated="2" table:style-name="ce1"/>
          <table:table-cell office:value-type="string" office:string-value="27.469710153453043" table:formula="of:=RIGHT([.B138];LEN([.B138])-5)" table:style-name="ce3">
            <text:p>27.469710153453043</text:p>
          </table:table-cell>
          <table:table-cell table:number-columns-repeated="2" table:style-name="ce1"/>
          <table:table-cell office:value-type="float" office:value="27.469710153453001" table:formula="of:=[.E138]+0" table:style-name="ce3">
            <text:p>27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22.65633583491683</text:span></text:p>
          </table:table-cell>
          <table:table-cell table:number-columns-repeated="2" table:style-name="ce1"/>
          <table:table-cell office:value-type="string" office:string-value="22.65633583491683" table:formula="of:=RIGHT([.B139];LEN([.B139])-5)" table:style-name="ce3">
            <text:p>22.65633583491683</text:p>
          </table:table-cell>
          <table:table-cell table:number-columns-repeated="2" table:style-name="ce1"/>
          <table:table-cell office:value-type="float" office:value="22.656335834916799" table:formula="of:=[.E139]+0" table:style-name="ce3">
            <text:p>22.6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24.76616855202527</text:span></text:p>
          </table:table-cell>
          <table:table-cell table:number-columns-repeated="2" table:style-name="ce1"/>
          <table:table-cell office:value-type="string" office:string-value="24.76616855202527" table:formula="of:=RIGHT([.B140];LEN([.B140])-5)" table:style-name="ce3">
            <text:p>24.76616855202527</text:p>
          </table:table-cell>
          <table:table-cell table:number-columns-repeated="2" table:style-name="ce1"/>
          <table:table-cell office:value-type="float" office:value="24.766168552025199" table:formula="of:=[.E140]+0" table:style-name="ce3">
            <text:p>24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31.520583948913476</text:span></text:p>
          </table:table-cell>
          <table:table-cell table:number-columns-repeated="2" table:style-name="ce1"/>
          <table:table-cell office:value-type="string" office:string-value="31.520583948913476" table:formula="of:=RIGHT([.B141];LEN([.B141])-5)" table:style-name="ce3">
            <text:p>31.520583948913476</text:p>
          </table:table-cell>
          <table:table-cell table:number-columns-repeated="2" table:style-name="ce1"/>
          <table:table-cell office:value-type="float" office:value="31.520583948913401" table:formula="of:=[.E141]+0" table:style-name="ce3">
            <text:p>31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27.71409305729165</text:span></text:p>
          </table:table-cell>
          <table:table-cell table:number-columns-repeated="2" table:style-name="ce1"/>
          <table:table-cell office:value-type="string" office:string-value="27.71409305729165" table:formula="of:=RIGHT([.B142];LEN([.B142])-5)" table:style-name="ce3">
            <text:p>27.71409305729165</text:p>
          </table:table-cell>
          <table:table-cell table:number-columns-repeated="2" table:style-name="ce1"/>
          <table:table-cell office:value-type="float" office:value="27.714093057291599" table:formula="of:=[.E142]+0" table:style-name="ce3">
            <text:p>27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25.488648766392533</text:span></text:p>
          </table:table-cell>
          <table:table-cell table:number-columns-repeated="2" table:style-name="ce1"/>
          <table:table-cell office:value-type="string" office:string-value="25.488648766392533" table:formula="of:=RIGHT([.B143];LEN([.B143])-5)" table:style-name="ce3">
            <text:p>25.488648766392533</text:p>
          </table:table-cell>
          <table:table-cell table:number-columns-repeated="2" table:style-name="ce1"/>
          <table:table-cell office:value-type="float" office:value="25.488648766392501" table:formula="of:=[.E143]+0" table:style-name="ce3">
            <text:p>25.4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29.223237971252836</text:span></text:p>
          </table:table-cell>
          <table:table-cell table:number-columns-repeated="2" table:style-name="ce1"/>
          <table:table-cell office:value-type="string" office:string-value="29.223237971252836" table:formula="of:=RIGHT([.B144];LEN([.B144])-5)" table:style-name="ce3">
            <text:p>29.223237971252836</text:p>
          </table:table-cell>
          <table:table-cell table:number-columns-repeated="2" table:style-name="ce1"/>
          <table:table-cell office:value-type="float" office:value="29.2232379712528" table:formula="of:=[.E144]+0" table:style-name="ce3">
            <text:p>29.2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3.66547011115582</text:span></text:p>
          </table:table-cell>
          <table:table-cell table:number-columns-repeated="2" table:style-name="ce1"/>
          <table:table-cell office:value-type="string" office:string-value="33.66547011115582" table:formula="of:=RIGHT([.B145];LEN([.B145])-5)" table:style-name="ce3">
            <text:p>33.66547011115582</text:p>
          </table:table-cell>
          <table:table-cell table:number-columns-repeated="2" table:style-name="ce1"/>
          <table:table-cell office:value-type="float" office:value="33.665470111155798" table:formula="of:=[.E145]+0" table:style-name="ce3">
            <text:p>33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6.623633349438716</text:span></text:p>
          </table:table-cell>
          <table:table-cell table:number-columns-repeated="2" table:style-name="ce1"/>
          <table:table-cell office:value-type="string" office:string-value="26.623633349438716" table:formula="of:=RIGHT([.B146];LEN([.B146])-5)" table:style-name="ce3">
            <text:p>26.623633349438716</text:p>
          </table:table-cell>
          <table:table-cell table:number-columns-repeated="2" table:style-name="ce1"/>
          <table:table-cell office:value-type="float" office:value="26.623633349438698" table:formula="of:=[.E146]+0" table:style-name="ce3">
            <text:p>26.6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27.0781512229491</text:span></text:p>
          </table:table-cell>
          <table:table-cell table:number-columns-repeated="2" table:style-name="ce1"/>
          <table:table-cell office:value-type="string" office:string-value="27.0781512229491" table:formula="of:=RIGHT([.B147];LEN([.B147])-5)" table:style-name="ce3">
            <text:p>27.0781512229491</text:p>
          </table:table-cell>
          <table:table-cell table:number-columns-repeated="2" table:style-name="ce1"/>
          <table:table-cell office:value-type="float" office:value="27.078151222949099" table:formula="of:=[.E147]+0" table:style-name="ce3">
            <text:p>27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29.02719808746329</text:span></text:p>
          </table:table-cell>
          <table:table-cell table:number-columns-repeated="2" table:style-name="ce1"/>
          <table:table-cell office:value-type="string" office:string-value="29.02719808746329" table:formula="of:=RIGHT([.B148];LEN([.B148])-5)" table:style-name="ce3">
            <text:p>29.02719808746329</text:p>
          </table:table-cell>
          <table:table-cell table:number-columns-repeated="2" table:style-name="ce1"/>
          <table:table-cell office:value-type="float" office:value="29.027198087463201" table:formula="of:=[.E148]+0" table:style-name="ce3">
            <text:p>29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20.839224210872036</text:span></text:p>
          </table:table-cell>
          <table:table-cell table:number-columns-repeated="2" table:style-name="ce1"/>
          <table:table-cell office:value-type="string" office:string-value="20.839224210872036" table:formula="of:=RIGHT([.B149];LEN([.B149])-5)" table:style-name="ce3">
            <text:p>20.839224210872036</text:p>
          </table:table-cell>
          <table:table-cell table:number-columns-repeated="2" table:style-name="ce1"/>
          <table:table-cell office:value-type="float" office:value="20.839224210872" table:formula="of:=[.E149]+0" table:style-name="ce3">
            <text:p>20.8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3.668498661739935</text:span></text:p>
          </table:table-cell>
          <table:table-cell table:number-columns-repeated="2" table:style-name="ce1"/>
          <table:table-cell office:value-type="string" office:string-value="23.668498661739935" table:formula="of:=RIGHT([.B150];LEN([.B150])-5)" table:style-name="ce3">
            <text:p>23.668498661739935</text:p>
          </table:table-cell>
          <table:table-cell table:number-columns-repeated="2" table:style-name="ce1"/>
          <table:table-cell office:value-type="float" office:value="23.6684986617399" table:formula="of:=[.E150]+0" table:style-name="ce3">
            <text:p>23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25.845503922053048</text:span></text:p>
          </table:table-cell>
          <table:table-cell table:number-columns-repeated="2" table:style-name="ce1"/>
          <table:table-cell office:value-type="string" office:string-value="25.845503922053048" table:formula="of:=RIGHT([.B151];LEN([.B151])-5)" table:style-name="ce3">
            <text:p>25.845503922053048</text:p>
          </table:table-cell>
          <table:table-cell table:number-columns-repeated="2" table:style-name="ce1"/>
          <table:table-cell office:value-type="float" office:value="25.845503922052998" table:formula="of:=[.E151]+0" table:style-name="ce3">
            <text:p>25.8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25.86260056044594</text:span></text:p>
          </table:table-cell>
          <table:table-cell table:number-columns-repeated="2" table:style-name="ce1"/>
          <table:table-cell office:value-type="string" office:string-value="25.86260056044594" table:formula="of:=RIGHT([.B152];LEN([.B152])-5)" table:style-name="ce3">
            <text:p>25.86260056044594</text:p>
          </table:table-cell>
          <table:table-cell table:number-columns-repeated="2" table:style-name="ce1"/>
          <table:table-cell office:value-type="float" office:value="25.862600560445902" table:formula="of:=[.E152]+0" table:style-name="ce3">
            <text:p>25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26.395020675435592</text:span></text:p>
          </table:table-cell>
          <table:table-cell table:number-columns-repeated="2" table:style-name="ce1"/>
          <table:table-cell office:value-type="string" office:string-value="26.395020675435592" table:formula="of:=RIGHT([.B153];LEN([.B153])-5)" table:style-name="ce3">
            <text:p>26.395020675435592</text:p>
          </table:table-cell>
          <table:table-cell table:number-columns-repeated="2" table:style-name="ce1"/>
          <table:table-cell office:value-type="float" office:value="26.3950206754355" table:formula="of:=[.E153]+0" table:style-name="ce3">
            <text:p>26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28.396320036485623</text:span></text:p>
          </table:table-cell>
          <table:table-cell table:number-columns-repeated="2" table:style-name="ce1"/>
          <table:table-cell office:value-type="string" office:string-value="28.396320036485623" table:formula="of:=RIGHT([.B154];LEN([.B154])-5)" table:style-name="ce3">
            <text:p>28.396320036485623</text:p>
          </table:table-cell>
          <table:table-cell table:number-columns-repeated="2" table:style-name="ce1"/>
          <table:table-cell office:value-type="float" office:value="28.396320036485601" table:formula="of:=[.E154]+0" table:style-name="ce3">
            <text:p>28.4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3.94170128737302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4_(3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1.8510699445324232</text:span></text:p>
          </table:table-cell>
          <table:table-cell table:number-columns-repeated="2" table:style-name="ce1"/>
          <table:table-cell office:value-type="string" office:string-value="1.8510699445324232" table:formula="of:=RIGHT([.B5];LEN([.B5])-3)" table:style-name="ce3">
            <text:p>1.8510699445324232</text:p>
          </table:table-cell>
          <table:table-cell table:number-columns-repeated="2" table:style-name="ce1"/>
          <table:table-cell office:value-type="float" office:value="1.8510699445324199" table:formula="of:=[.E5]+0" table:style-name="ce3">
            <text:p>1.85</text:p>
          </table:table-cell>
          <table:table-cell/>
          <table:table-cell table:style-name="ce1">
            <draw:frame draw:z-index="1" draw:id="id4" draw:style-name="a4" draw:name="Chart 1" svg:x="0.65833in" svg:y="0in" svg:width="9.56667in" svg:height="5.27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8.656402890219326</text:span></text:p>
          </table:table-cell>
          <table:table-cell table:number-columns-repeated="2" table:style-name="ce1"/>
          <table:table-cell office:value-type="string" office:string-value="8.656402890219326" table:formula="of:=RIGHT([.B6];LEN([.B6])-3)" table:style-name="ce3">
            <text:p>8.656402890219326</text:p>
          </table:table-cell>
          <table:table-cell table:number-columns-repeated="2" table:style-name="ce1"/>
          <table:table-cell office:value-type="float" office:value="8.6564028902193204" table:formula="of:=[.E6]+0" table:style-name="ce3">
            <text:p>8.66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8.261820498750598</text:span></text:p>
          </table:table-cell>
          <table:table-cell table:number-columns-repeated="2" table:style-name="ce1"/>
          <table:table-cell office:value-type="string" office:string-value="8.261820498750598" table:formula="of:=RIGHT([.B7];LEN([.B7])-3)" table:style-name="ce3">
            <text:p>8.261820498750598</text:p>
          </table:table-cell>
          <table:table-cell table:number-columns-repeated="2" table:style-name="ce1"/>
          <table:table-cell office:value-type="float" office:value="8.2618204987505894" table:formula="of:=[.E7]+0" table:style-name="ce3">
            <text:p>8.26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8.980374133509176</text:span></text:p>
          </table:table-cell>
          <table:table-cell table:number-columns-repeated="2" table:style-name="ce1"/>
          <table:table-cell office:value-type="string" office:string-value="18.980374133509176" table:formula="of:=RIGHT([.B8];LEN([.B8])-3)" table:style-name="ce3">
            <text:p>18.980374133509176</text:p>
          </table:table-cell>
          <table:table-cell table:number-columns-repeated="2" table:style-name="ce1"/>
          <table:table-cell office:value-type="float" office:value="18.980374133509098" table:formula="of:=[.E8]+0" table:style-name="ce3">
            <text:p>18.98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8.570675709269283</text:span></text:p>
          </table:table-cell>
          <table:table-cell table:number-columns-repeated="2" table:style-name="ce1"/>
          <table:table-cell office:value-type="string" office:string-value="8.570675709269283" table:formula="of:=RIGHT([.B9];LEN([.B9])-3)" table:style-name="ce3">
            <text:p>8.570675709269283</text:p>
          </table:table-cell>
          <table:table-cell table:number-columns-repeated="2" table:style-name="ce1"/>
          <table:table-cell office:value-type="float" office:value="8.5706757092692794" table:formula="of:=[.E9]+0" table:style-name="ce3">
            <text:p>8.57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5.642063582559453</text:span></text:p>
          </table:table-cell>
          <table:table-cell table:number-columns-repeated="2" table:style-name="ce1"/>
          <table:table-cell office:value-type="string" office:string-value="15.642063582559453" table:formula="of:=RIGHT([.B10];LEN([.B10])-3)" table:style-name="ce3">
            <text:p>15.642063582559453</text:p>
          </table:table-cell>
          <table:table-cell table:number-columns-repeated="2" table:style-name="ce1"/>
          <table:table-cell office:value-type="float" office:value="15.6420635825594" table:formula="of:=[.E10]+0" table:style-name="ce3">
            <text:p>15.64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4.44247046649679</text:span></text:p>
          </table:table-cell>
          <table:table-cell table:number-columns-repeated="2" table:style-name="ce1"/>
          <table:table-cell office:value-type="string" office:string-value="14.44247046649679" table:formula="of:=RIGHT([.B11];LEN([.B11])-3)" table:style-name="ce3">
            <text:p>14.44247046649679</text:p>
          </table:table-cell>
          <table:table-cell table:number-columns-repeated="2" table:style-name="ce1"/>
          <table:table-cell office:value-type="float" office:value="14.442470466496699" table:formula="of:=[.E11]+0" table:style-name="ce3">
            <text:p>14.44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17.087292442478603</text:span></text:p>
          </table:table-cell>
          <table:table-cell table:number-columns-repeated="2" table:style-name="ce1"/>
          <table:table-cell office:value-type="string" office:string-value="17.087292442478603" table:formula="of:=RIGHT([.B12];LEN([.B12])-3)" table:style-name="ce3">
            <text:p>17.087292442478603</text:p>
          </table:table-cell>
          <table:table-cell table:number-columns-repeated="2" table:style-name="ce1"/>
          <table:table-cell office:value-type="float" office:value="17.087292442478599" table:formula="of:=[.E12]+0" table:style-name="ce3">
            <text:p>17.09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6.55380805044465</text:span></text:p>
          </table:table-cell>
          <table:table-cell table:number-columns-repeated="2" table:style-name="ce1"/>
          <table:table-cell office:value-type="string" office:string-value="16.55380805044465" table:formula="of:=RIGHT([.B13];LEN([.B13])-3)" table:style-name="ce3">
            <text:p>16.55380805044465</text:p>
          </table:table-cell>
          <table:table-cell table:number-columns-repeated="2" table:style-name="ce1"/>
          <table:table-cell office:value-type="float" office:value="16.553808050444601" table:formula="of:=[.E13]+0" table:style-name="ce3">
            <text:p>16.55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2.325682581807651</text:span></text:p>
          </table:table-cell>
          <table:table-cell table:number-columns-repeated="2" table:style-name="ce1"/>
          <table:table-cell office:value-type="string" office:string-value="12.325682581807651" table:formula="of:=RIGHT([.B14];LEN([.B14])-3)" table:style-name="ce3">
            <text:p>12.325682581807651</text:p>
          </table:table-cell>
          <table:table-cell table:number-columns-repeated="2" table:style-name="ce1"/>
          <table:table-cell office:value-type="float" office:value="12.3256825818076" table:formula="of:=[.E14]+0" table:style-name="ce3">
            <text:p>12.33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8.109820082356674</text:span></text:p>
          </table:table-cell>
          <table:table-cell table:number-columns-repeated="2" table:style-name="ce1"/>
          <table:table-cell office:value-type="string" office:string-value="18.109820082356674" table:formula="of:=RIGHT([.B15];LEN([.B15])-4)" table:style-name="ce3">
            <text:p>18.109820082356674</text:p>
          </table:table-cell>
          <table:table-cell table:number-columns-repeated="2" table:style-name="ce1"/>
          <table:table-cell office:value-type="float" office:value="18.109820082356599" table:formula="of:=[.E15]+0" table:style-name="ce3">
            <text:p>18.11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3.06728980595082</text:span></text:p>
          </table:table-cell>
          <table:table-cell table:number-columns-repeated="2" table:style-name="ce1"/>
          <table:table-cell office:value-type="string" office:string-value="23.06728980595082" table:formula="of:=RIGHT([.B16];LEN([.B16])-4)" table:style-name="ce3">
            <text:p>23.06728980595082</text:p>
          </table:table-cell>
          <table:table-cell table:number-columns-repeated="2" table:style-name="ce1"/>
          <table:table-cell office:value-type="float" office:value="23.0672898059508" table:formula="of:=[.E16]+0" table:style-name="ce3">
            <text:p>23.07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8.00593763691479</text:span></text:p>
          </table:table-cell>
          <table:table-cell table:number-columns-repeated="2" table:style-name="ce1"/>
          <table:table-cell office:value-type="string" office:string-value="18.00593763691479" table:formula="of:=RIGHT([.B17];LEN([.B17])-4)" table:style-name="ce3">
            <text:p>18.00593763691479</text:p>
          </table:table-cell>
          <table:table-cell table:number-columns-repeated="2" table:style-name="ce1"/>
          <table:table-cell office:value-type="float" office:value="18.005937636914702" table:formula="of:=[.E17]+0" table:style-name="ce3">
            <text:p>18.01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8.24064328112859</text:span></text:p>
          </table:table-cell>
          <table:table-cell table:number-columns-repeated="2" table:style-name="ce1"/>
          <table:table-cell office:value-type="string" office:string-value="18.24064328112859" table:formula="of:=RIGHT([.B18];LEN([.B18])-4)" table:style-name="ce3">
            <text:p>18.24064328112859</text:p>
          </table:table-cell>
          <table:table-cell table:number-columns-repeated="2" table:style-name="ce1"/>
          <table:table-cell office:value-type="float" office:value="18.240643281128499" table:formula="of:=[.E18]+0" table:style-name="ce3">
            <text:p>18.24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15.6693107708913</text:span></text:p>
          </table:table-cell>
          <table:table-cell table:number-columns-repeated="2" table:style-name="ce1"/>
          <table:table-cell office:value-type="string" office:string-value="15.6693107708913" table:formula="of:=RIGHT([.B19];LEN([.B19])-4)" table:style-name="ce3">
            <text:p>15.6693107708913</text:p>
          </table:table-cell>
          <table:table-cell table:number-columns-repeated="2" table:style-name="ce1"/>
          <table:table-cell office:value-type="float" office:value="15.6693107708913" table:formula="of:=[.E19]+0" table:style-name="ce3">
            <text:p>15.67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12.952530745549996</text:span></text:p>
          </table:table-cell>
          <table:table-cell table:number-columns-repeated="2" table:style-name="ce1"/>
          <table:table-cell office:value-type="string" office:string-value="12.952530745549996" table:formula="of:=RIGHT([.B20];LEN([.B20])-4)" table:style-name="ce3">
            <text:p>12.952530745549996</text:p>
          </table:table-cell>
          <table:table-cell table:number-columns-repeated="2" table:style-name="ce1"/>
          <table:table-cell office:value-type="float" office:value="12.9525307455499" table:formula="of:=[.E20]+0" table:style-name="ce3">
            <text:p>12.95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16.663029192567617</text:span></text:p>
          </table:table-cell>
          <table:table-cell table:number-columns-repeated="2" table:style-name="ce1"/>
          <table:table-cell office:value-type="string" office:string-value="16.663029192567617" table:formula="of:=RIGHT([.B21];LEN([.B21])-4)" table:style-name="ce3">
            <text:p>16.663029192567617</text:p>
          </table:table-cell>
          <table:table-cell table:number-columns-repeated="2" table:style-name="ce1"/>
          <table:table-cell office:value-type="float" office:value="16.663029192567599" table:formula="of:=[.E21]+0" table:style-name="ce3">
            <text:p>16.66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20.140703374240594</text:span></text:p>
          </table:table-cell>
          <table:table-cell table:number-columns-repeated="2" table:style-name="ce1"/>
          <table:table-cell office:value-type="string" office:string-value="20.140703374240594" table:formula="of:=RIGHT([.B22];LEN([.B22])-4)" table:style-name="ce3">
            <text:p>20.140703374240594</text:p>
          </table:table-cell>
          <table:table-cell table:number-columns-repeated="2" table:style-name="ce1"/>
          <table:table-cell office:value-type="float" office:value="20.140703374240498" table:formula="of:=[.E22]+0" table:style-name="ce3">
            <text:p>20.14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16.48762362866769</text:span></text:p>
          </table:table-cell>
          <table:table-cell table:number-columns-repeated="2" table:style-name="ce1"/>
          <table:table-cell office:value-type="string" office:string-value="16.48762362866769" table:formula="of:=RIGHT([.B23];LEN([.B23])-4)" table:style-name="ce3">
            <text:p>16.48762362866769</text:p>
          </table:table-cell>
          <table:table-cell table:number-columns-repeated="2" table:style-name="ce1"/>
          <table:table-cell office:value-type="float" office:value="16.487623628667599" table:formula="of:=[.E23]+0" table:style-name="ce3">
            <text:p>16.49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14.815725920365043</text:span></text:p>
          </table:table-cell>
          <table:table-cell table:number-columns-repeated="2" table:style-name="ce1"/>
          <table:table-cell office:value-type="string" office:string-value="14.815725920365043" table:formula="of:=RIGHT([.B24];LEN([.B24])-4)" table:style-name="ce3">
            <text:p>14.815725920365043</text:p>
          </table:table-cell>
          <table:table-cell table:number-columns-repeated="2" table:style-name="ce1"/>
          <table:table-cell office:value-type="float" office:value="14.815725920365001" table:formula="of:=[.E24]+0" table:style-name="ce3">
            <text:p>14.82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2.027328042563987</text:span></text:p>
          </table:table-cell>
          <table:table-cell table:number-columns-repeated="2" table:style-name="ce1"/>
          <table:table-cell office:value-type="string" office:string-value="12.027328042563987" table:formula="of:=RIGHT([.B25];LEN([.B25])-4)" table:style-name="ce3">
            <text:p>12.027328042563987</text:p>
          </table:table-cell>
          <table:table-cell table:number-columns-repeated="2" table:style-name="ce1"/>
          <table:table-cell office:value-type="float" office:value="12.0273280425639" table:formula="of:=[.E25]+0" table:style-name="ce3">
            <text:p>12.03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13.07255499435151</text:span></text:p>
          </table:table-cell>
          <table:table-cell table:number-columns-repeated="2" table:style-name="ce1"/>
          <table:table-cell office:value-type="string" office:string-value="13.07255499435151" table:formula="of:=RIGHT([.B26];LEN([.B26])-4)" table:style-name="ce3">
            <text:p>13.07255499435151</text:p>
          </table:table-cell>
          <table:table-cell table:number-columns-repeated="2" table:style-name="ce1"/>
          <table:table-cell office:value-type="float" office:value="13.072554994351499" table:formula="of:=[.E26]+0" table:style-name="ce3">
            <text:p>13.0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1.447004947600398</text:span></text:p>
          </table:table-cell>
          <table:table-cell table:number-columns-repeated="2" table:style-name="ce1"/>
          <table:table-cell office:value-type="string" office:string-value="21.447004947600398" table:formula="of:=RIGHT([.B27];LEN([.B27])-4)" table:style-name="ce3">
            <text:p>21.447004947600398</text:p>
          </table:table-cell>
          <table:table-cell table:number-columns-repeated="2" table:style-name="ce1"/>
          <table:table-cell office:value-type="float" office:value="21.447004947600298" table:formula="of:=[.E27]+0" table:style-name="ce3">
            <text:p>21.45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11.801327257077494</text:span></text:p>
          </table:table-cell>
          <table:table-cell table:number-columns-repeated="2" table:style-name="ce1"/>
          <table:table-cell office:value-type="string" office:string-value="11.801327257077494" table:formula="of:=RIGHT([.B28];LEN([.B28])-4)" table:style-name="ce3">
            <text:p>11.801327257077494</text:p>
          </table:table-cell>
          <table:table-cell table:number-columns-repeated="2" table:style-name="ce1"/>
          <table:table-cell office:value-type="float" office:value="11.8013272570774" table:formula="of:=[.E28]+0" table:style-name="ce3">
            <text:p>11.80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17.9698893947114</text:span></text:p>
          </table:table-cell>
          <table:table-cell table:number-columns-repeated="2" table:style-name="ce1"/>
          <table:table-cell office:value-type="string" office:string-value="17.9698893947114" table:formula="of:=RIGHT([.B29];LEN([.B29])-4)" table:style-name="ce3">
            <text:p>17.9698893947114</text:p>
          </table:table-cell>
          <table:table-cell table:number-columns-repeated="2" table:style-name="ce1"/>
          <table:table-cell office:value-type="float" office:value="17.969889394711402" table:formula="of:=[.E29]+0" table:style-name="ce3">
            <text:p>17.97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17.544112206601646</text:span></text:p>
          </table:table-cell>
          <table:table-cell table:number-columns-repeated="2" table:style-name="ce1"/>
          <table:table-cell office:value-type="string" office:string-value="17.544112206601646" table:formula="of:=RIGHT([.B30];LEN([.B30])-4)" table:style-name="ce3">
            <text:p>17.544112206601646</text:p>
          </table:table-cell>
          <table:table-cell table:number-columns-repeated="2" table:style-name="ce1"/>
          <table:table-cell office:value-type="float" office:value="17.5441122066016" table:formula="of:=[.E30]+0" table:style-name="ce3">
            <text:p>17.54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18.715569392150133</text:span></text:p>
          </table:table-cell>
          <table:table-cell table:number-columns-repeated="2" table:style-name="ce1"/>
          <table:table-cell office:value-type="string" office:string-value="18.715569392150133" table:formula="of:=RIGHT([.B31];LEN([.B31])-4)" table:style-name="ce3">
            <text:p>18.715569392150133</text:p>
          </table:table-cell>
          <table:table-cell table:number-columns-repeated="2" table:style-name="ce1"/>
          <table:table-cell office:value-type="float" office:value="18.715569392150101" table:formula="of:=[.E31]+0" table:style-name="ce3">
            <text:p>18.72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16.070369355973554</text:span></text:p>
          </table:table-cell>
          <table:table-cell table:number-columns-repeated="2" table:style-name="ce1"/>
          <table:table-cell office:value-type="string" office:string-value="16.070369355973554" table:formula="of:=RIGHT([.B32];LEN([.B32])-4)" table:style-name="ce3">
            <text:p>16.070369355973554</text:p>
          </table:table-cell>
          <table:table-cell table:number-columns-repeated="2" table:style-name="ce1"/>
          <table:table-cell office:value-type="float" office:value="16.070369355973501" table:formula="of:=[.E32]+0" table:style-name="ce3">
            <text:p>16.07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12.752541684538807</text:span></text:p>
          </table:table-cell>
          <table:table-cell table:number-columns-repeated="2" table:style-name="ce1"/>
          <table:table-cell office:value-type="string" office:string-value="12.752541684538807" table:formula="of:=RIGHT([.B33];LEN([.B33])-4)" table:style-name="ce3">
            <text:p>12.752541684538807</text:p>
          </table:table-cell>
          <table:table-cell table:number-columns-repeated="2" table:style-name="ce1"/>
          <table:table-cell office:value-type="float" office:value="12.7525416845388" table:formula="of:=[.E33]+0" table:style-name="ce3">
            <text:p>12.75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18.597040739641525</text:span></text:p>
          </table:table-cell>
          <table:table-cell table:number-columns-repeated="2" table:style-name="ce1"/>
          <table:table-cell office:value-type="string" office:string-value="18.597040739641525" table:formula="of:=RIGHT([.B34];LEN([.B34])-4)" table:style-name="ce3">
            <text:p>18.597040739641525</text:p>
          </table:table-cell>
          <table:table-cell table:number-columns-repeated="2" table:style-name="ce1"/>
          <table:table-cell office:value-type="float" office:value="18.5970407396415" table:formula="of:=[.E34]+0" table:style-name="ce3">
            <text:p>18.60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14.172831125668973</text:span></text:p>
          </table:table-cell>
          <table:table-cell table:number-columns-repeated="2" table:style-name="ce1"/>
          <table:table-cell office:value-type="string" office:string-value="14.172831125668973" table:formula="of:=RIGHT([.B35];LEN([.B35])-4)" table:style-name="ce3">
            <text:p>14.172831125668973</text:p>
          </table:table-cell>
          <table:table-cell table:number-columns-repeated="2" table:style-name="ce1"/>
          <table:table-cell office:value-type="float" office:value="14.1728311256689" table:formula="of:=[.E35]+0" table:style-name="ce3">
            <text:p>14.17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18.366276295859105</text:span></text:p>
          </table:table-cell>
          <table:table-cell table:number-columns-repeated="2" table:style-name="ce1"/>
          <table:table-cell office:value-type="string" office:string-value="18.366276295859105" table:formula="of:=RIGHT([.B36];LEN([.B36])-4)" table:style-name="ce3">
            <text:p>18.366276295859105</text:p>
          </table:table-cell>
          <table:table-cell table:number-columns-repeated="2" table:style-name="ce1"/>
          <table:table-cell office:value-type="float" office:value="18.366276295859102" table:formula="of:=[.E36]+0" table:style-name="ce3">
            <text:p>18.37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16.32643440225886</text:span></text:p>
          </table:table-cell>
          <table:table-cell table:number-columns-repeated="2" table:style-name="ce1"/>
          <table:table-cell office:value-type="string" office:string-value="16.32643440225886" table:formula="of:=RIGHT([.B37];LEN([.B37])-4)" table:style-name="ce3">
            <text:p>16.32643440225886</text:p>
          </table:table-cell>
          <table:table-cell table:number-columns-repeated="2" table:style-name="ce1"/>
          <table:table-cell office:value-type="float" office:value="16.326434402258801" table:formula="of:=[.E37]+0" table:style-name="ce3">
            <text:p>16.33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18.578369070708607</text:span></text:p>
          </table:table-cell>
          <table:table-cell table:number-columns-repeated="2" table:style-name="ce1"/>
          <table:table-cell office:value-type="string" office:string-value="18.578369070708607" table:formula="of:=RIGHT([.B38];LEN([.B38])-4)" table:style-name="ce3">
            <text:p>18.578369070708607</text:p>
          </table:table-cell>
          <table:table-cell table:number-columns-repeated="2" table:style-name="ce1"/>
          <table:table-cell office:value-type="float" office:value="18.5783690707086" table:formula="of:=[.E38]+0" table:style-name="ce3">
            <text:p>18.58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15.423893726248561</text:span></text:p>
          </table:table-cell>
          <table:table-cell table:number-columns-repeated="2" table:style-name="ce1"/>
          <table:table-cell office:value-type="string" office:string-value="15.423893726248561" table:formula="of:=RIGHT([.B39];LEN([.B39])-4)" table:style-name="ce3">
            <text:p>15.423893726248561</text:p>
          </table:table-cell>
          <table:table-cell table:number-columns-repeated="2" table:style-name="ce1"/>
          <table:table-cell office:value-type="float" office:value="15.423893726248499" table:formula="of:=[.E39]+0" table:style-name="ce3">
            <text:p>15.42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16.831318497614497</text:span></text:p>
          </table:table-cell>
          <table:table-cell table:number-columns-repeated="2" table:style-name="ce1"/>
          <table:table-cell office:value-type="string" office:string-value="16.831318497614497" table:formula="of:=RIGHT([.B40];LEN([.B40])-4)" table:style-name="ce3">
            <text:p>16.831318497614497</text:p>
          </table:table-cell>
          <table:table-cell table:number-columns-repeated="2" table:style-name="ce1"/>
          <table:table-cell office:value-type="float" office:value="16.831318497614401" table:formula="of:=[.E40]+0" table:style-name="ce3">
            <text:p>16.83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23.682613265074416</text:span></text:p>
          </table:table-cell>
          <table:table-cell table:number-columns-repeated="2" table:style-name="ce1"/>
          <table:table-cell office:value-type="string" office:string-value="23.682613265074416" table:formula="of:=RIGHT([.B41];LEN([.B41])-4)" table:style-name="ce3">
            <text:p>23.682613265074416</text:p>
          </table:table-cell>
          <table:table-cell table:number-columns-repeated="2" table:style-name="ce1"/>
          <table:table-cell office:value-type="float" office:value="23.682613265074401" table:formula="of:=[.E41]+0" table:style-name="ce3">
            <text:p>23.6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17.493094196711304</text:span></text:p>
          </table:table-cell>
          <table:table-cell table:number-columns-repeated="2" table:style-name="ce1"/>
          <table:table-cell office:value-type="string" office:string-value="17.493094196711304" table:formula="of:=RIGHT([.B42];LEN([.B42])-4)" table:style-name="ce3">
            <text:p>17.493094196711304</text:p>
          </table:table-cell>
          <table:table-cell table:number-columns-repeated="2" table:style-name="ce1"/>
          <table:table-cell office:value-type="float" office:value="17.493094196711301" table:formula="of:=[.E42]+0" table:style-name="ce3">
            <text:p>17.4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7.582030666273983</text:span></text:p>
          </table:table-cell>
          <table:table-cell table:number-columns-repeated="2" table:style-name="ce1"/>
          <table:table-cell office:value-type="string" office:string-value="27.582030666273983" table:formula="of:=RIGHT([.B43];LEN([.B43])-4)" table:style-name="ce3">
            <text:p>27.582030666273983</text:p>
          </table:table-cell>
          <table:table-cell table:number-columns-repeated="2" table:style-name="ce1"/>
          <table:table-cell office:value-type="float" office:value="27.582030666273901" table:formula="of:=[.E43]+0" table:style-name="ce3">
            <text:p>27.58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35.13497172656277</text:span></text:p>
          </table:table-cell>
          <table:table-cell table:number-columns-repeated="2" table:style-name="ce1"/>
          <table:table-cell office:value-type="string" office:string-value="35.13497172656277" table:formula="of:=RIGHT([.B44];LEN([.B44])-4)" table:style-name="ce3">
            <text:p>35.13497172656277</text:p>
          </table:table-cell>
          <table:table-cell table:number-columns-repeated="2" table:style-name="ce1"/>
          <table:table-cell office:value-type="float" office:value="35.134971726562704" table:formula="of:=[.E44]+0" table:style-name="ce3">
            <text:p>35.13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31.801140406773197</text:span></text:p>
          </table:table-cell>
          <table:table-cell table:number-columns-repeated="2" table:style-name="ce1"/>
          <table:table-cell office:value-type="string" office:string-value="31.801140406773197" table:formula="of:=RIGHT([.B45];LEN([.B45])-4)" table:style-name="ce3">
            <text:p>31.801140406773197</text:p>
          </table:table-cell>
          <table:table-cell table:number-columns-repeated="2" table:style-name="ce1"/>
          <table:table-cell office:value-type="float" office:value="31.801140406773101" table:formula="of:=[.E45]+0" table:style-name="ce3">
            <text:p>31.80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38.81204996347598</text:span></text:p>
          </table:table-cell>
          <table:table-cell table:number-columns-repeated="2" table:style-name="ce1"/>
          <table:table-cell office:value-type="string" office:string-value="38.81204996347598" table:formula="of:=RIGHT([.B46];LEN([.B46])-4)" table:style-name="ce3">
            <text:p>38.81204996347598</text:p>
          </table:table-cell>
          <table:table-cell table:number-columns-repeated="2" table:style-name="ce1"/>
          <table:table-cell office:value-type="float" office:value="38.8120499634759" table:formula="of:=[.E46]+0" table:style-name="ce3">
            <text:p>38.81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35.67814189993564</text:span></text:p>
          </table:table-cell>
          <table:table-cell table:number-columns-repeated="2" table:style-name="ce1"/>
          <table:table-cell office:value-type="string" office:string-value="35.67814189993564" table:formula="of:=RIGHT([.B47];LEN([.B47])-4)" table:style-name="ce3">
            <text:p>35.67814189993564</text:p>
          </table:table-cell>
          <table:table-cell table:number-columns-repeated="2" table:style-name="ce1"/>
          <table:table-cell office:value-type="float" office:value="35.678141899935603" table:formula="of:=[.E47]+0" table:style-name="ce3">
            <text:p>35.68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40.004143856226754</text:span></text:p>
          </table:table-cell>
          <table:table-cell table:number-columns-repeated="2" table:style-name="ce1"/>
          <table:table-cell office:value-type="string" office:string-value="40.004143856226754" table:formula="of:=RIGHT([.B48];LEN([.B48])-4)" table:style-name="ce3">
            <text:p>40.004143856226754</text:p>
          </table:table-cell>
          <table:table-cell table:number-columns-repeated="2" table:style-name="ce1"/>
          <table:table-cell office:value-type="float" office:value="40.004143856226698" table:formula="of:=[.E48]+0" table:style-name="ce3">
            <text:p>40.0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6.96043851447426</text:span></text:p>
          </table:table-cell>
          <table:table-cell table:number-columns-repeated="2" table:style-name="ce1"/>
          <table:table-cell office:value-type="string" office:string-value="26.96043851447426" table:formula="of:=RIGHT([.B49];LEN([.B49])-4)" table:style-name="ce3">
            <text:p>26.96043851447426</text:p>
          </table:table-cell>
          <table:table-cell table:number-columns-repeated="2" table:style-name="ce1"/>
          <table:table-cell office:value-type="float" office:value="26.960438514474198" table:formula="of:=[.E49]+0" table:style-name="ce3">
            <text:p>26.96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39.50702699751769</text:span></text:p>
          </table:table-cell>
          <table:table-cell table:number-columns-repeated="2" table:style-name="ce1"/>
          <table:table-cell office:value-type="string" office:string-value="39.50702699751769" table:formula="of:=RIGHT([.B50];LEN([.B50])-4)" table:style-name="ce3">
            <text:p>39.50702699751769</text:p>
          </table:table-cell>
          <table:table-cell table:number-columns-repeated="2" table:style-name="ce1"/>
          <table:table-cell office:value-type="float" office:value="39.507026997517599" table:formula="of:=[.E50]+0" table:style-name="ce3">
            <text:p>39.51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7.173069625551506</text:span></text:p>
          </table:table-cell>
          <table:table-cell table:number-columns-repeated="2" table:style-name="ce1"/>
          <table:table-cell office:value-type="string" office:string-value="37.173069625551506" table:formula="of:=RIGHT([.B51];LEN([.B51])-4)" table:style-name="ce3">
            <text:p>37.173069625551506</text:p>
          </table:table-cell>
          <table:table-cell table:number-columns-repeated="2" table:style-name="ce1"/>
          <table:table-cell office:value-type="float" office:value="37.173069625551499" table:formula="of:=[.E51]+0" table:style-name="ce3">
            <text:p>37.17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30.591880202527783</text:span></text:p>
          </table:table-cell>
          <table:table-cell table:number-columns-repeated="2" table:style-name="ce1"/>
          <table:table-cell office:value-type="string" office:string-value="30.591880202527783" table:formula="of:=RIGHT([.B52];LEN([.B52])-4)" table:style-name="ce3">
            <text:p>30.591880202527783</text:p>
          </table:table-cell>
          <table:table-cell table:number-columns-repeated="2" table:style-name="ce1"/>
          <table:table-cell office:value-type="float" office:value="30.591880202527701" table:formula="of:=[.E52]+0" table:style-name="ce3">
            <text:p>30.59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33.34907619624303</text:span></text:p>
          </table:table-cell>
          <table:table-cell table:number-columns-repeated="2" table:style-name="ce1"/>
          <table:table-cell office:value-type="string" office:string-value="33.34907619624303" table:formula="of:=RIGHT([.B53];LEN([.B53])-4)" table:style-name="ce3">
            <text:p>33.34907619624303</text:p>
          </table:table-cell>
          <table:table-cell table:number-columns-repeated="2" table:style-name="ce1"/>
          <table:table-cell office:value-type="float" office:value="33.349076196242997" table:formula="of:=[.E53]+0" table:style-name="ce3">
            <text:p>33.35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34.17600977578105</text:span></text:p>
          </table:table-cell>
          <table:table-cell table:number-columns-repeated="2" table:style-name="ce1"/>
          <table:table-cell office:value-type="string" office:string-value="34.17600977578105" table:formula="of:=RIGHT([.B54];LEN([.B54])-4)" table:style-name="ce3">
            <text:p>34.17600977578105</text:p>
          </table:table-cell>
          <table:table-cell table:number-columns-repeated="2" table:style-name="ce1"/>
          <table:table-cell office:value-type="float" office:value="34.176009775780997" table:formula="of:=[.E54]+0" table:style-name="ce3">
            <text:p>34.18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1.64548379344705</text:span></text:p>
          </table:table-cell>
          <table:table-cell table:number-columns-repeated="2" table:style-name="ce1"/>
          <table:table-cell office:value-type="string" office:string-value="21.64548379344705" table:formula="of:=RIGHT([.B55];LEN([.B55])-4)" table:style-name="ce3">
            <text:p>21.64548379344705</text:p>
          </table:table-cell>
          <table:table-cell table:number-columns-repeated="2" table:style-name="ce1"/>
          <table:table-cell office:value-type="float" office:value="21.645483793446999" table:formula="of:=[.E55]+0" table:style-name="ce3">
            <text:p>21.65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46.284283453091334</text:span></text:p>
          </table:table-cell>
          <table:table-cell table:number-columns-repeated="2" table:style-name="ce1"/>
          <table:table-cell office:value-type="string" office:string-value="46.284283453091334" table:formula="of:=RIGHT([.B56];LEN([.B56])-4)" table:style-name="ce3">
            <text:p>46.284283453091334</text:p>
          </table:table-cell>
          <table:table-cell table:number-columns-repeated="2" table:style-name="ce1"/>
          <table:table-cell office:value-type="float" office:value="46.284283453091298" table:formula="of:=[.E56]+0" table:style-name="ce3">
            <text:p>46.28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39.94960925734705</text:span></text:p>
          </table:table-cell>
          <table:table-cell table:number-columns-repeated="2" table:style-name="ce1"/>
          <table:table-cell office:value-type="string" office:string-value="39.94960925734705" table:formula="of:=RIGHT([.B57];LEN([.B57])-4)" table:style-name="ce3">
            <text:p>39.94960925734705</text:p>
          </table:table-cell>
          <table:table-cell table:number-columns-repeated="2" table:style-name="ce1"/>
          <table:table-cell office:value-type="float" office:value="39.949609257346999" table:formula="of:=[.E57]+0" table:style-name="ce3">
            <text:p>39.95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33.4964223655666</text:span></text:p>
          </table:table-cell>
          <table:table-cell table:number-columns-repeated="2" table:style-name="ce1"/>
          <table:table-cell office:value-type="string" office:string-value="33.4964223655666" table:formula="of:=RIGHT([.B58];LEN([.B58])-4)" table:style-name="ce3">
            <text:p>33.4964223655666</text:p>
          </table:table-cell>
          <table:table-cell table:number-columns-repeated="2" table:style-name="ce1"/>
          <table:table-cell office:value-type="float" office:value="33.496422365566602" table:formula="of:=[.E58]+0" table:style-name="ce3">
            <text:p>33.50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41.42837266381695</text:span></text:p>
          </table:table-cell>
          <table:table-cell table:number-columns-repeated="2" table:style-name="ce1"/>
          <table:table-cell office:value-type="string" office:string-value="41.42837266381695" table:formula="of:=RIGHT([.B59];LEN([.B59])-4)" table:style-name="ce3">
            <text:p>41.42837266381695</text:p>
          </table:table-cell>
          <table:table-cell table:number-columns-repeated="2" table:style-name="ce1"/>
          <table:table-cell office:value-type="float" office:value="41.428372663816901" table:formula="of:=[.E59]+0" table:style-name="ce3">
            <text:p>41.43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28.816396215021967</text:span></text:p>
          </table:table-cell>
          <table:table-cell table:number-columns-repeated="2" table:style-name="ce1"/>
          <table:table-cell office:value-type="string" office:string-value="28.816396215021967" table:formula="of:=RIGHT([.B60];LEN([.B60])-4)" table:style-name="ce3">
            <text:p>28.816396215021967</text:p>
          </table:table-cell>
          <table:table-cell table:number-columns-repeated="2" table:style-name="ce1"/>
          <table:table-cell office:value-type="float" office:value="28.8163962150219" table:formula="of:=[.E60]+0" table:style-name="ce3">
            <text:p>28.82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23.382083324713662</text:span></text:p>
          </table:table-cell>
          <table:table-cell table:number-columns-repeated="2" table:style-name="ce1"/>
          <table:table-cell office:value-type="string" office:string-value="23.382083324713662" table:formula="of:=RIGHT([.B61];LEN([.B61])-4)" table:style-name="ce3">
            <text:p>23.382083324713662</text:p>
          </table:table-cell>
          <table:table-cell table:number-columns-repeated="2" table:style-name="ce1"/>
          <table:table-cell office:value-type="float" office:value="23.382083324713602" table:formula="of:=[.E61]+0" table:style-name="ce3">
            <text:p>23.38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25.813495451493406</text:span></text:p>
          </table:table-cell>
          <table:table-cell table:number-columns-repeated="2" table:style-name="ce1"/>
          <table:table-cell office:value-type="string" office:string-value="25.813495451493406" table:formula="of:=RIGHT([.B62];LEN([.B62])-4)" table:style-name="ce3">
            <text:p>25.813495451493406</text:p>
          </table:table-cell>
          <table:table-cell table:number-columns-repeated="2" table:style-name="ce1"/>
          <table:table-cell office:value-type="float" office:value="25.813495451493399" table:formula="of:=[.E62]+0" table:style-name="ce3">
            <text:p>25.81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40.09982657229249</text:span></text:p>
          </table:table-cell>
          <table:table-cell table:number-columns-repeated="2" table:style-name="ce1"/>
          <table:table-cell office:value-type="string" office:string-value="40.09982657229249" table:formula="of:=RIGHT([.B63];LEN([.B63])-4)" table:style-name="ce3">
            <text:p>40.09982657229249</text:p>
          </table:table-cell>
          <table:table-cell table:number-columns-repeated="2" table:style-name="ce1"/>
          <table:table-cell office:value-type="float" office:value="40.0998265722924" table:formula="of:=[.E63]+0" table:style-name="ce3">
            <text:p>40.1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8.919366083831022</text:span></text:p>
          </table:table-cell>
          <table:table-cell table:number-columns-repeated="2" table:style-name="ce1"/>
          <table:table-cell office:value-type="string" office:string-value="28.919366083831022" table:formula="of:=RIGHT([.B64];LEN([.B64])-4)" table:style-name="ce3">
            <text:p>28.919366083831022</text:p>
          </table:table-cell>
          <table:table-cell table:number-columns-repeated="2" table:style-name="ce1"/>
          <table:table-cell office:value-type="float" office:value="28.919366083831001" table:formula="of:=[.E64]+0" table:style-name="ce3">
            <text:p>28.92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43.31532453180416</text:span></text:p>
          </table:table-cell>
          <table:table-cell table:number-columns-repeated="2" table:style-name="ce1"/>
          <table:table-cell office:value-type="string" office:string-value="43.31532453180416" table:formula="of:=RIGHT([.B65];LEN([.B65])-4)" table:style-name="ce3">
            <text:p>43.31532453180416</text:p>
          </table:table-cell>
          <table:table-cell table:number-columns-repeated="2" table:style-name="ce1"/>
          <table:table-cell office:value-type="float" office:value="43.315324531804102" table:formula="of:=[.E65]+0" table:style-name="ce3">
            <text:p>43.32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36.17788441509988</text:span></text:p>
          </table:table-cell>
          <table:table-cell table:number-columns-repeated="2" table:style-name="ce1"/>
          <table:table-cell office:value-type="string" office:string-value="36.17788441509988" table:formula="of:=RIGHT([.B66];LEN([.B66])-4)" table:style-name="ce3">
            <text:p>36.17788441509988</text:p>
          </table:table-cell>
          <table:table-cell table:number-columns-repeated="2" table:style-name="ce1"/>
          <table:table-cell office:value-type="float" office:value="36.177884415099797" table:formula="of:=[.E66]+0" table:style-name="ce3">
            <text:p>36.18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47.148281539810625</text:span></text:p>
          </table:table-cell>
          <table:table-cell table:number-columns-repeated="2" table:style-name="ce1"/>
          <table:table-cell office:value-type="string" office:string-value="47.148281539810625" table:formula="of:=RIGHT([.B67];LEN([.B67])-4)" table:style-name="ce3">
            <text:p>47.148281539810625</text:p>
          </table:table-cell>
          <table:table-cell table:number-columns-repeated="2" table:style-name="ce1"/>
          <table:table-cell office:value-type="float" office:value="47.148281539810597" table:formula="of:=[.E67]+0" table:style-name="ce3">
            <text:p>47.15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38.13869282198233</text:span></text:p>
          </table:table-cell>
          <table:table-cell table:number-columns-repeated="2" table:style-name="ce1"/>
          <table:table-cell office:value-type="string" office:string-value="38.13869282198233" table:formula="of:=RIGHT([.B68];LEN([.B68])-4)" table:style-name="ce3">
            <text:p>38.13869282198233</text:p>
          </table:table-cell>
          <table:table-cell table:number-columns-repeated="2" table:style-name="ce1"/>
          <table:table-cell office:value-type="float" office:value="38.138692821982303" table:formula="of:=[.E68]+0" table:style-name="ce3">
            <text:p>38.14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47.11265715522403</text:span></text:p>
          </table:table-cell>
          <table:table-cell table:number-columns-repeated="2" table:style-name="ce1"/>
          <table:table-cell office:value-type="string" office:string-value="47.11265715522403" table:formula="of:=RIGHT([.B69];LEN([.B69])-4)" table:style-name="ce3">
            <text:p>47.11265715522403</text:p>
          </table:table-cell>
          <table:table-cell table:number-columns-repeated="2" table:style-name="ce1"/>
          <table:table-cell office:value-type="float" office:value="47.112657155223999" table:formula="of:=[.E69]+0" table:style-name="ce3">
            <text:p>47.11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42.677852121591556</text:span></text:p>
          </table:table-cell>
          <table:table-cell table:number-columns-repeated="2" table:style-name="ce1"/>
          <table:table-cell office:value-type="string" office:string-value="42.677852121591556" table:formula="of:=RIGHT([.B70];LEN([.B70])-4)" table:style-name="ce3">
            <text:p>42.677852121591556</text:p>
          </table:table-cell>
          <table:table-cell table:number-columns-repeated="2" table:style-name="ce1"/>
          <table:table-cell office:value-type="float" office:value="42.677852121591499" table:formula="of:=[.E70]+0" table:style-name="ce3">
            <text:p>42.68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0.68120472388531</text:span></text:p>
          </table:table-cell>
          <table:table-cell table:number-columns-repeated="2" table:style-name="ce1"/>
          <table:table-cell office:value-type="string" office:string-value="30.68120472388531" table:formula="of:=RIGHT([.B71];LEN([.B71])-4)" table:style-name="ce3">
            <text:p>30.68120472388531</text:p>
          </table:table-cell>
          <table:table-cell table:number-columns-repeated="2" table:style-name="ce1"/>
          <table:table-cell office:value-type="float" office:value="30.681204723885301" table:formula="of:=[.E71]+0" table:style-name="ce3">
            <text:p>30.68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37.06323562875001</text:span></text:p>
          </table:table-cell>
          <table:table-cell table:number-columns-repeated="2" table:style-name="ce1"/>
          <table:table-cell office:value-type="string" office:string-value="37.06323562875001" table:formula="of:=RIGHT([.B72];LEN([.B72])-4)" table:style-name="ce3">
            <text:p>37.06323562875001</text:p>
          </table:table-cell>
          <table:table-cell table:number-columns-repeated="2" table:style-name="ce1"/>
          <table:table-cell office:value-type="float" office:value="37.06323562875" table:formula="of:=[.E72]+0" table:style-name="ce3">
            <text:p>37.06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42.01529367188327</text:span></text:p>
          </table:table-cell>
          <table:table-cell table:number-columns-repeated="2" table:style-name="ce1"/>
          <table:table-cell office:value-type="string" office:string-value="42.01529367188327" table:formula="of:=RIGHT([.B73];LEN([.B73])-4)" table:style-name="ce3">
            <text:p>42.01529367188327</text:p>
          </table:table-cell>
          <table:table-cell table:number-columns-repeated="2" table:style-name="ce1"/>
          <table:table-cell office:value-type="float" office:value="42.0152936718832" table:formula="of:=[.E73]+0" table:style-name="ce3">
            <text:p>42.02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40.30308360136178</text:span></text:p>
          </table:table-cell>
          <table:table-cell table:number-columns-repeated="2" table:style-name="ce1"/>
          <table:table-cell office:value-type="string" office:string-value="40.30308360136178" table:formula="of:=RIGHT([.B74];LEN([.B74])-4)" table:style-name="ce3">
            <text:p>40.30308360136178</text:p>
          </table:table-cell>
          <table:table-cell table:number-columns-repeated="2" table:style-name="ce1"/>
          <table:table-cell office:value-type="float" office:value="40.303083601361699" table:formula="of:=[.E74]+0" table:style-name="ce3">
            <text:p>40.30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36.85851151504254</text:span></text:p>
          </table:table-cell>
          <table:table-cell table:number-columns-repeated="2" table:style-name="ce1"/>
          <table:table-cell office:value-type="string" office:string-value="36.85851151504254" table:formula="of:=RIGHT([.B75];LEN([.B75])-4)" table:style-name="ce3">
            <text:p>36.85851151504254</text:p>
          </table:table-cell>
          <table:table-cell table:number-columns-repeated="2" table:style-name="ce1"/>
          <table:table-cell office:value-type="float" office:value="36.858511515042501" table:formula="of:=[.E75]+0" table:style-name="ce3">
            <text:p>36.86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44.72607000077394</text:span></text:p>
          </table:table-cell>
          <table:table-cell table:number-columns-repeated="2" table:style-name="ce1"/>
          <table:table-cell office:value-type="string" office:string-value="44.72607000077394" table:formula="of:=RIGHT([.B76];LEN([.B76])-4)" table:style-name="ce3">
            <text:p>44.72607000077394</text:p>
          </table:table-cell>
          <table:table-cell table:number-columns-repeated="2" table:style-name="ce1"/>
          <table:table-cell office:value-type="float" office:value="44.726070000773902" table:formula="of:=[.E76]+0" table:style-name="ce3">
            <text:p>44.73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42.542463921120955</text:span></text:p>
          </table:table-cell>
          <table:table-cell table:number-columns-repeated="2" table:style-name="ce1"/>
          <table:table-cell office:value-type="string" office:string-value="42.542463921120955" table:formula="of:=RIGHT([.B77];LEN([.B77])-4)" table:style-name="ce3">
            <text:p>42.542463921120955</text:p>
          </table:table-cell>
          <table:table-cell table:number-columns-repeated="2" table:style-name="ce1"/>
          <table:table-cell office:value-type="float" office:value="42.542463921120898" table:formula="of:=[.E77]+0" table:style-name="ce3">
            <text:p>42.54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47.390859590404176</text:span></text:p>
          </table:table-cell>
          <table:table-cell table:number-columns-repeated="2" table:style-name="ce1"/>
          <table:table-cell office:value-type="string" office:string-value="47.390859590404176" table:formula="of:=RIGHT([.B78];LEN([.B78])-4)" table:style-name="ce3">
            <text:p>47.390859590404176</text:p>
          </table:table-cell>
          <table:table-cell table:number-columns-repeated="2" table:style-name="ce1"/>
          <table:table-cell office:value-type="float" office:value="47.390859590404098" table:formula="of:=[.E78]+0" table:style-name="ce3">
            <text:p>47.39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46.48480170328524</text:span></text:p>
          </table:table-cell>
          <table:table-cell table:number-columns-repeated="2" table:style-name="ce1"/>
          <table:table-cell office:value-type="string" office:string-value="46.48480170328524" table:formula="of:=RIGHT([.B79];LEN([.B79])-4)" table:style-name="ce3">
            <text:p>46.48480170328524</text:p>
          </table:table-cell>
          <table:table-cell table:number-columns-repeated="2" table:style-name="ce1"/>
          <table:table-cell office:value-type="float" office:value="46.4848017032852" table:formula="of:=[.E79]+0" table:style-name="ce3">
            <text:p>46.48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6.510407202490725</text:span></text:p>
          </table:table-cell>
          <table:table-cell table:number-columns-repeated="2" table:style-name="ce1"/>
          <table:table-cell office:value-type="string" office:string-value="46.510407202490725" table:formula="of:=RIGHT([.B80];LEN([.B80])-4)" table:style-name="ce3">
            <text:p>46.510407202490725</text:p>
          </table:table-cell>
          <table:table-cell table:number-columns-repeated="2" table:style-name="ce1"/>
          <table:table-cell office:value-type="float" office:value="46.510407202490697" table:formula="of:=[.E80]+0" table:style-name="ce3">
            <text:p>46.51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44.461555141375094</text:span></text:p>
          </table:table-cell>
          <table:table-cell table:number-columns-repeated="2" table:style-name="ce1"/>
          <table:table-cell office:value-type="string" office:string-value="44.461555141375094" table:formula="of:=RIGHT([.B81];LEN([.B81])-4)" table:style-name="ce3">
            <text:p>44.461555141375094</text:p>
          </table:table-cell>
          <table:table-cell table:number-columns-repeated="2" table:style-name="ce1"/>
          <table:table-cell office:value-type="float" office:value="44.461555141375001" table:formula="of:=[.E81]+0" table:style-name="ce3">
            <text:p>44.46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50.65637722951244</text:span></text:p>
          </table:table-cell>
          <table:table-cell table:number-columns-repeated="2" table:style-name="ce1"/>
          <table:table-cell office:value-type="string" office:string-value="50.65637722951244" table:formula="of:=RIGHT([.B82];LEN([.B82])-4)" table:style-name="ce3">
            <text:p>50.65637722951244</text:p>
          </table:table-cell>
          <table:table-cell table:number-columns-repeated="2" table:style-name="ce1"/>
          <table:table-cell office:value-type="float" office:value="50.656377229512401" table:formula="of:=[.E82]+0" table:style-name="ce3">
            <text:p>50.66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33.8314407703591</text:span></text:p>
          </table:table-cell>
          <table:table-cell table:number-columns-repeated="2" table:style-name="ce1"/>
          <table:table-cell office:value-type="string" office:string-value="33.8314407703591" table:formula="of:=RIGHT([.B83];LEN([.B83])-4)" table:style-name="ce3">
            <text:p>33.8314407703591</text:p>
          </table:table-cell>
          <table:table-cell table:number-columns-repeated="2" table:style-name="ce1"/>
          <table:table-cell office:value-type="float" office:value="33.831440770359102" table:formula="of:=[.E83]+0" table:style-name="ce3">
            <text:p>33.83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32.2721719880328</text:span></text:p>
          </table:table-cell>
          <table:table-cell table:number-columns-repeated="2" table:style-name="ce1"/>
          <table:table-cell office:value-type="string" office:string-value="32.2721719880328" table:formula="of:=RIGHT([.B84];LEN([.B84])-4)" table:style-name="ce3">
            <text:p>32.2721719880328</text:p>
          </table:table-cell>
          <table:table-cell table:number-columns-repeated="2" table:style-name="ce1"/>
          <table:table-cell office:value-type="float" office:value="32.272171988032802" table:formula="of:=[.E84]+0" table:style-name="ce3">
            <text:p>32.27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36.89408691124463</text:span></text:p>
          </table:table-cell>
          <table:table-cell table:number-columns-repeated="2" table:style-name="ce1"/>
          <table:table-cell office:value-type="string" office:string-value="36.89408691124463" table:formula="of:=RIGHT([.B85];LEN([.B85])-4)" table:style-name="ce3">
            <text:p>36.89408691124463</text:p>
          </table:table-cell>
          <table:table-cell table:number-columns-repeated="2" table:style-name="ce1"/>
          <table:table-cell office:value-type="float" office:value="36.894086911244599" table:formula="of:=[.E85]+0" table:style-name="ce3">
            <text:p>36.89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40.318697424977344</text:span></text:p>
          </table:table-cell>
          <table:table-cell table:number-columns-repeated="2" table:style-name="ce1"/>
          <table:table-cell office:value-type="string" office:string-value="40.318697424977344" table:formula="of:=RIGHT([.B86];LEN([.B86])-4)" table:style-name="ce3">
            <text:p>40.318697424977344</text:p>
          </table:table-cell>
          <table:table-cell table:number-columns-repeated="2" table:style-name="ce1"/>
          <table:table-cell office:value-type="float" office:value="40.318697424977302" table:formula="of:=[.E86]+0" table:style-name="ce3">
            <text:p>40.32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44.854053277621446</text:span></text:p>
          </table:table-cell>
          <table:table-cell table:number-columns-repeated="2" table:style-name="ce1"/>
          <table:table-cell office:value-type="string" office:string-value="44.854053277621446" table:formula="of:=RIGHT([.B87];LEN([.B87])-4)" table:style-name="ce3">
            <text:p>44.854053277621446</text:p>
          </table:table-cell>
          <table:table-cell table:number-columns-repeated="2" table:style-name="ce1"/>
          <table:table-cell office:value-type="float" office:value="44.854053277621396" table:formula="of:=[.E87]+0" table:style-name="ce3">
            <text:p>44.85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46.79060042388413</text:span></text:p>
          </table:table-cell>
          <table:table-cell table:number-columns-repeated="2" table:style-name="ce1"/>
          <table:table-cell office:value-type="string" office:string-value="46.79060042388413" table:formula="of:=RIGHT([.B88];LEN([.B88])-4)" table:style-name="ce3">
            <text:p>46.79060042388413</text:p>
          </table:table-cell>
          <table:table-cell table:number-columns-repeated="2" table:style-name="ce1"/>
          <table:table-cell office:value-type="float" office:value="46.790600423884101" table:formula="of:=[.E88]+0" table:style-name="ce3">
            <text:p>46.79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37.86583243900605</text:span></text:p>
          </table:table-cell>
          <table:table-cell table:number-columns-repeated="2" table:style-name="ce1"/>
          <table:table-cell office:value-type="string" office:string-value="37.86583243900605" table:formula="of:=RIGHT([.B89];LEN([.B89])-4)" table:style-name="ce3">
            <text:p>37.86583243900605</text:p>
          </table:table-cell>
          <table:table-cell table:number-columns-repeated="2" table:style-name="ce1"/>
          <table:table-cell office:value-type="float" office:value="37.865832439005999" table:formula="of:=[.E89]+0" table:style-name="ce3">
            <text:p>37.87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8.39860609779864</text:span></text:p>
          </table:table-cell>
          <table:table-cell table:number-columns-repeated="2" table:style-name="ce1"/>
          <table:table-cell office:value-type="string" office:string-value="38.39860609779864" table:formula="of:=RIGHT([.B90];LEN([.B90])-4)" table:style-name="ce3">
            <text:p>38.39860609779864</text:p>
          </table:table-cell>
          <table:table-cell table:number-columns-repeated="2" table:style-name="ce1"/>
          <table:table-cell office:value-type="float" office:value="38.398606097798599" table:formula="of:=[.E90]+0" table:style-name="ce3">
            <text:p>38.40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39.696172328978015</text:span></text:p>
          </table:table-cell>
          <table:table-cell table:number-columns-repeated="2" table:style-name="ce1"/>
          <table:table-cell office:value-type="string" office:string-value="39.696172328978015" table:formula="of:=RIGHT([.B91];LEN([.B91])-4)" table:style-name="ce3">
            <text:p>39.696172328978015</text:p>
          </table:table-cell>
          <table:table-cell table:number-columns-repeated="2" table:style-name="ce1"/>
          <table:table-cell office:value-type="float" office:value="39.696172328978001" table:formula="of:=[.E91]+0" table:style-name="ce3">
            <text:p>39.70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39.853640204061506</text:span></text:p>
          </table:table-cell>
          <table:table-cell table:number-columns-repeated="2" table:style-name="ce1"/>
          <table:table-cell office:value-type="string" office:string-value="39.853640204061506" table:formula="of:=RIGHT([.B92];LEN([.B92])-4)" table:style-name="ce3">
            <text:p>39.853640204061506</text:p>
          </table:table-cell>
          <table:table-cell table:number-columns-repeated="2" table:style-name="ce1"/>
          <table:table-cell office:value-type="float" office:value="39.853640204061499" table:formula="of:=[.E92]+0" table:style-name="ce3">
            <text:p>39.8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37.515077445395576</text:span></text:p>
          </table:table-cell>
          <table:table-cell table:number-columns-repeated="2" table:style-name="ce1"/>
          <table:table-cell office:value-type="string" office:string-value="37.515077445395576" table:formula="of:=RIGHT([.B93];LEN([.B93])-4)" table:style-name="ce3">
            <text:p>37.515077445395576</text:p>
          </table:table-cell>
          <table:table-cell table:number-columns-repeated="2" table:style-name="ce1"/>
          <table:table-cell office:value-type="float" office:value="37.515077445395498" table:formula="of:=[.E93]+0" table:style-name="ce3">
            <text:p>37.52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2.396195359461284</text:span></text:p>
          </table:table-cell>
          <table:table-cell table:number-columns-repeated="2" table:style-name="ce1"/>
          <table:table-cell office:value-type="string" office:string-value="22.396195359461284" table:formula="of:=RIGHT([.B94];LEN([.B94])-4)" table:style-name="ce3">
            <text:p>22.396195359461284</text:p>
          </table:table-cell>
          <table:table-cell table:number-columns-repeated="2" table:style-name="ce1"/>
          <table:table-cell office:value-type="float" office:value="22.396195359461199" table:formula="of:=[.E94]+0" table:style-name="ce3">
            <text:p>22.40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37.6169348614387</text:span></text:p>
          </table:table-cell>
          <table:table-cell table:number-columns-repeated="2" table:style-name="ce1"/>
          <table:table-cell office:value-type="string" office:string-value="37.6169348614387" table:formula="of:=RIGHT([.B95];LEN([.B95])-4)" table:style-name="ce3">
            <text:p>37.6169348614387</text:p>
          </table:table-cell>
          <table:table-cell table:number-columns-repeated="2" table:style-name="ce1"/>
          <table:table-cell office:value-type="float" office:value="37.6169348614387" table:formula="of:=[.E95]+0" table:style-name="ce3">
            <text:p>37.62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42.58622106605006</text:span></text:p>
          </table:table-cell>
          <table:table-cell table:number-columns-repeated="2" table:style-name="ce1"/>
          <table:table-cell office:value-type="string" office:string-value="42.58622106605006" table:formula="of:=RIGHT([.B96];LEN([.B96])-4)" table:style-name="ce3">
            <text:p>42.58622106605006</text:p>
          </table:table-cell>
          <table:table-cell table:number-columns-repeated="2" table:style-name="ce1"/>
          <table:table-cell office:value-type="float" office:value="42.586221066050001" table:formula="of:=[.E96]+0" table:style-name="ce3">
            <text:p>42.59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53.33766124159979</text:span></text:p>
          </table:table-cell>
          <table:table-cell table:number-columns-repeated="2" table:style-name="ce1"/>
          <table:table-cell office:value-type="string" office:string-value="53.33766124159979" table:formula="of:=RIGHT([.B97];LEN([.B97])-4)" table:style-name="ce3">
            <text:p>53.33766124159979</text:p>
          </table:table-cell>
          <table:table-cell table:number-columns-repeated="2" table:style-name="ce1"/>
          <table:table-cell office:value-type="float" office:value="53.337661241599697" table:formula="of:=[.E97]+0" table:style-name="ce3">
            <text:p>53.34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33.0907891902788</text:span></text:p>
          </table:table-cell>
          <table:table-cell table:number-columns-repeated="2" table:style-name="ce1"/>
          <table:table-cell office:value-type="string" office:string-value="33.0907891902788" table:formula="of:=RIGHT([.B98];LEN([.B98])-4)" table:style-name="ce3">
            <text:p>33.0907891902788</text:p>
          </table:table-cell>
          <table:table-cell table:number-columns-repeated="2" table:style-name="ce1"/>
          <table:table-cell office:value-type="float" office:value="33.090789190278798" table:formula="of:=[.E98]+0" table:style-name="ce3">
            <text:p>33.09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40.20254959555736</text:span></text:p>
          </table:table-cell>
          <table:table-cell table:number-columns-repeated="2" table:style-name="ce1"/>
          <table:table-cell office:value-type="string" office:string-value="40.20254959555736" table:formula="of:=RIGHT([.B99];LEN([.B99])-4)" table:style-name="ce3">
            <text:p>40.20254959555736</text:p>
          </table:table-cell>
          <table:table-cell table:number-columns-repeated="2" table:style-name="ce1"/>
          <table:table-cell office:value-type="float" office:value="40.202549595557301" table:formula="of:=[.E99]+0" table:style-name="ce3">
            <text:p>40.20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38.715960055634454</text:span></text:p>
          </table:table-cell>
          <table:table-cell table:number-columns-repeated="2" table:style-name="ce1"/>
          <table:table-cell office:value-type="string" office:string-value="38.715960055634454" table:formula="of:=RIGHT([.B100];LEN([.B100])-4)" table:style-name="ce3">
            <text:p>38.715960055634454</text:p>
          </table:table-cell>
          <table:table-cell table:number-columns-repeated="2" table:style-name="ce1"/>
          <table:table-cell office:value-type="float" office:value="38.715960055634397" table:formula="of:=[.E100]+0" table:style-name="ce3">
            <text:p>38.72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36.84871619996436</text:span></text:p>
          </table:table-cell>
          <table:table-cell table:number-columns-repeated="2" table:style-name="ce1"/>
          <table:table-cell office:value-type="string" office:string-value="36.84871619996436" table:formula="of:=RIGHT([.B101];LEN([.B101])-4)" table:style-name="ce3">
            <text:p>36.84871619996436</text:p>
          </table:table-cell>
          <table:table-cell table:number-columns-repeated="2" table:style-name="ce1"/>
          <table:table-cell office:value-type="float" office:value="36.848716199964301" table:formula="of:=[.E101]+0" table:style-name="ce3">
            <text:p>36.85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32.645628805949165</text:span></text:p>
          </table:table-cell>
          <table:table-cell table:number-columns-repeated="2" table:style-name="ce1"/>
          <table:table-cell office:value-type="string" office:string-value="32.645628805949165" table:formula="of:=RIGHT([.B102];LEN([.B102])-4)" table:style-name="ce3">
            <text:p>32.645628805949165</text:p>
          </table:table-cell>
          <table:table-cell table:number-columns-repeated="2" table:style-name="ce1"/>
          <table:table-cell office:value-type="float" office:value="32.645628805949102" table:formula="of:=[.E102]+0" table:style-name="ce3">
            <text:p>32.65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37.064169399408726</text:span></text:p>
          </table:table-cell>
          <table:table-cell table:number-columns-repeated="2" table:style-name="ce1"/>
          <table:table-cell office:value-type="string" office:string-value="37.064169399408726" table:formula="of:=RIGHT([.B103];LEN([.B103])-4)" table:style-name="ce3">
            <text:p>37.064169399408726</text:p>
          </table:table-cell>
          <table:table-cell table:number-columns-repeated="2" table:style-name="ce1"/>
          <table:table-cell office:value-type="float" office:value="37.064169399408698" table:formula="of:=[.E103]+0" table:style-name="ce3">
            <text:p>37.06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46.99918512854656</text:span></text:p>
          </table:table-cell>
          <table:table-cell table:number-columns-repeated="2" table:style-name="ce1"/>
          <table:table-cell office:value-type="string" office:string-value="46.99918512854656" table:formula="of:=RIGHT([.B104];LEN([.B104])-4)" table:style-name="ce3">
            <text:p>46.99918512854656</text:p>
          </table:table-cell>
          <table:table-cell table:number-columns-repeated="2" table:style-name="ce1"/>
          <table:table-cell office:value-type="float" office:value="46.9991851285465" table:formula="of:=[.E104]+0" table:style-name="ce3">
            <text:p>47.00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41.2474231052064</text:span></text:p>
          </table:table-cell>
          <table:table-cell table:number-columns-repeated="2" table:style-name="ce1"/>
          <table:table-cell office:value-type="string" office:string-value="41.2474231052064" table:formula="of:=RIGHT([.B105];LEN([.B105])-5)" table:style-name="ce3">
            <text:p>41.2474231052064</text:p>
          </table:table-cell>
          <table:table-cell table:number-columns-repeated="2" table:style-name="ce1"/>
          <table:table-cell office:value-type="float" office:value="41.247423105206401" table:formula="of:=[.E105]+0" table:style-name="ce3">
            <text:p>41.25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4.75372731376492</text:span></text:p>
          </table:table-cell>
          <table:table-cell table:number-columns-repeated="2" table:style-name="ce1"/>
          <table:table-cell office:value-type="string" office:string-value="34.75372731376492" table:formula="of:=RIGHT([.B106];LEN([.B106])-5)" table:style-name="ce3">
            <text:p>34.75372731376492</text:p>
          </table:table-cell>
          <table:table-cell table:number-columns-repeated="2" table:style-name="ce1"/>
          <table:table-cell office:value-type="float" office:value="34.753727313764898" table:formula="of:=[.E106]+0" table:style-name="ce3">
            <text:p>34.75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3.63768018265524</text:span></text:p>
          </table:table-cell>
          <table:table-cell table:number-columns-repeated="2" table:style-name="ce1"/>
          <table:table-cell office:value-type="string" office:string-value="33.63768018265524" table:formula="of:=RIGHT([.B107];LEN([.B107])-5)" table:style-name="ce3">
            <text:p>33.63768018265524</text:p>
          </table:table-cell>
          <table:table-cell table:number-columns-repeated="2" table:style-name="ce1"/>
          <table:table-cell office:value-type="float" office:value="33.637680182655203" table:formula="of:=[.E107]+0" table:style-name="ce3">
            <text:p>33.64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0.37494486188398</text:span></text:p>
          </table:table-cell>
          <table:table-cell table:number-columns-repeated="2" table:style-name="ce1"/>
          <table:table-cell office:value-type="string" office:string-value="40.37494486188398" table:formula="of:=RIGHT([.B108];LEN([.B108])-5)" table:style-name="ce3">
            <text:p>40.37494486188398</text:p>
          </table:table-cell>
          <table:table-cell table:number-columns-repeated="2" table:style-name="ce1"/>
          <table:table-cell office:value-type="float" office:value="40.374944861883897" table:formula="of:=[.E108]+0" table:style-name="ce3">
            <text:p>40.37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32.117210603194735</text:span></text:p>
          </table:table-cell>
          <table:table-cell table:number-columns-repeated="2" table:style-name="ce1"/>
          <table:table-cell office:value-type="string" office:string-value="32.117210603194735" table:formula="of:=RIGHT([.B109];LEN([.B109])-5)" table:style-name="ce3">
            <text:p>32.117210603194735</text:p>
          </table:table-cell>
          <table:table-cell table:number-columns-repeated="2" table:style-name="ce1"/>
          <table:table-cell office:value-type="float" office:value="32.1172106031947" table:formula="of:=[.E109]+0" table:style-name="ce3">
            <text:p>32.12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48.800410228641354</text:span></text:p>
          </table:table-cell>
          <table:table-cell table:number-columns-repeated="2" table:style-name="ce1"/>
          <table:table-cell office:value-type="string" office:string-value="48.800410228641354" table:formula="of:=RIGHT([.B110];LEN([.B110])-5)" table:style-name="ce3">
            <text:p>48.800410228641354</text:p>
          </table:table-cell>
          <table:table-cell table:number-columns-repeated="2" table:style-name="ce1"/>
          <table:table-cell office:value-type="float" office:value="48.800410228641297" table:formula="of:=[.E110]+0" table:style-name="ce3">
            <text:p>48.80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44.91190503202647</text:span></text:p>
          </table:table-cell>
          <table:table-cell table:number-columns-repeated="2" table:style-name="ce1"/>
          <table:table-cell office:value-type="string" office:string-value="44.91190503202647" table:formula="of:=RIGHT([.B111];LEN([.B111])-5)" table:style-name="ce3">
            <text:p>44.91190503202647</text:p>
          </table:table-cell>
          <table:table-cell table:number-columns-repeated="2" table:style-name="ce1"/>
          <table:table-cell office:value-type="float" office:value="44.911905032026397" table:formula="of:=[.E111]+0" table:style-name="ce3">
            <text:p>44.91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44.8392728298186</text:span></text:p>
          </table:table-cell>
          <table:table-cell table:number-columns-repeated="2" table:style-name="ce1"/>
          <table:table-cell office:value-type="string" office:string-value="44.8392728298186" table:formula="of:=RIGHT([.B112];LEN([.B112])-5)" table:style-name="ce3">
            <text:p>44.8392728298186</text:p>
          </table:table-cell>
          <table:table-cell table:number-columns-repeated="2" table:style-name="ce1"/>
          <table:table-cell office:value-type="float" office:value="44.839272829818597" table:formula="of:=[.E112]+0" table:style-name="ce3">
            <text:p>44.84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39.70494724739338</text:span></text:p>
          </table:table-cell>
          <table:table-cell table:number-columns-repeated="2" table:style-name="ce1"/>
          <table:table-cell office:value-type="string" office:string-value="39.70494724739338" table:formula="of:=RIGHT([.B113];LEN([.B113])-5)" table:style-name="ce3">
            <text:p>39.70494724739338</text:p>
          </table:table-cell>
          <table:table-cell table:number-columns-repeated="2" table:style-name="ce1"/>
          <table:table-cell office:value-type="float" office:value="39.704947247393299" table:formula="of:=[.E113]+0" table:style-name="ce3">
            <text:p>39.70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3.39675751380385</text:span></text:p>
          </table:table-cell>
          <table:table-cell table:number-columns-repeated="2" table:style-name="ce1"/>
          <table:table-cell office:value-type="string" office:string-value="43.39675751380385" table:formula="of:=RIGHT([.B114];LEN([.B114])-5)" table:style-name="ce3">
            <text:p>43.39675751380385</text:p>
          </table:table-cell>
          <table:table-cell table:number-columns-repeated="2" table:style-name="ce1"/>
          <table:table-cell office:value-type="float" office:value="43.396757513803799" table:formula="of:=[.E114]+0" table:style-name="ce3">
            <text:p>43.4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40.07910224403527</text:span></text:p>
          </table:table-cell>
          <table:table-cell table:number-columns-repeated="2" table:style-name="ce1"/>
          <table:table-cell office:value-type="string" office:string-value="40.07910224403527" table:formula="of:=RIGHT([.B115];LEN([.B115])-5)" table:style-name="ce3">
            <text:p>40.07910224403527</text:p>
          </table:table-cell>
          <table:table-cell table:number-columns-repeated="2" table:style-name="ce1"/>
          <table:table-cell office:value-type="float" office:value="40.079102244035198" table:formula="of:=[.E115]+0" table:style-name="ce3">
            <text:p>40.08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39.7684870881948</text:span></text:p>
          </table:table-cell>
          <table:table-cell table:number-columns-repeated="2" table:style-name="ce1"/>
          <table:table-cell office:value-type="string" office:string-value="39.7684870881948" table:formula="of:=RIGHT([.B116];LEN([.B116])-5)" table:style-name="ce3">
            <text:p>39.7684870881948</text:p>
          </table:table-cell>
          <table:table-cell table:number-columns-repeated="2" table:style-name="ce1"/>
          <table:table-cell office:value-type="float" office:value="39.768487088194803" table:formula="of:=[.E116]+0" table:style-name="ce3">
            <text:p>39.77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48.63905204121924</text:span></text:p>
          </table:table-cell>
          <table:table-cell table:number-columns-repeated="2" table:style-name="ce1"/>
          <table:table-cell office:value-type="string" office:string-value="48.63905204121924" table:formula="of:=RIGHT([.B117];LEN([.B117])-5)" table:style-name="ce3">
            <text:p>48.63905204121924</text:p>
          </table:table-cell>
          <table:table-cell table:number-columns-repeated="2" table:style-name="ce1"/>
          <table:table-cell office:value-type="float" office:value="48.639052041219202" table:formula="of:=[.E117]+0" table:style-name="ce3">
            <text:p>48.64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44.794533243233516</text:span></text:p>
          </table:table-cell>
          <table:table-cell table:number-columns-repeated="2" table:style-name="ce1"/>
          <table:table-cell office:value-type="string" office:string-value="44.794533243233516" table:formula="of:=RIGHT([.B118];LEN([.B118])-5)" table:style-name="ce3">
            <text:p>44.794533243233516</text:p>
          </table:table-cell>
          <table:table-cell table:number-columns-repeated="2" table:style-name="ce1"/>
          <table:table-cell office:value-type="float" office:value="44.794533243233502" table:formula="of:=[.E118]+0" table:style-name="ce3">
            <text:p>44.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42.270202877573965</text:span></text:p>
          </table:table-cell>
          <table:table-cell table:number-columns-repeated="2" table:style-name="ce1"/>
          <table:table-cell office:value-type="string" office:string-value="42.270202877573965" table:formula="of:=RIGHT([.B119];LEN([.B119])-5)" table:style-name="ce3">
            <text:p>42.270202877573965</text:p>
          </table:table-cell>
          <table:table-cell table:number-columns-repeated="2" table:style-name="ce1"/>
          <table:table-cell office:value-type="float" office:value="42.270202877573901" table:formula="of:=[.E119]+0" table:style-name="ce3">
            <text:p>42.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2.114555316861896</text:span></text:p>
          </table:table-cell>
          <table:table-cell table:number-columns-repeated="2" table:style-name="ce1"/>
          <table:table-cell office:value-type="string" office:string-value="32.114555316861896" table:formula="of:=RIGHT([.B120];LEN([.B120])-5)" table:style-name="ce3">
            <text:p>32.114555316861896</text:p>
          </table:table-cell>
          <table:table-cell table:number-columns-repeated="2" table:style-name="ce1"/>
          <table:table-cell office:value-type="float" office:value="32.114555316861797" table:formula="of:=[.E120]+0" table:style-name="ce3">
            <text:p>32.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2.78642593199624</text:span></text:p>
          </table:table-cell>
          <table:table-cell table:number-columns-repeated="2" table:style-name="ce1"/>
          <table:table-cell office:value-type="string" office:string-value="32.78642593199624" table:formula="of:=RIGHT([.B121];LEN([.B121])-5)" table:style-name="ce3">
            <text:p>32.78642593199624</text:p>
          </table:table-cell>
          <table:table-cell table:number-columns-repeated="2" table:style-name="ce1"/>
          <table:table-cell office:value-type="float" office:value="32.786425931996199" table:formula="of:=[.E121]+0" table:style-name="ce3">
            <text:p>32.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2.49597805712729</text:span></text:p>
          </table:table-cell>
          <table:table-cell table:number-columns-repeated="2" table:style-name="ce1"/>
          <table:table-cell office:value-type="string" office:string-value="32.49597805712729" table:formula="of:=RIGHT([.B122];LEN([.B122])-5)" table:style-name="ce3">
            <text:p>32.49597805712729</text:p>
          </table:table-cell>
          <table:table-cell table:number-columns-repeated="2" table:style-name="ce1"/>
          <table:table-cell office:value-type="float" office:value="32.495978057127203" table:formula="of:=[.E122]+0" table:style-name="ce3">
            <text:p>32.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49.51007614214118</text:span></text:p>
          </table:table-cell>
          <table:table-cell table:number-columns-repeated="2" table:style-name="ce1"/>
          <table:table-cell office:value-type="string" office:string-value="49.51007614214118" table:formula="of:=RIGHT([.B123];LEN([.B123])-5)" table:style-name="ce3">
            <text:p>49.51007614214118</text:p>
          </table:table-cell>
          <table:table-cell table:number-columns-repeated="2" table:style-name="ce1"/>
          <table:table-cell office:value-type="float" office:value="49.510076142141102" table:formula="of:=[.E123]+0" table:style-name="ce3">
            <text:p>49.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35.99131292538932</text:span></text:p>
          </table:table-cell>
          <table:table-cell table:number-columns-repeated="2" table:style-name="ce1"/>
          <table:table-cell office:value-type="string" office:string-value="35.99131292538932" table:formula="of:=RIGHT([.B124];LEN([.B124])-5)" table:style-name="ce3">
            <text:p>35.99131292538932</text:p>
          </table:table-cell>
          <table:table-cell table:number-columns-repeated="2" table:style-name="ce1"/>
          <table:table-cell office:value-type="float" office:value="35.991312925389302" table:formula="of:=[.E124]+0" table:style-name="ce3">
            <text:p>35.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23.27866272255815</text:span></text:p>
          </table:table-cell>
          <table:table-cell table:number-columns-repeated="2" table:style-name="ce1"/>
          <table:table-cell office:value-type="string" office:string-value="23.27866272255815" table:formula="of:=RIGHT([.B125];LEN([.B125])-5)" table:style-name="ce3">
            <text:p>23.27866272255815</text:p>
          </table:table-cell>
          <table:table-cell table:number-columns-repeated="2" table:style-name="ce1"/>
          <table:table-cell office:value-type="float" office:value="23.278662722558099" table:formula="of:=[.E125]+0" table:style-name="ce3">
            <text:p>23.2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40.29852946798111</text:span></text:p>
          </table:table-cell>
          <table:table-cell table:number-columns-repeated="2" table:style-name="ce1"/>
          <table:table-cell office:value-type="string" office:string-value="40.29852946798111" table:formula="of:=RIGHT([.B126];LEN([.B126])-5)" table:style-name="ce3">
            <text:p>40.29852946798111</text:p>
          </table:table-cell>
          <table:table-cell table:number-columns-repeated="2" table:style-name="ce1"/>
          <table:table-cell office:value-type="float" office:value="40.298529467981098" table:formula="of:=[.E126]+0" table:style-name="ce3">
            <text:p>40.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5.894798144584634</text:span></text:p>
          </table:table-cell>
          <table:table-cell table:number-columns-repeated="2" table:style-name="ce1"/>
          <table:table-cell office:value-type="string" office:string-value="25.894798144584634" table:formula="of:=RIGHT([.B127];LEN([.B127])-5)" table:style-name="ce3">
            <text:p>25.894798144584634</text:p>
          </table:table-cell>
          <table:table-cell table:number-columns-repeated="2" table:style-name="ce1"/>
          <table:table-cell office:value-type="float" office:value="25.894798144584598" table:formula="of:=[.E127]+0" table:style-name="ce3">
            <text:p>25.8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43.25913200950319</text:span></text:p>
          </table:table-cell>
          <table:table-cell table:number-columns-repeated="2" table:style-name="ce1"/>
          <table:table-cell office:value-type="string" office:string-value="43.25913200950319" table:formula="of:=RIGHT([.B128];LEN([.B128])-5)" table:style-name="ce3">
            <text:p>43.25913200950319</text:p>
          </table:table-cell>
          <table:table-cell table:number-columns-repeated="2" table:style-name="ce1"/>
          <table:table-cell office:value-type="float" office:value="43.259132009503098" table:formula="of:=[.E128]+0" table:style-name="ce3">
            <text:p>43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47.79551004795708</text:span></text:p>
          </table:table-cell>
          <table:table-cell table:number-columns-repeated="2" table:style-name="ce1"/>
          <table:table-cell office:value-type="string" office:string-value="47.79551004795708" table:formula="of:=RIGHT([.B129];LEN([.B129])-5)" table:style-name="ce3">
            <text:p>47.79551004795708</text:p>
          </table:table-cell>
          <table:table-cell table:number-columns-repeated="2" table:style-name="ce1"/>
          <table:table-cell office:value-type="float" office:value="47.795510047957002" table:formula="of:=[.E129]+0" table:style-name="ce3">
            <text:p>47.8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43.84325956307837</text:span></text:p>
          </table:table-cell>
          <table:table-cell table:number-columns-repeated="2" table:style-name="ce1"/>
          <table:table-cell office:value-type="string" office:string-value="43.84325956307837" table:formula="of:=RIGHT([.B130];LEN([.B130])-5)" table:style-name="ce3">
            <text:p>43.84325956307837</text:p>
          </table:table-cell>
          <table:table-cell table:number-columns-repeated="2" table:style-name="ce1"/>
          <table:table-cell office:value-type="float" office:value="43.843259563078298" table:formula="of:=[.E130]+0" table:style-name="ce3">
            <text:p>43.8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51.51564724953799</text:span></text:p>
          </table:table-cell>
          <table:table-cell table:number-columns-repeated="2" table:style-name="ce1"/>
          <table:table-cell office:value-type="string" office:string-value="51.51564724953799" table:formula="of:=RIGHT([.B131];LEN([.B131])-5)" table:style-name="ce3">
            <text:p>51.51564724953799</text:p>
          </table:table-cell>
          <table:table-cell table:number-columns-repeated="2" table:style-name="ce1"/>
          <table:table-cell office:value-type="float" office:value="51.515647249537899" table:formula="of:=[.E131]+0" table:style-name="ce3">
            <text:p>51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39.13442808594228</text:span></text:p>
          </table:table-cell>
          <table:table-cell table:number-columns-repeated="2" table:style-name="ce1"/>
          <table:table-cell office:value-type="string" office:string-value="39.13442808594228" table:formula="of:=RIGHT([.B132];LEN([.B132])-5)" table:style-name="ce3">
            <text:p>39.13442808594228</text:p>
          </table:table-cell>
          <table:table-cell table:number-columns-repeated="2" table:style-name="ce1"/>
          <table:table-cell office:value-type="float" office:value="39.134428085942197" table:formula="of:=[.E132]+0" table:style-name="ce3">
            <text:p>39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42.549787353275406</text:span></text:p>
          </table:table-cell>
          <table:table-cell table:number-columns-repeated="2" table:style-name="ce1"/>
          <table:table-cell office:value-type="string" office:string-value="42.549787353275406" table:formula="of:=RIGHT([.B133];LEN([.B133])-5)" table:style-name="ce3">
            <text:p>42.549787353275406</text:p>
          </table:table-cell>
          <table:table-cell table:number-columns-repeated="2" table:style-name="ce1"/>
          <table:table-cell office:value-type="float" office:value="42.549787353275399" table:formula="of:=[.E133]+0" table:style-name="ce3">
            <text:p>42.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47.71530808507172</text:span></text:p>
          </table:table-cell>
          <table:table-cell table:number-columns-repeated="2" table:style-name="ce1"/>
          <table:table-cell office:value-type="string" office:string-value="47.71530808507172" table:formula="of:=RIGHT([.B134];LEN([.B134])-5)" table:style-name="ce3">
            <text:p>47.71530808507172</text:p>
          </table:table-cell>
          <table:table-cell table:number-columns-repeated="2" table:style-name="ce1"/>
          <table:table-cell office:value-type="float" office:value="47.715308085071698" table:formula="of:=[.E134]+0" table:style-name="ce3">
            <text:p>47.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41.86139436315862</text:span></text:p>
          </table:table-cell>
          <table:table-cell table:number-columns-repeated="2" table:style-name="ce1"/>
          <table:table-cell office:value-type="string" office:string-value="41.86139436315862" table:formula="of:=RIGHT([.B135];LEN([.B135])-5)" table:style-name="ce3">
            <text:p>41.86139436315862</text:p>
          </table:table-cell>
          <table:table-cell table:number-columns-repeated="2" table:style-name="ce1"/>
          <table:table-cell office:value-type="float" office:value="41.861394363158603" table:formula="of:=[.E135]+0" table:style-name="ce3">
            <text:p>41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51.33076621815023</text:span></text:p>
          </table:table-cell>
          <table:table-cell table:number-columns-repeated="2" table:style-name="ce1"/>
          <table:table-cell office:value-type="string" office:string-value="51.33076621815023" table:formula="of:=RIGHT([.B136];LEN([.B136])-5)" table:style-name="ce3">
            <text:p>51.33076621815023</text:p>
          </table:table-cell>
          <table:table-cell table:number-columns-repeated="2" table:style-name="ce1"/>
          <table:table-cell office:value-type="float" office:value="51.330766218150202" table:formula="of:=[.E136]+0" table:style-name="ce3">
            <text:p>51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37.30648477916726</text:span></text:p>
          </table:table-cell>
          <table:table-cell table:number-columns-repeated="2" table:style-name="ce1"/>
          <table:table-cell office:value-type="string" office:string-value="37.30648477916726" table:formula="of:=RIGHT([.B137];LEN([.B137])-5)" table:style-name="ce3">
            <text:p>37.30648477916726</text:p>
          </table:table-cell>
          <table:table-cell table:number-columns-repeated="2" table:style-name="ce1"/>
          <table:table-cell office:value-type="float" office:value="37.306484779167199" table:formula="of:=[.E137]+0" table:style-name="ce3">
            <text:p>37.3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46.58124377945815</text:span></text:p>
          </table:table-cell>
          <table:table-cell table:number-columns-repeated="2" table:style-name="ce1"/>
          <table:table-cell office:value-type="string" office:string-value="46.58124377945815" table:formula="of:=RIGHT([.B138];LEN([.B138])-5)" table:style-name="ce3">
            <text:p>46.58124377945815</text:p>
          </table:table-cell>
          <table:table-cell table:number-columns-repeated="2" table:style-name="ce1"/>
          <table:table-cell office:value-type="float" office:value="46.581243779458099" table:formula="of:=[.E138]+0" table:style-name="ce3">
            <text:p>46.5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18.40585292325016</text:span></text:p>
          </table:table-cell>
          <table:table-cell table:number-columns-repeated="2" table:style-name="ce1"/>
          <table:table-cell office:value-type="string" office:string-value="18.40585292325016" table:formula="of:=RIGHT([.B139];LEN([.B139])-5)" table:style-name="ce3">
            <text:p>18.40585292325016</text:p>
          </table:table-cell>
          <table:table-cell table:number-columns-repeated="2" table:style-name="ce1"/>
          <table:table-cell office:value-type="float" office:value="18.405852923250102" table:formula="of:=[.E139]+0" table:style-name="ce3">
            <text:p>18.4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2.75928458389522</text:span></text:p>
          </table:table-cell>
          <table:table-cell table:number-columns-repeated="2" table:style-name="ce1"/>
          <table:table-cell office:value-type="string" office:string-value="32.75928458389522" table:formula="of:=RIGHT([.B140];LEN([.B140])-5)" table:style-name="ce3">
            <text:p>32.75928458389522</text:p>
          </table:table-cell>
          <table:table-cell table:number-columns-repeated="2" table:style-name="ce1"/>
          <table:table-cell office:value-type="float" office:value="32.759284583895202" table:formula="of:=[.E140]+0" table:style-name="ce3">
            <text:p>32.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51.10897080419635</text:span></text:p>
          </table:table-cell>
          <table:table-cell table:number-columns-repeated="2" table:style-name="ce1"/>
          <table:table-cell office:value-type="string" office:string-value="51.10897080419635" table:formula="of:=RIGHT([.B141];LEN([.B141])-5)" table:style-name="ce3">
            <text:p>51.10897080419635</text:p>
          </table:table-cell>
          <table:table-cell table:number-columns-repeated="2" table:style-name="ce1"/>
          <table:table-cell office:value-type="float" office:value="51.108970804196296" table:formula="of:=[.E141]+0" table:style-name="ce3">
            <text:p>51.1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1.5669225855832</text:span></text:p>
          </table:table-cell>
          <table:table-cell table:number-columns-repeated="2" table:style-name="ce1"/>
          <table:table-cell office:value-type="string" office:string-value="31.5669225855832" table:formula="of:=RIGHT([.B142];LEN([.B142])-5)" table:style-name="ce3">
            <text:p>31.5669225855832</text:p>
          </table:table-cell>
          <table:table-cell table:number-columns-repeated="2" table:style-name="ce1"/>
          <table:table-cell office:value-type="float" office:value="31.5669225855832" table:formula="of:=[.E142]+0" table:style-name="ce3">
            <text:p>31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41.643307505615134</text:span></text:p>
          </table:table-cell>
          <table:table-cell table:number-columns-repeated="2" table:style-name="ce1"/>
          <table:table-cell office:value-type="string" office:string-value="41.643307505615134" table:formula="of:=RIGHT([.B143];LEN([.B143])-5)" table:style-name="ce3">
            <text:p>41.643307505615134</text:p>
          </table:table-cell>
          <table:table-cell table:number-columns-repeated="2" table:style-name="ce1"/>
          <table:table-cell office:value-type="float" office:value="41.643307505615098" table:formula="of:=[.E143]+0" table:style-name="ce3">
            <text:p>41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41.76817348023529</text:span></text:p>
          </table:table-cell>
          <table:table-cell table:number-columns-repeated="2" table:style-name="ce1"/>
          <table:table-cell office:value-type="string" office:string-value="41.76817348023529" table:formula="of:=RIGHT([.B144];LEN([.B144])-5)" table:style-name="ce3">
            <text:p>41.76817348023529</text:p>
          </table:table-cell>
          <table:table-cell table:number-columns-repeated="2" table:style-name="ce1"/>
          <table:table-cell office:value-type="float" office:value="41.768173480235198" table:formula="of:=[.E144]+0" table:style-name="ce3">
            <text:p>41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2.40780194909639</text:span></text:p>
          </table:table-cell>
          <table:table-cell table:number-columns-repeated="2" table:style-name="ce1"/>
          <table:table-cell office:value-type="string" office:string-value="32.40780194909639" table:formula="of:=RIGHT([.B145];LEN([.B145])-5)" table:style-name="ce3">
            <text:p>32.40780194909639</text:p>
          </table:table-cell>
          <table:table-cell table:number-columns-repeated="2" table:style-name="ce1"/>
          <table:table-cell office:value-type="float" office:value="32.407801949096303" table:formula="of:=[.E145]+0" table:style-name="ce3">
            <text:p>32.4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35.235175411813785</text:span></text:p>
          </table:table-cell>
          <table:table-cell table:number-columns-repeated="2" table:style-name="ce1"/>
          <table:table-cell office:value-type="string" office:string-value="35.235175411813785" table:formula="of:=RIGHT([.B146];LEN([.B146])-5)" table:style-name="ce3">
            <text:p>35.235175411813785</text:p>
          </table:table-cell>
          <table:table-cell table:number-columns-repeated="2" table:style-name="ce1"/>
          <table:table-cell office:value-type="float" office:value="35.235175411813699" table:formula="of:=[.E146]+0" table:style-name="ce3">
            <text:p>35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45.21013453852648</text:span></text:p>
          </table:table-cell>
          <table:table-cell table:number-columns-repeated="2" table:style-name="ce1"/>
          <table:table-cell office:value-type="string" office:string-value="45.21013453852648" table:formula="of:=RIGHT([.B147];LEN([.B147])-5)" table:style-name="ce3">
            <text:p>45.21013453852648</text:p>
          </table:table-cell>
          <table:table-cell table:number-columns-repeated="2" table:style-name="ce1"/>
          <table:table-cell office:value-type="float" office:value="45.210134538526397" table:formula="of:=[.E147]+0" table:style-name="ce3">
            <text:p>45.2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48.45095188697515</text:span></text:p>
          </table:table-cell>
          <table:table-cell table:number-columns-repeated="2" table:style-name="ce1"/>
          <table:table-cell office:value-type="string" office:string-value="48.45095188697515" table:formula="of:=RIGHT([.B148];LEN([.B148])-5)" table:style-name="ce3">
            <text:p>48.45095188697515</text:p>
          </table:table-cell>
          <table:table-cell table:number-columns-repeated="2" table:style-name="ce1"/>
          <table:table-cell office:value-type="float" office:value="48.450951886975098" table:formula="of:=[.E148]+0" table:style-name="ce3">
            <text:p>48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41.20928662741328</text:span></text:p>
          </table:table-cell>
          <table:table-cell table:number-columns-repeated="2" table:style-name="ce1"/>
          <table:table-cell office:value-type="string" office:string-value="41.20928662741328" table:formula="of:=RIGHT([.B149];LEN([.B149])-5)" table:style-name="ce3">
            <text:p>41.20928662741328</text:p>
          </table:table-cell>
          <table:table-cell table:number-columns-repeated="2" table:style-name="ce1"/>
          <table:table-cell office:value-type="float" office:value="41.209286627413199" table:formula="of:=[.E149]+0" table:style-name="ce3">
            <text:p>41.2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45.79308970446035</text:span></text:p>
          </table:table-cell>
          <table:table-cell table:number-columns-repeated="2" table:style-name="ce1"/>
          <table:table-cell office:value-type="string" office:string-value="45.79308970446035" table:formula="of:=RIGHT([.B150];LEN([.B150])-5)" table:style-name="ce3">
            <text:p>45.79308970446035</text:p>
          </table:table-cell>
          <table:table-cell table:number-columns-repeated="2" table:style-name="ce1"/>
          <table:table-cell office:value-type="float" office:value="45.7930897044603" table:formula="of:=[.E150]+0" table:style-name="ce3">
            <text:p>45.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9.46432841172558</text:span></text:p>
          </table:table-cell>
          <table:table-cell table:number-columns-repeated="2" table:style-name="ce1"/>
          <table:table-cell office:value-type="string" office:string-value="39.46432841172558" table:formula="of:=RIGHT([.B151];LEN([.B151])-5)" table:style-name="ce3">
            <text:p>39.46432841172558</text:p>
          </table:table-cell>
          <table:table-cell table:number-columns-repeated="2" table:style-name="ce1"/>
          <table:table-cell office:value-type="float" office:value="39.464328411725504" table:formula="of:=[.E151]+0" table:style-name="ce3">
            <text:p>39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44.823654904245466</text:span></text:p>
          </table:table-cell>
          <table:table-cell table:number-columns-repeated="2" table:style-name="ce1"/>
          <table:table-cell office:value-type="string" office:string-value="44.823654904245466" table:formula="of:=RIGHT([.B152];LEN([.B152])-5)" table:style-name="ce3">
            <text:p>44.823654904245466</text:p>
          </table:table-cell>
          <table:table-cell table:number-columns-repeated="2" table:style-name="ce1"/>
          <table:table-cell office:value-type="float" office:value="44.823654904245402" table:formula="of:=[.E152]+0" table:style-name="ce3">
            <text:p>44.8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5.28655375188519</text:span></text:p>
          </table:table-cell>
          <table:table-cell table:number-columns-repeated="2" table:style-name="ce1"/>
          <table:table-cell office:value-type="string" office:string-value="35.28655375188519" table:formula="of:=RIGHT([.B153];LEN([.B153])-5)" table:style-name="ce3">
            <text:p>35.28655375188519</text:p>
          </table:table-cell>
          <table:table-cell table:number-columns-repeated="2" table:style-name="ce1"/>
          <table:table-cell office:value-type="float" office:value="35.286553751885101" table:formula="of:=[.E153]+0" table:style-name="ce3">
            <text:p>35.2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52.55684763828808</text:span></text:p>
          </table:table-cell>
          <table:table-cell table:number-columns-repeated="2" table:style-name="ce1"/>
          <table:table-cell office:value-type="string" office:string-value="52.55684763828808" table:formula="of:=RIGHT([.B154];LEN([.B154])-5)" table:style-name="ce3">
            <text:p>52.55684763828808</text:p>
          </table:table-cell>
          <table:table-cell table:number-columns-repeated="2" table:style-name="ce1"/>
          <table:table-cell office:value-type="float" office:value="52.556847638287998" table:formula="of:=[.E154]+0" table:style-name="ce3">
            <text:p>52.5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43.625864702792455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2.290397408016889</text:span></text:p>
          </table:table-cell>
          <table:table-cell table:number-columns-repeated="2" table:style-name="ce1"/>
          <table:table-cell office:value-type="string" office:string-value="2.290397408016889" table:formula="of:=RIGHT([.B5];LEN([.B5])-3)" table:style-name="ce3">
            <text:p>2.290397408016889</text:p>
          </table:table-cell>
          <table:table-cell table:number-columns-repeated="2" table:style-name="ce1"/>
          <table:table-cell office:value-type="float" office:value="2.2903974080168799" table:formula="of:=[.E5]+0" table:style-name="ce3">
            <text:p>2.29</text:p>
          </table:table-cell>
          <table:table-cell/>
          <table:table-cell table:style-name="ce1">
            <draw:frame draw:z-index="1" draw:id="id5" draw:style-name="a5" draw:name="Chart 1" svg:x="0.65833in" svg:y="0in" svg:width="9.56667in" svg:height="5.27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4.805647306410006</text:span></text:p>
          </table:table-cell>
          <table:table-cell table:number-columns-repeated="2" table:style-name="ce1"/>
          <table:table-cell office:value-type="string" office:string-value="4.805647306410006" table:formula="of:=RIGHT([.B6];LEN([.B6])-3)" table:style-name="ce3">
            <text:p>4.805647306410006</text:p>
          </table:table-cell>
          <table:table-cell table:number-columns-repeated="2" table:style-name="ce1"/>
          <table:table-cell office:value-type="float" office:value="4.80564730641" table:formula="of:=[.E6]+0" table:style-name="ce3">
            <text:p>4.81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3.8513857555408926</text:span></text:p>
          </table:table-cell>
          <table:table-cell table:number-columns-repeated="2" table:style-name="ce1"/>
          <table:table-cell office:value-type="string" office:string-value="3.8513857555408926" table:formula="of:=RIGHT([.B7];LEN([.B7])-3)" table:style-name="ce3">
            <text:p>3.8513857555408926</text:p>
          </table:table-cell>
          <table:table-cell table:number-columns-repeated="2" table:style-name="ce1"/>
          <table:table-cell office:value-type="float" office:value="3.8513857555408899" table:formula="of:=[.E7]+0" table:style-name="ce3">
            <text:p>3.85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7.68913240965545</text:span></text:p>
          </table:table-cell>
          <table:table-cell table:number-columns-repeated="2" table:style-name="ce1"/>
          <table:table-cell office:value-type="string" office:string-value="7.68913240965545" table:formula="of:=RIGHT([.B8];LEN([.B8])-3)" table:style-name="ce3">
            <text:p>7.68913240965545</text:p>
          </table:table-cell>
          <table:table-cell table:number-columns-repeated="2" table:style-name="ce1"/>
          <table:table-cell office:value-type="float" office:value="7.6891324096554499" table:formula="of:=[.E8]+0" table:style-name="ce3">
            <text:p>7.69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6.6977435572159765</text:span></text:p>
          </table:table-cell>
          <table:table-cell table:number-columns-repeated="2" table:style-name="ce1"/>
          <table:table-cell office:value-type="string" office:string-value="6.6977435572159765" table:formula="of:=RIGHT([.B9];LEN([.B9])-3)" table:style-name="ce3">
            <text:p>6.6977435572159765</text:p>
          </table:table-cell>
          <table:table-cell table:number-columns-repeated="2" table:style-name="ce1"/>
          <table:table-cell office:value-type="float" office:value="6.6977435572159703" table:formula="of:=[.E9]+0" table:style-name="ce3">
            <text:p>6.70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2.957184135850571</text:span></text:p>
          </table:table-cell>
          <table:table-cell table:number-columns-repeated="2" table:style-name="ce1"/>
          <table:table-cell office:value-type="string" office:string-value="12.957184135850571" table:formula="of:=RIGHT([.B10];LEN([.B10])-3)" table:style-name="ce3">
            <text:p>12.957184135850571</text:p>
          </table:table-cell>
          <table:table-cell table:number-columns-repeated="2" table:style-name="ce1"/>
          <table:table-cell office:value-type="float" office:value="12.9571841358505" table:formula="of:=[.E10]+0" table:style-name="ce3">
            <text:p>12.96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3.894370928966945</text:span></text:p>
          </table:table-cell>
          <table:table-cell table:number-columns-repeated="2" table:style-name="ce1"/>
          <table:table-cell office:value-type="string" office:string-value="3.894370928966945" table:formula="of:=RIGHT([.B11];LEN([.B11])-3)" table:style-name="ce3">
            <text:p>3.894370928966945</text:p>
          </table:table-cell>
          <table:table-cell table:number-columns-repeated="2" table:style-name="ce1"/>
          <table:table-cell office:value-type="float" office:value="3.8943709289669401" table:formula="of:=[.E11]+0" table:style-name="ce3">
            <text:p>3.89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8.143057851460824</text:span></text:p>
          </table:table-cell>
          <table:table-cell table:number-columns-repeated="2" table:style-name="ce1"/>
          <table:table-cell office:value-type="string" office:string-value="8.143057851460824" table:formula="of:=RIGHT([.B12];LEN([.B12])-3)" table:style-name="ce3">
            <text:p>8.143057851460824</text:p>
          </table:table-cell>
          <table:table-cell table:number-columns-repeated="2" table:style-name="ce1"/>
          <table:table-cell office:value-type="float" office:value="8.1430578514608207" table:formula="of:=[.E12]+0" table:style-name="ce3">
            <text:p>8.14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7.289629679424991</text:span></text:p>
          </table:table-cell>
          <table:table-cell table:number-columns-repeated="2" table:style-name="ce1"/>
          <table:table-cell office:value-type="string" office:string-value="7.289629679424991" table:formula="of:=RIGHT([.B13];LEN([.B13])-3)" table:style-name="ce3">
            <text:p>7.289629679424991</text:p>
          </table:table-cell>
          <table:table-cell table:number-columns-repeated="2" table:style-name="ce1"/>
          <table:table-cell office:value-type="float" office:value="7.2896296794249897" table:formula="of:=[.E13]+0" table:style-name="ce3">
            <text:p>7.29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1.130630287951247</text:span></text:p>
          </table:table-cell>
          <table:table-cell table:number-columns-repeated="2" table:style-name="ce1"/>
          <table:table-cell office:value-type="string" office:string-value="11.130630287951247" table:formula="of:=RIGHT([.B14];LEN([.B14])-3)" table:style-name="ce3">
            <text:p>11.130630287951247</text:p>
          </table:table-cell>
          <table:table-cell table:number-columns-repeated="2" table:style-name="ce1"/>
          <table:table-cell office:value-type="float" office:value="11.130630287951201" table:formula="of:=[.E14]+0" table:style-name="ce3">
            <text:p>11.13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1.597997643956269</text:span></text:p>
          </table:table-cell>
          <table:table-cell table:number-columns-repeated="2" table:style-name="ce1"/>
          <table:table-cell office:value-type="string" office:string-value="11.597997643956269" table:formula="of:=RIGHT([.B15];LEN([.B15])-4)" table:style-name="ce3">
            <text:p>11.597997643956269</text:p>
          </table:table-cell>
          <table:table-cell table:number-columns-repeated="2" table:style-name="ce1"/>
          <table:table-cell office:value-type="float" office:value="11.5979976439562" table:formula="of:=[.E15]+0" table:style-name="ce3">
            <text:p>11.60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4.681147073908111</text:span></text:p>
          </table:table-cell>
          <table:table-cell table:number-columns-repeated="2" table:style-name="ce1"/>
          <table:table-cell office:value-type="string" office:string-value="4.681147073908111" table:formula="of:=RIGHT([.B16];LEN([.B16])-4)" table:style-name="ce3">
            <text:p>4.681147073908111</text:p>
          </table:table-cell>
          <table:table-cell table:number-columns-repeated="2" table:style-name="ce1"/>
          <table:table-cell office:value-type="float" office:value="4.68114707390811" table:formula="of:=[.E16]+0" table:style-name="ce3">
            <text:p>4.68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6.998066324735319</text:span></text:p>
          </table:table-cell>
          <table:table-cell table:number-columns-repeated="2" table:style-name="ce1"/>
          <table:table-cell office:value-type="string" office:string-value="6.998066324735319" table:formula="of:=RIGHT([.B17];LEN([.B17])-4)" table:style-name="ce3">
            <text:p>6.998066324735319</text:p>
          </table:table-cell>
          <table:table-cell table:number-columns-repeated="2" table:style-name="ce1"/>
          <table:table-cell office:value-type="float" office:value="6.9980663247353103" table:formula="of:=[.E17]+0" table:style-name="ce3">
            <text:p>7.00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7.561186582357367</text:span></text:p>
          </table:table-cell>
          <table:table-cell table:number-columns-repeated="2" table:style-name="ce1"/>
          <table:table-cell office:value-type="string" office:string-value="7.561186582357367" table:formula="of:=RIGHT([.B18];LEN([.B18])-4)" table:style-name="ce3">
            <text:p>7.561186582357367</text:p>
          </table:table-cell>
          <table:table-cell table:number-columns-repeated="2" table:style-name="ce1"/>
          <table:table-cell office:value-type="float" office:value="7.5611865823573599" table:formula="of:=[.E18]+0" table:style-name="ce3">
            <text:p>7.56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12.958048697526698</text:span></text:p>
          </table:table-cell>
          <table:table-cell table:number-columns-repeated="2" table:style-name="ce1"/>
          <table:table-cell office:value-type="string" office:string-value="12.958048697526698" table:formula="of:=RIGHT([.B19];LEN([.B19])-4)" table:style-name="ce3">
            <text:p>12.958048697526698</text:p>
          </table:table-cell>
          <table:table-cell table:number-columns-repeated="2" table:style-name="ce1"/>
          <table:table-cell office:value-type="float" office:value="12.9580486975266" table:formula="of:=[.E19]+0" table:style-name="ce3">
            <text:p>12.96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5.119332891362752</text:span></text:p>
          </table:table-cell>
          <table:table-cell table:number-columns-repeated="2" table:style-name="ce1"/>
          <table:table-cell office:value-type="string" office:string-value="5.119332891362752" table:formula="of:=RIGHT([.B20];LEN([.B20])-4)" table:style-name="ce3">
            <text:p>5.119332891362752</text:p>
          </table:table-cell>
          <table:table-cell table:number-columns-repeated="2" table:style-name="ce1"/>
          <table:table-cell office:value-type="float" office:value="5.1193328913627498" table:formula="of:=[.E20]+0" table:style-name="ce3">
            <text:p>5.12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6.659071445601552</text:span></text:p>
          </table:table-cell>
          <table:table-cell table:number-columns-repeated="2" table:style-name="ce1"/>
          <table:table-cell office:value-type="string" office:string-value="6.659071445601552" table:formula="of:=RIGHT([.B21];LEN([.B21])-4)" table:style-name="ce3">
            <text:p>6.659071445601552</text:p>
          </table:table-cell>
          <table:table-cell table:number-columns-repeated="2" table:style-name="ce1"/>
          <table:table-cell office:value-type="float" office:value="6.6590714456015503" table:formula="of:=[.E21]+0" table:style-name="ce3">
            <text:p>6.66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10.807154133244312</text:span></text:p>
          </table:table-cell>
          <table:table-cell table:number-columns-repeated="2" table:style-name="ce1"/>
          <table:table-cell office:value-type="string" office:string-value="10.807154133244312" table:formula="of:=RIGHT([.B22];LEN([.B22])-4)" table:style-name="ce3">
            <text:p>10.807154133244312</text:p>
          </table:table-cell>
          <table:table-cell table:number-columns-repeated="2" table:style-name="ce1"/>
          <table:table-cell office:value-type="float" office:value="10.8071541332443" table:formula="of:=[.E22]+0" table:style-name="ce3">
            <text:p>10.81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12.925066339837041</text:span></text:p>
          </table:table-cell>
          <table:table-cell table:number-columns-repeated="2" table:style-name="ce1"/>
          <table:table-cell office:value-type="string" office:string-value="12.925066339837041" table:formula="of:=RIGHT([.B23];LEN([.B23])-4)" table:style-name="ce3">
            <text:p>12.925066339837041</text:p>
          </table:table-cell>
          <table:table-cell table:number-columns-repeated="2" table:style-name="ce1"/>
          <table:table-cell office:value-type="float" office:value="12.925066339837" table:formula="of:=[.E23]+0" table:style-name="ce3">
            <text:p>12.93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15.430255045628703</text:span></text:p>
          </table:table-cell>
          <table:table-cell table:number-columns-repeated="2" table:style-name="ce1"/>
          <table:table-cell office:value-type="string" office:string-value="15.430255045628703" table:formula="of:=RIGHT([.B24];LEN([.B24])-4)" table:style-name="ce3">
            <text:p>15.430255045628703</text:p>
          </table:table-cell>
          <table:table-cell table:number-columns-repeated="2" table:style-name="ce1"/>
          <table:table-cell office:value-type="float" office:value="15.4302550456287" table:formula="of:=[.E24]+0" table:style-name="ce3">
            <text:p>15.43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6.856850941314352</text:span></text:p>
          </table:table-cell>
          <table:table-cell table:number-columns-repeated="2" table:style-name="ce1"/>
          <table:table-cell office:value-type="string" office:string-value="16.856850941314352" table:formula="of:=RIGHT([.B25];LEN([.B25])-4)" table:style-name="ce3">
            <text:p>16.856850941314352</text:p>
          </table:table-cell>
          <table:table-cell table:number-columns-repeated="2" table:style-name="ce1"/>
          <table:table-cell office:value-type="float" office:value="16.856850941314299" table:formula="of:=[.E25]+0" table:style-name="ce3">
            <text:p>16.86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10.870615780575777</text:span></text:p>
          </table:table-cell>
          <table:table-cell table:number-columns-repeated="2" table:style-name="ce1"/>
          <table:table-cell office:value-type="string" office:string-value="10.870615780575777" table:formula="of:=RIGHT([.B26];LEN([.B26])-4)" table:style-name="ce3">
            <text:p>10.870615780575777</text:p>
          </table:table-cell>
          <table:table-cell table:number-columns-repeated="2" table:style-name="ce1"/>
          <table:table-cell office:value-type="float" office:value="10.870615780575701" table:formula="of:=[.E26]+0" table:style-name="ce3">
            <text:p>10.87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5.972423182935375</text:span></text:p>
          </table:table-cell>
          <table:table-cell table:number-columns-repeated="2" table:style-name="ce1"/>
          <table:table-cell office:value-type="string" office:string-value="5.972423182935375" table:formula="of:=RIGHT([.B27];LEN([.B27])-4)" table:style-name="ce3">
            <text:p>5.972423182935375</text:p>
          </table:table-cell>
          <table:table-cell table:number-columns-repeated="2" table:style-name="ce1"/>
          <table:table-cell office:value-type="float" office:value="5.97242318293537" table:formula="of:=[.E27]+0" table:style-name="ce3">
            <text:p>5.97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7.864778806615139</text:span></text:p>
          </table:table-cell>
          <table:table-cell table:number-columns-repeated="2" table:style-name="ce1"/>
          <table:table-cell office:value-type="string" office:string-value="7.864778806615139" table:formula="of:=RIGHT([.B28];LEN([.B28])-4)" table:style-name="ce3">
            <text:p>7.864778806615139</text:p>
          </table:table-cell>
          <table:table-cell table:number-columns-repeated="2" table:style-name="ce1"/>
          <table:table-cell office:value-type="float" office:value="7.8647788066151296" table:formula="of:=[.E28]+0" table:style-name="ce3">
            <text:p>7.86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5.457830936604695</text:span></text:p>
          </table:table-cell>
          <table:table-cell table:number-columns-repeated="2" table:style-name="ce1"/>
          <table:table-cell office:value-type="string" office:string-value="5.457830936604695" table:formula="of:=RIGHT([.B29];LEN([.B29])-4)" table:style-name="ce3">
            <text:p>5.457830936604695</text:p>
          </table:table-cell>
          <table:table-cell table:number-columns-repeated="2" table:style-name="ce1"/>
          <table:table-cell office:value-type="float" office:value="5.4578309366046902" table:formula="of:=[.E29]+0" table:style-name="ce3">
            <text:p>5.46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8.941614232138765</text:span></text:p>
          </table:table-cell>
          <table:table-cell table:number-columns-repeated="2" table:style-name="ce1"/>
          <table:table-cell office:value-type="string" office:string-value="8.941614232138765" table:formula="of:=RIGHT([.B30];LEN([.B30])-4)" table:style-name="ce3">
            <text:p>8.941614232138765</text:p>
          </table:table-cell>
          <table:table-cell table:number-columns-repeated="2" table:style-name="ce1"/>
          <table:table-cell office:value-type="float" office:value="8.9416142321387593" table:formula="of:=[.E30]+0" table:style-name="ce3">
            <text:p>8.94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6.507764475403673</text:span></text:p>
          </table:table-cell>
          <table:table-cell table:number-columns-repeated="2" table:style-name="ce1"/>
          <table:table-cell office:value-type="string" office:string-value="6.507764475403673" table:formula="of:=RIGHT([.B31];LEN([.B31])-4)" table:style-name="ce3">
            <text:p>6.507764475403673</text:p>
          </table:table-cell>
          <table:table-cell table:number-columns-repeated="2" table:style-name="ce1"/>
          <table:table-cell office:value-type="float" office:value="6.5077644754036701" table:formula="of:=[.E31]+0" table:style-name="ce3">
            <text:p>6.51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5.386083031016533</text:span></text:p>
          </table:table-cell>
          <table:table-cell table:number-columns-repeated="2" table:style-name="ce1"/>
          <table:table-cell office:value-type="string" office:string-value="5.386083031016533" table:formula="of:=RIGHT([.B32];LEN([.B32])-4)" table:style-name="ce3">
            <text:p>5.386083031016533</text:p>
          </table:table-cell>
          <table:table-cell table:number-columns-repeated="2" table:style-name="ce1"/>
          <table:table-cell office:value-type="float" office:value="5.38608303101653" table:formula="of:=[.E32]+0" table:style-name="ce3">
            <text:p>5.39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8.259315049360936</text:span></text:p>
          </table:table-cell>
          <table:table-cell table:number-columns-repeated="2" table:style-name="ce1"/>
          <table:table-cell office:value-type="string" office:string-value="8.259315049360936" table:formula="of:=RIGHT([.B33];LEN([.B33])-4)" table:style-name="ce3">
            <text:p>8.259315049360936</text:p>
          </table:table-cell>
          <table:table-cell table:number-columns-repeated="2" table:style-name="ce1"/>
          <table:table-cell office:value-type="float" office:value="8.2593150493609304" table:formula="of:=[.E33]+0" table:style-name="ce3">
            <text:p>8.26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14.759626234839661</text:span></text:p>
          </table:table-cell>
          <table:table-cell table:number-columns-repeated="2" table:style-name="ce1"/>
          <table:table-cell office:value-type="string" office:string-value="14.759626234839661" table:formula="of:=RIGHT([.B34];LEN([.B34])-4)" table:style-name="ce3">
            <text:p>14.759626234839661</text:p>
          </table:table-cell>
          <table:table-cell table:number-columns-repeated="2" table:style-name="ce1"/>
          <table:table-cell office:value-type="float" office:value="14.759626234839599" table:formula="of:=[.E34]+0" table:style-name="ce3">
            <text:p>14.76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9.98012875327375</text:span></text:p>
          </table:table-cell>
          <table:table-cell table:number-columns-repeated="2" table:style-name="ce1"/>
          <table:table-cell office:value-type="string" office:string-value="9.98012875327375" table:formula="of:=RIGHT([.B35];LEN([.B35])-4)" table:style-name="ce3">
            <text:p>9.98012875327375</text:p>
          </table:table-cell>
          <table:table-cell table:number-columns-repeated="2" table:style-name="ce1"/>
          <table:table-cell office:value-type="float" office:value="9.9801287532737497" table:formula="of:=[.E35]+0" table:style-name="ce3">
            <text:p>9.98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6.342855827333483</text:span></text:p>
          </table:table-cell>
          <table:table-cell table:number-columns-repeated="2" table:style-name="ce1"/>
          <table:table-cell office:value-type="string" office:string-value="6.342855827333483" table:formula="of:=RIGHT([.B36];LEN([.B36])-4)" table:style-name="ce3">
            <text:p>6.342855827333483</text:p>
          </table:table-cell>
          <table:table-cell table:number-columns-repeated="2" table:style-name="ce1"/>
          <table:table-cell office:value-type="float" office:value="6.3428558273334801" table:formula="of:=[.E36]+0" table:style-name="ce3">
            <text:p>6.34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12.743490415102386</text:span></text:p>
          </table:table-cell>
          <table:table-cell table:number-columns-repeated="2" table:style-name="ce1"/>
          <table:table-cell office:value-type="string" office:string-value="12.743490415102386" table:formula="of:=RIGHT([.B37];LEN([.B37])-4)" table:style-name="ce3">
            <text:p>12.743490415102386</text:p>
          </table:table-cell>
          <table:table-cell table:number-columns-repeated="2" table:style-name="ce1"/>
          <table:table-cell office:value-type="float" office:value="12.743490415102301" table:formula="of:=[.E37]+0" table:style-name="ce3">
            <text:p>12.74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3.8696005533495006</text:span></text:p>
          </table:table-cell>
          <table:table-cell table:number-columns-repeated="2" table:style-name="ce1"/>
          <table:table-cell office:value-type="string" office:string-value="3.8696005533495006" table:formula="of:=RIGHT([.B38];LEN([.B38])-4)" table:style-name="ce3">
            <text:p>3.8696005533495006</text:p>
          </table:table-cell>
          <table:table-cell table:number-columns-repeated="2" table:style-name="ce1"/>
          <table:table-cell office:value-type="float" office:value="3.8696005533495001" table:formula="of:=[.E38]+0" table:style-name="ce3">
            <text:p>3.87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6.319824199966067</text:span></text:p>
          </table:table-cell>
          <table:table-cell table:number-columns-repeated="2" table:style-name="ce1"/>
          <table:table-cell office:value-type="string" office:string-value="6.319824199966067" table:formula="of:=RIGHT([.B39];LEN([.B39])-4)" table:style-name="ce3">
            <text:p>6.319824199966067</text:p>
          </table:table-cell>
          <table:table-cell table:number-columns-repeated="2" table:style-name="ce1"/>
          <table:table-cell office:value-type="float" office:value="6.3198241999660603" table:formula="of:=[.E39]+0" table:style-name="ce3">
            <text:p>6.32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4.739113315765416</text:span></text:p>
          </table:table-cell>
          <table:table-cell table:number-columns-repeated="2" table:style-name="ce1"/>
          <table:table-cell office:value-type="string" office:string-value="4.739113315765416" table:formula="of:=RIGHT([.B40];LEN([.B40])-4)" table:style-name="ce3">
            <text:p>4.739113315765416</text:p>
          </table:table-cell>
          <table:table-cell table:number-columns-repeated="2" table:style-name="ce1"/>
          <table:table-cell office:value-type="float" office:value="4.73911331576541" table:formula="of:=[.E40]+0" table:style-name="ce3">
            <text:p>4.74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10.675469663850325</text:span></text:p>
          </table:table-cell>
          <table:table-cell table:number-columns-repeated="2" table:style-name="ce1"/>
          <table:table-cell office:value-type="string" office:string-value="10.675469663850325" table:formula="of:=RIGHT([.B41];LEN([.B41])-4)" table:style-name="ce3">
            <text:p>10.675469663850325</text:p>
          </table:table-cell>
          <table:table-cell table:number-columns-repeated="2" table:style-name="ce1"/>
          <table:table-cell office:value-type="float" office:value="10.675469663850301" table:formula="of:=[.E41]+0" table:style-name="ce3">
            <text:p>10.68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5.892539436759977</text:span></text:p>
          </table:table-cell>
          <table:table-cell table:number-columns-repeated="2" table:style-name="ce1"/>
          <table:table-cell office:value-type="string" office:string-value="5.892539436759977" table:formula="of:=RIGHT([.B42];LEN([.B42])-4)" table:style-name="ce3">
            <text:p>5.892539436759977</text:p>
          </table:table-cell>
          <table:table-cell table:number-columns-repeated="2" table:style-name="ce1"/>
          <table:table-cell office:value-type="float" office:value="5.8925394367599697" table:formula="of:=[.E42]+0" table:style-name="ce3">
            <text:p>5.89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16.32888999183687</text:span></text:p>
          </table:table-cell>
          <table:table-cell table:number-columns-repeated="2" table:style-name="ce1"/>
          <table:table-cell office:value-type="string" office:string-value="16.32888999183687" table:formula="of:=RIGHT([.B43];LEN([.B43])-4)" table:style-name="ce3">
            <text:p>16.32888999183687</text:p>
          </table:table-cell>
          <table:table-cell table:number-columns-repeated="2" table:style-name="ce1"/>
          <table:table-cell office:value-type="float" office:value="16.3288899918368" table:formula="of:=[.E43]+0" table:style-name="ce3">
            <text:p>16.33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11.942483830022388</text:span></text:p>
          </table:table-cell>
          <table:table-cell table:number-columns-repeated="2" table:style-name="ce1"/>
          <table:table-cell office:value-type="string" office:string-value="11.942483830022388" table:formula="of:=RIGHT([.B44];LEN([.B44])-4)" table:style-name="ce3">
            <text:p>11.942483830022388</text:p>
          </table:table-cell>
          <table:table-cell table:number-columns-repeated="2" table:style-name="ce1"/>
          <table:table-cell office:value-type="float" office:value="11.942483830022301" table:formula="of:=[.E44]+0" table:style-name="ce3">
            <text:p>11.94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15.85082894073857</text:span></text:p>
          </table:table-cell>
          <table:table-cell table:number-columns-repeated="2" table:style-name="ce1"/>
          <table:table-cell office:value-type="string" office:string-value="15.85082894073857" table:formula="of:=RIGHT([.B45];LEN([.B45])-4)" table:style-name="ce3">
            <text:p>15.85082894073857</text:p>
          </table:table-cell>
          <table:table-cell table:number-columns-repeated="2" table:style-name="ce1"/>
          <table:table-cell office:value-type="float" office:value="15.8508289407385" table:formula="of:=[.E45]+0" table:style-name="ce3">
            <text:p>15.85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17.289975903710424</text:span></text:p>
          </table:table-cell>
          <table:table-cell table:number-columns-repeated="2" table:style-name="ce1"/>
          <table:table-cell office:value-type="string" office:string-value="17.289975903710424" table:formula="of:=RIGHT([.B46];LEN([.B46])-4)" table:style-name="ce3">
            <text:p>17.289975903710424</text:p>
          </table:table-cell>
          <table:table-cell table:number-columns-repeated="2" table:style-name="ce1"/>
          <table:table-cell office:value-type="float" office:value="17.289975903710399" table:formula="of:=[.E46]+0" table:style-name="ce3">
            <text:p>17.29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14.798162803091941</text:span></text:p>
          </table:table-cell>
          <table:table-cell table:number-columns-repeated="2" table:style-name="ce1"/>
          <table:table-cell office:value-type="string" office:string-value="14.798162803091941" table:formula="of:=RIGHT([.B47];LEN([.B47])-4)" table:style-name="ce3">
            <text:p>14.798162803091941</text:p>
          </table:table-cell>
          <table:table-cell table:number-columns-repeated="2" table:style-name="ce1"/>
          <table:table-cell office:value-type="float" office:value="14.7981628030919" table:formula="of:=[.E47]+0" table:style-name="ce3">
            <text:p>14.80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19.00399448659864</text:span></text:p>
          </table:table-cell>
          <table:table-cell table:number-columns-repeated="2" table:style-name="ce1"/>
          <table:table-cell office:value-type="string" office:string-value="19.00399448659864" table:formula="of:=RIGHT([.B48];LEN([.B48])-4)" table:style-name="ce3">
            <text:p>19.00399448659864</text:p>
          </table:table-cell>
          <table:table-cell table:number-columns-repeated="2" table:style-name="ce1"/>
          <table:table-cell office:value-type="float" office:value="19.0039944865986" table:formula="of:=[.E48]+0" table:style-name="ce3">
            <text:p>19.00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2.956659792629875</text:span></text:p>
          </table:table-cell>
          <table:table-cell table:number-columns-repeated="2" table:style-name="ce1"/>
          <table:table-cell office:value-type="string" office:string-value="22.956659792629875" table:formula="of:=RIGHT([.B49];LEN([.B49])-4)" table:style-name="ce3">
            <text:p>22.956659792629875</text:p>
          </table:table-cell>
          <table:table-cell table:number-columns-repeated="2" table:style-name="ce1"/>
          <table:table-cell office:value-type="float" office:value="22.9566597926298" table:formula="of:=[.E49]+0" table:style-name="ce3">
            <text:p>22.96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3.113692108833238</text:span></text:p>
          </table:table-cell>
          <table:table-cell table:number-columns-repeated="2" table:style-name="ce1"/>
          <table:table-cell office:value-type="string" office:string-value="23.113692108833238" table:formula="of:=RIGHT([.B50];LEN([.B50])-4)" table:style-name="ce3">
            <text:p>23.113692108833238</text:p>
          </table:table-cell>
          <table:table-cell table:number-columns-repeated="2" table:style-name="ce1"/>
          <table:table-cell office:value-type="float" office:value="23.113692108833199" table:formula="of:=[.E50]+0" table:style-name="ce3">
            <text:p>23.11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21.448978966551635</text:span></text:p>
          </table:table-cell>
          <table:table-cell table:number-columns-repeated="2" table:style-name="ce1"/>
          <table:table-cell office:value-type="string" office:string-value="21.448978966551635" table:formula="of:=RIGHT([.B51];LEN([.B51])-4)" table:style-name="ce3">
            <text:p>21.448978966551635</text:p>
          </table:table-cell>
          <table:table-cell table:number-columns-repeated="2" table:style-name="ce1"/>
          <table:table-cell office:value-type="float" office:value="21.4489789665516" table:formula="of:=[.E51]+0" table:style-name="ce3">
            <text:p>21.45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20.63003040552328</text:span></text:p>
          </table:table-cell>
          <table:table-cell table:number-columns-repeated="2" table:style-name="ce1"/>
          <table:table-cell office:value-type="string" office:string-value="20.63003040552328" table:formula="of:=RIGHT([.B52];LEN([.B52])-4)" table:style-name="ce3">
            <text:p>20.63003040552328</text:p>
          </table:table-cell>
          <table:table-cell table:number-columns-repeated="2" table:style-name="ce1"/>
          <table:table-cell office:value-type="float" office:value="20.6300304055232" table:formula="of:=[.E52]+0" table:style-name="ce3">
            <text:p>20.63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18.7244086591399</text:span></text:p>
          </table:table-cell>
          <table:table-cell table:number-columns-repeated="2" table:style-name="ce1"/>
          <table:table-cell office:value-type="string" office:string-value="18.7244086591399" table:formula="of:=RIGHT([.B53];LEN([.B53])-4)" table:style-name="ce3">
            <text:p>18.7244086591399</text:p>
          </table:table-cell>
          <table:table-cell table:number-columns-repeated="2" table:style-name="ce1"/>
          <table:table-cell office:value-type="float" office:value="18.7244086591399" table:formula="of:=[.E53]+0" table:style-name="ce3">
            <text:p>18.72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25.88368966827369</text:span></text:p>
          </table:table-cell>
          <table:table-cell table:number-columns-repeated="2" table:style-name="ce1"/>
          <table:table-cell office:value-type="string" office:string-value="25.88368966827369" table:formula="of:=RIGHT([.B54];LEN([.B54])-4)" table:style-name="ce3">
            <text:p>25.88368966827369</text:p>
          </table:table-cell>
          <table:table-cell table:number-columns-repeated="2" table:style-name="ce1"/>
          <table:table-cell office:value-type="float" office:value="25.8836896682736" table:formula="of:=[.E54]+0" table:style-name="ce3">
            <text:p>25.88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24.234454886361213</text:span></text:p>
          </table:table-cell>
          <table:table-cell table:number-columns-repeated="2" table:style-name="ce1"/>
          <table:table-cell office:value-type="string" office:string-value="24.234454886361213" table:formula="of:=RIGHT([.B55];LEN([.B55])-4)" table:style-name="ce3">
            <text:p>24.234454886361213</text:p>
          </table:table-cell>
          <table:table-cell table:number-columns-repeated="2" table:style-name="ce1"/>
          <table:table-cell office:value-type="float" office:value="24.234454886361199" table:formula="of:=[.E55]+0" table:style-name="ce3">
            <text:p>24.23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31.96152121785198</text:span></text:p>
          </table:table-cell>
          <table:table-cell table:number-columns-repeated="2" table:style-name="ce1"/>
          <table:table-cell office:value-type="string" office:string-value="31.96152121785198" table:formula="of:=RIGHT([.B56];LEN([.B56])-4)" table:style-name="ce3">
            <text:p>31.96152121785198</text:p>
          </table:table-cell>
          <table:table-cell table:number-columns-repeated="2" table:style-name="ce1"/>
          <table:table-cell office:value-type="float" office:value="31.961521217851899" table:formula="of:=[.E56]+0" table:style-name="ce3">
            <text:p>31.96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22.888792739207894</text:span></text:p>
          </table:table-cell>
          <table:table-cell table:number-columns-repeated="2" table:style-name="ce1"/>
          <table:table-cell office:value-type="string" office:string-value="22.888792739207894" table:formula="of:=RIGHT([.B57];LEN([.B57])-4)" table:style-name="ce3">
            <text:p>22.888792739207894</text:p>
          </table:table-cell>
          <table:table-cell table:number-columns-repeated="2" table:style-name="ce1"/>
          <table:table-cell office:value-type="float" office:value="22.888792739207801" table:formula="of:=[.E57]+0" table:style-name="ce3">
            <text:p>22.89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22.746890098755983</text:span></text:p>
          </table:table-cell>
          <table:table-cell table:number-columns-repeated="2" table:style-name="ce1"/>
          <table:table-cell office:value-type="string" office:string-value="22.746890098755983" table:formula="of:=RIGHT([.B58];LEN([.B58])-4)" table:style-name="ce3">
            <text:p>22.746890098755983</text:p>
          </table:table-cell>
          <table:table-cell table:number-columns-repeated="2" table:style-name="ce1"/>
          <table:table-cell office:value-type="float" office:value="22.746890098755902" table:formula="of:=[.E58]+0" table:style-name="ce3">
            <text:p>22.75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16.000533943192842</text:span></text:p>
          </table:table-cell>
          <table:table-cell table:number-columns-repeated="2" table:style-name="ce1"/>
          <table:table-cell office:value-type="string" office:string-value="16.000533943192842" table:formula="of:=RIGHT([.B59];LEN([.B59])-4)" table:style-name="ce3">
            <text:p>16.000533943192842</text:p>
          </table:table-cell>
          <table:table-cell table:number-columns-repeated="2" table:style-name="ce1"/>
          <table:table-cell office:value-type="float" office:value="16.000533943192799" table:formula="of:=[.E59]+0" table:style-name="ce3">
            <text:p>16.00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15.564549256060797</text:span></text:p>
          </table:table-cell>
          <table:table-cell table:number-columns-repeated="2" table:style-name="ce1"/>
          <table:table-cell office:value-type="string" office:string-value="15.564549256060797" table:formula="of:=RIGHT([.B60];LEN([.B60])-4)" table:style-name="ce3">
            <text:p>15.564549256060797</text:p>
          </table:table-cell>
          <table:table-cell table:number-columns-repeated="2" table:style-name="ce1"/>
          <table:table-cell office:value-type="float" office:value="15.564549256060699" table:formula="of:=[.E60]+0" table:style-name="ce3">
            <text:p>15.56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16.178992442512282</text:span></text:p>
          </table:table-cell>
          <table:table-cell table:number-columns-repeated="2" table:style-name="ce1"/>
          <table:table-cell office:value-type="string" office:string-value="16.178992442512282" table:formula="of:=RIGHT([.B61];LEN([.B61])-4)" table:style-name="ce3">
            <text:p>16.178992442512282</text:p>
          </table:table-cell>
          <table:table-cell table:number-columns-repeated="2" table:style-name="ce1"/>
          <table:table-cell office:value-type="float" office:value="16.1789924425122" table:formula="of:=[.E61]+0" table:style-name="ce3">
            <text:p>16.18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13.090409208473096</text:span></text:p>
          </table:table-cell>
          <table:table-cell table:number-columns-repeated="2" table:style-name="ce1"/>
          <table:table-cell office:value-type="string" office:string-value="13.090409208473096" table:formula="of:=RIGHT([.B62];LEN([.B62])-4)" table:style-name="ce3">
            <text:p>13.090409208473096</text:p>
          </table:table-cell>
          <table:table-cell table:number-columns-repeated="2" table:style-name="ce1"/>
          <table:table-cell office:value-type="float" office:value="13.090409208473" table:formula="of:=[.E62]+0" table:style-name="ce3">
            <text:p>13.09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16.295650929971043</text:span></text:p>
          </table:table-cell>
          <table:table-cell table:number-columns-repeated="2" table:style-name="ce1"/>
          <table:table-cell office:value-type="string" office:string-value="16.295650929971043" table:formula="of:=RIGHT([.B63];LEN([.B63])-4)" table:style-name="ce3">
            <text:p>16.295650929971043</text:p>
          </table:table-cell>
          <table:table-cell table:number-columns-repeated="2" table:style-name="ce1"/>
          <table:table-cell office:value-type="float" office:value="16.295650929971" table:formula="of:=[.E63]+0" table:style-name="ce3">
            <text:p>16.30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22.195753867604157</text:span></text:p>
          </table:table-cell>
          <table:table-cell table:number-columns-repeated="2" table:style-name="ce1"/>
          <table:table-cell office:value-type="string" office:string-value="22.195753867604157" table:formula="of:=RIGHT([.B64];LEN([.B64])-4)" table:style-name="ce3">
            <text:p>22.195753867604157</text:p>
          </table:table-cell>
          <table:table-cell table:number-columns-repeated="2" table:style-name="ce1"/>
          <table:table-cell office:value-type="float" office:value="22.1957538676041" table:formula="of:=[.E64]+0" table:style-name="ce3">
            <text:p>22.20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26.866655022872095</text:span></text:p>
          </table:table-cell>
          <table:table-cell table:number-columns-repeated="2" table:style-name="ce1"/>
          <table:table-cell office:value-type="string" office:string-value="26.866655022872095" table:formula="of:=RIGHT([.B65];LEN([.B65])-4)" table:style-name="ce3">
            <text:p>26.866655022872095</text:p>
          </table:table-cell>
          <table:table-cell table:number-columns-repeated="2" table:style-name="ce1"/>
          <table:table-cell office:value-type="float" office:value="26.866655022871999" table:formula="of:=[.E65]+0" table:style-name="ce3">
            <text:p>26.87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24.041371537208516</text:span></text:p>
          </table:table-cell>
          <table:table-cell table:number-columns-repeated="2" table:style-name="ce1"/>
          <table:table-cell office:value-type="string" office:string-value="24.041371537208516" table:formula="of:=RIGHT([.B66];LEN([.B66])-4)" table:style-name="ce3">
            <text:p>24.041371537208516</text:p>
          </table:table-cell>
          <table:table-cell table:number-columns-repeated="2" table:style-name="ce1"/>
          <table:table-cell office:value-type="float" office:value="24.041371537208502" table:formula="of:=[.E66]+0" table:style-name="ce3">
            <text:p>24.04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16.162328369414265</text:span></text:p>
          </table:table-cell>
          <table:table-cell table:number-columns-repeated="2" table:style-name="ce1"/>
          <table:table-cell office:value-type="string" office:string-value="16.162328369414265" table:formula="of:=RIGHT([.B67];LEN([.B67])-4)" table:style-name="ce3">
            <text:p>16.162328369414265</text:p>
          </table:table-cell>
          <table:table-cell table:number-columns-repeated="2" table:style-name="ce1"/>
          <table:table-cell office:value-type="float" office:value="16.162328369414201" table:formula="of:=[.E67]+0" table:style-name="ce3">
            <text:p>16.16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22.64418064465911</text:span></text:p>
          </table:table-cell>
          <table:table-cell table:number-columns-repeated="2" table:style-name="ce1"/>
          <table:table-cell office:value-type="string" office:string-value="22.64418064465911" table:formula="of:=RIGHT([.B68];LEN([.B68])-4)" table:style-name="ce3">
            <text:p>22.64418064465911</text:p>
          </table:table-cell>
          <table:table-cell table:number-columns-repeated="2" table:style-name="ce1"/>
          <table:table-cell office:value-type="float" office:value="22.644180644659102" table:formula="of:=[.E68]+0" table:style-name="ce3">
            <text:p>22.64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23.99797952981525</text:span></text:p>
          </table:table-cell>
          <table:table-cell table:number-columns-repeated="2" table:style-name="ce1"/>
          <table:table-cell office:value-type="string" office:string-value="23.99797952981525" table:formula="of:=RIGHT([.B69];LEN([.B69])-4)" table:style-name="ce3">
            <text:p>23.99797952981525</text:p>
          </table:table-cell>
          <table:table-cell table:number-columns-repeated="2" table:style-name="ce1"/>
          <table:table-cell office:value-type="float" office:value="23.997979529815201" table:formula="of:=[.E69]+0" table:style-name="ce3">
            <text:p>24.00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21.875708902324412</text:span></text:p>
          </table:table-cell>
          <table:table-cell table:number-columns-repeated="2" table:style-name="ce1"/>
          <table:table-cell office:value-type="string" office:string-value="21.875708902324412" table:formula="of:=RIGHT([.B70];LEN([.B70])-4)" table:style-name="ce3">
            <text:p>21.875708902324412</text:p>
          </table:table-cell>
          <table:table-cell table:number-columns-repeated="2" table:style-name="ce1"/>
          <table:table-cell office:value-type="float" office:value="21.875708902324401" table:formula="of:=[.E70]+0" table:style-name="ce3">
            <text:p>21.88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28.961219126574257</text:span></text:p>
          </table:table-cell>
          <table:table-cell table:number-columns-repeated="2" table:style-name="ce1"/>
          <table:table-cell office:value-type="string" office:string-value="28.961219126574257" table:formula="of:=RIGHT([.B71];LEN([.B71])-4)" table:style-name="ce3">
            <text:p>28.961219126574257</text:p>
          </table:table-cell>
          <table:table-cell table:number-columns-repeated="2" table:style-name="ce1"/>
          <table:table-cell office:value-type="float" office:value="28.9612191265742" table:formula="of:=[.E71]+0" table:style-name="ce3">
            <text:p>28.96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29.439389653537127</text:span></text:p>
          </table:table-cell>
          <table:table-cell table:number-columns-repeated="2" table:style-name="ce1"/>
          <table:table-cell office:value-type="string" office:string-value="29.439389653537127" table:formula="of:=RIGHT([.B72];LEN([.B72])-4)" table:style-name="ce3">
            <text:p>29.439389653537127</text:p>
          </table:table-cell>
          <table:table-cell table:number-columns-repeated="2" table:style-name="ce1"/>
          <table:table-cell office:value-type="float" office:value="29.439389653537098" table:formula="of:=[.E72]+0" table:style-name="ce3">
            <text:p>29.44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3.53372101450043</text:span></text:p>
          </table:table-cell>
          <table:table-cell table:number-columns-repeated="2" table:style-name="ce1"/>
          <table:table-cell office:value-type="string" office:string-value="33.53372101450043" table:formula="of:=RIGHT([.B73];LEN([.B73])-4)" table:style-name="ce3">
            <text:p>33.53372101450043</text:p>
          </table:table-cell>
          <table:table-cell table:number-columns-repeated="2" table:style-name="ce1"/>
          <table:table-cell office:value-type="float" office:value="33.533721014500401" table:formula="of:=[.E73]+0" table:style-name="ce3">
            <text:p>33.53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33.59285100284358</text:span></text:p>
          </table:table-cell>
          <table:table-cell table:number-columns-repeated="2" table:style-name="ce1"/>
          <table:table-cell office:value-type="string" office:string-value="33.59285100284358" table:formula="of:=RIGHT([.B74];LEN([.B74])-4)" table:style-name="ce3">
            <text:p>33.59285100284358</text:p>
          </table:table-cell>
          <table:table-cell table:number-columns-repeated="2" table:style-name="ce1"/>
          <table:table-cell office:value-type="float" office:value="33.592851002843503" table:formula="of:=[.E74]+0" table:style-name="ce3">
            <text:p>33.59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32.596890590219296</text:span></text:p>
          </table:table-cell>
          <table:table-cell table:number-columns-repeated="2" table:style-name="ce1"/>
          <table:table-cell office:value-type="string" office:string-value="32.596890590219296" table:formula="of:=RIGHT([.B75];LEN([.B75])-4)" table:style-name="ce3">
            <text:p>32.596890590219296</text:p>
          </table:table-cell>
          <table:table-cell table:number-columns-repeated="2" table:style-name="ce1"/>
          <table:table-cell office:value-type="float" office:value="32.596890590219203" table:formula="of:=[.E75]+0" table:style-name="ce3">
            <text:p>32.60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37.03762794151696</text:span></text:p>
          </table:table-cell>
          <table:table-cell table:number-columns-repeated="2" table:style-name="ce1"/>
          <table:table-cell office:value-type="string" office:string-value="37.03762794151696" table:formula="of:=RIGHT([.B76];LEN([.B76])-4)" table:style-name="ce3">
            <text:p>37.03762794151696</text:p>
          </table:table-cell>
          <table:table-cell table:number-columns-repeated="2" table:style-name="ce1"/>
          <table:table-cell office:value-type="float" office:value="37.037627941516902" table:formula="of:=[.E76]+0" table:style-name="ce3">
            <text:p>37.04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33.720207797979704</text:span></text:p>
          </table:table-cell>
          <table:table-cell table:number-columns-repeated="2" table:style-name="ce1"/>
          <table:table-cell office:value-type="string" office:string-value="33.720207797979704" table:formula="of:=RIGHT([.B77];LEN([.B77])-4)" table:style-name="ce3">
            <text:p>33.720207797979704</text:p>
          </table:table-cell>
          <table:table-cell table:number-columns-repeated="2" table:style-name="ce1"/>
          <table:table-cell office:value-type="float" office:value="33.720207797979697" table:formula="of:=[.E77]+0" table:style-name="ce3">
            <text:p>33.72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35.477609298120356</text:span></text:p>
          </table:table-cell>
          <table:table-cell table:number-columns-repeated="2" table:style-name="ce1"/>
          <table:table-cell office:value-type="string" office:string-value="35.477609298120356" table:formula="of:=RIGHT([.B78];LEN([.B78])-4)" table:style-name="ce3">
            <text:p>35.477609298120356</text:p>
          </table:table-cell>
          <table:table-cell table:number-columns-repeated="2" table:style-name="ce1"/>
          <table:table-cell office:value-type="float" office:value="35.477609298120299" table:formula="of:=[.E78]+0" table:style-name="ce3">
            <text:p>35.48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40.56731613762123</text:span></text:p>
          </table:table-cell>
          <table:table-cell table:number-columns-repeated="2" table:style-name="ce1"/>
          <table:table-cell office:value-type="string" office:string-value="40.56731613762123" table:formula="of:=RIGHT([.B79];LEN([.B79])-4)" table:style-name="ce3">
            <text:p>40.56731613762123</text:p>
          </table:table-cell>
          <table:table-cell table:number-columns-repeated="2" table:style-name="ce1"/>
          <table:table-cell office:value-type="float" office:value="40.567316137621198" table:formula="of:=[.E79]+0" table:style-name="ce3">
            <text:p>40.57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1.741591976480784</text:span></text:p>
          </table:table-cell>
          <table:table-cell table:number-columns-repeated="2" table:style-name="ce1"/>
          <table:table-cell office:value-type="string" office:string-value="41.741591976480784" table:formula="of:=RIGHT([.B80];LEN([.B80])-4)" table:style-name="ce3">
            <text:p>41.741591976480784</text:p>
          </table:table-cell>
          <table:table-cell table:number-columns-repeated="2" table:style-name="ce1"/>
          <table:table-cell office:value-type="float" office:value="41.741591976480699" table:formula="of:=[.E80]+0" table:style-name="ce3">
            <text:p>41.74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8.67132126938888</text:span></text:p>
          </table:table-cell>
          <table:table-cell table:number-columns-repeated="2" table:style-name="ce1"/>
          <table:table-cell office:value-type="string" office:string-value="38.67132126938888" table:formula="of:=RIGHT([.B81];LEN([.B81])-4)" table:style-name="ce3">
            <text:p>38.67132126938888</text:p>
          </table:table-cell>
          <table:table-cell table:number-columns-repeated="2" table:style-name="ce1"/>
          <table:table-cell office:value-type="float" office:value="38.671321269388798" table:formula="of:=[.E81]+0" table:style-name="ce3">
            <text:p>38.67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25.28659562980924</text:span></text:p>
          </table:table-cell>
          <table:table-cell table:number-columns-repeated="2" table:style-name="ce1"/>
          <table:table-cell office:value-type="string" office:string-value="25.28659562980924" table:formula="of:=RIGHT([.B82];LEN([.B82])-4)" table:style-name="ce3">
            <text:p>25.28659562980924</text:p>
          </table:table-cell>
          <table:table-cell table:number-columns-repeated="2" table:style-name="ce1"/>
          <table:table-cell office:value-type="float" office:value="25.286595629809199" table:formula="of:=[.E82]+0" table:style-name="ce3">
            <text:p>25.29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24.87747787061792</text:span></text:p>
          </table:table-cell>
          <table:table-cell table:number-columns-repeated="2" table:style-name="ce1"/>
          <table:table-cell office:value-type="string" office:string-value="24.87747787061792" table:formula="of:=RIGHT([.B83];LEN([.B83])-4)" table:style-name="ce3">
            <text:p>24.87747787061792</text:p>
          </table:table-cell>
          <table:table-cell table:number-columns-repeated="2" table:style-name="ce1"/>
          <table:table-cell office:value-type="float" office:value="24.877477870617899" table:formula="of:=[.E83]+0" table:style-name="ce3">
            <text:p>24.88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22.306525080596575</text:span></text:p>
          </table:table-cell>
          <table:table-cell table:number-columns-repeated="2" table:style-name="ce1"/>
          <table:table-cell office:value-type="string" office:string-value="22.306525080596575" table:formula="of:=RIGHT([.B84];LEN([.B84])-4)" table:style-name="ce3">
            <text:p>22.306525080596575</text:p>
          </table:table-cell>
          <table:table-cell table:number-columns-repeated="2" table:style-name="ce1"/>
          <table:table-cell office:value-type="float" office:value="22.306525080596501" table:formula="of:=[.E84]+0" table:style-name="ce3">
            <text:p>22.31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29.924312419882057</text:span></text:p>
          </table:table-cell>
          <table:table-cell table:number-columns-repeated="2" table:style-name="ce1"/>
          <table:table-cell office:value-type="string" office:string-value="29.924312419882057" table:formula="of:=RIGHT([.B85];LEN([.B85])-4)" table:style-name="ce3">
            <text:p>29.924312419882057</text:p>
          </table:table-cell>
          <table:table-cell table:number-columns-repeated="2" table:style-name="ce1"/>
          <table:table-cell office:value-type="float" office:value="29.924312419882" table:formula="of:=[.E85]+0" table:style-name="ce3">
            <text:p>29.92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7.70065115490003</text:span></text:p>
          </table:table-cell>
          <table:table-cell table:number-columns-repeated="2" table:style-name="ce1"/>
          <table:table-cell office:value-type="string" office:string-value="37.70065115490003" table:formula="of:=RIGHT([.B86];LEN([.B86])-4)" table:style-name="ce3">
            <text:p>37.70065115490003</text:p>
          </table:table-cell>
          <table:table-cell table:number-columns-repeated="2" table:style-name="ce1"/>
          <table:table-cell office:value-type="float" office:value="37.700651154900001" table:formula="of:=[.E86]+0" table:style-name="ce3">
            <text:p>37.70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38.792638858441926</text:span></text:p>
          </table:table-cell>
          <table:table-cell table:number-columns-repeated="2" table:style-name="ce1"/>
          <table:table-cell office:value-type="string" office:string-value="38.792638858441926" table:formula="of:=RIGHT([.B87];LEN([.B87])-4)" table:style-name="ce3">
            <text:p>38.792638858441926</text:p>
          </table:table-cell>
          <table:table-cell table:number-columns-repeated="2" table:style-name="ce1"/>
          <table:table-cell office:value-type="float" office:value="38.792638858441897" table:formula="of:=[.E87]+0" table:style-name="ce3">
            <text:p>38.79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37.69081642936017</text:span></text:p>
          </table:table-cell>
          <table:table-cell table:number-columns-repeated="2" table:style-name="ce1"/>
          <table:table-cell office:value-type="string" office:string-value="37.69081642936017" table:formula="of:=RIGHT([.B88];LEN([.B88])-4)" table:style-name="ce3">
            <text:p>37.69081642936017</text:p>
          </table:table-cell>
          <table:table-cell table:number-columns-repeated="2" table:style-name="ce1"/>
          <table:table-cell office:value-type="float" office:value="37.690816429360098" table:formula="of:=[.E88]+0" table:style-name="ce3">
            <text:p>37.69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33.811470870309236</text:span></text:p>
          </table:table-cell>
          <table:table-cell table:number-columns-repeated="2" table:style-name="ce1"/>
          <table:table-cell office:value-type="string" office:string-value="33.811470870309236" table:formula="of:=RIGHT([.B89];LEN([.B89])-4)" table:style-name="ce3">
            <text:p>33.811470870309236</text:p>
          </table:table-cell>
          <table:table-cell table:number-columns-repeated="2" table:style-name="ce1"/>
          <table:table-cell office:value-type="float" office:value="33.811470870309201" table:formula="of:=[.E89]+0" table:style-name="ce3">
            <text:p>33.81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4.88237585484826</text:span></text:p>
          </table:table-cell>
          <table:table-cell table:number-columns-repeated="2" table:style-name="ce1"/>
          <table:table-cell office:value-type="string" office:string-value="34.88237585484826" table:formula="of:=RIGHT([.B90];LEN([.B90])-4)" table:style-name="ce3">
            <text:p>34.88237585484826</text:p>
          </table:table-cell>
          <table:table-cell table:number-columns-repeated="2" table:style-name="ce1"/>
          <table:table-cell office:value-type="float" office:value="34.882375854848199" table:formula="of:=[.E90]+0" table:style-name="ce3">
            <text:p>34.88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8.745366184238026</text:span></text:p>
          </table:table-cell>
          <table:table-cell table:number-columns-repeated="2" table:style-name="ce1"/>
          <table:table-cell office:value-type="string" office:string-value="28.745366184238026" table:formula="of:=RIGHT([.B91];LEN([.B91])-4)" table:style-name="ce3">
            <text:p>28.745366184238026</text:p>
          </table:table-cell>
          <table:table-cell table:number-columns-repeated="2" table:style-name="ce1"/>
          <table:table-cell office:value-type="float" office:value="28.745366184238001" table:formula="of:=[.E91]+0" table:style-name="ce3">
            <text:p>28.75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28.654580053718433</text:span></text:p>
          </table:table-cell>
          <table:table-cell table:number-columns-repeated="2" table:style-name="ce1"/>
          <table:table-cell office:value-type="string" office:string-value="28.654580053718433" table:formula="of:=RIGHT([.B92];LEN([.B92])-4)" table:style-name="ce3">
            <text:p>28.654580053718433</text:p>
          </table:table-cell>
          <table:table-cell table:number-columns-repeated="2" table:style-name="ce1"/>
          <table:table-cell office:value-type="float" office:value="28.654580053718401" table:formula="of:=[.E92]+0" table:style-name="ce3">
            <text:p>28.65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28.234585591422285</text:span></text:p>
          </table:table-cell>
          <table:table-cell table:number-columns-repeated="2" table:style-name="ce1"/>
          <table:table-cell office:value-type="string" office:string-value="28.234585591422285" table:formula="of:=RIGHT([.B93];LEN([.B93])-4)" table:style-name="ce3">
            <text:p>28.234585591422285</text:p>
          </table:table-cell>
          <table:table-cell table:number-columns-repeated="2" table:style-name="ce1"/>
          <table:table-cell office:value-type="float" office:value="28.234585591422199" table:formula="of:=[.E93]+0" table:style-name="ce3">
            <text:p>28.23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22.439611313556334</text:span></text:p>
          </table:table-cell>
          <table:table-cell table:number-columns-repeated="2" table:style-name="ce1"/>
          <table:table-cell office:value-type="string" office:string-value="22.439611313556334" table:formula="of:=RIGHT([.B94];LEN([.B94])-4)" table:style-name="ce3">
            <text:p>22.439611313556334</text:p>
          </table:table-cell>
          <table:table-cell table:number-columns-repeated="2" table:style-name="ce1"/>
          <table:table-cell office:value-type="float" office:value="22.439611313556298" table:formula="of:=[.E94]+0" table:style-name="ce3">
            <text:p>22.44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25.67976990023369</text:span></text:p>
          </table:table-cell>
          <table:table-cell table:number-columns-repeated="2" table:style-name="ce1"/>
          <table:table-cell office:value-type="string" office:string-value="25.67976990023369" table:formula="of:=RIGHT([.B95];LEN([.B95])-4)" table:style-name="ce3">
            <text:p>25.67976990023369</text:p>
          </table:table-cell>
          <table:table-cell table:number-columns-repeated="2" table:style-name="ce1"/>
          <table:table-cell office:value-type="float" office:value="25.679769900233602" table:formula="of:=[.E95]+0" table:style-name="ce3">
            <text:p>25.68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22.356933445313047</text:span></text:p>
          </table:table-cell>
          <table:table-cell table:number-columns-repeated="2" table:style-name="ce1"/>
          <table:table-cell office:value-type="string" office:string-value="22.356933445313047" table:formula="of:=RIGHT([.B96];LEN([.B96])-4)" table:style-name="ce3">
            <text:p>22.356933445313047</text:p>
          </table:table-cell>
          <table:table-cell table:number-columns-repeated="2" table:style-name="ce1"/>
          <table:table-cell office:value-type="float" office:value="22.356933445313" table:formula="of:=[.E96]+0" table:style-name="ce3">
            <text:p>22.36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33.83130168134041</text:span></text:p>
          </table:table-cell>
          <table:table-cell table:number-columns-repeated="2" table:style-name="ce1"/>
          <table:table-cell office:value-type="string" office:string-value="33.83130168134041" table:formula="of:=RIGHT([.B97];LEN([.B97])-4)" table:style-name="ce3">
            <text:p>33.83130168134041</text:p>
          </table:table-cell>
          <table:table-cell table:number-columns-repeated="2" table:style-name="ce1"/>
          <table:table-cell office:value-type="float" office:value="33.831301681340399" table:formula="of:=[.E97]+0" table:style-name="ce3">
            <text:p>33.8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34.95985988709491</text:span></text:p>
          </table:table-cell>
          <table:table-cell table:number-columns-repeated="2" table:style-name="ce1"/>
          <table:table-cell office:value-type="string" office:string-value="34.95985988709491" table:formula="of:=RIGHT([.B98];LEN([.B98])-4)" table:style-name="ce3">
            <text:p>34.95985988709491</text:p>
          </table:table-cell>
          <table:table-cell table:number-columns-repeated="2" table:style-name="ce1"/>
          <table:table-cell office:value-type="float" office:value="34.9598598870949" table:formula="of:=[.E98]+0" table:style-name="ce3">
            <text:p>34.96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37.46880372281106</text:span></text:p>
          </table:table-cell>
          <table:table-cell table:number-columns-repeated="2" table:style-name="ce1"/>
          <table:table-cell office:value-type="string" office:string-value="37.46880372281106" table:formula="of:=RIGHT([.B99];LEN([.B99])-4)" table:style-name="ce3">
            <text:p>37.46880372281106</text:p>
          </table:table-cell>
          <table:table-cell table:number-columns-repeated="2" table:style-name="ce1"/>
          <table:table-cell office:value-type="float" office:value="37.468803722811003" table:formula="of:=[.E99]+0" table:style-name="ce3">
            <text:p>37.47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29.193454396478238</text:span></text:p>
          </table:table-cell>
          <table:table-cell table:number-columns-repeated="2" table:style-name="ce1"/>
          <table:table-cell office:value-type="string" office:string-value="29.193454396478238" table:formula="of:=RIGHT([.B100];LEN([.B100])-4)" table:style-name="ce3">
            <text:p>29.193454396478238</text:p>
          </table:table-cell>
          <table:table-cell table:number-columns-repeated="2" table:style-name="ce1"/>
          <table:table-cell office:value-type="float" office:value="29.193454396478199" table:formula="of:=[.E100]+0" table:style-name="ce3">
            <text:p>29.19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28.374082893181516</text:span></text:p>
          </table:table-cell>
          <table:table-cell table:number-columns-repeated="2" table:style-name="ce1"/>
          <table:table-cell office:value-type="string" office:string-value="28.374082893181516" table:formula="of:=RIGHT([.B101];LEN([.B101])-4)" table:style-name="ce3">
            <text:p>28.374082893181516</text:p>
          </table:table-cell>
          <table:table-cell table:number-columns-repeated="2" table:style-name="ce1"/>
          <table:table-cell office:value-type="float" office:value="28.374082893181502" table:formula="of:=[.E101]+0" table:style-name="ce3">
            <text:p>28.37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26.097852237832193</text:span></text:p>
          </table:table-cell>
          <table:table-cell table:number-columns-repeated="2" table:style-name="ce1"/>
          <table:table-cell office:value-type="string" office:string-value="26.097852237832193" table:formula="of:=RIGHT([.B102];LEN([.B102])-4)" table:style-name="ce3">
            <text:p>26.097852237832193</text:p>
          </table:table-cell>
          <table:table-cell table:number-columns-repeated="2" table:style-name="ce1"/>
          <table:table-cell office:value-type="float" office:value="26.0978522378321" table:formula="of:=[.E102]+0" table:style-name="ce3">
            <text:p>26.10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35.638782288635596</text:span></text:p>
          </table:table-cell>
          <table:table-cell table:number-columns-repeated="2" table:style-name="ce1"/>
          <table:table-cell office:value-type="string" office:string-value="35.638782288635596" table:formula="of:=RIGHT([.B103];LEN([.B103])-4)" table:style-name="ce3">
            <text:p>35.638782288635596</text:p>
          </table:table-cell>
          <table:table-cell table:number-columns-repeated="2" table:style-name="ce1"/>
          <table:table-cell office:value-type="float" office:value="35.638782288635497" table:formula="of:=[.E103]+0" table:style-name="ce3">
            <text:p>35.64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31.809578874541415</text:span></text:p>
          </table:table-cell>
          <table:table-cell table:number-columns-repeated="2" table:style-name="ce1"/>
          <table:table-cell office:value-type="string" office:string-value="31.809578874541415" table:formula="of:=RIGHT([.B104];LEN([.B104])-4)" table:style-name="ce3">
            <text:p>31.809578874541415</text:p>
          </table:table-cell>
          <table:table-cell table:number-columns-repeated="2" table:style-name="ce1"/>
          <table:table-cell office:value-type="float" office:value="31.809578874541401" table:formula="of:=[.E104]+0" table:style-name="ce3">
            <text:p>31.81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0.61291371810524</text:span></text:p>
          </table:table-cell>
          <table:table-cell table:number-columns-repeated="2" table:style-name="ce1"/>
          <table:table-cell office:value-type="string" office:string-value="30.61291371810524" table:formula="of:=RIGHT([.B105];LEN([.B105])-5)" table:style-name="ce3">
            <text:p>30.61291371810524</text:p>
          </table:table-cell>
          <table:table-cell table:number-columns-repeated="2" table:style-name="ce1"/>
          <table:table-cell office:value-type="float" office:value="30.612913718105201" table:formula="of:=[.E105]+0" table:style-name="ce3">
            <text:p>30.61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3.574018844444495</text:span></text:p>
          </table:table-cell>
          <table:table-cell table:number-columns-repeated="2" table:style-name="ce1"/>
          <table:table-cell office:value-type="string" office:string-value="33.574018844444495" table:formula="of:=RIGHT([.B106];LEN([.B106])-5)" table:style-name="ce3">
            <text:p>33.574018844444495</text:p>
          </table:table-cell>
          <table:table-cell table:number-columns-repeated="2" table:style-name="ce1"/>
          <table:table-cell office:value-type="float" office:value="33.574018844444403" table:formula="of:=[.E106]+0" table:style-name="ce3">
            <text:p>33.57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6.20082296674698</text:span></text:p>
          </table:table-cell>
          <table:table-cell table:number-columns-repeated="2" table:style-name="ce1"/>
          <table:table-cell office:value-type="string" office:string-value="36.20082296674698" table:formula="of:=RIGHT([.B107];LEN([.B107])-5)" table:style-name="ce3">
            <text:p>36.20082296674698</text:p>
          </table:table-cell>
          <table:table-cell table:number-columns-repeated="2" table:style-name="ce1"/>
          <table:table-cell office:value-type="float" office:value="36.200822966746898" table:formula="of:=[.E107]+0" table:style-name="ce3">
            <text:p>36.20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32.85053220334664</text:span></text:p>
          </table:table-cell>
          <table:table-cell table:number-columns-repeated="2" table:style-name="ce1"/>
          <table:table-cell office:value-type="string" office:string-value="32.85053220334664" table:formula="of:=RIGHT([.B108];LEN([.B108])-5)" table:style-name="ce3">
            <text:p>32.85053220334664</text:p>
          </table:table-cell>
          <table:table-cell table:number-columns-repeated="2" table:style-name="ce1"/>
          <table:table-cell office:value-type="float" office:value="32.850532203346603" table:formula="of:=[.E108]+0" table:style-name="ce3">
            <text:p>32.85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38.33193356031532</text:span></text:p>
          </table:table-cell>
          <table:table-cell table:number-columns-repeated="2" table:style-name="ce1"/>
          <table:table-cell office:value-type="string" office:string-value="38.33193356031532" table:formula="of:=RIGHT([.B109];LEN([.B109])-5)" table:style-name="ce3">
            <text:p>38.33193356031532</text:p>
          </table:table-cell>
          <table:table-cell table:number-columns-repeated="2" table:style-name="ce1"/>
          <table:table-cell office:value-type="float" office:value="38.331933560315299" table:formula="of:=[.E109]+0" table:style-name="ce3">
            <text:p>38.33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28.74322381975015</text:span></text:p>
          </table:table-cell>
          <table:table-cell table:number-columns-repeated="2" table:style-name="ce1"/>
          <table:table-cell office:value-type="string" office:string-value="28.74322381975015" table:formula="of:=RIGHT([.B110];LEN([.B110])-5)" table:style-name="ce3">
            <text:p>28.74322381975015</text:p>
          </table:table-cell>
          <table:table-cell table:number-columns-repeated="2" table:style-name="ce1"/>
          <table:table-cell office:value-type="float" office:value="28.743223819750099" table:formula="of:=[.E110]+0" table:style-name="ce3">
            <text:p>28.74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27.06258296655298</text:span></text:p>
          </table:table-cell>
          <table:table-cell table:number-columns-repeated="2" table:style-name="ce1"/>
          <table:table-cell office:value-type="string" office:string-value="27.06258296655298" table:formula="of:=RIGHT([.B111];LEN([.B111])-5)" table:style-name="ce3">
            <text:p>27.06258296655298</text:p>
          </table:table-cell>
          <table:table-cell table:number-columns-repeated="2" table:style-name="ce1"/>
          <table:table-cell office:value-type="float" office:value="27.062582966552899" table:formula="of:=[.E111]+0" table:style-name="ce3">
            <text:p>27.06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26.53653276409433</text:span></text:p>
          </table:table-cell>
          <table:table-cell table:number-columns-repeated="2" table:style-name="ce1"/>
          <table:table-cell office:value-type="string" office:string-value="26.53653276409433" table:formula="of:=RIGHT([.B112];LEN([.B112])-5)" table:style-name="ce3">
            <text:p>26.53653276409433</text:p>
          </table:table-cell>
          <table:table-cell table:number-columns-repeated="2" table:style-name="ce1"/>
          <table:table-cell office:value-type="float" office:value="26.5365327640943" table:formula="of:=[.E112]+0" table:style-name="ce3">
            <text:p>26.54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29.381068842930006</text:span></text:p>
          </table:table-cell>
          <table:table-cell table:number-columns-repeated="2" table:style-name="ce1"/>
          <table:table-cell office:value-type="string" office:string-value="29.381068842930006" table:formula="of:=RIGHT([.B113];LEN([.B113])-5)" table:style-name="ce3">
            <text:p>29.381068842930006</text:p>
          </table:table-cell>
          <table:table-cell table:number-columns-repeated="2" table:style-name="ce1"/>
          <table:table-cell office:value-type="float" office:value="29.381068842929999" table:formula="of:=[.E113]+0" table:style-name="ce3">
            <text:p>29.38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28.802363785627954</text:span></text:p>
          </table:table-cell>
          <table:table-cell table:number-columns-repeated="2" table:style-name="ce1"/>
          <table:table-cell office:value-type="string" office:string-value="28.802363785627954" table:formula="of:=RIGHT([.B114];LEN([.B114])-5)" table:style-name="ce3">
            <text:p>28.802363785627954</text:p>
          </table:table-cell>
          <table:table-cell table:number-columns-repeated="2" table:style-name="ce1"/>
          <table:table-cell office:value-type="float" office:value="28.8023637856279" table:formula="of:=[.E114]+0" table:style-name="ce3">
            <text:p>28.8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0.01613940038991</text:span></text:p>
          </table:table-cell>
          <table:table-cell table:number-columns-repeated="2" table:style-name="ce1"/>
          <table:table-cell office:value-type="string" office:string-value="30.01613940038991" table:formula="of:=RIGHT([.B115];LEN([.B115])-5)" table:style-name="ce3">
            <text:p>30.01613940038991</text:p>
          </table:table-cell>
          <table:table-cell table:number-columns-repeated="2" table:style-name="ce1"/>
          <table:table-cell office:value-type="float" office:value="30.0161394003899" table:formula="of:=[.E115]+0" table:style-name="ce3">
            <text:p>30.02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30.134159000766154</text:span></text:p>
          </table:table-cell>
          <table:table-cell table:number-columns-repeated="2" table:style-name="ce1"/>
          <table:table-cell office:value-type="string" office:string-value="30.134159000766154" table:formula="of:=RIGHT([.B116];LEN([.B116])-5)" table:style-name="ce3">
            <text:p>30.134159000766154</text:p>
          </table:table-cell>
          <table:table-cell table:number-columns-repeated="2" table:style-name="ce1"/>
          <table:table-cell office:value-type="float" office:value="30.1341590007661" table:formula="of:=[.E116]+0" table:style-name="ce3">
            <text:p>30.13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4.22385854173223</text:span></text:p>
          </table:table-cell>
          <table:table-cell table:number-columns-repeated="2" table:style-name="ce1"/>
          <table:table-cell office:value-type="string" office:string-value="34.22385854173223" table:formula="of:=RIGHT([.B117];LEN([.B117])-5)" table:style-name="ce3">
            <text:p>34.22385854173223</text:p>
          </table:table-cell>
          <table:table-cell table:number-columns-repeated="2" table:style-name="ce1"/>
          <table:table-cell office:value-type="float" office:value="34.223858541732199" table:formula="of:=[.E117]+0" table:style-name="ce3">
            <text:p>34.22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28.294442211261117</text:span></text:p>
          </table:table-cell>
          <table:table-cell table:number-columns-repeated="2" table:style-name="ce1"/>
          <table:table-cell office:value-type="string" office:string-value="28.294442211261117" table:formula="of:=RIGHT([.B118];LEN([.B118])-5)" table:style-name="ce3">
            <text:p>28.294442211261117</text:p>
          </table:table-cell>
          <table:table-cell table:number-columns-repeated="2" table:style-name="ce1"/>
          <table:table-cell office:value-type="float" office:value="28.294442211261099" table:formula="of:=[.E118]+0" table:style-name="ce3">
            <text:p>28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34.637452415188605</text:span></text:p>
          </table:table-cell>
          <table:table-cell table:number-columns-repeated="2" table:style-name="ce1"/>
          <table:table-cell office:value-type="string" office:string-value="34.637452415188605" table:formula="of:=RIGHT([.B119];LEN([.B119])-5)" table:style-name="ce3">
            <text:p>34.637452415188605</text:p>
          </table:table-cell>
          <table:table-cell table:number-columns-repeated="2" table:style-name="ce1"/>
          <table:table-cell office:value-type="float" office:value="34.637452415188598" table:formula="of:=[.E119]+0" table:style-name="ce3">
            <text:p>34.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8.29468188143356</text:span></text:p>
          </table:table-cell>
          <table:table-cell table:number-columns-repeated="2" table:style-name="ce1"/>
          <table:table-cell office:value-type="string" office:string-value="38.29468188143356" table:formula="of:=RIGHT([.B120];LEN([.B120])-5)" table:style-name="ce3">
            <text:p>38.29468188143356</text:p>
          </table:table-cell>
          <table:table-cell table:number-columns-repeated="2" table:style-name="ce1"/>
          <table:table-cell office:value-type="float" office:value="38.294681881433497" table:formula="of:=[.E120]+0" table:style-name="ce3">
            <text:p>38.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5.38442474153059</text:span></text:p>
          </table:table-cell>
          <table:table-cell table:number-columns-repeated="2" table:style-name="ce1"/>
          <table:table-cell office:value-type="string" office:string-value="35.38442474153059" table:formula="of:=RIGHT([.B121];LEN([.B121])-5)" table:style-name="ce3">
            <text:p>35.38442474153059</text:p>
          </table:table-cell>
          <table:table-cell table:number-columns-repeated="2" table:style-name="ce1"/>
          <table:table-cell office:value-type="float" office:value="35.384424741530502" table:formula="of:=[.E121]+0" table:style-name="ce3">
            <text:p>35.3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3.44531063135372</text:span></text:p>
          </table:table-cell>
          <table:table-cell table:number-columns-repeated="2" table:style-name="ce1"/>
          <table:table-cell office:value-type="string" office:string-value="33.44531063135372" table:formula="of:=RIGHT([.B122];LEN([.B122])-5)" table:style-name="ce3">
            <text:p>33.44531063135372</text:p>
          </table:table-cell>
          <table:table-cell table:number-columns-repeated="2" table:style-name="ce1"/>
          <table:table-cell office:value-type="float" office:value="33.445310631353699" table:formula="of:=[.E122]+0" table:style-name="ce3">
            <text:p>33.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1.800722236158457</text:span></text:p>
          </table:table-cell>
          <table:table-cell table:number-columns-repeated="2" table:style-name="ce1"/>
          <table:table-cell office:value-type="string" office:string-value="31.800722236158457" table:formula="of:=RIGHT([.B123];LEN([.B123])-5)" table:style-name="ce3">
            <text:p>31.800722236158457</text:p>
          </table:table-cell>
          <table:table-cell table:number-columns-repeated="2" table:style-name="ce1"/>
          <table:table-cell office:value-type="float" office:value="31.8007222361584" table:formula="of:=[.E123]+0" table:style-name="ce3">
            <text:p>31.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34.970863041916836</text:span></text:p>
          </table:table-cell>
          <table:table-cell table:number-columns-repeated="2" table:style-name="ce1"/>
          <table:table-cell office:value-type="string" office:string-value="34.970863041916836" table:formula="of:=RIGHT([.B124];LEN([.B124])-5)" table:style-name="ce3">
            <text:p>34.970863041916836</text:p>
          </table:table-cell>
          <table:table-cell table:number-columns-repeated="2" table:style-name="ce1"/>
          <table:table-cell office:value-type="float" office:value="34.9708630419168" table:formula="of:=[.E124]+0" table:style-name="ce3">
            <text:p>34.9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0.40600878114381</text:span></text:p>
          </table:table-cell>
          <table:table-cell table:number-columns-repeated="2" table:style-name="ce1"/>
          <table:table-cell office:value-type="string" office:string-value="30.40600878114381" table:formula="of:=RIGHT([.B125];LEN([.B125])-5)" table:style-name="ce3">
            <text:p>30.40600878114381</text:p>
          </table:table-cell>
          <table:table-cell table:number-columns-repeated="2" table:style-name="ce1"/>
          <table:table-cell office:value-type="float" office:value="30.4060087811438" table:formula="of:=[.E125]+0" table:style-name="ce3">
            <text:p>30.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4.659718231250125</text:span></text:p>
          </table:table-cell>
          <table:table-cell table:number-columns-repeated="2" table:style-name="ce1"/>
          <table:table-cell office:value-type="string" office:string-value="34.659718231250125" table:formula="of:=RIGHT([.B126];LEN([.B126])-5)" table:style-name="ce3">
            <text:p>34.659718231250125</text:p>
          </table:table-cell>
          <table:table-cell table:number-columns-repeated="2" table:style-name="ce1"/>
          <table:table-cell office:value-type="float" office:value="34.659718231250103" table:formula="of:=[.E126]+0" table:style-name="ce3">
            <text:p>34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24.825423324501266</text:span></text:p>
          </table:table-cell>
          <table:table-cell table:number-columns-repeated="2" table:style-name="ce1"/>
          <table:table-cell office:value-type="string" office:string-value="24.825423324501266" table:formula="of:=RIGHT([.B127];LEN([.B127])-5)" table:style-name="ce3">
            <text:p>24.825423324501266</text:p>
          </table:table-cell>
          <table:table-cell table:number-columns-repeated="2" table:style-name="ce1"/>
          <table:table-cell office:value-type="float" office:value="24.825423324501202" table:formula="of:=[.E127]+0" table:style-name="ce3">
            <text:p>24.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34.03863856143223</text:span></text:p>
          </table:table-cell>
          <table:table-cell table:number-columns-repeated="2" table:style-name="ce1"/>
          <table:table-cell office:value-type="string" office:string-value="34.03863856143223" table:formula="of:=RIGHT([.B128];LEN([.B128])-5)" table:style-name="ce3">
            <text:p>34.03863856143223</text:p>
          </table:table-cell>
          <table:table-cell table:number-columns-repeated="2" table:style-name="ce1"/>
          <table:table-cell office:value-type="float" office:value="34.038638561432201" table:formula="of:=[.E128]+0" table:style-name="ce3">
            <text:p>34.0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30.528977909264334</text:span></text:p>
          </table:table-cell>
          <table:table-cell table:number-columns-repeated="2" table:style-name="ce1"/>
          <table:table-cell office:value-type="string" office:string-value="30.528977909264334" table:formula="of:=RIGHT([.B129];LEN([.B129])-5)" table:style-name="ce3">
            <text:p>30.528977909264334</text:p>
          </table:table-cell>
          <table:table-cell table:number-columns-repeated="2" table:style-name="ce1"/>
          <table:table-cell office:value-type="float" office:value="30.528977909264299" table:formula="of:=[.E129]+0" table:style-name="ce3">
            <text:p>30.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37.267344673369934</text:span></text:p>
          </table:table-cell>
          <table:table-cell table:number-columns-repeated="2" table:style-name="ce1"/>
          <table:table-cell office:value-type="string" office:string-value="37.267344673369934" table:formula="of:=RIGHT([.B130];LEN([.B130])-5)" table:style-name="ce3">
            <text:p>37.267344673369934</text:p>
          </table:table-cell>
          <table:table-cell table:number-columns-repeated="2" table:style-name="ce1"/>
          <table:table-cell office:value-type="float" office:value="37.267344673369898" table:formula="of:=[.E130]+0" table:style-name="ce3">
            <text:p>37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9.137734111985324</text:span></text:p>
          </table:table-cell>
          <table:table-cell table:number-columns-repeated="2" table:style-name="ce1"/>
          <table:table-cell office:value-type="string" office:string-value="49.137734111985324" table:formula="of:=RIGHT([.B131];LEN([.B131])-5)" table:style-name="ce3">
            <text:p>49.137734111985324</text:p>
          </table:table-cell>
          <table:table-cell table:number-columns-repeated="2" table:style-name="ce1"/>
          <table:table-cell office:value-type="float" office:value="49.137734111985303" table:formula="of:=[.E131]+0" table:style-name="ce3">
            <text:p>49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38.60414450419191</text:span></text:p>
          </table:table-cell>
          <table:table-cell table:number-columns-repeated="2" table:style-name="ce1"/>
          <table:table-cell office:value-type="string" office:string-value="38.60414450419191" table:formula="of:=RIGHT([.B132];LEN([.B132])-5)" table:style-name="ce3">
            <text:p>38.60414450419191</text:p>
          </table:table-cell>
          <table:table-cell table:number-columns-repeated="2" table:style-name="ce1"/>
          <table:table-cell office:value-type="float" office:value="38.6041445041919" table:formula="of:=[.E132]+0" table:style-name="ce3">
            <text:p>38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4.34937294111511</text:span></text:p>
          </table:table-cell>
          <table:table-cell table:number-columns-repeated="2" table:style-name="ce1"/>
          <table:table-cell office:value-type="string" office:string-value="34.34937294111511" table:formula="of:=RIGHT([.B133];LEN([.B133])-5)" table:style-name="ce3">
            <text:p>34.34937294111511</text:p>
          </table:table-cell>
          <table:table-cell table:number-columns-repeated="2" table:style-name="ce1"/>
          <table:table-cell office:value-type="float" office:value="34.349372941115099" table:formula="of:=[.E133]+0" table:style-name="ce3">
            <text:p>34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34.83119463429556</text:span></text:p>
          </table:table-cell>
          <table:table-cell table:number-columns-repeated="2" table:style-name="ce1"/>
          <table:table-cell office:value-type="string" office:string-value="34.83119463429556" table:formula="of:=RIGHT([.B134];LEN([.B134])-5)" table:style-name="ce3">
            <text:p>34.83119463429556</text:p>
          </table:table-cell>
          <table:table-cell table:number-columns-repeated="2" table:style-name="ce1"/>
          <table:table-cell office:value-type="float" office:value="34.8311946342955" table:formula="of:=[.E134]+0" table:style-name="ce3">
            <text:p>34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5.22657273459877</text:span></text:p>
          </table:table-cell>
          <table:table-cell table:number-columns-repeated="2" table:style-name="ce1"/>
          <table:table-cell office:value-type="string" office:string-value="35.22657273459877" table:formula="of:=RIGHT([.B135];LEN([.B135])-5)" table:style-name="ce3">
            <text:p>35.22657273459877</text:p>
          </table:table-cell>
          <table:table-cell table:number-columns-repeated="2" table:style-name="ce1"/>
          <table:table-cell office:value-type="float" office:value="35.226572734598697" table:formula="of:=[.E135]+0" table:style-name="ce3">
            <text:p>35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33.46770642431177</text:span></text:p>
          </table:table-cell>
          <table:table-cell table:number-columns-repeated="2" table:style-name="ce1"/>
          <table:table-cell office:value-type="string" office:string-value="33.46770642431177" table:formula="of:=RIGHT([.B136];LEN([.B136])-5)" table:style-name="ce3">
            <text:p>33.46770642431177</text:p>
          </table:table-cell>
          <table:table-cell table:number-columns-repeated="2" table:style-name="ce1"/>
          <table:table-cell office:value-type="float" office:value="33.4677064243117" table:formula="of:=[.E136]+0" table:style-name="ce3">
            <text:p>33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30.429924685280657</text:span></text:p>
          </table:table-cell>
          <table:table-cell table:number-columns-repeated="2" table:style-name="ce1"/>
          <table:table-cell office:value-type="string" office:string-value="30.429924685280657" table:formula="of:=RIGHT([.B137];LEN([.B137])-5)" table:style-name="ce3">
            <text:p>30.429924685280657</text:p>
          </table:table-cell>
          <table:table-cell table:number-columns-repeated="2" table:style-name="ce1"/>
          <table:table-cell office:value-type="float" office:value="30.4299246852806" table:formula="of:=[.E137]+0" table:style-name="ce3">
            <text:p>30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36.56771357489879</text:span></text:p>
          </table:table-cell>
          <table:table-cell table:number-columns-repeated="2" table:style-name="ce1"/>
          <table:table-cell office:value-type="string" office:string-value="36.56771357489879" table:formula="of:=RIGHT([.B138];LEN([.B138])-5)" table:style-name="ce3">
            <text:p>36.56771357489879</text:p>
          </table:table-cell>
          <table:table-cell table:number-columns-repeated="2" table:style-name="ce1"/>
          <table:table-cell office:value-type="float" office:value="36.567713574898697" table:formula="of:=[.E138]+0" table:style-name="ce3">
            <text:p>36.5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38.27409028369828</text:span></text:p>
          </table:table-cell>
          <table:table-cell table:number-columns-repeated="2" table:style-name="ce1"/>
          <table:table-cell office:value-type="string" office:string-value="38.27409028369828" table:formula="of:=RIGHT([.B139];LEN([.B139])-5)" table:style-name="ce3">
            <text:p>38.27409028369828</text:p>
          </table:table-cell>
          <table:table-cell table:number-columns-repeated="2" table:style-name="ce1"/>
          <table:table-cell office:value-type="float" office:value="38.2740902836982" table:formula="of:=[.E139]+0" table:style-name="ce3">
            <text:p>38.2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4.93591030144269</text:span></text:p>
          </table:table-cell>
          <table:table-cell table:number-columns-repeated="2" table:style-name="ce1"/>
          <table:table-cell office:value-type="string" office:string-value="34.93591030144269" table:formula="of:=RIGHT([.B140];LEN([.B140])-5)" table:style-name="ce3">
            <text:p>34.93591030144269</text:p>
          </table:table-cell>
          <table:table-cell table:number-columns-repeated="2" table:style-name="ce1"/>
          <table:table-cell office:value-type="float" office:value="34.935910301442597" table:formula="of:=[.E140]+0" table:style-name="ce3">
            <text:p>34.9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40.68005496613021</text:span></text:p>
          </table:table-cell>
          <table:table-cell table:number-columns-repeated="2" table:style-name="ce1"/>
          <table:table-cell office:value-type="string" office:string-value="40.68005496613021" table:formula="of:=RIGHT([.B141];LEN([.B141])-5)" table:style-name="ce3">
            <text:p>40.68005496613021</text:p>
          </table:table-cell>
          <table:table-cell table:number-columns-repeated="2" table:style-name="ce1"/>
          <table:table-cell office:value-type="float" office:value="40.6800549661302" table:formula="of:=[.E141]+0" table:style-name="ce3">
            <text:p>40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4.13546446985922</text:span></text:p>
          </table:table-cell>
          <table:table-cell table:number-columns-repeated="2" table:style-name="ce1"/>
          <table:table-cell office:value-type="string" office:string-value="34.13546446985922" table:formula="of:=RIGHT([.B142];LEN([.B142])-5)" table:style-name="ce3">
            <text:p>34.13546446985922</text:p>
          </table:table-cell>
          <table:table-cell table:number-columns-repeated="2" table:style-name="ce1"/>
          <table:table-cell office:value-type="float" office:value="34.135464469859201" table:formula="of:=[.E142]+0" table:style-name="ce3">
            <text:p>34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5.64343493253502</text:span></text:p>
          </table:table-cell>
          <table:table-cell table:number-columns-repeated="2" table:style-name="ce1"/>
          <table:table-cell office:value-type="string" office:string-value="35.64343493253502" table:formula="of:=RIGHT([.B143];LEN([.B143])-5)" table:style-name="ce3">
            <text:p>35.64343493253502</text:p>
          </table:table-cell>
          <table:table-cell table:number-columns-repeated="2" table:style-name="ce1"/>
          <table:table-cell office:value-type="float" office:value="35.643434932535001" table:formula="of:=[.E143]+0" table:style-name="ce3">
            <text:p>35.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35.71396062456851</text:span></text:p>
          </table:table-cell>
          <table:table-cell table:number-columns-repeated="2" table:style-name="ce1"/>
          <table:table-cell office:value-type="string" office:string-value="35.71396062456851" table:formula="of:=RIGHT([.B144];LEN([.B144])-5)" table:style-name="ce3">
            <text:p>35.71396062456851</text:p>
          </table:table-cell>
          <table:table-cell table:number-columns-repeated="2" table:style-name="ce1"/>
          <table:table-cell office:value-type="float" office:value="35.7139606245685" table:formula="of:=[.E144]+0" table:style-name="ce3">
            <text:p>35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40.02761516954787</text:span></text:p>
          </table:table-cell>
          <table:table-cell table:number-columns-repeated="2" table:style-name="ce1"/>
          <table:table-cell office:value-type="string" office:string-value="40.02761516954787" table:formula="of:=RIGHT([.B145];LEN([.B145])-5)" table:style-name="ce3">
            <text:p>40.02761516954787</text:p>
          </table:table-cell>
          <table:table-cell table:number-columns-repeated="2" table:style-name="ce1"/>
          <table:table-cell office:value-type="float" office:value="40.027615169547801" table:formula="of:=[.E145]+0" table:style-name="ce3">
            <text:p>40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4.66623591997439</text:span></text:p>
          </table:table-cell>
          <table:table-cell table:number-columns-repeated="2" table:style-name="ce1"/>
          <table:table-cell office:value-type="string" office:string-value="44.66623591997439" table:formula="of:=RIGHT([.B146];LEN([.B146])-5)" table:style-name="ce3">
            <text:p>44.66623591997439</text:p>
          </table:table-cell>
          <table:table-cell table:number-columns-repeated="2" table:style-name="ce1"/>
          <table:table-cell office:value-type="float" office:value="44.666235919974298" table:formula="of:=[.E146]+0" table:style-name="ce3">
            <text:p>44.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50.119028890993505</text:span></text:p>
          </table:table-cell>
          <table:table-cell table:number-columns-repeated="2" table:style-name="ce1"/>
          <table:table-cell office:value-type="string" office:string-value="50.119028890993505" table:formula="of:=RIGHT([.B147];LEN([.B147])-5)" table:style-name="ce3">
            <text:p>50.119028890993505</text:p>
          </table:table-cell>
          <table:table-cell table:number-columns-repeated="2" table:style-name="ce1"/>
          <table:table-cell office:value-type="float" office:value="50.119028890993498" table:formula="of:=[.E147]+0" table:style-name="ce3">
            <text:p>50.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41.29602174438404</text:span></text:p>
          </table:table-cell>
          <table:table-cell table:number-columns-repeated="2" table:style-name="ce1"/>
          <table:table-cell office:value-type="string" office:string-value="41.29602174438404" table:formula="of:=RIGHT([.B148];LEN([.B148])-5)" table:style-name="ce3">
            <text:p>41.29602174438404</text:p>
          </table:table-cell>
          <table:table-cell table:number-columns-repeated="2" table:style-name="ce1"/>
          <table:table-cell office:value-type="float" office:value="41.296021744383999" table:formula="of:=[.E148]+0" table:style-name="ce3">
            <text:p>41.3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42.862267115002105</text:span></text:p>
          </table:table-cell>
          <table:table-cell table:number-columns-repeated="2" table:style-name="ce1"/>
          <table:table-cell office:value-type="string" office:string-value="42.862267115002105" table:formula="of:=RIGHT([.B149];LEN([.B149])-5)" table:style-name="ce3">
            <text:p>42.862267115002105</text:p>
          </table:table-cell>
          <table:table-cell table:number-columns-repeated="2" table:style-name="ce1"/>
          <table:table-cell office:value-type="float" office:value="42.862267115002098" table:formula="of:=[.E149]+0" table:style-name="ce3">
            <text:p>42.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36.345795482329976</text:span></text:p>
          </table:table-cell>
          <table:table-cell table:number-columns-repeated="2" table:style-name="ce1"/>
          <table:table-cell office:value-type="string" office:string-value="36.345795482329976" table:formula="of:=RIGHT([.B150];LEN([.B150])-5)" table:style-name="ce3">
            <text:p>36.345795482329976</text:p>
          </table:table-cell>
          <table:table-cell table:number-columns-repeated="2" table:style-name="ce1"/>
          <table:table-cell office:value-type="float" office:value="36.345795482329898" table:formula="of:=[.E150]+0" table:style-name="ce3">
            <text:p>36.3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3.455602357401105</text:span></text:p>
          </table:table-cell>
          <table:table-cell table:number-columns-repeated="2" table:style-name="ce1"/>
          <table:table-cell office:value-type="string" office:string-value="33.455602357401105" table:formula="of:=RIGHT([.B151];LEN([.B151])-5)" table:style-name="ce3">
            <text:p>33.455602357401105</text:p>
          </table:table-cell>
          <table:table-cell table:number-columns-repeated="2" table:style-name="ce1"/>
          <table:table-cell office:value-type="float" office:value="33.455602357401098" table:formula="of:=[.E151]+0" table:style-name="ce3">
            <text:p>33.4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31.47442515614109</text:span></text:p>
          </table:table-cell>
          <table:table-cell table:number-columns-repeated="2" table:style-name="ce1"/>
          <table:table-cell office:value-type="string" office:string-value="31.47442515614109" table:formula="of:=RIGHT([.B152];LEN([.B152])-5)" table:style-name="ce3">
            <text:p>31.47442515614109</text:p>
          </table:table-cell>
          <table:table-cell table:number-columns-repeated="2" table:style-name="ce1"/>
          <table:table-cell office:value-type="float" office:value="31.474425156140999" table:formula="of:=[.E152]+0" table:style-name="ce3">
            <text:p>31.4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4.15952469433991</text:span></text:p>
          </table:table-cell>
          <table:table-cell table:number-columns-repeated="2" table:style-name="ce1"/>
          <table:table-cell office:value-type="string" office:string-value="34.15952469433991" table:formula="of:=RIGHT([.B153];LEN([.B153])-5)" table:style-name="ce3">
            <text:p>34.15952469433991</text:p>
          </table:table-cell>
          <table:table-cell table:number-columns-repeated="2" table:style-name="ce1"/>
          <table:table-cell office:value-type="float" office:value="34.1595246943399" table:formula="of:=[.E153]+0" table:style-name="ce3">
            <text:p>34.1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0.44523547997782</text:span></text:p>
          </table:table-cell>
          <table:table-cell table:number-columns-repeated="2" table:style-name="ce1"/>
          <table:table-cell office:value-type="string" office:string-value="30.44523547997782" table:formula="of:=RIGHT([.B154];LEN([.B154])-5)" table:style-name="ce3">
            <text:p>30.44523547997782</text:p>
          </table:table-cell>
          <table:table-cell table:number-columns-repeated="2" table:style-name="ce1"/>
          <table:table-cell office:value-type="float" office:value="30.4452354799778" table:formula="of:=[.E154]+0" table:style-name="ce3">
            <text:p>30.4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5.69263844710988</text:span>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Georgia" svg:font-family="Georg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Jon</meta:initial-creator>
    <dc:creator>Jon</dc:creator>
    <meta:creation-date>2019-02-27T19:14:21Z</meta:creation-date>
    <dc:date>2019-03-07T11:41:4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maximum="6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-tournament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6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-tournament, one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2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6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One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3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6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4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uniform Roulette-wheel selection, 10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4_(3)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<text:s text:c="1"/>mateIncrease +1 tournament, roulette-wheel selection, 0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_5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